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28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8.446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Position</text:p>
          </table:table-cell>
          <table:table-cell office:value-type="string">
            <text:p>Const</text:p>
          </table:table-cell>
          <table:table-cell office:value-type="string">
            <text:p>Created</text:p>
          </table:table-cell>
          <table:table-cell office:value-type="string">
            <text:p>Modified</text:p>
          </table:table-cell>
          <table:table-cell office:value-type="string">
            <text:p>Description</text:p>
          </table:table-cell>
          <table:table-cell office:value-type="string">
            <text:p>Name</text:p>
          </table:table-cell>
          <table:table-cell office:value-type="string">
            <text:p>Known For</text:p>
          </table:table-cell>
          <table:table-cell office:value-type="string">
            <text:p>Birth Date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58">
            <text:p>58</text:p>
          </table:table-cell>
          <table:table-cell office:value-type="string">
            <text:p>nm000020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Natalie Portman</text:p>
          </table:table-cell>
          <table:table-cell office:value-type="string">
            <text:p>Black Swan</text:p>
          </table:table-cell>
          <table:table-cell office:value-type="string">
            <text:p>1981-06-09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139">
            <text:p>139</text:p>
          </table:table-cell>
          <table:table-cell office:value-type="string">
            <text:p>nm000126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arah Michelle Gellar</text:p>
          </table:table-cell>
          <table:table-cell office:value-type="string">
            <text:p>Buffy the Vampire Slayer</text:p>
          </table:table-cell>
          <table:table-cell office:value-type="string">
            <text:p>1977-04-14</text:p>
          </table:table-cell>
        </table:table-row>
        <table:table-row table:style-name="ro2">
          <table:table-cell office:value-type="string">
            <text:p>?</text:p>
          </table:table-cell>
          <table:table-cell office:value-type="float" office:value="515">
            <text:p>515</text:p>
          </table:table-cell>
          <table:table-cell office:value-type="string">
            <text:p>nm370695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rystal Reed</text:p>
          </table:table-cell>
          <table:table-cell office:value-type="string">
            <text:p>Swamp Thing</text:p>
          </table:table-cell>
          <table:table-cell office:value-type="string">
            <text:p>1985-02-06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582">
            <text:p>582</text:p>
          </table:table-cell>
          <table:table-cell office:value-type="string">
            <text:p>nm132246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exandra Chando</text:p>
          </table:table-cell>
          <table:table-cell office:value-type="string">
            <text:p>The Lying Game</text:p>
          </table:table-cell>
          <table:table-cell office:value-type="string">
            <text:p>1986-07-28</text:p>
          </table:table-cell>
        </table:table-row>
        <table:table-row table:style-name="ro1">
          <table:table-cell office:value-type="string">
            <text:p>pretty sure</text:p>
          </table:table-cell>
          <table:table-cell office:value-type="float" office:value="1039">
            <text:p>1039</text:p>
          </table:table-cell>
          <table:table-cell office:value-type="string">
            <text:p>nm155113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Keke Palmer</text:p>
          </table:table-cell>
          <table:table-cell office:value-type="string">
            <text:p>Nope</text:p>
          </table:table-cell>
          <table:table-cell office:value-type="string">
            <text:p>1993-08-26</text:p>
          </table:table-cell>
        </table:table-row>
        <table:table-row table:style-name="ro1">
          <table:table-cell office:value-type="string">
            <text:p>?</text:p>
          </table:table-cell>
          <table:table-cell table:number-columns-repeated="5"/>
          <table:table-cell office:value-type="string">
            <text:p>Nicole Ondine</text:p>
          </table:table-cell>
          <table:table-cell table:number-columns-repeated="2"/>
        </table:table-row>
        <table:table-row table:style-name="ro1">
          <table:table-cell office:value-type="string">
            <text:p>♃</text:p>
          </table:table-cell>
          <table:table-cell office:value-type="float" office:value="104">
            <text:p>104</text:p>
          </table:table-cell>
          <table:table-cell office:value-type="string">
            <text:p>nm026781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Vera Farmiga</text:p>
          </table:table-cell>
          <table:table-cell office:value-type="string">
            <text:p>Up in the Air</text:p>
          </table:table-cell>
          <table:table-cell office:value-type="string">
            <text:p>1973-08-06</text:p>
          </table:table-cell>
        </table:table-row>
        <table:table-row table:style-name="ro1">
          <table:table-cell office:value-type="string">
            <text:p>♃</text:p>
          </table:table-cell>
          <table:table-cell office:value-type="float" office:value="106">
            <text:p>106</text:p>
          </table:table-cell>
          <table:table-cell office:value-type="string">
            <text:p>nm019250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ley Cuoco</text:p>
          </table:table-cell>
          <table:table-cell office:value-type="string">
            <text:p>The Big Bang Theory</text:p>
          </table:table-cell>
          <table:table-cell office:value-type="string">
            <text:p>1985-11-30</text:p>
          </table:table-cell>
        </table:table-row>
        <table:table-row table:style-name="ro1">
          <table:table-cell office:value-type="string">
            <text:p>13 हस्त</text:p>
          </table:table-cell>
          <table:table-cell office:value-type="float" office:value="705">
            <text:p>705</text:p>
          </table:table-cell>
          <table:table-cell office:value-type="string">
            <text:p>nm013522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izzy Caplan</text:p>
          </table:table-cell>
          <table:table-cell office:value-type="string">
            <text:p>Hot Tub Time Machine</text:p>
          </table:table-cell>
          <table:table-cell office:value-type="string">
            <text:p>1982-06-30</text:p>
          </table:table-cell>
        </table:table-row>
        <table:table-row table:style-name="ro1">
          <table:table-cell office:value-type="string">
            <text:p>15 स्वाति or 27 रेवती</text:p>
          </table:table-cell>
          <table:table-cell office:value-type="float" office:value="736">
            <text:p>736</text:p>
          </table:table-cell>
          <table:table-cell office:value-type="string">
            <text:p>nm000546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ulia Stiles</text:p>
          </table:table-cell>
          <table:table-cell office:value-type="string">
            <text:p>10 Things I Hate About You</text:p>
          </table:table-cell>
          <table:table-cell office:value-type="string">
            <text:p>1981-03-28</text:p>
          </table:table-cell>
        </table:table-row>
        <table:table-row table:style-name="ro1">
          <table:table-cell office:value-type="string">
            <text:p>3 कृत्तिका</text:p>
          </table:table-cell>
          <table:table-cell table:number-columns-repeated="8"/>
        </table:table-row>
        <table:table-row table:style-name="ro1">
          <table:table-cell office:value-type="string">
            <text:p>4 रोहिणी</text:p>
          </table:table-cell>
          <table:table-cell table:number-columns-repeated="5"/>
          <table:table-cell office:value-type="string">
            <text:p>Meghan Sullivan</text:p>
          </table:table-cell>
          <table:table-cell table:number-columns-repeated="2"/>
        </table:table-row>
        <table:table-row table:style-name="ro1">
          <table:table-cell office:value-type="string">
            <text:p>8 पुष्य</text:p>
          </table:table-cell>
          <table:table-cell office:value-type="float" office:value="661">
            <text:p>661</text:p>
          </table:table-cell>
          <table:table-cell office:value-type="string">
            <text:p>nm155632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ie Cassidy</text:p>
          </table:table-cell>
          <table:table-cell office:value-type="string">
            <text:p>A Nightmare on Elm Street</text:p>
          </table:table-cell>
          <table:table-cell office:value-type="string">
            <text:p>1986-11-25</text:p>
          </table:table-cell>
        </table:table-row>
        <table:table-row table:style-name="ro1">
          <table:table-cell office:value-type="string">
            <text:p>sure</text:p>
          </table:table-cell>
          <table:table-cell office:value-type="float" office:value="9">
            <text:p>9</text:p>
          </table:table-cell>
          <table:table-cell office:value-type="string">
            <text:p>nm0000119</text:p>
          </table:table-cell>
          <table:table-cell office:value-type="string">
            <text:p>2022-10-30</text:p>
          </table:table-cell>
          <table:table-cell office:value-type="string">
            <text:p>2022-11-04</text:p>
          </table:table-cell>
          <table:table-cell office:value-type="float" office:value="13445">
            <text:p>13445</text:p>
          </table:table-cell>
          <table:table-cell office:value-type="string">
            <text:p>Tia Carrere</text:p>
          </table:table-cell>
          <table:table-cell office:value-type="string">
            <text:p>Wayne's World</text:p>
          </table:table-cell>
          <table:table-cell/>
        </table:table-row>
        <table:table-row table:style-name="ro1">
          <table:table-cell office:value-type="string">
            <text:p>sure</text:p>
          </table:table-cell>
          <table:table-cell office:value-type="float" office:value="30">
            <text:p>30</text:p>
          </table:table-cell>
          <table:table-cell office:value-type="string">
            <text:p>nm142938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ritt Robertson</text:p>
          </table:table-cell>
          <table:table-cell office:value-type="string">
            <text:p>Tomorrowland</text:p>
          </table:table-cell>
          <table:table-cell office:value-type="string">
            <text:p>1990-04-18</text:p>
          </table:table-cell>
        </table:table-row>
        <table:table-row table:style-name="ro1">
          <table:table-cell office:value-type="string">
            <text:p>sure</text:p>
          </table:table-cell>
          <table:table-cell office:value-type="float" office:value="48">
            <text:p>48</text:p>
          </table:table-cell>
          <table:table-cell office:value-type="string">
            <text:p>nm000480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inda Cardellini</text:p>
          </table:table-cell>
          <table:table-cell office:value-type="string">
            <text:p>Scooby-Doo</text:p>
          </table:table-cell>
          <table:table-cell office:value-type="string">
            <text:p>1975-06-25</text:p>
          </table:table-cell>
        </table:table-row>
        <table:table-row table:style-name="ro2">
          <table:table-cell office:value-type="string">
            <text:p>sure</text:p>
          </table:table-cell>
          <table:table-cell office:value-type="float" office:value="80">
            <text:p>80</text:p>
          </table:table-cell>
          <table:table-cell office:value-type="string">
            <text:p>nm001073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my Adams</text:p>
          </table:table-cell>
          <table:table-cell office:value-type="string">
            <text:p>Arrival</text:p>
          </table:table-cell>
          <table:table-cell office:value-type="string">
            <text:p>1974-08-20</text:p>
          </table:table-cell>
        </table:table-row>
        <table:table-row table:style-name="ro2">
          <table:table-cell office:value-type="string">
            <text:p>sure</text:p>
          </table:table-cell>
          <table:table-cell office:value-type="float" office:value="143">
            <text:p>143</text:p>
          </table:table-cell>
          <table:table-cell office:value-type="string">
            <text:p>nm048895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rie Larson</text:p>
          </table:table-cell>
          <table:table-cell office:value-type="string">
            <text:p>Room</text:p>
          </table:table-cell>
          <table:table-cell office:value-type="string">
            <text:p>1989-10-01</text:p>
          </table:table-cell>
        </table:table-row>
        <table:table-row table:style-name="ro1">
          <table:table-cell office:value-type="string">
            <text:p>sure</text:p>
          </table:table-cell>
          <table:table-cell office:value-type="float" office:value="372">
            <text:p>372</text:p>
          </table:table-cell>
          <table:table-cell office:value-type="string">
            <text:p>nm392988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li Reinhart</text:p>
          </table:table-cell>
          <table:table-cell office:value-type="string">
            <text:p>Riverdale</text:p>
          </table:table-cell>
          <table:table-cell office:value-type="string">
            <text:p>1996-09-13</text:p>
          </table:table-cell>
        </table:table-row>
        <table:table-row table:style-name="ro2">
          <table:table-cell office:value-type="string">
            <text:p>sure</text:p>
          </table:table-cell>
          <table:table-cell office:value-type="float" office:value="429">
            <text:p>429</text:p>
          </table:table-cell>
          <table:table-cell office:value-type="string">
            <text:p>nm000469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ssica Alba</text:p>
          </table:table-cell>
          <table:table-cell office:value-type="string">
            <text:p>Fantastic Four</text:p>
          </table:table-cell>
          <table:table-cell office:value-type="string">
            <text:p>1981-04-28</text:p>
          </table:table-cell>
        </table:table-row>
        <table:table-row table:style-name="ro2">
          <table:table-cell office:value-type="string">
            <text:p>sure</text:p>
          </table:table-cell>
          <table:table-cell office:value-type="float" office:value="465">
            <text:p>465</text:p>
          </table:table-cell>
          <table:table-cell office:value-type="string">
            <text:p>nm192419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annah Simone</text:p>
          </table:table-cell>
          <table:table-cell office:value-type="string">
            <text:p>New Girl</text:p>
          </table:table-cell>
          <table:table-cell office:value-type="string">
            <text:p>1980-08-03</text:p>
          </table:table-cell>
        </table:table-row>
        <table:table-row table:style-name="ro1">
          <table:table-cell office:value-type="string">
            <text:p>sure</text:p>
          </table:table-cell>
          <table:table-cell office:value-type="float" office:value="497">
            <text:p>497</text:p>
          </table:table-cell>
          <table:table-cell office:value-type="string">
            <text:p>nm470302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mily Bett Rickards</text:p>
          </table:table-cell>
          <table:table-cell office:value-type="string">
            <text:p>Arrow</text:p>
          </table:table-cell>
          <table:table-cell office:value-type="string">
            <text:p>1991-07-24</text:p>
          </table:table-cell>
        </table:table-row>
        <table:table-row table:style-name="ro1">
          <table:table-cell office:value-type="string">
            <text:p>sure</text:p>
          </table:table-cell>
          <table:table-cell office:value-type="float" office:value="625">
            <text:p>625</text:p>
          </table:table-cell>
          <table:table-cell office:value-type="string">
            <text:p>nm616151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mila Mendes</text:p>
          </table:table-cell>
          <table:table-cell office:value-type="string">
            <text:p>Riverdale</text:p>
          </table:table-cell>
          <table:table-cell office:value-type="string">
            <text:p>1994-06-29</text:p>
          </table:table-cell>
        </table:table-row>
        <table:table-row table:style-name="ro1">
          <table:table-cell office:value-type="string">
            <text:p>sure</text:p>
          </table:table-cell>
          <table:table-cell office:value-type="float" office:value="670">
            <text:p>670</text:p>
          </table:table-cell>
          <table:table-cell office:value-type="string">
            <text:p>nm149552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itrÃ­ona Balfe</text:p>
          </table:table-cell>
          <table:table-cell office:value-type="string">
            <text:p>Belfast</text:p>
          </table:table-cell>
          <table:table-cell office:value-type="string">
            <text:p>1979-10-04</text:p>
          </table:table-cell>
        </table:table-row>
        <table:table-row table:style-name="ro1">
          <table:table-cell office:value-type="string">
            <text:p>sure</text:p>
          </table:table-cell>
          <table:table-cell office:value-type="float" office:value="711">
            <text:p>711</text:p>
          </table:table-cell>
          <table:table-cell office:value-type="string">
            <text:p>nm022104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Zooey Deschanel</text:p>
          </table:table-cell>
          <table:table-cell office:value-type="string">
            <text:p>New Girl</text:p>
          </table:table-cell>
          <table:table-cell office:value-type="string">
            <text:p>1980-01-17</text:p>
          </table:table-cell>
        </table:table-row>
        <table:table-row table:style-name="ro1">
          <table:table-cell office:value-type="string">
            <text:p>sure</text:p>
          </table:table-cell>
          <table:table-cell table:number-columns-repeated="5"/>
          <table:table-cell office:value-type="string">
            <text:p>Aretha Carter</text:p>
          </table:table-cell>
          <table:table-cell table:number-columns-repeated="2"/>
        </table:table-row>
        <table:table-row table:style-name="ro1">
          <table:table-cell office:value-type="string">
            <text:p>sure</text:p>
          </table:table-cell>
          <table:table-cell table:number-columns-repeated="5"/>
          <table:table-cell office:value-type="string">
            <text:p>Kylie Brown</text:p>
          </table:table-cell>
          <table:table-cell table:number-columns-repeated="2"/>
        </table:table-row>
        <table:table-row table:style-name="ro2">
          <table:table-cell office:value-type="string">
            <text:p>sure</text:p>
          </table:table-cell>
          <table:table-cell table:number-columns-repeated="5"/>
          <table:table-cell office:value-type="string">
            <text:p>Camille Wilson</text:p>
          </table:table-cell>
          <table:table-cell table:number-columns-repeated="2"/>
        </table:table-row>
        <table:table-row table:style-name="ro2">
          <table:table-cell office:value-type="string">
            <text:p>sure</text:p>
          </table:table-cell>
          <table:table-cell table:number-columns-repeated="5"/>
          <table:table-cell office:value-type="string">
            <text:p>Angela Dunn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44">
            <text:p>644</text:p>
          </table:table-cell>
          <table:table-cell office:value-type="string">
            <text:p>nm000172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hloÃ« Sevigny</text:p>
          </table:table-cell>
          <table:table-cell office:value-type="string">
            <text:p>We Are Who We Are</text:p>
          </table:table-cell>
          <table:table-cell/>
        </table:table-row>
        <table:table-row table:style-name="ro1">
          <table:table-cell office:value-type="string">
            <text:p>पूर्व</text:p>
          </table:table-cell>
          <table:table-cell office:value-type="float" office:value="341">
            <text:p>341</text:p>
          </table:table-cell>
          <table:table-cell office:value-type="string">
            <text:p>nm000520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y McCormack</text:p>
          </table:table-cell>
          <table:table-cell office:value-type="string">
            <text:p>Deep Impact</text:p>
          </table:table-cell>
          <table:table-cell office:value-type="string">
            <text:p>1969-02-08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nm0000096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float" office:value="12214">
            <text:p>12214</text:p>
          </table:table-cell>
          <table:table-cell office:value-type="string">
            <text:p>Gillian Anderson</text:p>
          </table:table-cell>
          <table:table-cell office:value-type="string">
            <text:p>The X Files</text:p>
          </table:table-cell>
          <table:table-cell office:value-type="string">
            <text:p>1968-08-0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nm0000097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float" office:value="6736">
            <text:p>6736</text:p>
          </table:table-cell>
          <table:table-cell office:value-type="string">
            <text:p>Pamela Anderson</text:p>
          </table:table-cell>
          <table:table-cell office:value-type="string">
            <text:p>Barb Wire</text:p>
          </table:table-cell>
          <table:table-cell office:value-type="string">
            <text:p>1967-07-0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nm0000098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float" office:value="4491">
            <text:p>4491</text:p>
          </table:table-cell>
          <table:table-cell office:value-type="string">
            <text:p>Jennifer Aniston</text:p>
          </table:table-cell>
          <table:table-cell office:value-type="string">
            <text:p>Friends</text:p>
          </table:table-cell>
          <table:table-cell office:value-type="string">
            <text:p>1969-02-1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nm0000103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float" office:value="826">
            <text:p>826</text:p>
          </table:table-cell>
          <table:table-cell office:value-type="string">
            <text:p>Fairuza Balk</text:p>
          </table:table-cell>
          <table:table-cell office:value-type="string">
            <text:p>The Craft</text:p>
          </table:table-cell>
          <table:table-cell office:value-type="string">
            <text:p>1974-05-2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nm0000106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string">
            <text:p>69597t1600o</text:p>
          </table:table-cell>
          <table:table-cell office:value-type="string">
            <text:p>Drew Barrymore</text:p>
          </table:table-cell>
          <table:table-cell office:value-type="string">
            <text:p>Charlie's Angels</text:p>
          </table:table-cell>
          <table:table-cell office:value-type="string">
            <text:p>1975-02-2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nm0000109</text:p>
          </table:table-cell>
          <table:table-cell office:value-type="string">
            <text:p>2022-10-30</text:p>
          </table:table-cell>
          <table:table-cell office:value-type="string">
            <text:p>2022-11-04</text:p>
          </table:table-cell>
          <table:table-cell office:value-type="string">
            <text:p>76244t93566o</text:p>
          </table:table-cell>
          <table:table-cell office:value-type="string">
            <text:p>Yasmine Bleeth</text:p>
          </table:table-cell>
          <table:table-cell office:value-type="string">
            <text:p>BASEketball</text:p>
          </table:table-cell>
          <table:table-cell office:value-type="string">
            <text:p>1968-06-1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nm0000113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float" office:value="18277">
            <text:p>18277</text:p>
          </table:table-cell>
          <table:table-cell office:value-type="string">
            <text:p>Sandra Bullock</text:p>
          </table:table-cell>
          <table:table-cell office:value-type="string">
            <text:p>The Proposal</text:p>
          </table:table-cell>
          <table:table-cell office:value-type="string">
            <text:p>1964-07-2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nm0000117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float" office:value="9206">
            <text:p>9206</text:p>
          </table:table-cell>
          <table:table-cell office:value-type="string">
            <text:p>Neve Campbell</text:p>
          </table:table-cell>
          <table:table-cell office:value-type="string">
            <text:p>Scream</text:p>
          </table:table-cell>
          <table:table-cell office:value-type="string">
            <text:p>1973-10-0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nm0000124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float" office:value="6161">
            <text:p>6161</text:p>
          </table:table-cell>
          <table:table-cell office:value-type="string">
            <text:p>Jennifer Connelly</text:p>
          </table:table-cell>
          <table:table-cell office:value-type="string">
            <text:p>A Beautiful Mind</text:p>
          </table:table-cell>
          <table:table-cell office:value-type="string">
            <text:p>1970-12-12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nm0000132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float" office:value="6194">
            <text:p>6194</text:p>
          </table:table-cell>
          <table:table-cell office:value-type="string">
            <text:p>Claire Danes</text:p>
          </table:table-cell>
          <table:table-cell office:value-type="string">
            <text:p>My So-Called Life</text:p>
          </table:table-cell>
          <table:table-cell office:value-type="string">
            <text:p>1979-04-1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nm0000139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float" office:value="6941">
            <text:p>6941</text:p>
          </table:table-cell>
          <table:table-cell office:value-type="string">
            <text:p>Cameron Diaz</text:p>
          </table:table-cell>
          <table:table-cell office:value-type="string">
            <text:p>Vanilla Sky</text:p>
          </table:table-cell>
          <table:table-cell office:value-type="string">
            <text:p>1972-08-3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nm0000143</text:p>
          </table:table-cell>
          <table:table-cell office:value-type="string">
            <text:p>2022-10-31</text:p>
          </table:table-cell>
          <table:table-cell office:value-type="string">
            <text:p>2022-11-04</text:p>
          </table:table-cell>
          <table:table-cell office:value-type="float" office:value="23764">
            <text:p>23764</text:p>
          </table:table-cell>
          <table:table-cell office:value-type="string">
            <text:p>Erika Eleniak</text:p>
          </table:table-cell>
          <table:table-cell office:value-type="string">
            <text:p>Under Siege</text:p>
          </table:table-cell>
          <table:table-cell office:value-type="string">
            <text:p>1969-09-29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nm127525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exandra Daddario</text:p>
          </table:table-cell>
          <table:table-cell office:value-type="string">
            <text:p>Baywatch</text:p>
          </table:table-cell>
          <table:table-cell office:value-type="string">
            <text:p>1986-03-1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nm508568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ckenna Grace</text:p>
          </table:table-cell>
          <table:table-cell office:value-type="string">
            <text:p>Gifted</text:p>
          </table:table-cell>
          <table:table-cell office:value-type="string">
            <text:p>2006-06-2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nm000021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ulia Roberts</text:p>
          </table:table-cell>
          <table:table-cell office:value-type="string">
            <text:p>Pretty Woman</text:p>
          </table:table-cell>
          <table:table-cell office:value-type="string">
            <text:p>1967-10-2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nm000094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te Blanchett</text:p>
          </table:table-cell>
          <table:table-cell office:value-type="string">
            <text:p>Carol</text:p>
          </table:table-cell>
          <table:table-cell office:value-type="string">
            <text:p>1969-05-1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nm000017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Nicole Kidman</text:p>
          </table:table-cell>
          <table:table-cell office:value-type="string">
            <text:p>Moulin Rouge!</text:p>
          </table:table-cell>
          <table:table-cell office:value-type="string">
            <text:p>1967-06-20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nm131257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Olivia Wilde</text:p>
          </table:table-cell>
          <table:table-cell office:value-type="string">
            <text:p>Tron: Legacy</text:p>
          </table:table-cell>
          <table:table-cell office:value-type="string">
            <text:p>1984-03-1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nm000023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harlize Theron</text:p>
          </table:table-cell>
          <table:table-cell office:value-type="string">
            <text:p>Monster</text:p>
          </table:table-cell>
          <table:table-cell office:value-type="string">
            <text:p>1975-08-07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nm225816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Nazanin Boniadi</text:p>
          </table:table-cell>
          <table:table-cell office:value-type="string">
            <text:p>Hotel Mumbai</text:p>
          </table:table-cell>
          <table:table-cell office:value-type="string">
            <text:p>1980-05-2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nm245051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ice Kremelberg</text:p>
          </table:table-cell>
          <table:table-cell office:value-type="string">
            <text:p>Orange Is the New Black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nm000510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la Kunis</text:p>
          </table:table-cell>
          <table:table-cell office:value-type="string">
            <text:p>Black Swan</text:p>
          </table:table-cell>
          <table:table-cell office:value-type="string">
            <text:p>1983-08-14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nm305333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argot Robbie</text:p>
          </table:table-cell>
          <table:table-cell office:value-type="string">
            <text:p>Suicide Squad</text:p>
          </table:table-cell>
          <table:table-cell office:value-type="string">
            <text:p>1990-07-02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nm000020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hristina Ricci</text:p>
          </table:table-cell>
          <table:table-cell office:value-type="string">
            <text:p>Casper</text:p>
          </table:table-cell>
          <table:table-cell office:value-type="string">
            <text:p>1980-02-1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nm208880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Yvonne Strahovski</text:p>
          </table:table-cell>
          <table:table-cell office:value-type="string">
            <text:p>Stateless</text:p>
          </table:table-cell>
          <table:table-cell office:value-type="string">
            <text:p>1982-07-30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nm071770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elly Reilly</text:p>
          </table:table-cell>
          <table:table-cell office:value-type="string">
            <text:p>Pride &amp; Prejudice</text:p>
          </table:table-cell>
          <table:table-cell office:value-type="string">
            <text:p>1977-07-18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nm042406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carlett Johansson</text:p>
          </table:table-cell>
          <table:table-cell office:value-type="string">
            <text:p>Lost in Translation</text:p>
          </table:table-cell>
          <table:table-cell office:value-type="string">
            <text:p>1984-11-22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nm476601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tevie Lynn Jones</text:p>
          </table:table-cell>
          <table:table-cell office:value-type="string">
            <text:p>Animal Kingdom</text:p>
          </table:table-cell>
          <table:table-cell office:value-type="string">
            <text:p>1995-10-22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nm000041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ami Gertz</text:p>
          </table:table-cell>
          <table:table-cell office:value-type="string">
            <text:p>Twister</text:p>
          </table:table-cell>
          <table:table-cell office:value-type="string">
            <text:p>1965-10-2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nm19858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a Wasikowska</text:p>
          </table:table-cell>
          <table:table-cell office:value-type="string">
            <text:p>Alice in Wonderland</text:p>
          </table:table-cell>
          <table:table-cell office:value-type="string">
            <text:p>1989-10-25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nm093539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heryn Winnick</text:p>
          </table:table-cell>
          <table:table-cell office:value-type="string">
            <text:p>Vikings</text:p>
          </table:table-cell>
          <table:table-cell office:value-type="string">
            <text:p>1977-12-17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nm027258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ebecca Ferguson</text:p>
          </table:table-cell>
          <table:table-cell office:value-type="string">
            <text:p>The Greatest Showman</text:p>
          </table:table-cell>
          <table:table-cell office:value-type="string">
            <text:p>1983-10-19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nm445612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lizabeth Debicki</text:p>
          </table:table-cell>
          <table:table-cell office:value-type="string">
            <text:p>The Great Gatsby</text:p>
          </table:table-cell>
          <table:table-cell office:value-type="string">
            <text:p>1990-08-24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nm196782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aura Donnelly</text:p>
          </table:table-cell>
          <table:table-cell office:value-type="string">
            <text:p>The Nevers</text:p>
          </table:table-cell>
          <table:table-cell office:value-type="string">
            <text:p>1982-08-2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nm557056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Odessa A'zion</text:p>
          </table:table-cell>
          <table:table-cell office:value-type="string">
            <text:p>Hellraiser</text:p>
          </table:table-cell>
          <table:table-cell office:value-type="string">
            <text:p>2000-06-17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nm442049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onoya Mizuno</text:p>
          </table:table-cell>
          <table:table-cell office:value-type="string">
            <text:p>Ex Machina</text:p>
          </table:table-cell>
          <table:table-cell office:value-type="string">
            <text:p>1986-07-0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nm000020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olly Ringwald</text:p>
          </table:table-cell>
          <table:table-cell office:value-type="string">
            <text:p>Sixteen Candles</text:p>
          </table:table-cell>
          <table:table-cell office:value-type="string">
            <text:p>1968-02-1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nm226515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Isabelle Fuhrman</text:p>
          </table:table-cell>
          <table:table-cell office:value-type="string">
            <text:p>The Novice</text:p>
          </table:table-cell>
          <table:table-cell office:value-type="string">
            <text:p>1997-02-25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nm660966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illie Lourd</text:p>
          </table:table-cell>
          <table:table-cell office:value-type="string">
            <text:p>Booksmart</text:p>
          </table:table-cell>
          <table:table-cell office:value-type="string">
            <text:p>1992-07-1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string">
            <text:p>nm220155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ubrey Plaza</text:p>
          </table:table-cell>
          <table:table-cell office:value-type="string">
            <text:p>Safety Not Guaranteed</text:p>
          </table:table-cell>
          <table:table-cell office:value-type="string">
            <text:p>1984-06-26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string">
            <text:p>nm414125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ily James</text:p>
          </table:table-cell>
          <table:table-cell office:value-type="string">
            <text:p>Cinderella</text:p>
          </table:table-cell>
          <table:table-cell office:value-type="string">
            <text:p>1989-04-05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string">
            <text:p>nm222536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ifer Lawrence</text:p>
          </table:table-cell>
          <table:table-cell office:value-type="string">
            <text:p>The Hunger Games</text:p>
          </table:table-cell>
          <table:table-cell office:value-type="string">
            <text:p>1990-08-1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nm000426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e Hathaway</text:p>
          </table:table-cell>
          <table:table-cell office:value-type="string">
            <text:p>Les MisÃ©rables</text:p>
          </table:table-cell>
          <table:table-cell office:value-type="string">
            <text:p>1982-11-12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nm018041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bbie Cornish</text:p>
          </table:table-cell>
          <table:table-cell office:value-type="string">
            <text:p>Bright Star</text:p>
          </table:table-cell>
          <table:table-cell office:value-type="string">
            <text:p>1982-08-07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nm000023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ifer Tilly</text:p>
          </table:table-cell>
          <table:table-cell office:value-type="string">
            <text:p>Bound</text:p>
          </table:table-cell>
          <table:table-cell office:value-type="string">
            <text:p>1958-09-1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nm000021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Winona Ryder</text:p>
          </table:table-cell>
          <table:table-cell office:value-type="string">
            <text:p>Little Women</text:p>
          </table:table-cell>
          <table:table-cell office:value-type="string">
            <text:p>1971-10-29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string">
            <text:p>nm033946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udy Greer</text:p>
          </table:table-cell>
          <table:table-cell office:value-type="string">
            <text:p>13 Going on 30</text:p>
          </table:table-cell>
          <table:table-cell office:value-type="string">
            <text:p>1975-07-20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string">
            <text:p>nm000696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lizabeth Banks</text:p>
          </table:table-cell>
          <table:table-cell office:value-type="string">
            <text:p>The Hunger Games</text:p>
          </table:table-cell>
          <table:table-cell office:value-type="string">
            <text:p>1974-02-10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nm214086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aika Monroe</text:p>
          </table:table-cell>
          <table:table-cell office:value-type="string">
            <text:p>It Follows</text:p>
          </table:table-cell>
          <table:table-cell office:value-type="string">
            <text:p>1993-05-29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string">
            <text:p>nm062965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arisol Nichols</text:p>
          </table:table-cell>
          <table:table-cell office:value-type="string">
            <text:p>Spiral: From the Book of Saw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nm093554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ary Elizabeth Winstead</text:p>
          </table:table-cell>
          <table:table-cell office:value-type="string">
            <text:p>10 Cloverfield Lane</text:p>
          </table:table-cell>
          <table:table-cell office:value-type="string">
            <text:p>1984-11-28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nm239479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ren Gillan</text:p>
          </table:table-cell>
          <table:table-cell office:value-type="string">
            <text:p>Selfie</text:p>
          </table:table-cell>
          <table:table-cell office:value-type="string">
            <text:p>1987-11-2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string">
            <text:p>nm300681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io Tipton</text:p>
          </table:table-cell>
          <table:table-cell office:value-type="string">
            <text:p>Two Night Stand</text:p>
          </table:table-cell>
          <table:table-cell office:value-type="string">
            <text:p>1988-11-09</text:p>
          </table:table-cell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string">
            <text:p>nm081124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rittany Snow</text:p>
          </table:table-cell>
          <table:table-cell office:value-type="string">
            <text:p>Pitch Perfect</text:p>
          </table:table-cell>
          <table:table-cell office:value-type="string">
            <text:p>1986-03-09</text:p>
          </table:table-cell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string">
            <text:p>nm183411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abelle Wallis</text:p>
          </table:table-cell>
          <table:table-cell office:value-type="string">
            <text:p>The Mummy</text:p>
          </table:table-cell>
          <table:table-cell office:value-type="string">
            <text:p>1984-09-0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nm253995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icia Vikander</text:p>
          </table:table-cell>
          <table:table-cell office:value-type="string">
            <text:p>Ex Machina</text:p>
          </table:table-cell>
          <table:table-cell office:value-type="string">
            <text:p>1988-10-0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string">
            <text:p>nm006907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roian Bellisario</text:p>
          </table:table-cell>
          <table:table-cell office:value-type="string">
            <text:p>Pretty Little Liars</text:p>
          </table:table-cell>
          <table:table-cell office:value-type="string">
            <text:p>1985-10-2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string">
            <text:p>nm356596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ssica Raine</text:p>
          </table:table-cell>
          <table:table-cell office:value-type="string">
            <text:p>An Adventure in Space and Time</text:p>
          </table:table-cell>
          <table:table-cell office:value-type="string">
            <text:p>1982-05-1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string">
            <text:p>nm331355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therine Corcoran</text:p>
          </table:table-cell>
          <table:table-cell office:value-type="string">
            <text:p>Long Lost</text:p>
          </table:table-cell>
          <table:table-cell office:value-type="string">
            <text:p>1992-05-30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string">
            <text:p>nm000064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aclyn Smith</text:p>
          </table:table-cell>
          <table:table-cell office:value-type="string">
            <text:p>Charlie's Angels</text:p>
          </table:table-cell>
          <table:table-cell office:value-type="string">
            <text:p>1945-10-2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string">
            <text:p>nm000089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onica Bellucci</text:p>
          </table:table-cell>
          <table:table-cell office:value-type="string">
            <text:p>MalÃ¨na</text:p>
          </table:table-cell>
          <table:table-cell office:value-type="string">
            <text:p>1964-09-30</text:p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string">
            <text:p>nm128943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ily Blunt</text:p>
          </table:table-cell>
          <table:table-cell office:value-type="string">
            <text:p>Live Die Repeat: Edge of Tomorrow</text:p>
          </table:table-cell>
          <table:table-cell office:value-type="string">
            <text:p>1983-02-2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string">
            <text:p>nm000020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chelle Pfeiffer</text:p>
          </table:table-cell>
          <table:table-cell office:value-type="string">
            <text:p>What Lies Beneath</text:p>
          </table:table-cell>
          <table:table-cell office:value-type="string">
            <text:p>1958-04-29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string">
            <text:p>nm073107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ma Roberts</text:p>
          </table:table-cell>
          <table:table-cell office:value-type="string">
            <text:p>We're the Millers</text:p>
          </table:table-cell>
          <table:table-cell office:value-type="string">
            <text:p>1991-02-10</text:p>
          </table:table-cell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string">
            <text:p>nm840299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Daisy Edgar-Jones</text:p>
          </table:table-cell>
          <table:table-cell office:value-type="string">
            <text:p>Normal People</text:p>
          </table:table-cell>
          <table:table-cell office:value-type="string">
            <text:p>1998-05-24</text:p>
          </table:table-cell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string">
            <text:p>nm168474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ifer Holland</text:p>
          </table:table-cell>
          <table:table-cell office:value-type="string">
            <text:p>Peacemaker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string">
            <text:p>nm107255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orena Baccarin</text:p>
          </table:table-cell>
          <table:table-cell office:value-type="string">
            <text:p>Deadpool</text:p>
          </table:table-cell>
          <table:table-cell office:value-type="string">
            <text:p>1979-06-0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string">
            <text:p>nm194405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auren Lapkus</text:p>
          </table:table-cell>
          <table:table-cell office:value-type="string">
            <text:p>The Wrong Missy</text:p>
          </table:table-cell>
          <table:table-cell office:value-type="string">
            <text:p>1985-09-06</text:p>
          </table:table-cell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string">
            <text:p>nm000525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lisabeth Moss</text:p>
          </table:table-cell>
          <table:table-cell office:value-type="string">
            <text:p>The Invisible Man</text:p>
          </table:table-cell>
          <table:table-cell office:value-type="string">
            <text:p>1982-07-2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string">
            <text:p>nm000130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rla Gugino</text:p>
          </table:table-cell>
          <table:table-cell office:value-type="string">
            <text:p>Watchmen</text:p>
          </table:table-cell>
          <table:table-cell office:value-type="string">
            <text:p>1971-08-29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string">
            <text:p>nm703656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a Horvath</text:p>
          </table:table-cell>
          <table:table-cell office:value-type="string">
            <text:p>What Lies Below</text:p>
          </table:table-cell>
          <table:table-cell office:value-type="string">
            <text:p>1994-01-28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string">
            <text:p>nm000149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elanie Lynskey</text:p>
          </table:table-cell>
          <table:table-cell office:value-type="string">
            <text:p>Togetherness</text:p>
          </table:table-cell>
          <table:table-cell office:value-type="string">
            <text:p>1977-05-16</text:p>
          </table:table-cell>
        </table:table-row>
        <table:table-row table:style-name="ro2">
          <table:table-cell/>
          <table:table-cell office:value-type="float" office:value="77">
            <text:p>77</text:p>
          </table:table-cell>
          <table:table-cell office:value-type="string">
            <text:p>nm026682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Dakota Fanning</text:p>
          </table:table-cell>
          <table:table-cell office:value-type="string">
            <text:p>War of the Worlds</text:p>
          </table:table-cell>
          <table:table-cell office:value-type="string">
            <text:p>1994-02-23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string">
            <text:p>nm000070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chelle Yeoh</text:p>
          </table:table-cell>
          <table:table-cell office:value-type="string">
            <text:p>Everything Everywhere All at Once</text:p>
          </table:table-cell>
          <table:table-cell office:value-type="string">
            <text:p>1962-08-06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string">
            <text:p>nm104609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achel McAdams</text:p>
          </table:table-cell>
          <table:table-cell office:value-type="string">
            <text:p>The Notebook</text:p>
          </table:table-cell>
          <table:table-cell office:value-type="string">
            <text:p>1978-11-17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string">
            <text:p>nm012628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ose Byrne</text:p>
          </table:table-cell>
          <table:table-cell office:value-type="string">
            <text:p>Spy</text:p>
          </table:table-cell>
          <table:table-cell office:value-type="string">
            <text:p>1979-07-24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string">
            <text:p>nm057086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ose McIver</text:p>
          </table:table-cell>
          <table:table-cell office:value-type="string">
            <text:p>The Lovely Bones</text:p>
          </table:table-cell>
          <table:table-cell office:value-type="string">
            <text:p>1988-10-10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string">
            <text:p>nm172002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mber Heard</text:p>
          </table:table-cell>
          <table:table-cell office:value-type="string">
            <text:p>Aquaman</text:p>
          </table:table-cell>
          <table:table-cell office:value-type="string">
            <text:p>1986-04-22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string">
            <text:p>nm159731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drianne Palicki</text:p>
          </table:table-cell>
          <table:table-cell office:value-type="string">
            <text:p>G.I. Joe: Retaliation</text:p>
          </table:table-cell>
          <table:table-cell office:value-type="string">
            <text:p>1983-05-06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string">
            <text:p>nm293375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Gal Gadot</text:p>
          </table:table-cell>
          <table:table-cell office:value-type="string">
            <text:p>Wonder Woman</text:p>
          </table:table-cell>
          <table:table-cell office:value-type="string">
            <text:p>1985-04-30</text:p>
          </table:table-cell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string">
            <text:p>nm303497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amara Weaving</text:p>
          </table:table-cell>
          <table:table-cell office:value-type="string">
            <text:p>Ready or Not</text:p>
          </table:table-cell>
          <table:table-cell office:value-type="string">
            <text:p>1992-02-23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string">
            <text:p>nm145568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aSophia Robb</text:p>
          </table:table-cell>
          <table:table-cell office:value-type="string">
            <text:p>Bridge to Terabithia</text:p>
          </table:table-cell>
          <table:table-cell office:value-type="string">
            <text:p>1993-12-08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string">
            <text:p>nm000024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igourney Weaver</text:p>
          </table:table-cell>
          <table:table-cell office:value-type="string">
            <text:p>Alien</text:p>
          </table:table-cell>
          <table:table-cell office:value-type="string">
            <text:p>1949-10-0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string">
            <text:p>nm115735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chelle Monaghan</text:p>
          </table:table-cell>
          <table:table-cell office:value-type="string">
            <text:p>Gone Baby Gone</text:p>
          </table:table-cell>
          <table:table-cell office:value-type="string">
            <text:p>1976-03-23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string">
            <text:p>nm008812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exis Bledel</text:p>
          </table:table-cell>
          <table:table-cell office:value-type="string">
            <text:p>Gilmore Girls</text:p>
          </table:table-cell>
          <table:table-cell office:value-type="string">
            <text:p>1981-09-16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string">
            <text:p>nm139061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ette McCurdy</text:p>
          </table:table-cell>
          <table:table-cell office:value-type="string">
            <text:p>iCarly</text:p>
          </table:table-cell>
          <table:table-cell office:value-type="string">
            <text:p>1992-06-26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string">
            <text:p>nm111355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bigail Breslin</text:p>
          </table:table-cell>
          <table:table-cell office:value-type="string">
            <text:p>Little Miss Sunshine</text:p>
          </table:table-cell>
          <table:table-cell office:value-type="string">
            <text:p>1996-04-14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string">
            <text:p>nm225407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ella Thorne</text:p>
          </table:table-cell>
          <table:table-cell office:value-type="string">
            <text:p>The Duff</text:p>
          </table:table-cell>
          <table:table-cell office:value-type="string">
            <text:p>1997-10-08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string">
            <text:p>nm081061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urnee Smollett</text:p>
          </table:table-cell>
          <table:table-cell office:value-type="string">
            <text:p>The Burial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string">
            <text:p>nm224420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Ã©a Seydoux</text:p>
          </table:table-cell>
          <table:table-cell office:value-type="string">
            <text:p>La vie d'AdÃ¨le</text:p>
          </table:table-cell>
          <table:table-cell office:value-type="string">
            <text:p>1985-07-01</text:p>
          </table:table-cell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string">
            <text:p>nm256061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Willa Fitzgerald</text:p>
          </table:table-cell>
          <table:table-cell office:value-type="string">
            <text:p>Scream</text:p>
          </table:table-cell>
          <table:table-cell office:value-type="string">
            <text:p>1991-01-17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string">
            <text:p>nm178229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Imogen Poots</text:p>
          </table:table-cell>
          <table:table-cell office:value-type="string">
            <text:p>Vivarium</text:p>
          </table:table-cell>
          <table:table-cell office:value-type="string">
            <text:p>1989-06-03</text:p>
          </table:table-cell>
        </table:table-row>
        <table:table-row table:style-name="ro2">
          <table:table-cell/>
          <table:table-cell office:value-type="float" office:value="98">
            <text:p>98</text:p>
          </table:table-cell>
          <table:table-cell office:value-type="string">
            <text:p>nm091461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ma Watson</text:p>
          </table:table-cell>
          <table:table-cell office:value-type="string">
            <text:p>The Perks of Being a Wallflower</text:p>
          </table:table-cell>
          <table:table-cell office:value-type="string">
            <text:p>1990-04-15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string">
            <text:p>nm000159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a Paquin</text:p>
          </table:table-cell>
          <table:table-cell office:value-type="string">
            <text:p>The Piano</text:p>
          </table:table-cell>
          <table:table-cell office:value-type="string">
            <text:p>1982-07-24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nm000029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e Beckinsale</text:p>
          </table:table-cell>
          <table:table-cell office:value-type="string">
            <text:p>Underworld: Evolution</text:p>
          </table:table-cell>
          <table:table-cell office:value-type="string">
            <text:p>1973-07-26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string">
            <text:p>nm037296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ssica Hecht</text:p>
          </table:table-cell>
          <table:table-cell office:value-type="string">
            <text:p>Whatever Works</text:p>
          </table:table-cell>
          <table:table-cell office:value-type="string">
            <text:p>1965-06-28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string">
            <text:p>nm011516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ily Browning</text:p>
          </table:table-cell>
          <table:table-cell office:value-type="string">
            <text:p>A Series of Unfortunate Events</text:p>
          </table:table-cell>
          <table:table-cell office:value-type="string">
            <text:p>1988-12-07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string">
            <text:p>nm046113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eira Knightley</text:p>
          </table:table-cell>
          <table:table-cell office:value-type="string">
            <text:p>Pirates of the Caribbean: The Curse of the Black Pearl</text:p>
          </table:table-cell>
          <table:table-cell office:value-type="string">
            <text:p>1985-03-26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string">
            <text:p>nm212562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ridget Regan</text:p>
          </table:table-cell>
          <table:table-cell office:value-type="string">
            <text:p>Jane the Virgin</text:p>
          </table:table-cell>
          <table:table-cell office:value-type="string">
            <text:p>1982-02-03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string">
            <text:p>nm000030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Helena Bonham Carter</text:p>
          </table:table-cell>
          <table:table-cell office:value-type="string">
            <text:p>Sweeney Todd: The Demon Barber of Fleet Street</text:p>
          </table:table-cell>
          <table:table-cell office:value-type="string">
            <text:p>1966-05-26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string">
            <text:p>nm068325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osamund Pike</text:p>
          </table:table-cell>
          <table:table-cell office:value-type="string">
            <text:p>Gone Girl</text:p>
          </table:table-cell>
          <table:table-cell office:value-type="string">
            <text:p>1979-01-27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string">
            <text:p>nm392919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rin Moriarty</text:p>
          </table:table-cell>
          <table:table-cell office:value-type="string">
            <text:p>The Boys</text:p>
          </table:table-cell>
          <table:table-cell office:value-type="string">
            <text:p>1994-06-24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string">
            <text:p>nm054471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e Mara</text:p>
          </table:table-cell>
          <table:table-cell office:value-type="string">
            <text:p>Fantastic Four</text:p>
          </table:table-cell>
          <table:table-cell office:value-type="string">
            <text:p>1983-02-27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string">
            <text:p>nm037217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ena Headey</text:p>
          </table:table-cell>
          <table:table-cell office:value-type="float" office:value="300">
            <text:p>300</text:p>
          </table:table-cell>
          <table:table-cell office:value-type="string">
            <text:p>1973-10-03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string">
            <text:p>nm394895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Vanessa Kirby</text:p>
          </table:table-cell>
          <table:table-cell office:value-type="string">
            <text:p>The Crown</text:p>
          </table:table-cell>
          <table:table-cell office:value-type="string">
            <text:p>1988-04-18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string">
            <text:p>nm093969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van Rachel Wood</text:p>
          </table:table-cell>
          <table:table-cell office:value-type="string">
            <text:p>Thirteen</text:p>
          </table:table-cell>
          <table:table-cell office:value-type="string">
            <text:p>1987-09-07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string">
            <text:p>nm000547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Hilary Swank</text:p>
          </table:table-cell>
          <table:table-cell office:value-type="string">
            <text:p>Million Dollar Baby</text:p>
          </table:table-cell>
          <table:table-cell office:value-type="string">
            <text:p>1974-07-30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string">
            <text:p>nm021548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e del Castillo</text:p>
          </table:table-cell>
          <table:table-cell office:value-type="string">
            <text:p>The Book of Life</text:p>
          </table:table-cell>
          <table:table-cell office:value-type="string">
            <text:p>1972-10-23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string">
            <text:p>nm000049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ifer Jason Leigh</text:p>
          </table:table-cell>
          <table:table-cell office:value-type="string">
            <text:p>The Hateful Eight</text:p>
          </table:table-cell>
          <table:table-cell office:value-type="string">
            <text:p>1962-02-05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string">
            <text:p>nm231808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e Siegel</text:p>
          </table:table-cell>
          <table:table-cell office:value-type="string">
            <text:p>Hush</text:p>
          </table:table-cell>
          <table:table-cell office:value-type="string">
            <text:p>1982-08-09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string">
            <text:p>nm000530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ssandra Peterson</text:p>
          </table:table-cell>
          <table:table-cell office:value-type="string">
            <text:p>Elvira: Mistress of the Dark</text:p>
          </table:table-cell>
          <table:table-cell office:value-type="string">
            <text:p>1951-09-17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string">
            <text:p>nm000022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icia Silverstone</text:p>
          </table:table-cell>
          <table:table-cell office:value-type="string">
            <text:p>Clueless</text:p>
          </table:table-cell>
          <table:table-cell office:value-type="string">
            <text:p>1976-10-04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string">
            <text:p>nm294651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laire Foy</text:p>
          </table:table-cell>
          <table:table-cell office:value-type="string">
            <text:p>First Man</text:p>
          </table:table-cell>
          <table:table-cell office:value-type="string">
            <text:p>1984-04-16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string">
            <text:p>nm303106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herine McNamara</text:p>
          </table:table-cell>
          <table:table-cell office:value-type="string">
            <text:p>Shadowhunters: The Mortal Instruments</text:p>
          </table:table-cell>
          <table:table-cell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nm091348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erry Washington</text:p>
          </table:table-cell>
          <table:table-cell office:value-type="string">
            <text:p>Scandal</text:p>
          </table:table-cell>
          <table:table-cell office:value-type="string">
            <text:p>1977-01-31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string">
            <text:p>nm120069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va Green</text:p>
          </table:table-cell>
          <table:table-cell office:value-type="string">
            <text:p>Casino Royale</text:p>
          </table:table-cell>
          <table:table-cell office:value-type="string">
            <text:p>1980-07-06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string">
            <text:p>nm187096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ynthia Addai-Robinson</text:p>
          </table:table-cell>
          <table:table-cell office:value-type="string">
            <text:p>The Lord of the Rings: The Rings of Power</text:p>
          </table:table-cell>
          <table:table-cell office:value-type="string">
            <text:p>1985-01-12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string">
            <text:p>nm120816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Diane Kruger</text:p>
          </table:table-cell>
          <table:table-cell office:value-type="string">
            <text:p>Inglourious Basterds</text:p>
          </table:table-cell>
          <table:table-cell office:value-type="string">
            <text:p>1976-07-15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string">
            <text:p>nm108654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manda Seyfried</text:p>
          </table:table-cell>
          <table:table-cell office:value-type="string">
            <text:p>Les MisÃ©rables</text:p>
          </table:table-cell>
          <table:table-cell office:value-type="string">
            <text:p>1985-12-03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string">
            <text:p>nm169027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mber Midthunder</text:p>
          </table:table-cell>
          <table:table-cell office:value-type="string">
            <text:p>Prey</text:p>
          </table:table-cell>
          <table:table-cell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string">
            <text:p>nm195424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Teresa Palmer</text:p>
          </table:table-cell>
          <table:table-cell office:value-type="string">
            <text:p>Warm Bodies</text:p>
          </table:table-cell>
          <table:table-cell office:value-type="string">
            <text:p>1986-02-26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string">
            <text:p>nm396435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mandla Stenberg</text:p>
          </table:table-cell>
          <table:table-cell office:value-type="string">
            <text:p>The Hunger Games</text:p>
          </table:table-cell>
          <table:table-cell office:value-type="string">
            <text:p>1998-10-23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string">
            <text:p>nm279496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Hailee Steinfeld</text:p>
          </table:table-cell>
          <table:table-cell office:value-type="string">
            <text:p>True Grit</text:p>
          </table:table-cell>
          <table:table-cell office:value-type="string">
            <text:p>1996-12-11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string">
            <text:p>nm167977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ylvia Hoeks</text:p>
          </table:table-cell>
          <table:table-cell office:value-type="string">
            <text:p>Blade Runner 2049</text:p>
          </table:table-cell>
          <table:table-cell office:value-type="string">
            <text:p>1983-06-01</text:p>
          </table:table-cell>
        </table:table-row>
        <table:table-row table:style-name="ro2">
          <table:table-cell/>
          <table:table-cell office:value-type="float" office:value="132">
            <text:p>132</text:p>
          </table:table-cell>
          <table:table-cell office:value-type="string">
            <text:p>nm037671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hristina Hendricks</text:p>
          </table:table-cell>
          <table:table-cell office:value-type="string">
            <text:p>Ginger &amp; Rosa</text:p>
          </table:table-cell>
          <table:table-cell office:value-type="string">
            <text:p>1975-05-03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string">
            <text:p>nm193312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ailee Madison</text:p>
          </table:table-cell>
          <table:table-cell office:value-type="string">
            <text:p>Bridge to Terabithia</text:p>
          </table:table-cell>
          <table:table-cell office:value-type="string">
            <text:p>1999-10-15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string">
            <text:p>nm221514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iernan Shipka</text:p>
          </table:table-cell>
          <table:table-cell office:value-type="string">
            <text:p>Carriers</text:p>
          </table:table-cell>
          <table:table-cell office:value-type="string">
            <text:p>1999-11-10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string">
            <text:p>nm255546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iza GonzÃ¡lez</text:p>
          </table:table-cell>
          <table:table-cell office:value-type="string">
            <text:p>Baby Driver</text:p>
          </table:table-cell>
          <table:table-cell office:value-type="string">
            <text:p>1990-01-30</text:p>
          </table:table-cell>
        </table:table-row>
        <table:table-row table:style-name="ro2">
          <table:table-cell/>
          <table:table-cell office:value-type="float" office:value="136">
            <text:p>136</text:p>
          </table:table-cell>
          <table:table-cell office:value-type="string">
            <text:p>nm441977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ustine Lupe</text:p>
          </table:table-cell>
          <table:table-cell office:value-type="string">
            <text:p>Luckiest Girl Alive</text:p>
          </table:table-cell>
          <table:table-cell office:value-type="string">
            <text:p>1989-05-31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string">
            <text:p>nm011016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onnie Britton</text:p>
          </table:table-cell>
          <table:table-cell office:value-type="string">
            <text:p>Seeking a Friend for the End of the World</text:p>
          </table:table-cell>
          <table:table-cell office:value-type="string">
            <text:p>1967-03-06</text:p>
          </table:table-cell>
        </table:table-row>
        <table:table-row table:style-name="ro2">
          <table:table-cell/>
          <table:table-cell office:value-type="float" office:value="138">
            <text:p>138</text:p>
          </table:table-cell>
          <table:table-cell office:value-type="string">
            <text:p>nm108327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egan Fox</text:p>
          </table:table-cell>
          <table:table-cell office:value-type="string">
            <text:p>Transformers</text:p>
          </table:table-cell>
          <table:table-cell office:value-type="string">
            <text:p>1986-05-16</text:p>
          </table:table-cell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string">
            <text:p>nm064763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lizabeth Olsen</text:p>
          </table:table-cell>
          <table:table-cell office:value-type="string">
            <text:p>Martha Marcy May Marlene</text:p>
          </table:table-cell>
          <table:table-cell office:value-type="string">
            <text:p>1989-02-16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string">
            <text:p>nm809076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aoirse-Monica Jackson</text:p>
          </table:table-cell>
          <table:table-cell office:value-type="string">
            <text:p>The Flash</text:p>
          </table:table-cell>
          <table:table-cell office:value-type="string">
            <text:p>1993-11-24</text:p>
          </table:table-cell>
        </table:table-row>
        <table:table-row table:style-name="ro2">
          <table:table-cell/>
          <table:table-cell office:value-type="float" office:value="142">
            <text:p>142</text:p>
          </table:table-cell>
          <table:table-cell office:value-type="string">
            <text:p>nm000134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ifer Love Hewitt</text:p>
          </table:table-cell>
          <table:table-cell office:value-type="string">
            <text:p>I Know What You Did Last Summer</text:p>
          </table:table-cell>
          <table:table-cell office:value-type="string">
            <text:p>1979-02-21</text:p>
          </table:table-cell>
        </table:table-row>
        <table:table-row table:style-name="ro2">
          <table:table-cell/>
          <table:table-cell office:value-type="float" office:value="144">
            <text:p>144</text:p>
          </table:table-cell>
          <table:table-cell office:value-type="string">
            <text:p>nm006833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risten Bell</text:p>
          </table:table-cell>
          <table:table-cell office:value-type="string">
            <text:p>Frozen</text:p>
          </table:table-cell>
          <table:table-cell office:value-type="string">
            <text:p>1980-07-18</text:p>
          </table:table-cell>
        </table:table-row>
        <table:table-row table:style-name="ro2">
          <table:table-cell/>
          <table:table-cell office:value-type="float" office:value="145">
            <text:p>145</text:p>
          </table:table-cell>
          <table:table-cell office:value-type="string">
            <text:p>nm129701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ma Stone</text:p>
          </table:table-cell>
          <table:table-cell office:value-type="string">
            <text:p>La La Land</text:p>
          </table:table-cell>
          <table:table-cell office:value-type="string">
            <text:p>1988-11-06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string">
            <text:p>nm081537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hannyn Sossamon</text:p>
          </table:table-cell>
          <table:table-cell office:value-type="string">
            <text:p>Wristcutters: A Love Story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string">
            <text:p>nm244689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tonia Desplat</text:p>
          </table:table-cell>
          <table:table-cell office:value-type="string">
            <text:p>Shantaram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string">
            <text:p>nm079005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ia Shawkat</text:p>
          </table:table-cell>
          <table:table-cell office:value-type="string">
            <text:p>Arrested Development</text:p>
          </table:table-cell>
          <table:table-cell office:value-type="string">
            <text:p>1989-04-18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string">
            <text:p>nm059396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hona Mitra</text:p>
          </table:table-cell>
          <table:table-cell office:value-type="string">
            <text:p>Underworld: Rise of the Lycans</text:p>
          </table:table-cell>
          <table:table-cell office:value-type="string">
            <text:p>1976-08-09</text:p>
          </table:table-cell>
        </table:table-row>
        <table:table-row table:style-name="ro2">
          <table:table-cell/>
          <table:table-cell office:value-type="float" office:value="150">
            <text:p>150</text:p>
          </table:table-cell>
          <table:table-cell office:value-type="string">
            <text:p>nm042453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shley Johnson</text:p>
          </table:table-cell>
          <table:table-cell office:value-type="string">
            <text:p>The Avengers</text:p>
          </table:table-cell>
          <table:table-cell office:value-type="string">
            <text:p>1983-08-09</text:p>
          </table:table-cell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string">
            <text:p>nm000042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am Grier</text:p>
          </table:table-cell>
          <table:table-cell office:value-type="string">
            <text:p>Jackie Brown</text:p>
          </table:table-cell>
          <table:table-cell office:value-type="string">
            <text:p>1949-05-26</text:p>
          </table:table-cell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string">
            <text:p>nm260534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Gemma Arterton</text:p>
          </table:table-cell>
          <table:table-cell office:value-type="string">
            <text:p>Prince of Persia: The Sands of Time</text:p>
          </table:table-cell>
          <table:table-cell office:value-type="string">
            <text:p>1986-02-02</text:p>
          </table:table-cell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string">
            <text:p>nm113062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obie Smulders</text:p>
          </table:table-cell>
          <table:table-cell office:value-type="string">
            <text:p>Safe Haven</text:p>
          </table:table-cell>
          <table:table-cell office:value-type="string">
            <text:p>1982-04-03</text:p>
          </table:table-cell>
        </table:table-row>
        <table:table-row table:style-name="ro2">
          <table:table-cell/>
          <table:table-cell office:value-type="float" office:value="154">
            <text:p>154</text:p>
          </table:table-cell>
          <table:table-cell office:value-type="string">
            <text:p>nm082957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risten Stewart</text:p>
          </table:table-cell>
          <table:table-cell office:value-type="string">
            <text:p>Snow White and the Huntsman</text:p>
          </table:table-cell>
          <table:table-cell office:value-type="string">
            <text:p>1990-04-09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string">
            <text:p>nm000512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i Larter</text:p>
          </table:table-cell>
          <table:table-cell office:value-type="string">
            <text:p>Final Destination</text:p>
          </table:table-cell>
          <table:table-cell office:value-type="string">
            <text:p>1976-02-28</text:p>
          </table:table-cell>
        </table:table-row>
        <table:table-row table:style-name="ro2">
          <table:table-cell/>
          <table:table-cell office:value-type="float" office:value="156">
            <text:p>156</text:p>
          </table:table-cell>
          <table:table-cell office:value-type="string">
            <text:p>nm248242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a Tate</text:p>
          </table:table-cell>
          <table:table-cell office:value-type="string">
            <text:p>O Brother, Where Art Thou?</text:p>
          </table:table-cell>
          <table:table-cell office:value-type="string">
            <text:p>1972-10-17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string">
            <text:p>nm00037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ulie Dretzin</text:p>
          </table:table-cell>
          <table:table-cell office:value-type="string">
            <text:p>Beastly</text:p>
          </table:table-cell>
          <table:table-cell office:value-type="string">
            <text:p>1968-05-24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string">
            <text:p>nm091576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awn Weatherly</text:p>
          </table:table-cell>
          <table:table-cell office:value-type="string">
            <text:p>Police Academy 3: Back in Training</text:p>
          </table:table-cell>
          <table:table-cell office:value-type="string">
            <text:p>1959-07-24</text:p>
          </table:table-cell>
        </table:table-row>
        <table:table-row table:style-name="ro2">
          <table:table-cell/>
          <table:table-cell office:value-type="float" office:value="159">
            <text:p>159</text:p>
          </table:table-cell>
          <table:table-cell office:value-type="string">
            <text:p>nm000558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erena Scott Thomas</text:p>
          </table:table-cell>
          <table:table-cell office:value-type="string">
            <text:p>Inherent Vice</text:p>
          </table:table-cell>
          <table:table-cell office:value-type="string">
            <text:p>1961-09-21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string">
            <text:p>nm289318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 Murray</text:p>
          </table:table-cell>
          <table:table-cell office:value-type="string">
            <text:p>Maleficent: Mistress of Evil</text:p>
          </table:table-cell>
          <table:table-cell office:value-type="string">
            <text:p>1986-04-01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string">
            <text:p>nm448581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aloma Kwiatkowski</text:p>
          </table:table-cell>
          <table:table-cell office:value-type="string">
            <text:p>Percy Jackson: Sea of Monsters</text:p>
          </table:table-cell>
          <table:table-cell office:value-type="string">
            <text:p>1994-05-29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string">
            <text:p>nm650129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exa Mansour</text:p>
          </table:table-cell>
          <table:table-cell office:value-type="string">
            <text:p>Unfriended: Dark Web</text:p>
          </table:table-cell>
          <table:table-cell office:value-type="string">
            <text:p>1996-05-18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string">
            <text:p>nm375436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essa Grant</text:p>
          </table:table-cell>
          <table:table-cell office:value-type="string">
            <text:p>With Truelove Showers</text:p>
          </table:table-cell>
          <table:table-cell/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string">
            <text:p>nm254289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ix Wilton Regan</text:p>
          </table:table-cell>
          <table:table-cell office:value-type="string">
            <text:p>The Wife</text:p>
          </table:table-cell>
          <table:table-cell office:value-type="string">
            <text:p>1986-01-26</text:p>
          </table:table-cell>
        </table:table-row>
        <table:table-row table:style-name="ro2">
          <table:table-cell/>
          <table:table-cell office:value-type="float" office:value="165">
            <text:p>165</text:p>
          </table:table-cell>
          <table:table-cell office:value-type="string">
            <text:p>nm025436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ison Elliott</text:p>
          </table:table-cell>
          <table:table-cell office:value-type="string">
            <text:p>The Wings of the Dove</text:p>
          </table:table-cell>
          <table:table-cell office:value-type="string">
            <text:p>1970-05-19</text:p>
          </table:table-cell>
        </table:table-row>
        <table:table-row table:style-name="ro2">
          <table:table-cell/>
          <table:table-cell office:value-type="float" office:value="166">
            <text:p>166</text:p>
          </table:table-cell>
          <table:table-cell office:value-type="string">
            <text:p>nm000471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ifer Aspen</text:p>
          </table:table-cell>
          <table:table-cell office:value-type="string">
            <text:p>Mr. Woodcock</text:p>
          </table:table-cell>
          <table:table-cell office:value-type="string">
            <text:p>1973-10-09</text:p>
          </table:table-cell>
        </table:table-row>
        <table:table-row table:style-name="ro2">
          <table:table-cell/>
          <table:table-cell office:value-type="float" office:value="167">
            <text:p>167</text:p>
          </table:table-cell>
          <table:table-cell office:value-type="string">
            <text:p>nm075312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sa Ryder</text:p>
          </table:table-cell>
          <table:table-cell office:value-type="string">
            <text:p>Andromeda</text:p>
          </table:table-cell>
          <table:table-cell office:value-type="string">
            <text:p>1970-10-26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string">
            <text:p>nm074238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atrice Rosen</text:p>
          </table:table-cell>
          <table:table-cell office:value-type="float" office:value="2012">
            <text:p>2012</text:p>
          </table:table-cell>
          <table:table-cell office:value-type="string">
            <text:p>1977-11-29</text:p>
          </table:table-cell>
        </table:table-row>
        <table:table-row table:style-name="ro2">
          <table:table-cell/>
          <table:table-cell office:value-type="float" office:value="169">
            <text:p>169</text:p>
          </table:table-cell>
          <table:table-cell office:value-type="string">
            <text:p>nm059745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elly Monaco</text:p>
          </table:table-cell>
          <table:table-cell office:value-type="string">
            <text:p>General Hospital</text:p>
          </table:table-cell>
          <table:table-cell office:value-type="string">
            <text:p>1976-05-23</text:p>
          </table:table-cell>
        </table:table-row>
        <table:table-row table:style-name="ro2">
          <table:table-cell/>
          <table:table-cell office:value-type="float" office:value="170">
            <text:p>170</text:p>
          </table:table-cell>
          <table:table-cell office:value-type="string">
            <text:p>nm052580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ulu</text:p>
          </table:table-cell>
          <table:table-cell office:value-type="string">
            <text:p>To Sir, with Love</text:p>
          </table:table-cell>
          <table:table-cell office:value-type="string">
            <text:p>1948-11-03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string">
            <text:p>nm306034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eanne Lapp</text:p>
          </table:table-cell>
          <table:table-cell office:value-type="string">
            <text:p>iZombie</text:p>
          </table:table-cell>
          <table:table-cell/>
        </table:table-row>
        <table:table-row table:style-name="ro2">
          <table:table-cell/>
          <table:table-cell office:value-type="float" office:value="172">
            <text:p>172</text:p>
          </table:table-cell>
          <table:table-cell office:value-type="string">
            <text:p>nm063008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tevie Nicks</text:p>
          </table:table-cell>
          <table:table-cell office:value-type="string">
            <text:p>Sweet November</text:p>
          </table:table-cell>
          <table:table-cell office:value-type="string">
            <text:p>1948-05-26</text:p>
          </table:table-cell>
        </table:table-row>
        <table:table-row table:style-name="ro2">
          <table:table-cell/>
          <table:table-cell office:value-type="float" office:value="173">
            <text:p>173</text:p>
          </table:table-cell>
          <table:table-cell office:value-type="string">
            <text:p>nm000643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rin Daniels</text:p>
          </table:table-cell>
          <table:table-cell office:value-type="string">
            <text:p>House of 1000 Corpses</text:p>
          </table:table-cell>
          <table:table-cell/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string">
            <text:p>nm702479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n Skelly</text:p>
          </table:table-cell>
          <table:table-cell office:value-type="string">
            <text:p>Kissing Candice</text:p>
          </table:table-cell>
          <table:table-cell office:value-type="string">
            <text:p>1996-12-06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string">
            <text:p>nm108743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ulia Dietze</text:p>
          </table:table-cell>
          <table:table-cell office:value-type="string">
            <text:p>Iron Sky</text:p>
          </table:table-cell>
          <table:table-cell office:value-type="string">
            <text:p>1981-01-09</text:p>
          </table:table-cell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string">
            <text:p>nm606099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Yvette Monreal</text:p>
          </table:table-cell>
          <table:table-cell office:value-type="string">
            <text:p>Rambo: Last Blood</text:p>
          </table:table-cell>
          <table:table-cell/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string">
            <text:p>nm252871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iper Fawn</text:p>
          </table:table-cell>
          <table:table-cell office:value-type="string">
            <text:p>Lost in Praha</text:p>
          </table:table-cell>
          <table:table-cell office:value-type="string">
            <text:p>1984-06-25</text:p>
          </table:table-cell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string">
            <text:p>nm064491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milie Ohana</text:p>
          </table:table-cell>
          <table:table-cell office:value-type="string">
            <text:p>Paris, je t'aime</text:p>
          </table:table-cell>
          <table:table-cell/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string">
            <text:p>nm492605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iera Winters</text:p>
          </table:table-cell>
          <table:table-cell office:value-type="string">
            <text:p>The Lesbian Experience</text:p>
          </table:table-cell>
          <table:table-cell office:value-type="string">
            <text:p>1993-12-02</text:p>
          </table:table-cell>
        </table:table-row>
        <table:table-row table:style-name="ro2">
          <table:table-cell/>
          <table:table-cell office:value-type="float" office:value="180">
            <text:p>180</text:p>
          </table:table-cell>
          <table:table-cell office:value-type="string">
            <text:p>nm005161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n Bancroft</text:p>
          </table:table-cell>
          <table:table-cell office:value-type="string">
            <text:p>Poles Apart</text:p>
          </table:table-cell>
          <table:table-cell office:value-type="string">
            <text:p>1955-09-29</text:p>
          </table:table-cell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string">
            <text:p>nm078306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una Selen</text:p>
          </table:table-cell>
          <table:table-cell office:value-type="string">
            <text:p>Cazibe Hanim'in GÃ¼ndÃ¼z DÃ¼sleri</text:p>
          </table:table-cell>
          <table:table-cell office:value-type="string">
            <text:p>1939-07-01</text:p>
          </table:table-cell>
        </table:table-row>
        <table:table-row table:style-name="ro2">
          <table:table-cell/>
          <table:table-cell office:value-type="float" office:value="182">
            <text:p>182</text:p>
          </table:table-cell>
          <table:table-cell office:value-type="string">
            <text:p>nm50184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iffany Thompson</text:p>
          </table:table-cell>
          <table:table-cell office:value-type="string">
            <text:p>Kissing Sis</text:p>
          </table:table-cell>
          <table:table-cell office:value-type="string">
            <text:p>1992-07-25</text:p>
          </table:table-cell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string">
            <text:p>nm306127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ristina Uhrinova</text:p>
          </table:table-cell>
          <table:table-cell office:value-type="string">
            <text:p>The Education of Erica</text:p>
          </table:table-cell>
          <table:table-cell office:value-type="string">
            <text:p>1985-11-25</text:p>
          </table:table-cell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string">
            <text:p>nm657696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na Tatu</text:p>
          </table:table-cell>
          <table:table-cell office:value-type="string">
            <text:p>Video Strip Poker HD</text:p>
          </table:table-cell>
          <table:table-cell office:value-type="string">
            <text:p>1991-06-03</text:p>
          </table:table-cell>
        </table:table-row>
        <table:table-row table:style-name="ro2">
          <table:table-cell/>
          <table:table-cell office:value-type="float" office:value="185">
            <text:p>185</text:p>
          </table:table-cell>
          <table:table-cell office:value-type="string">
            <text:p>nm789394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ia Pie</text:p>
          </table:table-cell>
          <table:table-cell office:value-type="string">
            <text:p>Girls in love</text:p>
          </table:table-cell>
          <table:table-cell office:value-type="string">
            <text:p>1994-04-26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string">
            <text:p>nm108760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h Sido</text:p>
          </table:table-cell>
          <table:table-cell office:value-type="string">
            <text:p>Masters of Sex</text:p>
          </table:table-cell>
          <table:table-cell/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string">
            <text:p>nm870028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ndice Brielle</text:p>
          </table:table-cell>
          <table:table-cell office:value-type="string">
            <text:p>Twistys</text:p>
          </table:table-cell>
          <table:table-cell/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string">
            <text:p>nm87793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ofi A.</text:p>
          </table:table-cell>
          <table:table-cell office:value-type="string">
            <text:p>Even More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string">
            <text:p>nm654824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ugenia Diordiychuk</text:p>
          </table:table-cell>
          <table:table-cell office:value-type="string">
            <text:p>MetArt</text:p>
          </table:table-cell>
          <table:table-cell office:value-type="string">
            <text:p>1983-03-30</text:p>
          </table:table-cell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string">
            <text:p>nm107765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etra Miskova</text:p>
          </table:table-cell>
          <table:table-cell office:value-type="string">
            <text:p>House of Taboo</text:p>
          </table:table-cell>
          <table:table-cell office:value-type="string">
            <text:p>1982-04-07</text:p>
          </table:table-cell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string">
            <text:p>nm869584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ici Dee</text:p>
          </table:table-cell>
          <table:table-cell office:value-type="string">
            <text:p>Nubiles</text:p>
          </table:table-cell>
          <table:table-cell office:value-type="string">
            <text:p>1993-07-04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string">
            <text:p>nm868974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iemira</text:p>
          </table:table-cell>
          <table:table-cell office:value-type="string">
            <text:p>Fantasy Flirt</text:p>
          </table:table-cell>
          <table:table-cell/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string">
            <text:p>nm070541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arbara Radecki</text:p>
          </table:table-cell>
          <table:table-cell office:value-type="string">
            <text:p>Man of the Year</text:p>
          </table:table-cell>
          <table:table-cell/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string">
            <text:p>nm387569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strella Celeste</text:p>
          </table:table-cell>
          <table:table-cell office:value-type="string">
            <text:p>Beyond the Noise: My Transcendental Meditation Journey</text:p>
          </table:table-cell>
          <table:table-cell office:value-type="string">
            <text:p>1971-09-26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string">
            <text:p>nm209901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Ia Sukhitashvili</text:p>
          </table:table-cell>
          <table:table-cell office:value-type="string">
            <text:p>Dasatskisi</text:p>
          </table:table-cell>
          <table:table-cell office:value-type="string">
            <text:p>1980-08-28</text:p>
          </table:table-cell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string">
            <text:p>nm021474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Zeynep Degirmencioglu</text:p>
          </table:table-cell>
          <table:table-cell office:value-type="string">
            <text:p>Macera Yolu</text:p>
          </table:table-cell>
          <table:table-cell office:value-type="string">
            <text:p>1954-09-12</text:p>
          </table:table-cell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string">
            <text:p>nm1113068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arina Litvinova</text:p>
          </table:table-cell>
          <table:table-cell office:value-type="string">
            <text:p>Caesar's Vids</text:p>
          </table:table-cell>
          <table:table-cell/>
        </table:table-row>
        <table:table-row table:style-name="ro2">
          <table:table-cell/>
          <table:table-cell office:value-type="float" office:value="198">
            <text:p>198</text:p>
          </table:table-cell>
          <table:table-cell office:value-type="string">
            <text:p>nm031652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th Gibbons</text:p>
          </table:table-cell>
          <table:table-cell office:value-type="string">
            <text:p>Tank Girl</text:p>
          </table:table-cell>
          <table:table-cell office:value-type="string">
            <text:p>1965-01-04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string">
            <text:p>nm188555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lome Skhirtladze</text:p>
          </table:table-cell>
          <table:table-cell office:value-type="string">
            <text:p>Gaseirneba Karabaghshi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string">
            <text:p>nm749041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enata Daninsky</text:p>
          </table:table-cell>
          <table:table-cell office:value-type="string">
            <text:p>Twistys</text:p>
          </table:table-cell>
          <table:table-cell office:value-type="string">
            <text:p>1981-09-17</text:p>
          </table:table-cell>
        </table:table-row>
        <table:table-row table:style-name="ro2">
          <table:table-cell/>
          <table:table-cell office:value-type="float" office:value="201">
            <text:p>201</text:p>
          </table:table-cell>
          <table:table-cell office:value-type="string">
            <text:p>nm005029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za Balkan</text:p>
          </table:table-cell>
          <table:table-cell office:value-type="string">
            <text:p>Remember</text:p>
          </table:table-cell>
          <table:table-cell/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string">
            <text:p>nm1218542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risha</text:p>
          </table:table-cell>
          <table:table-cell office:value-type="string">
            <text:p>Karup's Private Collection</text:p>
          </table:table-cell>
          <table:table-cell/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string">
            <text:p>nm876009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ancy Ace</text:p>
          </table:table-cell>
          <table:table-cell office:value-type="string">
            <text:p>The White Boxxx 5: Bound 2</text:p>
          </table:table-cell>
          <table:table-cell office:value-type="string">
            <text:p>1994-11-17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string">
            <text:p>nm871780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mila Hermanova</text:p>
          </table:table-cell>
          <table:table-cell office:value-type="string">
            <text:p>Belt Bound</text:p>
          </table:table-cell>
          <table:table-cell/>
        </table:table-row>
        <table:table-row table:style-name="ro2">
          <table:table-cell/>
          <table:table-cell office:value-type="float" office:value="205">
            <text:p>205</text:p>
          </table:table-cell>
          <table:table-cell office:value-type="string">
            <text:p>nm1215114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aylor True</text:p>
          </table:table-cell>
          <table:table-cell office:value-type="string">
            <text:p>FTV Girls</text:p>
          </table:table-cell>
          <table:table-cell/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string">
            <text:p>nm516221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utsa Chkuaseli</text:p>
          </table:table-cell>
          <table:table-cell office:value-type="string">
            <text:p>Tbilisi, I Love You</text:p>
          </table:table-cell>
          <table:table-cell/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string">
            <text:p>nm876474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Indiana A.</text:p>
          </table:table-cell>
          <table:table-cell office:value-type="string">
            <text:p>MetArt</text:p>
          </table:table-cell>
          <table:table-cell/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string">
            <text:p>nm259678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rmen Gemini</text:p>
          </table:table-cell>
          <table:table-cell office:value-type="string">
            <text:p>SexArt</text:p>
          </table:table-cell>
          <table:table-cell office:value-type="string">
            <text:p>1986-06-03</text:p>
          </table:table-cell>
        </table:table-row>
        <table:table-row table:style-name="ro2">
          <table:table-cell/>
          <table:table-cell office:value-type="float" office:value="209">
            <text:p>209</text:p>
          </table:table-cell>
          <table:table-cell office:value-type="string">
            <text:p>nm961032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na Raise</text:p>
          </table:table-cell>
          <table:table-cell office:value-type="string">
            <text:p>Playboy Abroad: Adventures with Photographer Ana Dias</text:p>
          </table:table-cell>
          <table:table-cell/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string">
            <text:p>nm891026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la I.</text:p>
          </table:table-cell>
          <table:table-cell office:value-type="string">
            <text:p>Reunion</text:p>
          </table:table-cell>
          <table:table-cell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string">
            <text:p>nm021536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sa Dalbello</text:p>
          </table:table-cell>
          <table:table-cell office:value-type="string">
            <text:p>Nine 1/2 Weeks</text:p>
          </table:table-cell>
          <table:table-cell office:value-type="string">
            <text:p>1959-05-22</text:p>
          </table:table-cell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string">
            <text:p>nm1256956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emmi A.</text:p>
          </table:table-cell>
          <table:table-cell office:value-type="string">
            <text:p>MPL Studios</text:p>
          </table:table-cell>
          <table:table-cell/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string">
            <text:p>nm1124725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exa Model</text:p>
          </table:table-cell>
          <table:table-cell office:value-type="string">
            <text:p>FTV Girls</text:p>
          </table:table-cell>
          <table:table-cell/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string">
            <text:p>nm624508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utsa Tsikaradze</text:p>
          </table:table-cell>
          <table:table-cell office:value-type="string">
            <text:p>Tbilisi, I Love You</text:p>
          </table:table-cell>
          <table:table-cell/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string">
            <text:p>nm437705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ka Molodinashvili</text:p>
          </table:table-cell>
          <table:table-cell office:value-type="string">
            <text:p>Deteqtivebi</text:p>
          </table:table-cell>
          <table:table-cell/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string">
            <text:p>nm624507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ina Eradze</text:p>
          </table:table-cell>
          <table:table-cell office:value-type="string">
            <text:p>Tbilisi, I Love You</text:p>
          </table:table-cell>
          <table:table-cell/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string">
            <text:p>nm223648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lti Shetty</text:p>
          </table:table-cell>
          <table:table-cell office:value-type="string">
            <text:p>Death: The Ultimate Mystery</text:p>
          </table:table-cell>
          <table:table-cell/>
        </table:table-row>
        <table:table-row table:style-name="ro1">
          <table:table-cell/>
          <table:table-cell office:value-type="float" office:value="218">
            <text:p>218</text:p>
          </table:table-cell>
          <table:table-cell office:value-type="string">
            <text:p>nm330354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a Abuladze</text:p>
          </table:table-cell>
          <table:table-cell office:value-type="string">
            <text:p>Gagma napiri</text:p>
          </table:table-cell>
          <table:table-cell/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string">
            <text:p>nm047829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deleine L'Engle</text:p>
          </table:table-cell>
          <table:table-cell office:value-type="string">
            <text:p>A Wrinkle in Time</text:p>
          </table:table-cell>
          <table:table-cell office:value-type="string">
            <text:p>1918-11-29</text:p>
          </table:table-cell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string">
            <text:p>nm054108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Zosia Mamet</text:p>
          </table:table-cell>
          <table:table-cell office:value-type="string">
            <text:p>The Kids Are All Right</text:p>
          </table:table-cell>
          <table:table-cell office:value-type="string">
            <text:p>1988-02-02</text:p>
          </table:table-cell>
        </table:table-row>
        <table:table-row table:style-name="ro1">
          <table:table-cell/>
          <table:table-cell office:value-type="float" office:value="221">
            <text:p>221</text:p>
          </table:table-cell>
          <table:table-cell office:value-type="string">
            <text:p>nm057272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Zoe McLellan</text:p>
          </table:table-cell>
          <table:table-cell office:value-type="string">
            <text:p>Dungeons &amp; Dragons</text:p>
          </table:table-cell>
          <table:table-cell office:value-type="string">
            <text:p>1974-11-06</text:p>
          </table:table-cell>
        </table:table-row>
        <table:table-row table:style-name="ro2">
          <table:table-cell/>
          <table:table-cell office:value-type="float" office:value="222">
            <text:p>222</text:p>
          </table:table-cell>
          <table:table-cell office:value-type="string">
            <text:p>nm183038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Zoe Lister-Jones</text:p>
          </table:table-cell>
          <table:table-cell office:value-type="string">
            <text:p>Band Aid</text:p>
          </table:table-cell>
          <table:table-cell office:value-type="string">
            <text:p>1982-09-01</text:p>
          </table:table-cell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string">
            <text:p>nm236878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ZoÃ« Kravitz</text:p>
          </table:table-cell>
          <table:table-cell office:value-type="string">
            <text:p>Mad Max: Fury Road</text:p>
          </table:table-cell>
          <table:table-cell office:value-type="string">
            <text:p>1988-12-01</text:p>
          </table:table-cell>
        </table:table-row>
        <table:table-row table:style-name="ro2">
          <table:table-cell/>
          <table:table-cell office:value-type="float" office:value="224">
            <text:p>224</text:p>
          </table:table-cell>
          <table:table-cell office:value-type="string">
            <text:p>nm14437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Zoe Kazan</text:p>
          </table:table-cell>
          <table:table-cell office:value-type="string">
            <text:p>Ruby Sparks</text:p>
          </table:table-cell>
          <table:table-cell office:value-type="string">
            <text:p>1983-09-09</text:p>
          </table:table-cell>
        </table:table-row>
        <table:table-row table:style-name="ro2">
          <table:table-cell/>
          <table:table-cell office:value-type="float" office:value="225">
            <text:p>225</text:p>
          </table:table-cell>
          <table:table-cell office:value-type="string">
            <text:p>nm309437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Willow Shields</text:p>
          </table:table-cell>
          <table:table-cell office:value-type="string">
            <text:p>The Hunger Games</text:p>
          </table:table-cell>
          <table:table-cell office:value-type="string">
            <text:p>2000-06-01</text:p>
          </table:table-cell>
        </table:table-row>
        <table:table-row table:style-name="ro2">
          <table:table-cell/>
          <table:table-cell office:value-type="float" office:value="226">
            <text:p>226</text:p>
          </table:table-cell>
          <table:table-cell office:value-type="string">
            <text:p>nm147326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Willa Holland</text:p>
          </table:table-cell>
          <table:table-cell office:value-type="string">
            <text:p>Legion</text:p>
          </table:table-cell>
          <table:table-cell office:value-type="string">
            <text:p>1991-06-18</text:p>
          </table:table-cell>
        </table:table-row>
        <table:table-row table:style-name="ro2">
          <table:table-cell/>
          <table:table-cell office:value-type="float" office:value="227">
            <text:p>227</text:p>
          </table:table-cell>
          <table:table-cell office:value-type="string">
            <text:p>nm038216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Virginia Hey</text:p>
          </table:table-cell>
          <table:table-cell office:value-type="string">
            <text:p>Mad Max 2</text:p>
          </table:table-cell>
          <table:table-cell office:value-type="string">
            <text:p>1952-06-19</text:p>
          </table:table-cell>
        </table:table-row>
        <table:table-row table:style-name="ro2">
          <table:table-cell/>
          <table:table-cell office:value-type="float" office:value="228">
            <text:p>228</text:p>
          </table:table-cell>
          <table:table-cell office:value-type="string">
            <text:p>nm184243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Victoria Justice</text:p>
          </table:table-cell>
          <table:table-cell office:value-type="string">
            <text:p>Victorious</text:p>
          </table:table-cell>
          <table:table-cell office:value-type="string">
            <text:p>1993-02-19</text:p>
          </table:table-cell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string">
            <text:p>nm060508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Vanessa Morgan</text:p>
          </table:table-cell>
          <table:table-cell office:value-type="string">
            <text:p>Riverdale</text:p>
          </table:table-cell>
          <table:table-cell office:value-type="string">
            <text:p>1992-03-23</text:p>
          </table:table-cell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string">
            <text:p>nm000052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Vanessa Marcil</text:p>
          </table:table-cell>
          <table:table-cell office:value-type="string">
            <text:p>The Rock</text:p>
          </table:table-cell>
          <table:table-cell office:value-type="string">
            <text:p>1968-10-15</text:p>
          </table:table-cell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string">
            <text:p>nm053672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Valerie Mahaffey</text:p>
          </table:table-cell>
          <table:table-cell office:value-type="string">
            <text:p>Seabiscuit</text:p>
          </table:table-cell>
          <table:table-cell office:value-type="string">
            <text:p>1953-06-16</text:p>
          </table:table-cell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string">
            <text:p>nm221654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Ãšrsula CorberÃ³</text:p>
          </table:table-cell>
          <table:table-cell office:value-type="string">
            <text:p>La casa de papel</text:p>
          </table:table-cell>
          <table:table-cell office:value-type="string">
            <text:p>1989-08-11</text:p>
          </table:table-cell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string">
            <text:p>nm06372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uva Novotny</text:p>
          </table:table-cell>
          <table:table-cell office:value-type="string">
            <text:p>Annihilation</text:p>
          </table:table-cell>
          <table:table-cell office:value-type="string">
            <text:p>1979-12-21</text:p>
          </table:table-cell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string">
            <text:p>nm227627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renna Keating</text:p>
          </table:table-cell>
          <table:table-cell office:value-type="string">
            <text:p>Just Friends</text:p>
          </table:table-cell>
          <table:table-cell/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string">
            <text:p>nm270289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racy Spiridakos</text:p>
          </table:table-cell>
          <table:table-cell office:value-type="string">
            <text:p>Rise of the Planet of the Apes</text:p>
          </table:table-cell>
          <table:table-cell office:value-type="string">
            <text:p>1988-02-20</text:p>
          </table:table-cell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string">
            <text:p>nm113963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racie Thoms</text:p>
          </table:table-cell>
          <table:table-cell office:value-type="string">
            <text:p>Rent</text:p>
          </table:table-cell>
          <table:table-cell office:value-type="string">
            <text:p>1975-08-19</text:p>
          </table:table-cell>
        </table:table-row>
        <table:table-row table:style-name="ro2">
          <table:table-cell/>
          <table:table-cell office:value-type="float" office:value="237">
            <text:p>237</text:p>
          </table:table-cell>
          <table:table-cell office:value-type="string">
            <text:p>nm032509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racey Gold</text:p>
          </table:table-cell>
          <table:table-cell office:value-type="string">
            <text:p>Growing Pains</text:p>
          </table:table-cell>
          <table:table-cell office:value-type="string">
            <text:p>1969-05-16</text:p>
          </table:table-cell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string">
            <text:p>nm00017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ori Spelling</text:p>
          </table:table-cell>
          <table:table-cell office:value-type="string">
            <text:p>Scary Movie 2</text:p>
          </table:table-cell>
          <table:table-cell office:value-type="string">
            <text:p>1973-05-16</text:p>
          </table:table-cell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string">
            <text:p>nm412107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inatin Dalakishvili</text:p>
          </table:table-cell>
          <table:table-cell office:value-type="string">
            <text:p>Zvezda</text:p>
          </table:table-cell>
          <table:table-cell office:value-type="string">
            <text:p>1991-02-02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string">
            <text:p>nm000548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iffani Thiessen</text:p>
          </table:table-cell>
          <table:table-cell office:value-type="string">
            <text:p>Alexa &amp; Katie</text:p>
          </table:table-cell>
          <table:table-cell office:value-type="string">
            <text:p>1974-01-23</text:p>
          </table:table-cell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string">
            <text:p>nm197505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iera Skovbye</text:p>
          </table:table-cell>
          <table:table-cell office:value-type="string">
            <text:p>2 Hearts</text:p>
          </table:table-cell>
          <table:table-cell office:value-type="string">
            <text:p>1995-05-06</text:p>
          </table:table-cell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string">
            <text:p>nm640642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hea Sofie Loch NÃ¦ss</text:p>
          </table:table-cell>
          <table:table-cell office:value-type="string">
            <text:p>The Last Kingdom</text:p>
          </table:table-cell>
          <table:table-cell office:value-type="string">
            <text:p>1996-11-26</text:p>
          </table:table-cell>
        </table:table-row>
        <table:table-row table:style-name="ro2">
          <table:table-cell/>
          <table:table-cell office:value-type="float" office:value="243">
            <text:p>243</text:p>
          </table:table-cell>
          <table:table-cell office:value-type="string">
            <text:p>nm235784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aylor Swift</text:p>
          </table:table-cell>
          <table:table-cell office:value-type="string">
            <text:p>Taylor Swift: The Eras Tour</text:p>
          </table:table-cell>
          <table:table-cell office:value-type="string">
            <text:p>1989-12-13</text:p>
          </table:table-cell>
        </table:table-row>
        <table:table-row table:style-name="ro2">
          <table:table-cell/>
          <table:table-cell office:value-type="float" office:value="244">
            <text:p>244</text:p>
          </table:table-cell>
          <table:table-cell office:value-type="string">
            <text:p>nm22799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aylor Schilling</text:p>
          </table:table-cell>
          <table:table-cell office:value-type="string">
            <text:p>The Lucky One</text:p>
          </table:table-cell>
          <table:table-cell office:value-type="string">
            <text:p>1984-07-27</text:p>
          </table:table-cell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string">
            <text:p>nm66162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ati Gabrielle</text:p>
          </table:table-cell>
          <table:table-cell office:value-type="string">
            <text:p>Uncharted</text:p>
          </table:table-cell>
          <table:table-cell office:value-type="string">
            <text:p>1996-01-25</text:p>
          </table:table-cell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string">
            <text:p>nm054338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aryn Manning</text:p>
          </table:table-cell>
          <table:table-cell office:value-type="string">
            <text:p>Orange Is the New Black</text:p>
          </table:table-cell>
          <table:table-cell/>
        </table:table-row>
        <table:table-row table:style-name="ro2">
          <table:table-cell/>
          <table:table-cell office:value-type="float" office:value="247">
            <text:p>247</text:p>
          </table:table-cell>
          <table:table-cell office:value-type="string">
            <text:p>nm000061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anya Roberts</text:p>
          </table:table-cell>
          <table:table-cell office:value-type="string">
            <text:p>A View to a Kill</text:p>
          </table:table-cell>
          <table:table-cell office:value-type="string">
            <text:p>1949-10-15</text:p>
          </table:table-cell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string">
            <text:p>nm083973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ammin Sursok</text:p>
          </table:table-cell>
          <table:table-cell office:value-type="string">
            <text:p>Pretty Little Liars</text:p>
          </table:table-cell>
          <table:table-cell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string">
            <text:p>nm150690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alulah Riley</text:p>
          </table:table-cell>
          <table:table-cell office:value-type="string">
            <text:p>Westworld</text:p>
          </table:table-cell>
          <table:table-cell office:value-type="string">
            <text:p>1985-09-26</text:p>
          </table:table-cell>
        </table:table-row>
        <table:table-row table:style-name="ro2">
          <table:table-cell/>
          <table:table-cell office:value-type="float" office:value="250">
            <text:p>250</text:p>
          </table:table-cell>
          <table:table-cell office:value-type="string">
            <text:p>nm190039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utton Foster</text:p>
          </table:table-cell>
          <table:table-cell office:value-type="string">
            <text:p>Younger</text:p>
          </table:table-cell>
          <table:table-cell office:value-type="string">
            <text:p>1975-03-18</text:p>
          </table:table-cell>
        </table:table-row>
        <table:table-row table:style-name="ro2">
          <table:table-cell/>
          <table:table-cell office:value-type="float" office:value="251">
            <text:p>251</text:p>
          </table:table-cell>
          <table:table-cell office:value-type="string">
            <text:p>nm086074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usanna Thompson</text:p>
          </table:table-cell>
          <table:table-cell office:value-type="string">
            <text:p>Malignant</text:p>
          </table:table-cell>
          <table:table-cell office:value-type="string">
            <text:p>1958-01-27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string">
            <text:p>nm006394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ugar Lyn Beard</text:p>
          </table:table-cell>
          <table:table-cell office:value-type="string">
            <text:p>Mike and Dave Need Wedding Dates</text:p>
          </table:table-cell>
          <table:table-cell office:value-type="string">
            <text:p>1981-08-27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string">
            <text:p>nm000033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tockard Channing</text:p>
          </table:table-cell>
          <table:table-cell office:value-type="string">
            <text:p>Practical Magic</text:p>
          </table:table-cell>
          <table:table-cell office:value-type="string">
            <text:p>1944-02-13</text:p>
          </table:table-cell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string">
            <text:p>nm000025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tephanie Zimbalist</text:p>
          </table:table-cell>
          <table:table-cell office:value-type="string">
            <text:p>Remington Steele</text:p>
          </table:table-cell>
          <table:table-cell office:value-type="string">
            <text:p>1956-10-08</text:p>
          </table:table-cell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string">
            <text:p>nm121089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tephanie Szostak</text:p>
          </table:table-cell>
          <table:table-cell office:value-type="string">
            <text:p>A Million Little Things</text:p>
          </table:table-cell>
          <table:table-cell office:value-type="string">
            <text:p>1975-08-05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string">
            <text:p>nm149577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tephanie Styles</text:p>
          </table:table-cell>
          <table:table-cell office:value-type="string">
            <text:p>Zoey's Extraordinary Playlist</text:p>
          </table:table-cell>
          <table:table-cell office:value-type="string">
            <text:p>1991-10-07</text:p>
          </table:table-cell>
        </table:table-row>
        <table:table-row table:style-name="ro2">
          <table:table-cell/>
          <table:table-cell office:value-type="float" office:value="257">
            <text:p>257</text:p>
          </table:table-cell>
          <table:table-cell office:value-type="string">
            <text:p>nm017763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ifer Coolidge</text:p>
          </table:table-cell>
          <table:table-cell office:value-type="string">
            <text:p>A Mighty Wind</text:p>
          </table:table-cell>
          <table:table-cell office:value-type="string">
            <text:p>1961-06-01</text:p>
          </table:table-cell>
        </table:table-row>
        <table:table-row table:style-name="ro1">
          <table:table-cell/>
          <table:table-cell office:value-type="float" office:value="258">
            <text:p>258</text:p>
          </table:table-cell>
          <table:table-cell office:value-type="string">
            <text:p>nm05030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tephanie Leonidas</text:p>
          </table:table-cell>
          <table:table-cell office:value-type="string">
            <text:p>Mirrormask</text:p>
          </table:table-cell>
          <table:table-cell office:value-type="string">
            <text:p>1984-02-14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string">
            <text:p>nm531022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ophie Skelton</text:p>
          </table:table-cell>
          <table:table-cell office:value-type="string">
            <text:p>Outlander</text:p>
          </table:table-cell>
          <table:table-cell office:value-type="string">
            <text:p>1994-03-07</text:p>
          </table:table-cell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string">
            <text:p>nm000052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ophie Marceau</text:p>
          </table:table-cell>
          <table:table-cell office:value-type="string">
            <text:p>La boum</text:p>
          </table:table-cell>
          <table:table-cell office:value-type="string">
            <text:p>1966-11-17</text:p>
          </table:table-cell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string">
            <text:p>nm279229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onequa Martin-Green</text:p>
          </table:table-cell>
          <table:table-cell office:value-type="string">
            <text:p>Star Trek: Discovery</text:p>
          </table:table-cell>
          <table:table-cell office:value-type="string">
            <text:p>1985-03-21</text:p>
          </table:table-cell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string">
            <text:p>nm132109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kyler Samuels</text:p>
          </table:table-cell>
          <table:table-cell office:value-type="string">
            <text:p>The Gifted</text:p>
          </table:table-cell>
          <table:table-cell office:value-type="string">
            <text:p>1994-04-14</text:p>
          </table:table-cell>
        </table:table-row>
        <table:table-row table:style-name="ro2">
          <table:table-cell/>
          <table:table-cell office:value-type="float" office:value="263">
            <text:p>263</text:p>
          </table:table-cell>
          <table:table-cell office:value-type="string">
            <text:p>nm75927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imone Ashley</text:p>
          </table:table-cell>
          <table:table-cell office:value-type="string">
            <text:p>Sex Education</text:p>
          </table:table-cell>
          <table:table-cell office:value-type="string">
            <text:p>1995-03-30</text:p>
          </table:table-cell>
        </table:table-row>
        <table:table-row table:style-name="ro1">
          <table:table-cell/>
          <table:table-cell office:value-type="float" office:value="264">
            <text:p>264</text:p>
          </table:table-cell>
          <table:table-cell office:value-type="string">
            <text:p>nm079551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u Qi</text:p>
          </table:table-cell>
          <table:table-cell office:value-type="string">
            <text:p>The Transporter</text:p>
          </table:table-cell>
          <table:table-cell office:value-type="string">
            <text:p>1976-04-16</text:p>
          </table:table-cell>
        </table:table-row>
        <table:table-row table:style-name="ro1">
          <table:table-cell/>
          <table:table-cell office:value-type="float" office:value="265">
            <text:p>265</text:p>
          </table:table-cell>
          <table:table-cell office:value-type="string">
            <text:p>nm000051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irley MacLaine</text:p>
          </table:table-cell>
          <table:table-cell office:value-type="string">
            <text:p>Terms of Endearment</text:p>
          </table:table-cell>
          <table:table-cell office:value-type="string">
            <text:p>1934-04-24</text:p>
          </table:table-cell>
        </table:table-row>
        <table:table-row table:style-name="ro1">
          <table:table-cell/>
          <table:table-cell office:value-type="float" office:value="266">
            <text:p>266</text:p>
          </table:table-cell>
          <table:table-cell office:value-type="string">
            <text:p>nm000014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erilyn Fenn</text:p>
          </table:table-cell>
          <table:table-cell office:value-type="string">
            <text:p>Of Mice and Men</text:p>
          </table:table-cell>
          <table:table-cell office:value-type="string">
            <text:p>1965-02-01</text:p>
          </table:table-cell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string">
            <text:p>nm264518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elley Hennig</text:p>
          </table:table-cell>
          <table:table-cell office:value-type="string">
            <text:p>Unfriended</text:p>
          </table:table-cell>
          <table:table-cell office:value-type="string">
            <text:p>1987-01-02</text:p>
          </table:table-cell>
        </table:table-row>
        <table:table-row table:style-name="ro2">
          <table:table-cell/>
          <table:table-cell office:value-type="float" office:value="268">
            <text:p>268</text:p>
          </table:table-cell>
          <table:table-cell office:value-type="string">
            <text:p>nm035237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elley Hack</text:p>
          </table:table-cell>
          <table:table-cell office:value-type="string">
            <text:p>Annie Hall</text:p>
          </table:table-cell>
          <table:table-cell office:value-type="string">
            <text:p>1947-07-06</text:p>
          </table:table-cell>
        </table:table-row>
        <table:table-row table:style-name="ro2">
          <table:table-cell/>
          <table:table-cell office:value-type="float" office:value="269">
            <text:p>269</text:p>
          </table:table-cell>
          <table:table-cell office:value-type="string">
            <text:p>nm376221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ay Mitchell</text:p>
          </table:table-cell>
          <table:table-cell office:value-type="string">
            <text:p>Pretty Little Liars</text:p>
          </table:table-cell>
          <table:table-cell office:value-type="string">
            <text:p>1987-04-10</text:p>
          </table:table-cell>
        </table:table-row>
        <table:table-row table:style-name="ro2">
          <table:table-cell/>
          <table:table-cell office:value-type="float" office:value="270">
            <text:p>270</text:p>
          </table:table-cell>
          <table:table-cell office:value-type="string">
            <text:p>nm768486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annon Purser</text:p>
          </table:table-cell>
          <table:table-cell office:value-type="string">
            <text:p>Sierra Burgess Is a Loser</text:p>
          </table:table-cell>
          <table:table-cell office:value-type="string">
            <text:p>1997-06-27</text:p>
          </table:table-cell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string">
            <text:p>nm000114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annen Doherty</text:p>
          </table:table-cell>
          <table:table-cell office:value-type="string">
            <text:p>Beverly Hills, 90210</text:p>
          </table:table-cell>
          <table:table-cell office:value-type="string">
            <text:p>1971-04-12</text:p>
          </table:table-cell>
        </table:table-row>
        <table:table-row table:style-name="ro1">
          <table:table-cell/>
          <table:table-cell office:value-type="float" office:value="272">
            <text:p>272</text:p>
          </table:table-cell>
          <table:table-cell office:value-type="string">
            <text:p>nm000551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ania Twain</text:p>
          </table:table-cell>
          <table:table-cell office:value-type="string">
            <text:p>I Heart Huckabees</text:p>
          </table:table-cell>
          <table:table-cell office:value-type="string">
            <text:p>1965-08-28</text:p>
          </table:table-cell>
        </table:table-row>
        <table:table-row table:style-name="ro2">
          <table:table-cell/>
          <table:table-cell office:value-type="float" office:value="273">
            <text:p>273</text:p>
          </table:table-cell>
          <table:table-cell office:value-type="string">
            <text:p>nm094279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h Wright</text:p>
          </table:table-cell>
          <table:table-cell office:value-type="string">
            <text:p>American Made</text:p>
          </table:table-cell>
          <table:table-cell office:value-type="string">
            <text:p>1983-09-28</text:p>
          </table:table-cell>
        </table:table-row>
        <table:table-row table:style-name="ro2">
          <table:table-cell/>
          <table:table-cell office:value-type="float" office:value="274">
            <text:p>274</text:p>
          </table:table-cell>
          <table:table-cell office:value-type="string">
            <text:p>nm048417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h Lancaster</text:p>
          </table:table-cell>
          <table:table-cell office:value-type="string">
            <text:p>Chuck</text:p>
          </table:table-cell>
          <table:table-cell office:value-type="string">
            <text:p>1980-02-12</text:p>
          </table:table-cell>
        </table:table-row>
        <table:table-row table:style-name="ro2">
          <table:table-cell/>
          <table:table-cell office:value-type="float" office:value="275">
            <text:p>275</text:p>
          </table:table-cell>
          <table:table-cell office:value-type="string">
            <text:p>nm196767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h Jones</text:p>
          </table:table-cell>
          <table:table-cell office:value-type="string">
            <text:p>For All Mankind</text:p>
          </table:table-cell>
          <table:table-cell/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string">
            <text:p>nm308098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h Habel</text:p>
          </table:table-cell>
          <table:table-cell office:value-type="string">
            <text:p>Whip It</text:p>
          </table:table-cell>
          <table:table-cell office:value-type="string">
            <text:p>1982-07-30</text:p>
          </table:table-cell>
        </table:table-row>
        <table:table-row table:style-name="ro2">
          <table:table-cell/>
          <table:table-cell office:value-type="float" office:value="277">
            <text:p>277</text:p>
          </table:table-cell>
          <table:table-cell office:value-type="string">
            <text:p>nm415285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h Grey</text:p>
          </table:table-cell>
          <table:table-cell office:value-type="string">
            <text:p>Power Rangers</text:p>
          </table:table-cell>
          <table:table-cell office:value-type="string">
            <text:p>1996-05-19</text:p>
          </table:table-cell>
        </table:table-row>
        <table:table-row table:style-name="ro1">
          <table:table-cell/>
          <table:table-cell office:value-type="float" office:value="278">
            <text:p>278</text:p>
          </table:table-cell>
          <table:table-cell office:value-type="string">
            <text:p>nm392428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h Dumont</text:p>
          </table:table-cell>
          <table:table-cell office:value-type="string">
            <text:p>Scouts Guide to the Zombie Apocalypse</text:p>
          </table:table-cell>
          <table:table-cell office:value-type="string">
            <text:p>1990-04-10</text:p>
          </table:table-cell>
        </table:table-row>
        <table:table-row table:style-name="ro1">
          <table:table-cell/>
          <table:table-cell office:value-type="float" office:value="279">
            <text:p>279</text:p>
          </table:table-cell>
          <table:table-cell office:value-type="string">
            <text:p>nm009296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h Bolger</text:p>
          </table:table-cell>
          <table:table-cell office:value-type="string">
            <text:p>In America</text:p>
          </table:table-cell>
          <table:table-cell office:value-type="string">
            <text:p>1991-02-28</text:p>
          </table:table-cell>
        </table:table-row>
        <table:table-row table:style-name="ro2">
          <table:table-cell/>
          <table:table-cell office:value-type="float" office:value="280">
            <text:p>280</text:p>
          </table:table-cell>
          <table:table-cell office:value-type="string">
            <text:p>nm074908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 Rue</text:p>
          </table:table-cell>
          <table:table-cell office:value-type="string">
            <text:p>Pearl Harbor</text:p>
          </table:table-cell>
          <table:table-cell office:value-type="string">
            <text:p>1979-01-26</text:p>
          </table:table-cell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string">
            <text:p>nm167956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 Bareilles</text:p>
          </table:table-cell>
          <table:table-cell office:value-type="string">
            <text:p>Little Voice</text:p>
          </table:table-cell>
          <table:table-cell office:value-type="string">
            <text:p>1979-12-07</text:p>
          </table:table-cell>
        </table:table-row>
        <table:table-row table:style-name="ro2">
          <table:table-cell/>
          <table:table-cell office:value-type="float" office:value="282">
            <text:p>282</text:p>
          </table:table-cell>
          <table:table-cell office:value-type="string">
            <text:p>nm677962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ndra Mae Frank</text:p>
          </table:table-cell>
          <table:table-cell office:value-type="string">
            <text:p>Soul to Keep</text:p>
          </table:table-cell>
          <table:table-cell office:value-type="string">
            <text:p>1990-03-21</text:p>
          </table:table-cell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string">
            <text:p>nm000016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lma Hayek</text:p>
          </table:table-cell>
          <table:table-cell office:value-type="string">
            <text:p>Frida</text:p>
          </table:table-cell>
          <table:table-cell office:value-type="string">
            <text:p>1966-09-02</text:p>
          </table:table-cell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string">
            <text:p>nm338241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uby O. Fee</text:p>
          </table:table-cell>
          <table:table-cell office:value-type="string">
            <text:p>Die Unsichtbaren</text:p>
          </table:table-cell>
          <table:table-cell office:value-type="string">
            <text:p>1996-02-07</text:p>
          </table:table-cell>
        </table:table-row>
        <table:table-row table:style-name="ro2">
          <table:table-cell/>
          <table:table-cell office:value-type="float" office:value="285">
            <text:p>285</text:p>
          </table:table-cell>
          <table:table-cell office:value-type="string">
            <text:p>nm368857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owan Blanchard</text:p>
          </table:table-cell>
          <table:table-cell office:value-type="string">
            <text:p>Spy Kids 4: All the Time in the World</text:p>
          </table:table-cell>
          <table:table-cell office:value-type="string">
            <text:p>2001-10-14</text:p>
          </table:table-cell>
        </table:table-row>
        <table:table-row table:style-name="ro2">
          <table:table-cell/>
          <table:table-cell office:value-type="float" office:value="286">
            <text:p>286</text:p>
          </table:table-cell>
          <table:table-cell office:value-type="string">
            <text:p>nm000160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osie Perez</text:p>
          </table:table-cell>
          <table:table-cell office:value-type="string">
            <text:p>White Men Can't Jump</text:p>
          </table:table-cell>
          <table:table-cell office:value-type="string">
            <text:p>1964-09-06</text:p>
          </table:table-cell>
        </table:table-row>
        <table:table-row table:style-name="ro2">
          <table:table-cell/>
          <table:table-cell office:value-type="float" office:value="287">
            <text:p>287</text:p>
          </table:table-cell>
          <table:table-cell office:value-type="string">
            <text:p>nm621659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ose Williams</text:p>
          </table:table-cell>
          <table:table-cell office:value-type="string">
            <text:p>Curfew</text:p>
          </table:table-cell>
          <table:table-cell office:value-type="string">
            <text:p>1994-02-18</text:p>
          </table:table-cell>
        </table:table-row>
        <table:table-row table:style-name="ro2">
          <table:table-cell/>
          <table:table-cell office:value-type="float" office:value="288">
            <text:p>288</text:p>
          </table:table-cell>
          <table:table-cell office:value-type="string">
            <text:p>nm000053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ose McGowan</text:p>
          </table:table-cell>
          <table:table-cell office:value-type="string">
            <text:p>Planet Terror</text:p>
          </table:table-cell>
          <table:table-cell office:value-type="string">
            <text:p>1973-09-05</text:p>
          </table:table-cell>
        </table:table-row>
        <table:table-row table:style-name="ro2">
          <table:table-cell/>
          <table:table-cell office:value-type="float" office:value="289">
            <text:p>289</text:p>
          </table:table-cell>
          <table:table-cell office:value-type="string">
            <text:p>nm000210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obin Givens</text:p>
          </table:table-cell>
          <table:table-cell office:value-type="string">
            <text:p>Boomerang</text:p>
          </table:table-cell>
          <table:table-cell office:value-type="string">
            <text:p>1964-11-27</text:p>
          </table:table-cell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string">
            <text:p>nm198259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ihanna</text:p>
          </table:table-cell>
          <table:table-cell office:value-type="string">
            <text:p>Battleship</text:p>
          </table:table-cell>
          <table:table-cell office:value-type="string">
            <text:p>1988-02-20</text:p>
          </table:table-cell>
        </table:table-row>
        <table:table-row table:style-name="ro1">
          <table:table-cell/>
          <table:table-cell office:value-type="float" office:value="291">
            <text:p>291</text:p>
          </table:table-cell>
          <table:table-cell office:value-type="string">
            <text:p>nm000062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ene Russo</text:p>
          </table:table-cell>
          <table:table-cell office:value-type="string">
            <text:p>Nightcrawler</text:p>
          </table:table-cell>
          <table:table-cell office:value-type="string">
            <text:p>1954-02-17</text:p>
          </table:table-cell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string">
            <text:p>nm01874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ebecca Creskoff</text:p>
          </table:table-cell>
          <table:table-cell office:value-type="string">
            <text:p>Justified</text:p>
          </table:table-cell>
          <table:table-cell office:value-type="string">
            <text:p>1971-02-01</text:p>
          </table:table-cell>
        </table:table-row>
        <table:table-row table:style-name="ro1">
          <table:table-cell/>
          <table:table-cell office:value-type="float" office:value="293">
            <text:p>293</text:p>
          </table:table-cell>
          <table:table-cell office:value-type="string">
            <text:p>nm042906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ashida Jones</text:p>
          </table:table-cell>
          <table:table-cell office:value-type="string">
            <text:p>Parks and Recreation</text:p>
          </table:table-cell>
          <table:table-cell office:value-type="string">
            <text:p>1976-02-25</text:p>
          </table:table-cell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string">
            <text:p>nm059366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adha Mitchell</text:p>
          </table:table-cell>
          <table:table-cell office:value-type="string">
            <text:p>Pitch Black</text:p>
          </table:table-cell>
          <table:table-cell office:value-type="string">
            <text:p>1973-11-12</text:p>
          </table:table-cell>
        </table:table-row>
        <table:table-row table:style-name="ro1">
          <table:table-cell/>
          <table:table-cell office:value-type="float" office:value="295">
            <text:p>295</text:p>
          </table:table-cell>
          <table:table-cell office:value-type="string">
            <text:p>nm049895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achelle Lefevre</text:p>
          </table:table-cell>
          <table:table-cell office:value-type="string">
            <text:p>Twilight</text:p>
          </table:table-cell>
          <table:table-cell office:value-type="string">
            <text:p>1979-02-01</text:p>
          </table:table-cell>
        </table:table-row>
        <table:table-row table:style-name="ro1">
          <table:table-cell/>
          <table:table-cell office:value-type="float" office:value="296">
            <text:p>296</text:p>
          </table:table-cell>
          <table:table-cell office:value-type="string">
            <text:p>nm034173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achel Griffiths</text:p>
          </table:table-cell>
          <table:table-cell office:value-type="string">
            <text:p>Six Feet Under</text:p>
          </table:table-cell>
          <table:table-cell office:value-type="string">
            <text:p>1968-12-18</text:p>
          </table:table-cell>
        </table:table-row>
        <table:table-row table:style-name="ro2">
          <table:table-cell/>
          <table:table-cell office:value-type="float" office:value="297">
            <text:p>297</text:p>
          </table:table-cell>
          <table:table-cell office:value-type="string">
            <text:p>nm10363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achel Boston</text:p>
          </table:table-cell>
          <table:table-cell office:value-type="string">
            <text:p>(500) Days of Summer</text:p>
          </table:table-cell>
          <table:table-cell office:value-type="string">
            <text:p>1982-05-09</text:p>
          </table:table-cell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string">
            <text:p>nm137737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achel Bilson</text:p>
          </table:table-cell>
          <table:table-cell office:value-type="string">
            <text:p>Jumper</text:p>
          </table:table-cell>
          <table:table-cell office:value-type="string">
            <text:p>1981-08-25</text:p>
          </table:table-cell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string">
            <text:p>nm000145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Queen Latifah</text:p>
          </table:table-cell>
          <table:table-cell office:value-type="string">
            <text:p>Chicago</text:p>
          </table:table-cell>
          <table:table-cell office:value-type="string">
            <text:p>1970-03-18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string">
            <text:p>nm369744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hoebe Dynevor</text:p>
          </table:table-cell>
          <table:table-cell office:value-type="string">
            <text:p>Fair Play</text:p>
          </table:table-cell>
          <table:table-cell office:value-type="string">
            <text:p>1995-04-17</text:p>
          </table:table-cell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string">
            <text:p>nm000529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aula Jai Parker</text:p>
          </table:table-cell>
          <table:table-cell office:value-type="string">
            <text:p>Hustle &amp; Flow</text:p>
          </table:table-cell>
          <table:table-cell office:value-type="string">
            <text:p>1969-08-19</text:p>
          </table:table-cell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string">
            <text:p>nm092321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atricia Wettig</text:p>
          </table:table-cell>
          <table:table-cell office:value-type="string">
            <text:p>City Slickers</text:p>
          </table:table-cell>
          <table:table-cell office:value-type="string">
            <text:p>1951-12-04</text:p>
          </table:table-cell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string">
            <text:p>nm016510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atricia Clarkson</text:p>
          </table:table-cell>
          <table:table-cell office:value-type="string">
            <text:p>The Station Agent</text:p>
          </table:table-cell>
          <table:table-cell office:value-type="string">
            <text:p>1959-12-29</text:p>
          </table:table-cell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string">
            <text:p>nm038529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aris Hilton</text:p>
          </table:table-cell>
          <table:table-cell office:value-type="string">
            <text:p>The Hottie &amp; the Nottie</text:p>
          </table:table-cell>
          <table:table-cell office:value-type="string">
            <text:p>1981-02-17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string">
            <text:p>nm000111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am Dawber</text:p>
          </table:table-cell>
          <table:table-cell office:value-type="string">
            <text:p>Mork &amp; Mindy</text:p>
          </table:table-cell>
          <table:table-cell office:value-type="string">
            <text:p>1951-10-18</text:p>
          </table:table-cell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string">
            <text:p>nm138587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Olga Kurylenko</text:p>
          </table:table-cell>
          <table:table-cell office:value-type="string">
            <text:p>Oblivion</text:p>
          </table:table-cell>
          <table:table-cell office:value-type="string">
            <text:p>1979-11-14</text:p>
          </table:table-cell>
        </table:table-row>
        <table:table-row table:style-name="ro2">
          <table:table-cell/>
          <table:table-cell office:value-type="float" office:value="307">
            <text:p>307</text:p>
          </table:table-cell>
          <table:table-cell office:value-type="string">
            <text:p>nm081805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Octavia Spencer</text:p>
          </table:table-cell>
          <table:table-cell office:value-type="string">
            <text:p>Hidden Figures</text:p>
          </table:table-cell>
          <table:table-cell office:value-type="string">
            <text:p>1970-05-25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string">
            <text:p>nm174038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icole MuÃ±oz</text:p>
          </table:table-cell>
          <table:table-cell office:value-type="string">
            <text:p>Van Helsing</text:p>
          </table:table-cell>
          <table:table-cell office:value-type="string">
            <text:p>1994-06-24</text:p>
          </table:table-cell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string">
            <text:p>nm000117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icole Eggert</text:p>
          </table:table-cell>
          <table:table-cell office:value-type="string">
            <text:p>Charles in Charge</text:p>
          </table:table-cell>
          <table:table-cell office:value-type="string">
            <text:p>1972-01-13</text:p>
          </table:table-cell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string">
            <text:p>nm244375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icola Peltz Beckham</text:p>
          </table:table-cell>
          <table:table-cell office:value-type="string">
            <text:p>Lola</text:p>
          </table:table-cell>
          <table:table-cell office:value-type="string">
            <text:p>1995-01-09</text:p>
          </table:table-cell>
        </table:table-row>
        <table:table-row table:style-name="ro2">
          <table:table-cell/>
          <table:table-cell office:value-type="float" office:value="311">
            <text:p>311</text:p>
          </table:table-cell>
          <table:table-cell office:value-type="string">
            <text:p>nm543026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ell Hudson</text:p>
          </table:table-cell>
          <table:table-cell office:value-type="string">
            <text:p>Texas Chainsaw Massacre</text:p>
          </table:table-cell>
          <table:table-cell office:value-type="string">
            <text:p>1990-11-19</text:p>
          </table:table-cell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string">
            <text:p>nm000152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atascha McElhone</text:p>
          </table:table-cell>
          <table:table-cell office:value-type="string">
            <text:p>Solaris</text:p>
          </table:table-cell>
          <table:table-cell office:value-type="string">
            <text:p>1969-12-14</text:p>
          </table:table-cell>
        </table:table-row>
        <table:table-row table:style-name="ro2">
          <table:table-cell/>
          <table:table-cell office:value-type="float" office:value="313">
            <text:p>313</text:p>
          </table:table-cell>
          <table:table-cell office:value-type="string">
            <text:p>nm23585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atalie Martinez</text:p>
          </table:table-cell>
          <table:table-cell office:value-type="string">
            <text:p>Death Race</text:p>
          </table:table-cell>
          <table:table-cell office:value-type="string">
            <text:p>1984-07-12</text:p>
          </table:table-cell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string">
            <text:p>nm80502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atacha Karam</text:p>
          </table:table-cell>
          <table:table-cell office:value-type="string">
            <text:p>The Brave</text:p>
          </table:table-cell>
          <table:table-cell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string">
            <text:p>nm18406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asim Pedrad</text:p>
          </table:table-cell>
          <table:table-cell office:value-type="string">
            <text:p>Despicable Me 2</text:p>
          </table:table-cell>
          <table:table-cell office:value-type="string">
            <text:p>1981-11-18</text:p>
          </table:table-cell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string">
            <text:p>nm03651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aomie Harris</text:p>
          </table:table-cell>
          <table:table-cell office:value-type="string">
            <text:p>Moonlight</text:p>
          </table:table-cell>
          <table:table-cell office:value-type="string">
            <text:p>1976-09-06</text:p>
          </table:table-cell>
        </table:table-row>
        <table:table-row table:style-name="ro2">
          <table:table-cell/>
          <table:table-cell office:value-type="float" office:value="317">
            <text:p>317</text:p>
          </table:table-cell>
          <table:table-cell office:value-type="string">
            <text:p>nm430546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aomi Scott</text:p>
          </table:table-cell>
          <table:table-cell office:value-type="string">
            <text:p>Aladdin</text:p>
          </table:table-cell>
          <table:table-cell office:value-type="string">
            <text:p>1993-05-06</text:p>
          </table:table-cell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string">
            <text:p>nm000039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organ Fairchild</text:p>
          </table:table-cell>
          <table:table-cell office:value-type="string">
            <text:p>Friends</text:p>
          </table:table-cell>
          <table:table-cell office:value-type="string">
            <text:p>1950-02-03</text:p>
          </table:table-cell>
        </table:table-row>
        <table:table-row table:style-name="ro2">
          <table:table-cell/>
          <table:table-cell office:value-type="float" office:value="319">
            <text:p>319</text:p>
          </table:table-cell>
          <table:table-cell office:value-type="string">
            <text:p>nm109413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olly Gordon</text:p>
          </table:table-cell>
          <table:table-cell office:value-type="string">
            <text:p>Theater Camp</text:p>
          </table:table-cell>
          <table:table-cell office:value-type="string">
            <text:p>1994-12-06</text:p>
          </table:table-cell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string">
            <text:p>nm005921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scha Barton</text:p>
          </table:table-cell>
          <table:table-cell office:value-type="string">
            <text:p>The O.C.</text:p>
          </table:table-cell>
          <table:table-cell office:value-type="string">
            <text:p>1986-01-24</text:p>
          </table:table-cell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string">
            <text:p>nm079489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riam Shor</text:p>
          </table:table-cell>
          <table:table-cell office:value-type="string">
            <text:p>Hedwig and the Angry Inch</text:p>
          </table:table-cell>
          <table:table-cell office:value-type="string">
            <text:p>1971-07-25</text:p>
          </table:table-cell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string">
            <text:p>nm15972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rcea Monroe</text:p>
          </table:table-cell>
          <table:table-cell office:value-type="string">
            <text:p>Tekken</text:p>
          </table:table-cell>
          <table:table-cell office:value-type="string">
            <text:p>1982-03-11</text:p>
          </table:table-cell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string">
            <text:p>nm070721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randa Raison</text:p>
          </table:table-cell>
          <table:table-cell office:value-type="string">
            <text:p>My Week with Marilyn</text:p>
          </table:table-cell>
          <table:table-cell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string">
            <text:p>nm138892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randa Cosgrove</text:p>
          </table:table-cell>
          <table:table-cell office:value-type="string">
            <text:p>Despicable Me 2</text:p>
          </table:table-cell>
          <table:table-cell office:value-type="string">
            <text:p>1993-05-14</text:p>
          </table:table-cell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string">
            <text:p>nm000022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ra Sorvino</text:p>
          </table:table-cell>
          <table:table-cell office:value-type="string">
            <text:p>Mighty Aphrodite</text:p>
          </table:table-cell>
          <table:table-cell office:value-type="string">
            <text:p>1967-09-28</text:p>
          </table:table-cell>
        </table:table-row>
        <table:table-row table:style-name="ro2">
          <table:table-cell/>
          <table:table-cell office:value-type="float" office:value="326">
            <text:p>326</text:p>
          </table:table-cell>
          <table:table-cell office:value-type="string">
            <text:p>nm000037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nnie Driver</text:p>
          </table:table-cell>
          <table:table-cell office:value-type="string">
            <text:p>Circle of Friends</text:p>
          </table:table-cell>
          <table:table-cell office:value-type="string">
            <text:p>1970-01-31</text:p>
          </table:table-cell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string">
            <text:p>nm141167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ndy Kaling</text:p>
          </table:table-cell>
          <table:table-cell office:value-type="string">
            <text:p>The Office</text:p>
          </table:table-cell>
          <table:table-cell office:value-type="string">
            <text:p>1979-06-24</text:p>
          </table:table-cell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string">
            <text:p>nm570089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key Madison</text:p>
          </table:table-cell>
          <table:table-cell office:value-type="string">
            <text:p>Once Upon a Time in... Hollywood</text:p>
          </table:table-cell>
          <table:table-cell office:value-type="string">
            <text:p>1999-03-25</text:p>
          </table:table-cell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string">
            <text:p>nm009556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ka Boorem</text:p>
          </table:table-cell>
          <table:table-cell office:value-type="string">
            <text:p>Hollywood.Con</text:p>
          </table:table-cell>
          <table:table-cell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string">
            <text:p>nm592773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chelle Veintimilla</text:p>
          </table:table-cell>
          <table:table-cell office:value-type="string">
            <text:p>Gotham</text:p>
          </table:table-cell>
          <table:table-cell office:value-type="string">
            <text:p>1992-11-07</text:p>
          </table:table-cell>
        </table:table-row>
        <table:table-row table:style-name="ro2">
          <table:table-cell/>
          <table:table-cell office:value-type="float" office:value="331">
            <text:p>331</text:p>
          </table:table-cell>
          <table:table-cell office:value-type="string">
            <text:p>nm07527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chelle Ryan</text:p>
          </table:table-cell>
          <table:table-cell office:value-type="string">
            <text:p>Bionic Woman</text:p>
          </table:table-cell>
          <table:table-cell office:value-type="string">
            <text:p>1984-04-22</text:p>
          </table:table-cell>
        </table:table-row>
        <table:table-row table:style-name="ro2">
          <table:table-cell/>
          <table:table-cell office:value-type="float" office:value="332">
            <text:p>332</text:p>
          </table:table-cell>
          <table:table-cell office:value-type="string">
            <text:p>nm032705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chelle Gomez</text:p>
          </table:table-cell>
          <table:table-cell office:value-type="string">
            <text:p>Green Wing</text:p>
          </table:table-cell>
          <table:table-cell office:value-type="string">
            <text:p>1966-11-23</text:p>
          </table:table-cell>
        </table:table-row>
        <table:table-row table:style-name="ro2">
          <table:table-cell/>
          <table:table-cell office:value-type="float" office:value="333">
            <text:p>333</text:p>
          </table:table-cell>
          <table:table-cell office:value-type="string">
            <text:p>nm227889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erritt Patterson</text:p>
          </table:table-cell>
          <table:table-cell office:value-type="string">
            <text:p>The Royals</text:p>
          </table:table-cell>
          <table:table-cell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string">
            <text:p>nm057352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ercedes McNab</text:p>
          </table:table-cell>
          <table:table-cell office:value-type="string">
            <text:p>Addams Family Values</text:p>
          </table:table-cell>
          <table:table-cell office:value-type="string">
            <text:p>1980-03-14</text:p>
          </table:table-cell>
        </table:table-row>
        <table:table-row table:style-name="ro2">
          <table:table-cell/>
          <table:table-cell office:value-type="float" office:value="335">
            <text:p>335</text:p>
          </table:table-cell>
          <table:table-cell office:value-type="string">
            <text:p>nm199768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ercedes Mason</text:p>
          </table:table-cell>
          <table:table-cell office:value-type="string">
            <text:p>Fear the Walking Dead</text:p>
          </table:table-cell>
          <table:table-cell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string">
            <text:p>nm000182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elora Walters</text:p>
          </table:table-cell>
          <table:table-cell office:value-type="string">
            <text:p>Magnolia</text:p>
          </table:table-cell>
          <table:table-cell office:value-type="string">
            <text:p>1960-10-21</text:p>
          </table:table-cell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string">
            <text:p>nm075608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elissa Sagemiller</text:p>
          </table:table-cell>
          <table:table-cell office:value-type="string">
            <text:p>The Guardian</text:p>
          </table:table-cell>
          <table:table-cell office:value-type="string">
            <text:p>1974-06-01</text:p>
          </table:table-cell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string">
            <text:p>nm04912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Ã©lanie Laurent</text:p>
          </table:table-cell>
          <table:table-cell office:value-type="string">
            <text:p>Inglourious Basterds</text:p>
          </table:table-cell>
          <table:table-cell office:value-type="string">
            <text:p>1983-02-21</text:p>
          </table:table-cell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string">
            <text:p>nm279059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y Calamawy</text:p>
          </table:table-cell>
          <table:table-cell office:value-type="string">
            <text:p>Ramy</text:p>
          </table:table-cell>
          <table:table-cell office:value-type="string">
            <text:p>1986-10-28</text:p>
          </table:table-cell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string">
            <text:p>nm000549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ura Tierney</text:p>
          </table:table-cell>
          <table:table-cell office:value-type="string">
            <text:p>ER</text:p>
          </table:table-cell>
          <table:table-cell office:value-type="string">
            <text:p>1965-02-03</text:p>
          </table:table-cell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string">
            <text:p>nm070747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y Lynn Rajskub</text:p>
          </table:table-cell>
          <table:table-cell office:value-type="float" office:value="24">
            <text:p>24</text:p>
          </table:table-cell>
          <table:table-cell office:value-type="string">
            <text:p>1971-06-22</text:p>
          </table:table-cell>
        </table:table-row>
        <table:table-row table:style-name="ro2">
          <table:table-cell/>
          <table:table-cell office:value-type="float" office:value="343">
            <text:p>343</text:p>
          </table:table-cell>
          <table:table-cell office:value-type="string">
            <text:p>nm163494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y Elizabeth Ellis</text:p>
          </table:table-cell>
          <table:table-cell office:value-type="string">
            <text:p>Masterminds</text:p>
          </table:table-cell>
          <table:table-cell office:value-type="string">
            <text:p>1979-05-11</text:p>
          </table:table-cell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string">
            <text:p>nm117228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tha Higareda</text:p>
          </table:table-cell>
          <table:table-cell office:value-type="string">
            <text:p>Altered Carbon</text:p>
          </table:table-cell>
          <table:table-cell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string">
            <text:p>nm231375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ina Squerciati</text:p>
          </table:table-cell>
          <table:table-cell office:value-type="string">
            <text:p>Chicago P.D.</text:p>
          </table:table-cell>
          <table:table-cell office:value-type="string">
            <text:p>1984-04-30</text:p>
          </table:table-cell>
        </table:table-row>
        <table:table-row table:style-name="ro2">
          <table:table-cell/>
          <table:table-cell office:value-type="float" office:value="346">
            <text:p>346</text:p>
          </table:table-cell>
          <table:table-cell office:value-type="string">
            <text:p>nm000139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ianne Jean-Baptiste</text:p>
          </table:table-cell>
          <table:table-cell office:value-type="string">
            <text:p>Without a Trace</text:p>
          </table:table-cell>
          <table:table-cell office:value-type="string">
            <text:p>1967-04-26</text:p>
          </table:table-cell>
        </table:table-row>
        <table:table-row table:style-name="ro2">
          <table:table-cell/>
          <table:table-cell office:value-type="float" office:value="347">
            <text:p>347</text:p>
          </table:table-cell>
          <table:table-cell office:value-type="string">
            <text:p>nm044820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ia Doyle Kennedy</text:p>
          </table:table-cell>
          <table:table-cell office:value-type="string">
            <text:p>The Tudors</text:p>
          </table:table-cell>
          <table:table-cell office:value-type="string">
            <text:p>1964-09-25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string">
            <text:p>nm000474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ia Bello</text:p>
          </table:table-cell>
          <table:table-cell office:value-type="string">
            <text:p>A History of Violence</text:p>
          </table:table-cell>
          <table:table-cell office:value-type="string">
            <text:p>1967-04-18</text:p>
          </table:table-cell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string">
            <text:p>nm721002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ia Bakalova</text:p>
          </table:table-cell>
          <table:table-cell office:value-type="string">
            <text:p>Borat Subsequent Moviefilm: Delivery of Prodigious Bribe to American Regime for Make Benefit Once Glorious Nation of Kazakhstan</text:p>
          </table:table-cell>
          <table:table-cell office:value-type="string">
            <text:p>1996-06-04</text:p>
          </table:table-cell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string">
            <text:p>nm176027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garita Levieva</text:p>
          </table:table-cell>
          <table:table-cell office:value-type="string">
            <text:p>The Lincoln Lawyer</text:p>
          </table:table-cell>
          <table:table-cell office:value-type="string">
            <text:p>1980-02-09</text:p>
          </table:table-cell>
        </table:table-row>
        <table:table-row table:style-name="ro2">
          <table:table-cell/>
          <table:table-cell office:value-type="float" office:value="351">
            <text:p>351</text:p>
          </table:table-cell>
          <table:table-cell office:value-type="string">
            <text:p>nm018922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cia Cross</text:p>
          </table:table-cell>
          <table:table-cell office:value-type="string">
            <text:p>Desperate Housewives</text:p>
          </table:table-cell>
          <table:table-cell office:value-type="string">
            <text:p>1962-03-25</text:p>
          </table:table-cell>
        </table:table-row>
        <table:table-row table:style-name="ro2">
          <table:table-cell/>
          <table:table-cell office:value-type="float" office:value="352">
            <text:p>352</text:p>
          </table:table-cell>
          <table:table-cell office:value-type="string">
            <text:p>nm070257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ggie Q</text:p>
          </table:table-cell>
          <table:table-cell office:value-type="string">
            <text:p>Divergent</text:p>
          </table:table-cell>
          <table:table-cell office:value-type="string">
            <text:p>1979-05-22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string">
            <text:p>nm035045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ggie Gyllenhaal</text:p>
          </table:table-cell>
          <table:table-cell office:value-type="string">
            <text:p>Secretary</text:p>
          </table:table-cell>
          <table:table-cell office:value-type="string">
            <text:p>1977-11-16</text:p>
          </table:table-cell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string">
            <text:p>nm153809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gda Apanowicz</text:p>
          </table:table-cell>
          <table:table-cell office:value-type="string">
            <text:p>The Green Inferno</text:p>
          </table:table-cell>
          <table:table-cell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string">
            <text:p>nm399495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dison Lintz</text:p>
          </table:table-cell>
          <table:table-cell office:value-type="string">
            <text:p>The Walking Dead</text:p>
          </table:table-cell>
          <table:table-cell office:value-type="string">
            <text:p>1999-05-11</text:p>
          </table:table-cell>
        </table:table-row>
        <table:table-row table:style-name="ro2">
          <table:table-cell/>
          <table:table-cell office:value-type="float" office:value="356">
            <text:p>356</text:p>
          </table:table-cell>
          <table:table-cell office:value-type="string">
            <text:p>nm513699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deleine Madden</text:p>
          </table:table-cell>
          <table:table-cell office:value-type="string">
            <text:p>Dora and the Lost City of Gold</text:p>
          </table:table-cell>
          <table:table-cell office:value-type="string">
            <text:p>1997-01-29</text:p>
          </table:table-cell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string">
            <text:p>nm666370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delaine Petsch</text:p>
          </table:table-cell>
          <table:table-cell office:value-type="string">
            <text:p>Riverdale</text:p>
          </table:table-cell>
          <table:table-cell office:value-type="string">
            <text:p>1994-08-18</text:p>
          </table:table-cell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string">
            <text:p>nm000074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Ã¤dchen Amick</text:p>
          </table:table-cell>
          <table:table-cell office:value-type="string">
            <text:p>Dream Lover</text:p>
          </table:table-cell>
          <table:table-cell office:value-type="string">
            <text:p>1970-12-12</text:p>
          </table:table-cell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string">
            <text:p>nm323777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ckenzie Foy</text:p>
          </table:table-cell>
          <table:table-cell office:value-type="string">
            <text:p>Interstellar</text:p>
          </table:table-cell>
          <table:table-cell office:value-type="string">
            <text:p>2000-11-10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string">
            <text:p>nm000515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ucy Liu</text:p>
          </table:table-cell>
          <table:table-cell office:value-type="string">
            <text:p>Kill Bill: Vol. 1</text:p>
          </table:table-cell>
          <table:table-cell office:value-type="string">
            <text:p>1968-12-02</text:p>
          </table:table-cell>
        </table:table-row>
        <table:table-row table:style-name="ro2">
          <table:table-cell/>
          <table:table-cell office:value-type="float" office:value="361">
            <text:p>361</text:p>
          </table:table-cell>
          <table:table-cell office:value-type="string">
            <text:p>nm142395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ucy Hale</text:p>
          </table:table-cell>
          <table:table-cell office:value-type="string">
            <text:p>Truth or Dare</text:p>
          </table:table-cell>
          <table:table-cell office:value-type="string">
            <text:p>1989-06-14</text:p>
          </table:table-cell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string">
            <text:p>nm218962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ucy Griffiths</text:p>
          </table:table-cell>
          <table:table-cell office:value-type="string">
            <text:p>Winter's Tale</text:p>
          </table:table-cell>
          <table:table-cell office:value-type="string">
            <text:p>1986-10-10</text:p>
          </table:table-cell>
        </table:table-row>
        <table:table-row table:style-name="ro2">
          <table:table-cell/>
          <table:table-cell office:value-type="float" office:value="363">
            <text:p>363</text:p>
          </table:table-cell>
          <table:table-cell office:value-type="string">
            <text:p>nm020506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ucy Davis</text:p>
          </table:table-cell>
          <table:table-cell office:value-type="string">
            <text:p>Wonder Woman</text:p>
          </table:table-cell>
          <table:table-cell office:value-type="string">
            <text:p>1973-02-17</text:p>
          </table:table-cell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string">
            <text:p>nm052175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ori Loughlin</text:p>
          </table:table-cell>
          <table:table-cell office:value-type="string">
            <text:p>Summerland</text:p>
          </table:table-cell>
          <table:table-cell office:value-type="string">
            <text:p>1964-07-28</text:p>
          </table:table-cell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string">
            <text:p>nm19681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z Katz</text:p>
          </table:table-cell>
          <table:table-cell office:value-type="string">
            <text:p>Guest House</text:p>
          </table:table-cell>
          <table:table-cell office:value-type="string">
            <text:p>1988-07-08</text:p>
          </table:table-cell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string">
            <text:p>nm000143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sa Kudrow</text:p>
          </table:table-cell>
          <table:table-cell office:value-type="string">
            <text:p>Friends</text:p>
          </table:table-cell>
          <table:table-cell office:value-type="string">
            <text:p>1963-07-30</text:p>
          </table:table-cell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string">
            <text:p>nm000095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sa Bonet</text:p>
          </table:table-cell>
          <table:table-cell office:value-type="string">
            <text:p>Angel Heart</text:p>
          </table:table-cell>
          <table:table-cell office:value-type="string">
            <text:p>1967-11-16</text:p>
          </table:table-cell>
        </table:table-row>
        <table:table-row table:style-name="ro2">
          <table:table-cell/>
          <table:table-cell office:value-type="float" office:value="368">
            <text:p>368</text:p>
          </table:table-cell>
          <table:table-cell office:value-type="string">
            <text:p>nm070090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nda Purl</text:p>
          </table:table-cell>
          <table:table-cell office:value-type="string">
            <text:p>Mighty Joe Young</text:p>
          </table:table-cell>
          <table:table-cell office:value-type="string">
            <text:p>1955-09-02</text:p>
          </table:table-cell>
        </table:table-row>
        <table:table-row table:style-name="ro2">
          <table:table-cell/>
          <table:table-cell office:value-type="float" office:value="369">
            <text:p>369</text:p>
          </table:table-cell>
          <table:table-cell office:value-type="string">
            <text:p>nm000015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nda Hamilton</text:p>
          </table:table-cell>
          <table:table-cell office:value-type="string">
            <text:p>Terminator 2: Judgment Day</text:p>
          </table:table-cell>
          <table:table-cell office:value-type="string">
            <text:p>1956-09-26</text:p>
          </table:table-cell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string">
            <text:p>nm000066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li Taylor</text:p>
          </table:table-cell>
          <table:table-cell office:value-type="string">
            <text:p>American Crime</text:p>
          </table:table-cell>
          <table:table-cell office:value-type="string">
            <text:p>1967-02-20</text:p>
          </table:table-cell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string">
            <text:p>nm382745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li Simmons</text:p>
          </table:table-cell>
          <table:table-cell office:value-type="string">
            <text:p>Banshee</text:p>
          </table:table-cell>
          <table:table-cell office:value-type="string">
            <text:p>1993-07-23</text:p>
          </table:table-cell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string">
            <text:p>nm023069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exa Doig</text:p>
          </table:table-cell>
          <table:table-cell office:value-type="string">
            <text:p>Andromeda</text:p>
          </table:table-cell>
          <table:table-cell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string">
            <text:p>nm064244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Genevieve O'Reilly</text:p>
          </table:table-cell>
          <table:table-cell office:value-type="string">
            <text:p>The Dry</text:p>
          </table:table-cell>
          <table:table-cell office:value-type="string">
            <text:p>1977-01-06</text:p>
          </table:table-cell>
        </table:table-row>
        <table:table-row table:style-name="ro2">
          <table:table-cell/>
          <table:table-cell office:value-type="float" office:value="375">
            <text:p>375</text:p>
          </table:table-cell>
          <table:table-cell office:value-type="string">
            <text:p>nm000518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eslie Mann</text:p>
          </table:table-cell>
          <table:table-cell office:value-type="string">
            <text:p>Knocked Up</text:p>
          </table:table-cell>
          <table:table-cell office:value-type="string">
            <text:p>1972-03-26</text:p>
          </table:table-cell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string">
            <text:p>nm035415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eisha Hailey</text:p>
          </table:table-cell>
          <table:table-cell office:value-type="string">
            <text:p>The L Word</text:p>
          </table:table-cell>
          <table:table-cell office:value-type="string">
            <text:p>1971-07-11</text:p>
          </table:table-cell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string">
            <text:p>nm000544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eelee Sobieski</text:p>
          </table:table-cell>
          <table:table-cell office:value-type="string">
            <text:p>Never Been Kissed</text:p>
          </table:table-cell>
          <table:table-cell office:value-type="string">
            <text:p>1983-06-10</text:p>
          </table:table-cell>
        </table:table-row>
        <table:table-row table:style-name="ro2">
          <table:table-cell/>
          <table:table-cell office:value-type="float" office:value="378">
            <text:p>378</text:p>
          </table:table-cell>
          <table:table-cell office:value-type="string">
            <text:p>nm039022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urie Holden</text:p>
          </table:table-cell>
          <table:table-cell office:value-type="string">
            <text:p>The Boys</text:p>
          </table:table-cell>
          <table:table-cell office:value-type="string">
            <text:p>1969-12-17</text:p>
          </table:table-cell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string">
            <text:p>nm039127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urel Holloman</text:p>
          </table:table-cell>
          <table:table-cell office:value-type="string">
            <text:p>The Incredibly True Adventure of Two Girls in Love</text:p>
          </table:table-cell>
          <table:table-cell office:value-type="string">
            <text:p>1971-05-23</text:p>
          </table:table-cell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string">
            <text:p>nm088888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ura Vandervoort</text:p>
          </table:table-cell>
          <table:table-cell office:value-type="string">
            <text:p>The Handmaid's Tale</text:p>
          </table:table-cell>
          <table:table-cell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string">
            <text:p>nm06960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ura Prepon</text:p>
          </table:table-cell>
          <table:table-cell office:value-type="string">
            <text:p>Orange Is the New Black</text:p>
          </table:table-cell>
          <table:table-cell office:value-type="string">
            <text:p>1980-03-07</text:p>
          </table:table-cell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string">
            <text:p>nm000147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ura Linney</text:p>
          </table:table-cell>
          <table:table-cell office:value-type="string">
            <text:p>The Big C</text:p>
          </table:table-cell>
          <table:table-cell office:value-type="string">
            <text:p>1964-02-05</text:p>
          </table:table-cell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string">
            <text:p>nm000036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ura Dern</text:p>
          </table:table-cell>
          <table:table-cell office:value-type="string">
            <text:p>Jurassic Park</text:p>
          </table:table-cell>
          <table:table-cell office:value-type="string">
            <text:p>1967-02-10</text:p>
          </table:table-cell>
        </table:table-row>
        <table:table-row table:style-name="ro2">
          <table:table-cell/>
          <table:table-cell office:value-type="float" office:value="384">
            <text:p>384</text:p>
          </table:table-cell>
          <table:table-cell office:value-type="string">
            <text:p>nm007832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ura Bertram</text:p>
          </table:table-cell>
          <table:table-cell office:value-type="string">
            <text:p>Andromeda</text:p>
          </table:table-cell>
          <table:table-cell office:value-type="string">
            <text:p>1978-09-05</text:p>
          </table:table-cell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string">
            <text:p>nm354604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ura Berlin</text:p>
          </table:table-cell>
          <table:table-cell office:value-type="string">
            <text:p>Saphirblau</text:p>
          </table:table-cell>
          <table:table-cell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string">
            <text:p>nm273647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shana Lynch</text:p>
          </table:table-cell>
          <table:table-cell office:value-type="string">
            <text:p>No Time to Die</text:p>
          </table:table-cell>
          <table:table-cell office:value-type="string">
            <text:p>1987-11-27</text:p>
          </table:table-cell>
        </table:table-row>
        <table:table-row table:style-name="ro2">
          <table:table-cell/>
          <table:table-cell office:value-type="float" office:value="387">
            <text:p>387</text:p>
          </table:table-cell>
          <table:table-cell office:value-type="string">
            <text:p>nm000122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ra Flynn Boyle</text:p>
          </table:table-cell>
          <table:table-cell office:value-type="string">
            <text:p>Happiness</text:p>
          </table:table-cell>
          <table:table-cell office:value-type="string">
            <text:p>1970-03-24</text:p>
          </table:table-cell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string">
            <text:p>nm066346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na Parrilla</text:p>
          </table:table-cell>
          <table:table-cell office:value-type="string">
            <text:p>Once Upon a Time</text:p>
          </table:table-cell>
          <table:table-cell office:value-type="string">
            <text:p>1977-07-15</text:p>
          </table:table-cell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string">
            <text:p>nm000513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ristin Lehman</text:p>
          </table:table-cell>
          <table:table-cell office:value-type="string">
            <text:p>The Chronicles of Riddick</text:p>
          </table:table-cell>
          <table:table-cell office:value-type="string">
            <text:p>1972-05-03</text:p>
          </table:table-cell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string">
            <text:p>nm047103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ristin Kreuk</text:p>
          </table:table-cell>
          <table:table-cell office:value-type="string">
            <text:p>EuroTrip</text:p>
          </table:table-cell>
          <table:table-cell office:value-type="string">
            <text:p>1982-12-30</text:p>
          </table:table-cell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string">
            <text:p>nm015569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ristin Chenoweth</text:p>
          </table:table-cell>
          <table:table-cell office:value-type="string">
            <text:p>Pushing Daisies</text:p>
          </table:table-cell>
          <table:table-cell office:value-type="string">
            <text:p>1968-07-24</text:p>
          </table:table-cell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string">
            <text:p>nm000026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irstie Alley</text:p>
          </table:table-cell>
          <table:table-cell office:value-type="string">
            <text:p>Star Trek II: The Wrath of Khan</text:p>
          </table:table-cell>
          <table:table-cell office:value-type="string">
            <text:p>1951-01-12</text:p>
          </table:table-cell>
        </table:table-row>
        <table:table-row table:style-name="ro2">
          <table:table-cell/>
          <table:table-cell office:value-type="float" office:value="393">
            <text:p>393</text:p>
          </table:table-cell>
          <table:table-cell office:value-type="string">
            <text:p>nm000532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eri Lynn Pratt</text:p>
          </table:table-cell>
          <table:table-cell office:value-type="string">
            <text:p>A Single Man</text:p>
          </table:table-cell>
          <table:table-cell office:value-type="string">
            <text:p>1978-09-23</text:p>
          </table:table-cell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string">
            <text:p>nm427590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elley Jakle</text:p>
          </table:table-cell>
          <table:table-cell office:value-type="string">
            <text:p>Pitch Perfect 3</text:p>
          </table:table-cell>
          <table:table-cell office:value-type="string">
            <text:p>1989-06-27</text:p>
          </table:table-cell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string">
            <text:p>nm087053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eegan Connor Tracy</text:p>
          </table:table-cell>
          <table:table-cell office:value-type="string">
            <text:p>Once Upon a Time: Magic Is Coming</text:p>
          </table:table-cell>
          <table:table-cell/>
        </table:table-row>
        <table:table-row table:style-name="ro2">
          <table:table-cell/>
          <table:table-cell office:value-type="float" office:value="396">
            <text:p>396</text:p>
          </table:table-cell>
          <table:table-cell office:value-type="string">
            <text:p>nm747488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yla Wallace</text:p>
          </table:table-cell>
          <table:table-cell office:value-type="string">
            <text:p>My Grown-Up Christmas List</text:p>
          </table:table-cell>
          <table:table-cell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string">
            <text:p>nm170509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ie Lowes</text:p>
          </table:table-cell>
          <table:table-cell office:value-type="string">
            <text:p>Wreck-It Ralph</text:p>
          </table:table-cell>
          <table:table-cell office:value-type="string">
            <text:p>1982-09-22</text:p>
          </table:table-cell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string">
            <text:p>nm181308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ie Leclerc</text:p>
          </table:table-cell>
          <table:table-cell office:value-type="string">
            <text:p>Switched at Birth</text:p>
          </table:table-cell>
          <table:table-cell office:value-type="string">
            <text:p>1986-11-06</text:p>
          </table:table-cell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string">
            <text:p>nm027823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ie Finneran</text:p>
          </table:table-cell>
          <table:table-cell office:value-type="string">
            <text:p>Bloodline</text:p>
          </table:table-cell>
          <table:table-cell office:value-type="string">
            <text:p>1971-01-22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string">
            <text:p>nm000087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hy Bates</text:p>
          </table:table-cell>
          <table:table-cell office:value-type="string">
            <text:p>Misery</text:p>
          </table:table-cell>
          <table:table-cell office:value-type="string">
            <text:p>1948-06-28</text:p>
          </table:table-cell>
        </table:table-row>
        <table:table-row table:style-name="ro2">
          <table:table-cell/>
          <table:table-cell office:value-type="float" office:value="401">
            <text:p>401</text:p>
          </table:table-cell>
          <table:table-cell office:value-type="string">
            <text:p>nm000083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hy Baker</text:p>
          </table:table-cell>
          <table:table-cell office:value-type="string">
            <text:p>Picket Fences</text:p>
          </table:table-cell>
          <table:table-cell office:value-type="string">
            <text:p>1950-06-08</text:p>
          </table:table-cell>
        </table:table-row>
        <table:table-row table:style-name="ro2">
          <table:table-cell/>
          <table:table-cell office:value-type="float" office:value="402">
            <text:p>402</text:p>
          </table:table-cell>
          <table:table-cell office:value-type="string">
            <text:p>nm000537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hleen Robertson</text:p>
          </table:table-cell>
          <table:table-cell office:value-type="string">
            <text:p>Scary Movie 2</text:p>
          </table:table-cell>
          <table:table-cell office:value-type="string">
            <text:p>1973-07-08</text:p>
          </table:table-cell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string">
            <text:p>nm059548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e Moennig</text:p>
          </table:table-cell>
          <table:table-cell office:value-type="string">
            <text:p>The Lincoln Lawyer</text:p>
          </table:table-cell>
          <table:table-cell office:value-type="string">
            <text:p>1977-12-29</text:p>
          </table:table-cell>
        </table:table-row>
        <table:table-row table:style-name="ro2">
          <table:table-cell/>
          <table:table-cell office:value-type="float" office:value="404">
            <text:p>404</text:p>
          </table:table-cell>
          <table:table-cell office:value-type="string">
            <text:p>nm000046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e Jackson</text:p>
          </table:table-cell>
          <table:table-cell office:value-type="string">
            <text:p>Scarecrow and Mrs. King</text:p>
          </table:table-cell>
          <table:table-cell office:value-type="string">
            <text:p>1948-10-29</text:p>
          </table:table-cell>
        </table:table-row>
        <table:table-row table:style-name="ro2">
          <table:table-cell/>
          <table:table-cell office:value-type="float" office:value="405">
            <text:p>405</text:p>
          </table:table-cell>
          <table:table-cell office:value-type="string">
            <text:p>nm000502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e Hudson</text:p>
          </table:table-cell>
          <table:table-cell office:value-type="string">
            <text:p>Almost Famous</text:p>
          </table:table-cell>
          <table:table-cell office:value-type="string">
            <text:p>1979-04-19</text:p>
          </table:table-cell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string">
            <text:p>nm009837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e Bosworth</text:p>
          </table:table-cell>
          <table:table-cell office:value-type="float" office:value="21">
            <text:p>21</text:p>
          </table:table-cell>
          <table:table-cell office:value-type="string">
            <text:p>1983-01-02</text:p>
          </table:table-cell>
        </table:table-row>
        <table:table-row table:style-name="ro2">
          <table:table-cell/>
          <table:table-cell office:value-type="float" office:value="407">
            <text:p>407</text:p>
          </table:table-cell>
          <table:table-cell office:value-type="string">
            <text:p>nm051831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rina Lombard</text:p>
          </table:table-cell>
          <table:table-cell office:value-type="string">
            <text:p>Legends of the Fall</text:p>
          </table:table-cell>
          <table:table-cell office:value-type="string">
            <text:p>1969-01-21</text:p>
          </table:table-cell>
        </table:table-row>
        <table:table-row table:style-name="ro2">
          <table:table-cell/>
          <table:table-cell office:value-type="float" office:value="408">
            <text:p>408</text:p>
          </table:table-cell>
          <table:table-cell office:value-type="string">
            <text:p>nm158982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li Hawk</text:p>
          </table:table-cell>
          <table:table-cell office:value-type="string">
            <text:p>Fifty Shades of Black</text:p>
          </table:table-cell>
          <table:table-cell office:value-type="string">
            <text:p>1986-10-04</text:p>
          </table:table-cell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string">
            <text:p>nm303744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itlyn Leeb</text:p>
          </table:table-cell>
          <table:table-cell office:value-type="string">
            <text:p>Total Recall</text:p>
          </table:table-cell>
          <table:table-cell office:value-type="string">
            <text:p>1988-06-18</text:p>
          </table:table-cell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string">
            <text:p>nm000523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uliet Mills</text:p>
          </table:table-cell>
          <table:table-cell office:value-type="string">
            <text:p>Avanti!</text:p>
          </table:table-cell>
          <table:table-cell office:value-type="string">
            <text:p>1941-11-21</text:p>
          </table:table-cell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string">
            <text:p>nm004141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uliet Aubrey</text:p>
          </table:table-cell>
          <table:table-cell office:value-type="string">
            <text:p>Middlemarch</text:p>
          </table:table-cell>
          <table:table-cell office:value-type="string">
            <text:p>1966-12-17</text:p>
          </table:table-cell>
        </table:table-row>
        <table:table-row table:style-name="ro2">
          <table:table-cell/>
          <table:table-cell office:value-type="float" office:value="412">
            <text:p>412</text:p>
          </table:table-cell>
          <table:table-cell office:value-type="string">
            <text:p>nm000019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ulianne Moore</text:p>
          </table:table-cell>
          <table:table-cell office:value-type="string">
            <text:p>Boogie Nights</text:p>
          </table:table-cell>
          <table:table-cell office:value-type="string">
            <text:p>1960-12-03</text:p>
          </table:table-cell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string">
            <text:p>nm000056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ulia Ormond</text:p>
          </table:table-cell>
          <table:table-cell office:value-type="string">
            <text:p>My Week with Marilyn</text:p>
          </table:table-cell>
          <table:table-cell office:value-type="string">
            <text:p>1965-01-04</text:p>
          </table:table-cell>
        </table:table-row>
        <table:table-row table:style-name="ro2">
          <table:table-cell/>
          <table:table-cell office:value-type="float" office:value="414">
            <text:p>414</text:p>
          </table:table-cell>
          <table:table-cell office:value-type="string">
            <text:p>nm000050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ulia Louis-Dreyfus</text:p>
          </table:table-cell>
          <table:table-cell office:value-type="string">
            <text:p>Seinfeld</text:p>
          </table:table-cell>
          <table:table-cell office:value-type="string">
            <text:p>1961-01-13</text:p>
          </table:table-cell>
        </table:table-row>
        <table:table-row table:style-name="ro2">
          <table:table-cell/>
          <table:table-cell office:value-type="float" office:value="415">
            <text:p>415</text:p>
          </table:table-cell>
          <table:table-cell office:value-type="string">
            <text:p>nm363180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ulia Chan</text:p>
          </table:table-cell>
          <table:table-cell office:value-type="string">
            <text:p>Saving Hope</text:p>
          </table:table-cell>
          <table:table-cell office:value-type="string">
            <text:p>1983-05-09</text:p>
          </table:table-cell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string">
            <text:p>nm081907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ordana Spiro</text:p>
          </table:table-cell>
          <table:table-cell office:value-type="string">
            <text:p>Night Comes On</text:p>
          </table:table-cell>
          <table:table-cell office:value-type="string">
            <text:p>1977-04-12</text:p>
          </table:table-cell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string">
            <text:p>nm000508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oanna Kerns</text:p>
          </table:table-cell>
          <table:table-cell office:value-type="string">
            <text:p>Girl, Interrupted</text:p>
          </table:table-cell>
          <table:table-cell office:value-type="string">
            <text:p>1953-02-12</text:p>
          </table:table-cell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string">
            <text:p>nm030527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oAnna Garcia Swisher</text:p>
          </table:table-cell>
          <table:table-cell office:value-type="string">
            <text:p>Not Another Teen Movie</text:p>
          </table:table-cell>
          <table:table-cell office:value-type="string">
            <text:p>1979-08-10</text:p>
          </table:table-cell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string">
            <text:p>nm000034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oan Cusack</text:p>
          </table:table-cell>
          <table:table-cell office:value-type="string">
            <text:p>In &amp; Out</text:p>
          </table:table-cell>
          <table:table-cell office:value-type="string">
            <text:p>1962-10-11</text:p>
          </table:table-cell>
        </table:table-row>
        <table:table-row table:style-name="ro2">
          <table:table-cell/>
          <table:table-cell office:value-type="float" office:value="420">
            <text:p>420</text:p>
          </table:table-cell>
          <table:table-cell office:value-type="string">
            <text:p>nm32554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illian Bell</text:p>
          </table:table-cell>
          <table:table-cell office:value-type="string">
            <text:p>22 Jump Street</text:p>
          </table:table-cell>
          <table:table-cell office:value-type="string">
            <text:p>1984-04-25</text:p>
          </table:table-cell>
        </table:table-row>
        <table:table-row table:style-name="ro2">
          <table:table-cell/>
          <table:table-cell office:value-type="float" office:value="421">
            <text:p>421</text:p>
          </table:table-cell>
          <table:table-cell office:value-type="string">
            <text:p>nm148997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ill Wagner</text:p>
          </table:table-cell>
          <table:table-cell office:value-type="string">
            <text:p>Splinter</text:p>
          </table:table-cell>
          <table:table-cell office:value-type="string">
            <text:p>1979-01-13</text:p>
          </table:table-cell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string">
            <text:p>nm045296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wel</text:p>
          </table:table-cell>
          <table:table-cell office:value-type="string">
            <text:p>Ride with the Devil</text:p>
          </table:table-cell>
          <table:table-cell office:value-type="string">
            <text:p>1974-05-23</text:p>
          </table:table-cell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string">
            <text:p>nm178933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ssy Schram</text:p>
          </table:table-cell>
          <table:table-cell office:value-type="string">
            <text:p>Unstoppable</text:p>
          </table:table-cell>
          <table:table-cell office:value-type="string">
            <text:p>1986-01-15</text:p>
          </table:table-cell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string">
            <text:p>nm082476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ssica Steen</text:p>
          </table:table-cell>
          <table:table-cell office:value-type="string">
            <text:p>Armageddon</text:p>
          </table:table-cell>
          <table:table-cell office:value-type="string">
            <text:p>1965-12-19</text:p>
          </table:table-cell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string">
            <text:p>nm155732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ssica Rothe</text:p>
          </table:table-cell>
          <table:table-cell office:value-type="string">
            <text:p>Happy Death Day</text:p>
          </table:table-cell>
          <table:table-cell office:value-type="string">
            <text:p>1987-05-28</text:p>
          </table:table-cell>
        </table:table-row>
        <table:table-row table:style-name="ro2">
          <table:table-cell/>
          <table:table-cell office:value-type="float" office:value="426">
            <text:p>426</text:p>
          </table:table-cell>
          <table:table-cell office:value-type="string">
            <text:p>nm114030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ssica Lucas</text:p>
          </table:table-cell>
          <table:table-cell office:value-type="string">
            <text:p>The Covenant</text:p>
          </table:table-cell>
          <table:table-cell office:value-type="string">
            <text:p>1985-09-24</text:p>
          </table:table-cell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string">
            <text:p>nm268128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ssica De Gouw</text:p>
          </table:table-cell>
          <table:table-cell office:value-type="string">
            <text:p>Underground</text:p>
          </table:table-cell>
          <table:table-cell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string">
            <text:p>nm372688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ssica Brown Findlay</text:p>
          </table:table-cell>
          <table:table-cell office:value-type="string">
            <text:p>Brave New World</text:p>
          </table:table-cell>
          <table:table-cell office:value-type="string">
            <text:p>1989-09-14</text:p>
          </table:table-cell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string">
            <text:p>nm286003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s Macallan</text:p>
          </table:table-cell>
          <table:table-cell office:value-type="string">
            <text:p>Legends of Tomorrow</text:p>
          </table:table-cell>
          <table:table-cell/>
        </table:table-row>
        <table:table-row table:style-name="ro2">
          <table:table-cell/>
          <table:table-cell office:value-type="float" office:value="431">
            <text:p>431</text:p>
          </table:table-cell>
          <table:table-cell office:value-type="string">
            <text:p>nm280957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y Slate</text:p>
          </table:table-cell>
          <table:table-cell office:value-type="string">
            <text:p>Obvious Child</text:p>
          </table:table-cell>
          <table:table-cell office:value-type="string">
            <text:p>1982-03-25</text:p>
          </table:table-cell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string">
            <text:p>nm092272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ifer Westfeldt</text:p>
          </table:table-cell>
          <table:table-cell office:value-type="string">
            <text:p>Kissing Jessica Stein</text:p>
          </table:table-cell>
          <table:table-cell office:value-type="string">
            <text:p>1970-02-02</text:p>
          </table:table-cell>
        </table:table-row>
        <table:table-row table:style-name="ro2">
          <table:table-cell/>
          <table:table-cell office:value-type="float" office:value="433">
            <text:p>433</text:p>
          </table:table-cell>
          <table:table-cell office:value-type="string">
            <text:p>nm135114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ifer Marshall</text:p>
          </table:table-cell>
          <table:table-cell office:value-type="string">
            <text:p>Stranger Things</text:p>
          </table:table-cell>
          <table:table-cell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string">
            <text:p>nm026117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ifer Esposito</text:p>
          </table:table-cell>
          <table:table-cell office:value-type="string">
            <text:p>Awkwafina Is Nora from Queens</text:p>
          </table:table-cell>
          <table:table-cell office:value-type="string">
            <text:p>1973-04-11</text:p>
          </table:table-cell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string">
            <text:p>nm000038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ifer Ehle</text:p>
          </table:table-cell>
          <table:table-cell office:value-type="string">
            <text:p>Zero Dark Thirty</text:p>
          </table:table-cell>
          <table:table-cell office:value-type="string">
            <text:p>1969-12-29</text:p>
          </table:table-cell>
        </table:table-row>
        <table:table-row table:style-name="ro2">
          <table:table-cell/>
          <table:table-cell office:value-type="float" office:value="436">
            <text:p>436</text:p>
          </table:table-cell>
          <table:table-cell office:value-type="string">
            <text:p>nm00012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ie Garth</text:p>
          </table:table-cell>
          <table:table-cell office:value-type="string">
            <text:p>Beverly Hills, 90210</text:p>
          </table:table-cell>
          <table:table-cell office:value-type="string">
            <text:p>1972-04-03</text:p>
          </table:table-cell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string">
            <text:p>nm091520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Naomi Watts</text:p>
          </table:table-cell>
          <table:table-cell office:value-type="string">
            <text:p>Mulholland Dr.</text:p>
          </table:table-cell>
          <table:table-cell office:value-type="string">
            <text:p>1968-09-28</text:p>
          </table:table-cell>
        </table:table-row>
        <table:table-row table:style-name="ro2">
          <table:table-cell/>
          <table:table-cell office:value-type="float" office:value="438">
            <text:p>438</text:p>
          </table:table-cell>
          <table:table-cell office:value-type="string">
            <text:p>nm033796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a Leigh Green</text:p>
          </table:table-cell>
          <table:table-cell office:value-type="string">
            <text:p>Sabrina the Teenage Witch</text:p>
          </table:table-cell>
          <table:table-cell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string">
            <text:p>nm000118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a Elfman</text:p>
          </table:table-cell>
          <table:table-cell office:value-type="string">
            <text:p>Dharma &amp; Greg</text:p>
          </table:table-cell>
          <table:table-cell office:value-type="string">
            <text:p>1971-09-30</text:p>
          </table:table-cell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string">
            <text:p>nm048491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 Landon</text:p>
          </table:table-cell>
          <table:table-cell office:value-type="string">
            <text:p>Yellowstone</text:p>
          </table:table-cell>
          <table:table-cell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string">
            <text:p>nm000067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anne Tripplehorn</text:p>
          </table:table-cell>
          <table:table-cell office:value-type="string">
            <text:p>Basic Instinct</text:p>
          </table:table-cell>
          <table:table-cell office:value-type="string">
            <text:p>1963-06-10</text:p>
          </table:table-cell>
        </table:table-row>
        <table:table-row table:style-name="ro2">
          <table:table-cell/>
          <table:table-cell office:value-type="float" office:value="442">
            <text:p>442</text:p>
          </table:table-cell>
          <table:table-cell office:value-type="string">
            <text:p>nm000544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an Smart</text:p>
          </table:table-cell>
          <table:table-cell office:value-type="string">
            <text:p>Babylon</text:p>
          </table:table-cell>
          <table:table-cell office:value-type="string">
            <text:p>1951-09-13</text:p>
          </table:table-cell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string">
            <text:p>nm35969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az Sinclair</text:p>
          </table:table-cell>
          <table:table-cell office:value-type="string">
            <text:p>Gen V</text:p>
          </table:table-cell>
          <table:table-cell office:value-type="string">
            <text:p>1994-07-22</text:p>
          </table:table-cell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string">
            <text:p>nm41245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avicia Leslie</text:p>
          </table:table-cell>
          <table:table-cell office:value-type="string">
            <text:p>Batwoman</text:p>
          </table:table-cell>
          <table:table-cell office:value-type="string">
            <text:p>1987-05-30</text:p>
          </table:table-cell>
        </table:table-row>
        <table:table-row table:style-name="ro2">
          <table:table-cell/>
          <table:table-cell office:value-type="float" office:value="445">
            <text:p>445</text:p>
          </table:table-cell>
          <table:table-cell office:value-type="string">
            <text:p>nm000506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anuary Jones</text:p>
          </table:table-cell>
          <table:table-cell office:value-type="string">
            <text:p>X: First Class</text:p>
          </table:table-cell>
          <table:table-cell office:value-type="string">
            <text:p>1978-01-05</text:p>
          </table:table-cell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string">
            <text:p>nm000041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aneane Garofalo</text:p>
          </table:table-cell>
          <table:table-cell office:value-type="string">
            <text:p>Mystery Men</text:p>
          </table:table-cell>
          <table:table-cell office:value-type="string">
            <text:p>1964-09-28</text:p>
          </table:table-cell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string">
            <text:p>nm144466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aime Murray</text:p>
          </table:table-cell>
          <table:table-cell office:value-type="string">
            <text:p>Castlevania</text:p>
          </table:table-cell>
          <table:table-cell office:value-type="string">
            <text:p>1976-07-21</text:p>
          </table:table-cell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string">
            <text:p>nm005715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acinda Barrett</text:p>
          </table:table-cell>
          <table:table-cell office:value-type="string">
            <text:p>Poseidon</text:p>
          </table:table-cell>
          <table:table-cell office:value-type="string">
            <text:p>1972-08-02</text:p>
          </table:table-cell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string">
            <text:p>nm485496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Ivanna Sakhno</text:p>
          </table:table-cell>
          <table:table-cell office:value-type="string">
            <text:p>Ahsoka</text:p>
          </table:table-cell>
          <table:table-cell office:value-type="string">
            <text:p>1997-11-14</text:p>
          </table:table-cell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string">
            <text:p>nm295771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Iris Apatow</text:p>
          </table:table-cell>
          <table:table-cell office:value-type="string">
            <text:p>Funny People</text:p>
          </table:table-cell>
          <table:table-cell office:value-type="string">
            <text:p>2002-10-12</text:p>
          </table:table-cell>
        </table:table-row>
        <table:table-row table:style-name="ro2">
          <table:table-cell/>
          <table:table-cell office:value-type="float" office:value="451">
            <text:p>451</text:p>
          </table:table-cell>
          <table:table-cell office:value-type="string">
            <text:p>nm150537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Indiana Evans</text:p>
          </table:table-cell>
          <table:table-cell office:value-type="string">
            <text:p>H2O: Just Add Water</text:p>
          </table:table-cell>
          <table:table-cell office:value-type="string">
            <text:p>1990-07-27</text:p>
          </table:table-cell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string">
            <text:p>nm208622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India Eisley</text:p>
          </table:table-cell>
          <table:table-cell office:value-type="string">
            <text:p>Underworld: Awakening</text:p>
          </table:table-cell>
          <table:table-cell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string">
            <text:p>nm447726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Ilana Glazer</text:p>
          </table:table-cell>
          <table:table-cell office:value-type="string">
            <text:p>Broad City</text:p>
          </table:table-cell>
          <table:table-cell office:value-type="string">
            <text:p>1987-04-12</text:p>
          </table:table-cell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string">
            <text:p>nm057995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Idina Menzel</text:p>
          </table:table-cell>
          <table:table-cell office:value-type="string">
            <text:p>Frozen</text:p>
          </table:table-cell>
          <table:table-cell office:value-type="string">
            <text:p>1971-05-30</text:p>
          </table:table-cell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string">
            <text:p>nm494489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onor Swinton Byrne</text:p>
          </table:table-cell>
          <table:table-cell office:value-type="string">
            <text:p>The Souvenir</text:p>
          </table:table-cell>
          <table:table-cell office:value-type="string">
            <text:p>1997-10-06</text:p>
          </table:table-cell>
        </table:table-row>
        <table:table-row table:style-name="ro2">
          <table:table-cell/>
          <table:table-cell office:value-type="float" office:value="456">
            <text:p>456</text:p>
          </table:table-cell>
          <table:table-cell office:value-type="string">
            <text:p>nm411142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olly Taylor</text:p>
          </table:table-cell>
          <table:table-cell office:value-type="string">
            <text:p>The Americans</text:p>
          </table:table-cell>
          <table:table-cell office:value-type="string">
            <text:p>1997-10-31</text:p>
          </table:table-cell>
        </table:table-row>
        <table:table-row table:style-name="ro2">
          <table:table-cell/>
          <table:table-cell office:value-type="float" office:value="457">
            <text:p>457</text:p>
          </table:table-cell>
          <table:table-cell office:value-type="string">
            <text:p>nm000106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olly Marie Combs</text:p>
          </table:table-cell>
          <table:table-cell office:value-type="string">
            <text:p>Charmed</text:p>
          </table:table-cell>
          <table:table-cell office:value-type="string">
            <text:p>1973-12-03</text:p>
          </table:table-cell>
        </table:table-row>
        <table:table-row table:style-name="ro2">
          <table:table-cell/>
          <table:table-cell office:value-type="float" office:value="458">
            <text:p>458</text:p>
          </table:table-cell>
          <table:table-cell office:value-type="string">
            <text:p>nm000045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olly Hunter</text:p>
          </table:table-cell>
          <table:table-cell office:value-type="string">
            <text:p>Broadcast News</text:p>
          </table:table-cell>
          <table:table-cell office:value-type="string">
            <text:p>1958-03-20</text:p>
          </table:table-cell>
        </table:table-row>
        <table:table-row table:style-name="ro2">
          <table:table-cell/>
          <table:table-cell office:value-type="float" office:value="459">
            <text:p>459</text:p>
          </table:table-cell>
          <table:table-cell office:value-type="string">
            <text:p>nm085246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olland Taylor</text:p>
          </table:table-cell>
          <table:table-cell office:value-type="string">
            <text:p>Legally Blonde</text:p>
          </table:table-cell>
          <table:table-cell office:value-type="string">
            <text:p>1943-01-14</text:p>
          </table:table-cell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string">
            <text:p>nm155569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olland Roden</text:p>
          </table:table-cell>
          <table:table-cell office:value-type="string">
            <text:p>Teen Wolf</text:p>
          </table:table-cell>
          <table:table-cell office:value-type="string">
            <text:p>1986-10-07</text:p>
          </table:table-cell>
        </table:table-row>
        <table:table-row table:style-name="ro2">
          <table:table-cell/>
          <table:table-cell office:value-type="float" office:value="461">
            <text:p>461</text:p>
          </table:table-cell>
          <table:table-cell office:value-type="string">
            <text:p>nm024038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ilary Duff</text:p>
          </table:table-cell>
          <table:table-cell office:value-type="string">
            <text:p>A Cinderella Story</text:p>
          </table:table-cell>
          <table:table-cell office:value-type="string">
            <text:p>1987-09-28</text:p>
          </table:table-cell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string">
            <text:p>nm199849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elena Mattsson</text:p>
          </table:table-cell>
          <table:table-cell office:value-type="string">
            <text:p>Surrogates</text:p>
          </table:table-cell>
          <table:table-cell office:value-type="string">
            <text:p>1984-03-30</text:p>
          </table:table-cell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string">
            <text:p>nm000064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elen Slater</text:p>
          </table:table-cell>
          <table:table-cell office:value-type="string">
            <text:p>Supergirl</text:p>
          </table:table-cell>
          <table:table-cell office:value-type="string">
            <text:p>1963-12-15</text:p>
          </table:table-cell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string">
            <text:p>nm000018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eather Locklear</text:p>
          </table:table-cell>
          <table:table-cell office:value-type="string">
            <text:p>Melrose Place</text:p>
          </table:table-cell>
          <table:table-cell office:value-type="string">
            <text:p>1961-09-25</text:p>
          </table:table-cell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string">
            <text:p>nm108340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arah Shahi</text:p>
          </table:table-cell>
          <table:table-cell office:value-type="string">
            <text:p>Black Adam</text:p>
          </table:table-cell>
          <table:table-cell office:value-type="string">
            <text:p>1980-01-10</text:p>
          </table:table-cell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string">
            <text:p>nm677338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annah James</text:p>
          </table:table-cell>
          <table:table-cell office:value-type="string">
            <text:p>Outlander</text:p>
          </table:table-cell>
          <table:table-cell office:value-type="string">
            <text:p>1993-01-04</text:p>
          </table:table-cell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string">
            <text:p>nm570997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annah Einbinder</text:p>
          </table:table-cell>
          <table:table-cell office:value-type="string">
            <text:p>Hacks</text:p>
          </table:table-cell>
          <table:table-cell office:value-type="string">
            <text:p>1995-05-21</text:p>
          </table:table-cell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string">
            <text:p>nm002260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anna AlstrÃ¶m</text:p>
          </table:table-cell>
          <table:table-cell office:value-type="string">
            <text:p>Kingsman: The Secret Service</text:p>
          </table:table-cell>
          <table:table-cell office:value-type="string">
            <text:p>1981-03-05</text:p>
          </table:table-cell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string">
            <text:p>nm244343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ana Mae Lee</text:p>
          </table:table-cell>
          <table:table-cell office:value-type="string">
            <text:p>Pitch Perfect</text:p>
          </table:table-cell>
          <table:table-cell/>
        </table:table-row>
        <table:table-row table:style-name="ro2">
          <table:table-cell/>
          <table:table-cell office:value-type="float" office:value="471">
            <text:p>471</text:p>
          </table:table-cell>
          <table:table-cell office:value-type="string">
            <text:p>nm472663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aley Lu Richardson</text:p>
          </table:table-cell>
          <table:table-cell office:value-type="string">
            <text:p>Five Feet Apart</text:p>
          </table:table-cell>
          <table:table-cell office:value-type="string">
            <text:p>1995-03-07</text:p>
          </table:table-cell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string">
            <text:p>nm626234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us Birney</text:p>
          </table:table-cell>
          <table:table-cell office:value-type="string">
            <text:p>I'm Thinking of Ending Things</text:p>
          </table:table-cell>
          <table:table-cell office:value-type="string">
            <text:p>1999-07-27</text:p>
          </table:table-cell>
        </table:table-row>
        <table:table-row table:style-name="ro2">
          <table:table-cell/>
          <table:table-cell office:value-type="float" office:value="473">
            <text:p>473</text:p>
          </table:table-cell>
          <table:table-cell office:value-type="string">
            <text:p>nm000033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lenn Close</text:p>
          </table:table-cell>
          <table:table-cell office:value-type="string">
            <text:p>Fatal Attraction</text:p>
          </table:table-cell>
          <table:table-cell office:value-type="string">
            <text:p>1947-03-19</text:p>
          </table:table-cell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string">
            <text:p>nm101452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isele BÃ¼ndchen</text:p>
          </table:table-cell>
          <table:table-cell office:value-type="string">
            <text:p>Taxi</text:p>
          </table:table-cell>
          <table:table-cell office:value-type="string">
            <text:p>1980-07-20</text:p>
          </table:table-cell>
        </table:table-row>
        <table:table-row table:style-name="ro2">
          <table:table-cell/>
          <table:table-cell office:value-type="float" office:value="475">
            <text:p>475</text:p>
          </table:table-cell>
          <table:table-cell office:value-type="string">
            <text:p>nm124837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ina Holden</text:p>
          </table:table-cell>
          <table:table-cell office:value-type="string">
            <text:p>Final Destination 3</text:p>
          </table:table-cell>
          <table:table-cell office:value-type="string">
            <text:p>1975-03-17</text:p>
          </table:table-cell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string">
            <text:p>nm110598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hryn Newton</text:p>
          </table:table-cell>
          <table:table-cell office:value-type="string">
            <text:p>Ant-Man and the Wasp: Quantumania</text:p>
          </table:table-cell>
          <table:table-cell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string">
            <text:p>nm024931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igi Edgley</text:p>
          </table:table-cell>
          <table:table-cell office:value-type="string">
            <text:p>Farscape</text:p>
          </table:table-cell>
          <table:table-cell office:value-type="string">
            <text:p>1977-11-16</text:p>
          </table:table-cell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string">
            <text:p>nm167013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eorgie Henley</text:p>
          </table:table-cell>
          <table:table-cell office:value-type="string">
            <text:p>The Chronicles of Narnia: The Lion, the Witch and the Wardrobe</text:p>
          </table:table-cell>
          <table:table-cell office:value-type="string">
            <text:p>1995-07-09</text:p>
          </table:table-cell>
        </table:table-row>
        <table:table-row table:style-name="ro2">
          <table:table-cell/>
          <table:table-cell office:value-type="float" office:value="479">
            <text:p>479</text:p>
          </table:table-cell>
          <table:table-cell office:value-type="string">
            <text:p>nm029016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enie Francis</text:p>
          </table:table-cell>
          <table:table-cell office:value-type="string">
            <text:p>General Hospital</text:p>
          </table:table-cell>
          <table:table-cell office:value-type="string">
            <text:p>1962-05-26</text:p>
          </table:table-cell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string">
            <text:p>nm312906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enevieve Hannelius</text:p>
          </table:table-cell>
          <table:table-cell office:value-type="string">
            <text:p>Super Buddies</text:p>
          </table:table-cell>
          <table:table-cell office:value-type="string">
            <text:p>1998-12-22</text:p>
          </table:table-cell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string">
            <text:p>nm148264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enelle Williams</text:p>
          </table:table-cell>
          <table:table-cell office:value-type="string">
            <text:p>Family Law</text:p>
          </table:table-cell>
          <table:table-cell office:value-type="string">
            <text:p>1984-02-18</text:p>
          </table:table-cell>
        </table:table-row>
        <table:table-row table:style-name="ro2">
          <table:table-cell/>
          <table:table-cell office:value-type="float" office:value="482">
            <text:p>482</text:p>
          </table:table-cell>
          <table:table-cell office:value-type="string">
            <text:p>nm000551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abrielle Union</text:p>
          </table:table-cell>
          <table:table-cell office:value-type="string">
            <text:p>Bring It On</text:p>
          </table:table-cell>
          <table:table-cell office:value-type="string">
            <text:p>1972-10-29</text:p>
          </table:table-cell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string">
            <text:p>nm014200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abrielle Carteris</text:p>
          </table:table-cell>
          <table:table-cell office:value-type="string">
            <text:p>Beverly Hills, 90210</text:p>
          </table:table-cell>
          <table:table-cell office:value-type="string">
            <text:p>1961-01-02</text:p>
          </table:table-cell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string">
            <text:p>nm54359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Frida Gustavsson</text:p>
          </table:table-cell>
          <table:table-cell office:value-type="string">
            <text:p>Vikings: Valhalla</text:p>
          </table:table-cell>
          <table:table-cell office:value-type="string">
            <text:p>1993-06-06</text:p>
          </table:table-cell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string">
            <text:p>nm146370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Fiona Gubelmann</text:p>
          </table:table-cell>
          <table:table-cell office:value-type="string">
            <text:p>Royally Ever After</text:p>
          </table:table-cell>
          <table:table-cell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string">
            <text:p>nm000137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Finola Hughes</text:p>
          </table:table-cell>
          <table:table-cell office:value-type="string">
            <text:p>Like Crazy</text:p>
          </table:table-cell>
          <table:table-cell office:value-type="string">
            <text:p>1959-10-29</text:p>
          </table:table-cell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string">
            <text:p>nm000503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Felicity Huffman</text:p>
          </table:table-cell>
          <table:table-cell office:value-type="string">
            <text:p>Transamerica</text:p>
          </table:table-cell>
          <table:table-cell office:value-type="string">
            <text:p>1962-12-09</text:p>
          </table:table-cell>
        </table:table-row>
        <table:table-row table:style-name="ro2">
          <table:table-cell/>
          <table:table-cell office:value-type="float" office:value="488">
            <text:p>488</text:p>
          </table:table-cell>
          <table:table-cell office:value-type="string">
            <text:p>nm126040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Felicia Day</text:p>
          </table:table-cell>
          <table:table-cell office:value-type="string">
            <text:p>The Official The Lord of the Rings: The Rings of Power Podcast</text:p>
          </table:table-cell>
          <table:table-cell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string">
            <text:p>nm000039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Farrah Fawcett</text:p>
          </table:table-cell>
          <table:table-cell office:value-type="string">
            <text:p>Saturn 3</text:p>
          </table:table-cell>
          <table:table-cell office:value-type="string">
            <text:p>1947-02-02</text:p>
          </table:table-cell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string">
            <text:p>nm051945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va Longoria</text:p>
          </table:table-cell>
          <table:table-cell office:value-type="string">
            <text:p>Desperate Housewives</text:p>
          </table:table-cell>
          <table:table-cell office:value-type="string">
            <text:p>1975-03-15</text:p>
          </table:table-cell>
        </table:table-row>
        <table:table-row table:style-name="ro2">
          <table:table-cell/>
          <table:table-cell office:value-type="float" office:value="491">
            <text:p>491</text:p>
          </table:table-cell>
          <table:table-cell office:value-type="string">
            <text:p>nm400370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rin Krakow</text:p>
          </table:table-cell>
          <table:table-cell office:value-type="string">
            <text:p>When Calls the Heart</text:p>
          </table:table-cell>
          <table:table-cell/>
        </table:table-row>
        <table:table-row table:style-name="ro2">
          <table:table-cell/>
          <table:table-cell office:value-type="float" office:value="492">
            <text:p>492</text:p>
          </table:table-cell>
          <table:table-cell office:value-type="string">
            <text:p>nm000129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rin Gray</text:p>
          </table:table-cell>
          <table:table-cell office:value-type="string">
            <text:p>Buck Rogers in the 25th Century</text:p>
          </table:table-cell>
          <table:table-cell office:value-type="string">
            <text:p>1950-01-07</text:p>
          </table:table-cell>
        </table:table-row>
        <table:table-row table:style-name="ro2">
          <table:table-cell/>
          <table:table-cell office:value-type="float" office:value="493">
            <text:p>493</text:p>
          </table:table-cell>
          <table:table-cell office:value-type="string">
            <text:p>nm157056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rica Durance</text:p>
          </table:table-cell>
          <table:table-cell office:value-type="string">
            <text:p>The Butterfly Effect 2</text:p>
          </table:table-cell>
          <table:table-cell office:value-type="string">
            <text:p>1978-06-21</text:p>
          </table:table-cell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string">
            <text:p>nm075992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mma Samms</text:p>
          </table:table-cell>
          <table:table-cell office:value-type="string">
            <text:p>General Hospital</text:p>
          </table:table-cell>
          <table:table-cell office:value-type="string">
            <text:p>1960-08-28</text:p>
          </table:table-cell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string">
            <text:p>nm504051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mma Pasarow</text:p>
          </table:table-cell>
          <table:table-cell office:value-type="string">
            <text:p>Kickstart My Heart</text:p>
          </table:table-cell>
          <table:table-cell office:value-type="string">
            <text:p>1996-01-23</text:p>
          </table:table-cell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string">
            <text:p>nm035892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mily Hampshire</text:p>
          </table:table-cell>
          <table:table-cell office:value-type="string">
            <text:p>Schitt's Creek</text:p>
          </table:table-cell>
          <table:table-cell office:value-type="string">
            <text:p>1979-08-29</text:p>
          </table:table-cell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string">
            <text:p>nm390822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milija Baranac</text:p>
          </table:table-cell>
          <table:table-cell office:value-type="string">
            <text:p>Fakes</text:p>
          </table:table-cell>
          <table:table-cell office:value-type="string">
            <text:p>1994-08-04</text:p>
          </table:table-cell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string">
            <text:p>nm216309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milia SchÃ¼le</text:p>
          </table:table-cell>
          <table:table-cell office:value-type="string">
            <text:p>Freche MÃ¤dchen</text:p>
          </table:table-cell>
          <table:table-cell office:value-type="string">
            <text:p>1992-11-28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office:value-type="string">
            <text:p>nm277179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llen Wong</text:p>
          </table:table-cell>
          <table:table-cell office:value-type="string">
            <text:p>Scott Pilgrim vs. the World</text:p>
          </table:table-cell>
          <table:table-cell office:value-type="string">
            <text:p>1985-05-31</text:p>
          </table:table-cell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string">
            <text:p>nm000051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lle Macpherson</text:p>
          </table:table-cell>
          <table:table-cell office:value-type="string">
            <text:p>The Edge</text:p>
          </table:table-cell>
          <table:table-cell office:value-type="string">
            <text:p>1964-03-29</text:p>
          </table:table-cell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string">
            <text:p>nm112878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lizabeth Tulloch</text:p>
          </table:table-cell>
          <table:table-cell office:value-type="string">
            <text:p>The Artist</text:p>
          </table:table-cell>
          <table:table-cell office:value-type="string">
            <text:p>1981-01-19</text:p>
          </table:table-cell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string">
            <text:p>nm389993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lizabeth Blackmore</text:p>
          </table:table-cell>
          <table:table-cell office:value-type="string">
            <text:p>Evil Dead</text:p>
          </table:table-cell>
          <table:table-cell office:value-type="string">
            <text:p>1987-01-06</text:p>
          </table:table-cell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string">
            <text:p>nm734054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liza Scanlen</text:p>
          </table:table-cell>
          <table:table-cell office:value-type="string">
            <text:p>Little Women</text:p>
          </table:table-cell>
          <table:table-cell office:value-type="string">
            <text:p>1999-01-06</text:p>
          </table:table-cell>
        </table:table-row>
        <table:table-row table:style-name="ro2">
          <table:table-cell/>
          <table:table-cell office:value-type="float" office:value="505">
            <text:p>505</text:p>
          </table:table-cell>
          <table:table-cell office:value-type="string">
            <text:p>nm014418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laine Cassidy</text:p>
          </table:table-cell>
          <table:table-cell office:value-type="string">
            <text:p>Disco Pigs</text:p>
          </table:table-cell>
          <table:table-cell office:value-type="string">
            <text:p>1979-12-31</text:p>
          </table:table-cell>
        </table:table-row>
        <table:table-row table:style-name="ro2">
          <table:table-cell/>
          <table:table-cell office:value-type="float" office:value="506">
            <text:p>506</text:p>
          </table:table-cell>
          <table:table-cell office:value-type="string">
            <text:p>nm061422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onna Murphy</text:p>
          </table:table-cell>
          <table:table-cell office:value-type="string">
            <text:p>The Gilded Age</text:p>
          </table:table-cell>
          <table:table-cell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string">
            <text:p>nm414072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ina Shihabi</text:p>
          </table:table-cell>
          <table:table-cell office:value-type="string">
            <text:p>Jack Ryan</text:p>
          </table:table-cell>
          <table:table-cell office:value-type="string">
            <text:p>1989-09-22</text:p>
          </table:table-cell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string">
            <text:p>nm953760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iana Silvers</text:p>
          </table:table-cell>
          <table:table-cell office:value-type="string">
            <text:p>Booksmart</text:p>
          </table:table-cell>
          <table:table-cell office:value-type="string">
            <text:p>1997-11-03</text:p>
          </table:table-cell>
        </table:table-row>
        <table:table-row table:style-name="ro2">
          <table:table-cell/>
          <table:table-cell office:value-type="float" office:value="509">
            <text:p>509</text:p>
          </table:table-cell>
          <table:table-cell office:value-type="string">
            <text:p>nm000522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ebra Messing</text:p>
          </table:table-cell>
          <table:table-cell office:value-type="string">
            <text:p>Will &amp; Grace</text:p>
          </table:table-cell>
          <table:table-cell office:value-type="string">
            <text:p>1968-08-15</text:p>
          </table:table-cell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string">
            <text:p>nm075046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ebra Jo Rupp</text:p>
          </table:table-cell>
          <table:table-cell office:value-type="string">
            <text:p>That '70s Show</text:p>
          </table:table-cell>
          <table:table-cell office:value-type="string">
            <text:p>1951-02-24</text:p>
          </table:table-cell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string">
            <text:p>nm000524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ebbi Morgan</text:p>
          </table:table-cell>
          <table:table-cell office:value-type="string">
            <text:p>Eve's Bayou</text:p>
          </table:table-cell>
          <table:table-cell office:value-type="string">
            <text:p>1951-09-20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string">
            <text:p>nm158167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arby Stanchfield</text:p>
          </table:table-cell>
          <table:table-cell office:value-type="string">
            <text:p>Scandal</text:p>
          </table:table-cell>
          <table:table-cell/>
        </table:table-row>
        <table:table-row table:style-name="ro2">
          <table:table-cell/>
          <table:table-cell office:value-type="float" office:value="513">
            <text:p>513</text:p>
          </table:table-cell>
          <table:table-cell office:value-type="string">
            <text:p>nm105809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anielle C. Ryan</text:p>
          </table:table-cell>
          <table:table-cell office:value-type="string">
            <text:p>The Cat in the Hat</text:p>
          </table:table-cell>
          <table:table-cell office:value-type="string">
            <text:p>1993-06-09</text:p>
          </table:table-cell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string">
            <text:p>nm150885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aniella Monet</text:p>
          </table:table-cell>
          <table:table-cell office:value-type="string">
            <text:p>Nancy Drew</text:p>
          </table:table-cell>
          <table:table-cell office:value-type="string">
            <text:p>1989-03-01</text:p>
          </table:table-cell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string">
            <text:p>nm095660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onstance Zimmer</text:p>
          </table:table-cell>
          <table:table-cell office:value-type="string">
            <text:p>UnREAL</text:p>
          </table:table-cell>
          <table:table-cell office:value-type="string">
            <text:p>1970-10-11</text:p>
          </table:table-cell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string">
            <text:p>nm078331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onnie Sellecca</text:p>
          </table:table-cell>
          <table:table-cell office:value-type="string">
            <text:p>The Greatest American Hero</text:p>
          </table:table-cell>
          <table:table-cell office:value-type="string">
            <text:p>1955-05-25</text:p>
          </table:table-cell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string">
            <text:p>nm218079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ollette Wolfe</text:p>
          </table:table-cell>
          <table:table-cell office:value-type="string">
            <text:p>Interstellar</text:p>
          </table:table-cell>
          <table:table-cell office:value-type="string">
            <text:p>1980-04-04</text:p>
          </table:table-cell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string">
            <text:p>nm000145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loris Leachman</text:p>
          </table:table-cell>
          <table:table-cell office:value-type="string">
            <text:p>The Last Picture Show</text:p>
          </table:table-cell>
          <table:table-cell office:value-type="string">
            <text:p>1926-04-30</text:p>
          </table:table-cell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string">
            <text:p>nm530716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laudia O'Doherty</text:p>
          </table:table-cell>
          <table:table-cell office:value-type="string">
            <text:p>Extra Ordinary</text:p>
          </table:table-cell>
          <table:table-cell office:value-type="string">
            <text:p>1983-11-29</text:p>
          </table:table-cell>
        </table:table-row>
        <table:table-row table:style-name="ro2">
          <table:table-cell/>
          <table:table-cell office:value-type="float" office:value="521">
            <text:p>521</text:p>
          </table:table-cell>
          <table:table-cell office:value-type="string">
            <text:p>nm493230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laudia Lee</text:p>
          </table:table-cell>
          <table:table-cell office:value-type="string">
            <text:p>Kick-Ass 2</text:p>
          </table:table-cell>
          <table:table-cell office:value-type="string">
            <text:p>1996-06-20</text:p>
          </table:table-cell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string">
            <text:p>nm510471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laudia Jessie</text:p>
          </table:table-cell>
          <table:table-cell office:value-type="string">
            <text:p>Bridgerton</text:p>
          </table:table-cell>
          <table:table-cell office:value-type="string">
            <text:p>1989-10-30</text:p>
          </table:table-cell>
        </table:table-row>
        <table:table-row table:style-name="ro2">
          <table:table-cell/>
          <table:table-cell office:value-type="float" office:value="523">
            <text:p>523</text:p>
          </table:table-cell>
          <table:table-cell office:value-type="string">
            <text:p>nm00003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indy Crawford</text:p>
          </table:table-cell>
          <table:table-cell office:value-type="string">
            <text:p>Fair Game</text:p>
          </table:table-cell>
          <table:table-cell office:value-type="string">
            <text:p>1966-02-20</text:p>
          </table:table-cell>
        </table:table-row>
        <table:table-row table:style-name="ro2">
          <table:table-cell/>
          <table:table-cell office:value-type="float" office:value="524">
            <text:p>524</text:p>
          </table:table-cell>
          <table:table-cell office:value-type="string">
            <text:p>nm224773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hristina Robinson</text:p>
          </table:table-cell>
          <table:table-cell office:value-type="string">
            <text:p>Dexter</text:p>
          </table:table-cell>
          <table:table-cell/>
        </table:table-row>
        <table:table-row table:style-name="ro2">
          <table:table-cell/>
          <table:table-cell office:value-type="float" office:value="525">
            <text:p>525</text:p>
          </table:table-cell>
          <table:table-cell office:value-type="string">
            <text:p>nm058809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hrista Miller</text:p>
          </table:table-cell>
          <table:table-cell office:value-type="string">
            <text:p>Scrubs</text:p>
          </table:table-cell>
          <table:table-cell office:value-type="string">
            <text:p>1964-05-28</text:p>
          </table:table-cell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string">
            <text:p>nm00014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heryl Ladd</text:p>
          </table:table-cell>
          <table:table-cell office:value-type="string">
            <text:p>Poison Ivy</text:p>
          </table:table-cell>
          <table:table-cell office:value-type="string">
            <text:p>1951-07-12</text:p>
          </table:table-cell>
        </table:table-row>
        <table:table-row table:style-name="ro2">
          <table:table-cell/>
          <table:table-cell office:value-type="float" office:value="527">
            <text:p>527</text:p>
          </table:table-cell>
          <table:table-cell office:value-type="string">
            <text:p>nm525698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harlotte Vega</text:p>
          </table:table-cell>
          <table:table-cell office:value-type="string">
            <text:p>Wrong Turn</text:p>
          </table:table-cell>
          <table:table-cell office:value-type="string">
            <text:p>1994-02-10</text:p>
          </table:table-cell>
        </table:table-row>
        <table:table-row table:style-name="ro2">
          <table:table-cell/>
          <table:table-cell office:value-type="float" office:value="528">
            <text:p>528</text:p>
          </table:table-cell>
          <table:table-cell office:value-type="string">
            <text:p>nm000473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therine Bell</text:p>
          </table:table-cell>
          <table:table-cell office:value-type="string">
            <text:p>Bruce Almighty</text:p>
          </table:table-cell>
          <table:table-cell office:value-type="string">
            <text:p>1968-08-14</text:p>
          </table:table-cell>
        </table:table-row>
        <table:table-row table:style-name="ro2">
          <table:table-cell/>
          <table:table-cell office:value-type="float" office:value="529">
            <text:p>529</text:p>
          </table:table-cell>
          <table:table-cell office:value-type="string">
            <text:p>nm142882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oey King</text:p>
          </table:table-cell>
          <table:table-cell office:value-type="string">
            <text:p>The Act</text:p>
          </table:table-cell>
          <table:table-cell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string">
            <text:p>nm000028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therine Bach</text:p>
          </table:table-cell>
          <table:table-cell office:value-type="string">
            <text:p>The Dukes of Hazzard</text:p>
          </table:table-cell>
          <table:table-cell office:value-type="string">
            <text:p>1954-03-01</text:p>
          </table:table-cell>
        </table:table-row>
        <table:table-row table:style-name="ro2">
          <table:table-cell/>
          <table:table-cell office:value-type="float" office:value="531">
            <text:p>531</text:p>
          </table:table-cell>
          <table:table-cell office:value-type="string">
            <text:p>nm000525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rrie-Anne Moss</text:p>
          </table:table-cell>
          <table:table-cell office:value-type="string">
            <text:p>The Matrix</text:p>
          </table:table-cell>
          <table:table-cell office:value-type="string">
            <text:p>1967-08-21</text:p>
          </table:table-cell>
        </table:table-row>
        <table:table-row table:style-name="ro2">
          <table:table-cell/>
          <table:table-cell office:value-type="float" office:value="532">
            <text:p>532</text:p>
          </table:table-cell>
          <table:table-cell office:value-type="string">
            <text:p>nm000096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role Bouquet</text:p>
          </table:table-cell>
          <table:table-cell office:value-type="string">
            <text:p>For Your Eyes Only</text:p>
          </table:table-cell>
          <table:table-cell office:value-type="string">
            <text:p>1957-08-18</text:p>
          </table:table-cell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string">
            <text:p>nm256983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milla Luddington</text:p>
          </table:table-cell>
          <table:table-cell office:value-type="string">
            <text:p>Tomb Raider</text:p>
          </table:table-cell>
          <table:table-cell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string">
            <text:p>nm530598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mila Cabello</text:p>
          </table:table-cell>
          <table:table-cell office:value-type="string">
            <text:p>Cinderella</text:p>
          </table:table-cell>
          <table:table-cell office:value-type="string">
            <text:p>1997-03-03</text:p>
          </table:table-cell>
        </table:table-row>
        <table:table-row table:style-name="ro2">
          <table:table-cell/>
          <table:table-cell office:value-type="float" office:value="535">
            <text:p>535</text:p>
          </table:table-cell>
          <table:table-cell office:value-type="string">
            <text:p>nm07244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meron Richardson</text:p>
          </table:table-cell>
          <table:table-cell office:value-type="string">
            <text:p>Alvin and the Chipmunks</text:p>
          </table:table-cell>
          <table:table-cell office:value-type="string">
            <text:p>1979-09-11</text:p>
          </table:table-cell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string">
            <text:p>nm000122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lista Flockhart</text:p>
          </table:table-cell>
          <table:table-cell office:value-type="string">
            <text:p>Ally McBeal</text:p>
          </table:table-cell>
          <table:table-cell office:value-type="string">
            <text:p>1964-11-11</text:p>
          </table:table-cell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string">
            <text:p>nm262418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itlin FitzGerald</text:p>
          </table:table-cell>
          <table:table-cell office:value-type="string">
            <text:p>The Trial of the Chicago 7</text:p>
          </table:table-cell>
          <table:table-cell office:value-type="string">
            <text:p>1983-08-25</text:p>
          </table:table-cell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string">
            <text:p>nm831422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ilee Spaeny</text:p>
          </table:table-cell>
          <table:table-cell office:value-type="string">
            <text:p>Priscilla</text:p>
          </table:table-cell>
          <table:table-cell office:value-type="string">
            <text:p>1998-07-24</text:p>
          </table:table-cell>
        </table:table-row>
        <table:table-row table:style-name="ro2">
          <table:table-cell/>
          <table:table-cell office:value-type="float" office:value="539">
            <text:p>539</text:p>
          </table:table-cell>
          <table:table-cell office:value-type="string">
            <text:p>nm201052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rooke Williams</text:p>
          </table:table-cell>
          <table:table-cell office:value-type="string">
            <text:p>Spartacus: Blood and Sand</text:p>
          </table:table-cell>
          <table:table-cell office:value-type="string">
            <text:p>1984-01-03</text:p>
          </table:table-cell>
        </table:table-row>
        <table:table-row table:style-name="ro2">
          <table:table-cell/>
          <table:table-cell office:value-type="float" office:value="540">
            <text:p>540</text:p>
          </table:table-cell>
          <table:table-cell office:value-type="string">
            <text:p>nm080754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rooke Smith</text:p>
          </table:table-cell>
          <table:table-cell office:value-type="string">
            <text:p>The Silence of the Lambs</text:p>
          </table:table-cell>
          <table:table-cell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string">
            <text:p>nm158900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rittany Curran</text:p>
          </table:table-cell>
          <table:table-cell office:value-type="string">
            <text:p>Dear White People</text:p>
          </table:table-cell>
          <table:table-cell/>
        </table:table-row>
        <table:table-row table:style-name="ro2">
          <table:table-cell/>
          <table:table-cell office:value-type="float" office:value="542">
            <text:p>542</text:p>
          </table:table-cell>
          <table:table-cell office:value-type="string">
            <text:p>nm000545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ritney Spears</text:p>
          </table:table-cell>
          <table:table-cell office:value-type="string">
            <text:p>Crossroads</text:p>
          </table:table-cell>
          <table:table-cell office:value-type="string">
            <text:p>1981-12-02</text:p>
          </table:table-cell>
        </table:table-row>
        <table:table-row table:style-name="ro2">
          <table:table-cell/>
          <table:table-cell office:value-type="float" office:value="543">
            <text:p>543</text:p>
          </table:table-cell>
          <table:table-cell office:value-type="string">
            <text:p>nm011315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rianna Brown</text:p>
          </table:table-cell>
          <table:table-cell office:value-type="string">
            <text:p>Spider-Man 2</text:p>
          </table:table-cell>
          <table:table-cell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string">
            <text:p>nm405330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riana Cuoco</text:p>
          </table:table-cell>
          <table:table-cell office:value-type="string">
            <text:p>The Flight Attendant</text:p>
          </table:table-cell>
          <table:table-cell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string">
            <text:p>nm083494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renda Strong</text:p>
          </table:table-cell>
          <table:table-cell office:value-type="string">
            <text:p>Starship Troopers</text:p>
          </table:table-cell>
          <table:table-cell office:value-type="string">
            <text:p>1960-03-25</text:p>
          </table:table-cell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string">
            <text:p>nm556122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rec Bassinger</text:p>
          </table:table-cell>
          <table:table-cell office:value-type="string">
            <text:p>Stargirl</text:p>
          </table:table-cell>
          <table:table-cell office:value-type="string">
            <text:p>1999-05-25</text:p>
          </table:table-cell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string">
            <text:p>nm049655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randy Ledford</text:p>
          </table:table-cell>
          <table:table-cell office:value-type="string">
            <text:p>The American Dream: Baywatch</text:p>
          </table:table-cell>
          <table:table-cell office:value-type="string">
            <text:p>1969-02-04</text:p>
          </table:table-cell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string">
            <text:p>nm063694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ojana Novakovic</text:p>
          </table:table-cell>
          <table:table-cell office:value-type="string">
            <text:p>Edge of Darkness</text:p>
          </table:table-cell>
          <table:table-cell office:value-type="string">
            <text:p>1981-07-12</text:p>
          </table:table-cell>
        </table:table-row>
        <table:table-row table:style-name="ro2">
          <table:table-cell/>
          <table:table-cell office:value-type="float" office:value="549">
            <text:p>549</text:p>
          </table:table-cell>
          <table:table-cell office:value-type="string">
            <text:p>nm133682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tsy Brandt</text:p>
          </table:table-cell>
          <table:table-cell office:value-type="string">
            <text:p>Breaking Bad</text:p>
          </table:table-cell>
          <table:table-cell office:value-type="string">
            <text:p>1973-03-14</text:p>
          </table:table-cell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string">
            <text:p>nm050234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thany Joy Lenz</text:p>
          </table:table-cell>
          <table:table-cell office:value-type="string">
            <text:p>Dexter</text:p>
          </table:table-cell>
          <table:table-cell office:value-type="string">
            <text:p>1981-04-02</text:p>
          </table:table-cell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string">
            <text:p>nm339663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th Behrs</text:p>
          </table:table-cell>
          <table:table-cell office:value-type="string">
            <text:p>2 Broke Girls</text:p>
          </table:table-cell>
          <table:table-cell office:value-type="string">
            <text:p>1985-12-26</text:p>
          </table:table-cell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string">
            <text:p>nm156711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ssica Chastain</text:p>
          </table:table-cell>
          <table:table-cell office:value-type="string">
            <text:p>Zero Dark Thirty</text:p>
          </table:table-cell>
          <table:table-cell office:value-type="string">
            <text:p>1977-03-24</text:p>
          </table:table-cell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string">
            <text:p>nm296610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Ã©rÃ©nice Marlohe</text:p>
          </table:table-cell>
          <table:table-cell office:value-type="string">
            <text:p>Skyfall</text:p>
          </table:table-cell>
          <table:table-cell office:value-type="string">
            <text:p>1979-05-19</text:p>
          </table:table-cell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string">
            <text:p>nm278815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anie Feldstein</text:p>
          </table:table-cell>
          <table:table-cell office:value-type="string">
            <text:p>Booksmart</text:p>
          </table:table-cell>
          <table:table-cell office:value-type="string">
            <text:p>1993-06-24</text:p>
          </table:table-cell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string">
            <text:p>nm504501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ailey De Young</text:p>
          </table:table-cell>
          <table:table-cell office:value-type="string">
            <text:p>Faking It</text:p>
          </table:table-cell>
          <table:table-cell office:value-type="string">
            <text:p>1989-09-16</text:p>
          </table:table-cell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string">
            <text:p>nm124509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vril Lavigne</text:p>
          </table:table-cell>
          <table:table-cell office:value-type="string">
            <text:p>Over the Hedge</text:p>
          </table:table-cell>
          <table:table-cell office:value-type="string">
            <text:p>1984-09-27</text:p>
          </table:table-cell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string">
            <text:p>nm103220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utumn Reeser</text:p>
          </table:table-cell>
          <table:table-cell office:value-type="string">
            <text:p>The Wedding Veil</text:p>
          </table:table-cell>
          <table:table-cell office:value-type="string">
            <text:p>1980-09-21</text:p>
          </table:table-cell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string">
            <text:p>nm525721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wen O'Driscoll</text:p>
          </table:table-cell>
          <table:table-cell office:value-type="string">
            <text:p>You Can Live Forever</text:p>
          </table:table-cell>
          <table:table-cell office:value-type="string">
            <text:p>1999-07-04</text:p>
          </table:table-cell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string">
            <text:p>nm28075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naleigh Ashford</text:p>
          </table:table-cell>
          <table:table-cell office:value-type="string">
            <text:p>Masters of Sex</text:p>
          </table:table-cell>
          <table:table-cell office:value-type="string">
            <text:p>1985-06-25</text:p>
          </table:table-cell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string">
            <text:p>nm069160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na Popplewell</text:p>
          </table:table-cell>
          <table:table-cell office:value-type="string">
            <text:p>The Chronicles of Narnia: The Lion, the Witch and the Wardrobe</text:p>
          </table:table-cell>
          <table:table-cell office:value-type="string">
            <text:p>1988-12-16</text:p>
          </table:table-cell>
        </table:table-row>
        <table:table-row table:style-name="ro2">
          <table:table-cell/>
          <table:table-cell office:value-type="float" office:value="561">
            <text:p>561</text:p>
          </table:table-cell>
          <table:table-cell office:value-type="string">
            <text:p>nm196552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na Hopkins</text:p>
          </table:table-cell>
          <table:table-cell office:value-type="string">
            <text:p>The Expanse</text:p>
          </table:table-cell>
          <table:table-cell office:value-type="string">
            <text:p>1987-02-12</text:p>
          </table:table-cell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string">
            <text:p>nm163126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hloÃ« Grace Moretz</text:p>
          </table:table-cell>
          <table:table-cell office:value-type="string">
            <text:p>Kick-Ass</text:p>
          </table:table-cell>
          <table:table-cell office:value-type="string">
            <text:p>1997-02-10</text:p>
          </table:table-cell>
        </table:table-row>
        <table:table-row table:style-name="ro2">
          <table:table-cell/>
          <table:table-cell office:value-type="float" office:value="563">
            <text:p>563</text:p>
          </table:table-cell>
          <table:table-cell office:value-type="string">
            <text:p>nm010079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drea Bowen</text:p>
          </table:table-cell>
          <table:table-cell office:value-type="string">
            <text:p>Desperate Housewives</text:p>
          </table:table-cell>
          <table:table-cell office:value-type="string">
            <text:p>1990-03-04</text:p>
          </table:table-cell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string">
            <text:p>nm088036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a Ularu</text:p>
          </table:table-cell>
          <table:table-cell office:value-type="string">
            <text:p>Periferic</text:p>
          </table:table-cell>
          <table:table-cell office:value-type="string">
            <text:p>1985-06-26</text:p>
          </table:table-cell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string">
            <text:p>nm21549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y Schumer</text:p>
          </table:table-cell>
          <table:table-cell office:value-type="string">
            <text:p>Trainwreck</text:p>
          </table:table-cell>
          <table:table-cell office:value-type="string">
            <text:p>1981-06-01</text:p>
          </table:table-cell>
        </table:table-row>
        <table:table-row table:style-name="ro2">
          <table:table-cell/>
          <table:table-cell office:value-type="float" office:value="566">
            <text:p>566</text:p>
          </table:table-cell>
          <table:table-cell office:value-type="string">
            <text:p>nm064209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y O'Neill</text:p>
          </table:table-cell>
          <table:table-cell office:value-type="string">
            <text:p>Honey, I Shrunk the Kids</text:p>
          </table:table-cell>
          <table:table-cell office:value-type="string">
            <text:p>1971-07-08</text:p>
          </table:table-cell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string">
            <text:p>nm504659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y Forsyth</text:p>
          </table:table-cell>
          <table:table-cell office:value-type="string">
            <text:p>Hell Fest</text:p>
          </table:table-cell>
          <table:table-cell office:value-type="string">
            <text:p>1995-08-06</text:p>
          </table:table-cell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string">
            <text:p>nm364317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elia Rose Blaire</text:p>
          </table:table-cell>
          <table:table-cell office:value-type="string">
            <text:p>True Blood</text:p>
          </table:table-cell>
          <table:table-cell office:value-type="string">
            <text:p>1987-11-20</text:p>
          </table:table-cell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string">
            <text:p>nm102410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byr Childers</text:p>
          </table:table-cell>
          <table:table-cell office:value-type="string">
            <text:p>The Master</text:p>
          </table:table-cell>
          <table:table-cell office:value-type="string">
            <text:p>1988-07-18</text:p>
          </table:table-cell>
        </table:table-row>
        <table:table-row table:style-name="ro2">
          <table:table-cell/>
          <table:table-cell office:value-type="float" office:value="570">
            <text:p>570</text:p>
          </table:table-cell>
          <table:table-cell office:value-type="string">
            <text:p>nm000552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ber Valletta</text:p>
          </table:table-cell>
          <table:table-cell office:value-type="string">
            <text:p>Gamer</text:p>
          </table:table-cell>
          <table:table-cell office:value-type="string">
            <text:p>1974-02-09</text:p>
          </table:table-cell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string">
            <text:p>nm084855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ber Tamblyn</text:p>
          </table:table-cell>
          <table:table-cell office:value-type="string">
            <text:p>The Sisterhood of the Traveling Pants</text:p>
          </table:table-cell>
          <table:table-cell office:value-type="string">
            <text:p>1983-05-14</text:p>
          </table:table-cell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string">
            <text:p>nm077604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anda Schull</text:p>
          </table:table-cell>
          <table:table-cell office:value-type="string">
            <text:p>12 Monkeys</text:p>
          </table:table-cell>
          <table:table-cell office:value-type="string">
            <text:p>1978-08-26</text:p>
          </table:table-cell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string">
            <text:p>nm311250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anda Leighton</text:p>
          </table:table-cell>
          <table:table-cell office:value-type="string">
            <text:p>Camp Hideout</text:p>
          </table:table-cell>
          <table:table-cell office:value-type="string">
            <text:p>1993-06-07</text:p>
          </table:table-cell>
        </table:table-row>
        <table:table-row table:style-name="ro2">
          <table:table-cell/>
          <table:table-cell office:value-type="float" office:value="574">
            <text:p>574</text:p>
          </table:table-cell>
          <table:table-cell office:value-type="string">
            <text:p>nm193529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lison Miller</text:p>
          </table:table-cell>
          <table:table-cell office:value-type="string">
            <text:p>A Million Little Things</text:p>
          </table:table-cell>
          <table:table-cell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string">
            <text:p>nm053292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lison Mack</text:p>
          </table:table-cell>
          <table:table-cell office:value-type="string">
            <text:p>Smallville</text:p>
          </table:table-cell>
          <table:table-cell office:value-type="string">
            <text:p>1982-07-29</text:p>
          </table:table-cell>
        </table:table-row>
        <table:table-row table:style-name="ro2">
          <table:table-cell/>
          <table:table-cell office:value-type="float" office:value="576">
            <text:p>576</text:p>
          </table:table-cell>
          <table:table-cell office:value-type="string">
            <text:p>nm084208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ison Sweeney</text:p>
          </table:table-cell>
          <table:table-cell office:value-type="string">
            <text:p>Days of Our Lives</text:p>
          </table:table-cell>
          <table:table-cell office:value-type="string">
            <text:p>1976-09-19</text:p>
          </table:table-cell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string">
            <text:p>nm330962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i Skovbye</text:p>
          </table:table-cell>
          <table:table-cell office:value-type="string">
            <text:p>Breakthrough</text:p>
          </table:table-cell>
          <table:table-cell office:value-type="string">
            <text:p>2002-05-16</text:p>
          </table:table-cell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string">
            <text:p>nm000556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fre Woodard</text:p>
          </table:table-cell>
          <table:table-cell office:value-type="string">
            <text:p>Star Trek: First Contact</text:p>
          </table:table-cell>
          <table:table-cell office:value-type="string">
            <text:p>1952-11-08</text:p>
          </table:table-cell>
        </table:table-row>
        <table:table-row table:style-name="ro2">
          <table:table-cell/>
          <table:table-cell office:value-type="float" office:value="579">
            <text:p>579</text:p>
          </table:table-cell>
          <table:table-cell office:value-type="string">
            <text:p>nm349899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exandra Park</text:p>
          </table:table-cell>
          <table:table-cell office:value-type="string">
            <text:p>The Elephant Princess</text:p>
          </table:table-cell>
          <table:table-cell office:value-type="string">
            <text:p>1989-05-14</text:p>
          </table:table-cell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string">
            <text:p>nm048788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exandra Maria Lara</text:p>
          </table:table-cell>
          <table:table-cell office:value-type="string">
            <text:p>Der Untergang</text:p>
          </table:table-cell>
          <table:table-cell office:value-type="string">
            <text:p>1978-11-12</text:p>
          </table:table-cell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string">
            <text:p>nm115321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exandra Krosney</text:p>
          </table:table-cell>
          <table:table-cell office:value-type="string">
            <text:p>The Last Day of Summer</text:p>
          </table:table-cell>
          <table:table-cell office:value-type="string">
            <text:p>1988-01-28</text:p>
          </table:table-cell>
        </table:table-row>
        <table:table-row table:style-name="ro2">
          <table:table-cell/>
          <table:table-cell office:value-type="float" office:value="583">
            <text:p>583</text:p>
          </table:table-cell>
          <table:table-cell office:value-type="string">
            <text:p>nm000509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ex Kingston</text:p>
          </table:table-cell>
          <table:table-cell office:value-type="string">
            <text:p>ER</text:p>
          </table:table-cell>
          <table:table-cell office:value-type="string">
            <text:p>1963-03-11</text:p>
          </table:table-cell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string">
            <text:p>nm043550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aina Huffman</text:p>
          </table:table-cell>
          <table:table-cell office:value-type="string">
            <text:p>The Perfection</text:p>
          </table:table-cell>
          <table:table-cell office:value-type="string">
            <text:p>1980-04-17</text:p>
          </table:table-cell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string">
            <text:p>nm320140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isling Bea</text:p>
          </table:table-cell>
          <table:table-cell office:value-type="string">
            <text:p>This Way Up</text:p>
          </table:table-cell>
          <table:table-cell office:value-type="string">
            <text:p>1984-03-16</text:p>
          </table:table-cell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string">
            <text:p>nm294802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imee Carrero</text:p>
          </table:table-cell>
          <table:table-cell office:value-type="string">
            <text:p>The Menu</text:p>
          </table:table-cell>
          <table:table-cell office:value-type="string">
            <text:p>1988-07-15</text:p>
          </table:table-cell>
        </table:table-row>
        <table:table-row table:style-name="ro2">
          <table:table-cell/>
          <table:table-cell office:value-type="float" office:value="587">
            <text:p>587</text:p>
          </table:table-cell>
          <table:table-cell office:value-type="string">
            <text:p>nm000104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ulie Christie</text:p>
          </table:table-cell>
          <table:table-cell office:value-type="string">
            <text:p>Doctor Zhivago</text:p>
          </table:table-cell>
          <table:table-cell office:value-type="string">
            <text:p>1940-04-14</text:p>
          </table:table-cell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string">
            <text:p>nm329242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Virginia Kull</text:p>
          </table:table-cell>
          <table:table-cell office:value-type="string">
            <text:p>Big Little Lies</text:p>
          </table:table-cell>
          <table:table-cell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string">
            <text:p>nm719407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lla Hadid</text:p>
          </table:table-cell>
          <table:table-cell office:value-type="string">
            <text:p>Ramy</text:p>
          </table:table-cell>
          <table:table-cell office:value-type="string">
            <text:p>1996-10-09</text:p>
          </table:table-cell>
        </table:table-row>
        <table:table-row table:style-name="ro2">
          <table:table-cell/>
          <table:table-cell office:value-type="float" office:value="590">
            <text:p>590</text:p>
          </table:table-cell>
          <table:table-cell office:value-type="string">
            <text:p>nm102312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y Wade</text:p>
          </table:table-cell>
          <table:table-cell office:value-type="string">
            <text:p>The Good Guys</text:p>
          </table:table-cell>
          <table:table-cell office:value-type="string">
            <text:p>1980-10-06</text:p>
          </table:table-cell>
        </table:table-row>
        <table:table-row table:style-name="ro2">
          <table:table-cell/>
          <table:table-cell office:value-type="float" office:value="591">
            <text:p>591</text:p>
          </table:table-cell>
          <table:table-cell office:value-type="string">
            <text:p>nm158905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hiannon Fish</text:p>
          </table:table-cell>
          <table:table-cell office:value-type="string">
            <text:p>Home and Away</text:p>
          </table:table-cell>
          <table:table-cell office:value-type="string">
            <text:p>1991-03-14</text:p>
          </table:table-cell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string">
            <text:p>nm186910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a de Armas</text:p>
          </table:table-cell>
          <table:table-cell office:value-type="string">
            <text:p>Blade Runner 2049</text:p>
          </table:table-cell>
          <table:table-cell office:value-type="string">
            <text:p>1988-04-30</text:p>
          </table:table-cell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string">
            <text:p>nm821287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lla Balinska</text:p>
          </table:table-cell>
          <table:table-cell office:value-type="string">
            <text:p>Charlie's Angels</text:p>
          </table:table-cell>
          <table:table-cell office:value-type="string">
            <text:p>1996-10-04</text:p>
          </table:table-cell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string">
            <text:p>nm083722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ison Sudol</text:p>
          </table:table-cell>
          <table:table-cell office:value-type="string">
            <text:p>Fantastic Beasts and Where to Find Them</text:p>
          </table:table-cell>
          <table:table-cell office:value-type="string">
            <text:p>1984-12-23</text:p>
          </table:table-cell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string">
            <text:p>nm061940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arminder Nagra</text:p>
          </table:table-cell>
          <table:table-cell office:value-type="string">
            <text:p>Bend It Like Beckham</text:p>
          </table:table-cell>
          <table:table-cell office:value-type="string">
            <text:p>1975-10-05</text:p>
          </table:table-cell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string">
            <text:p>nm304327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Vicky Krieps</text:p>
          </table:table-cell>
          <table:table-cell office:value-type="string">
            <text:p>Phantom Thread</text:p>
          </table:table-cell>
          <table:table-cell office:value-type="string">
            <text:p>1983-10-04</text:p>
          </table:table-cell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string">
            <text:p>nm086430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shley Tisdale</text:p>
          </table:table-cell>
          <table:table-cell office:value-type="string">
            <text:p>Phineas and Ferb</text:p>
          </table:table-cell>
          <table:table-cell office:value-type="string">
            <text:p>1985-07-02</text:p>
          </table:table-cell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string">
            <text:p>nm275733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lla Heathcote</text:p>
          </table:table-cell>
          <table:table-cell office:value-type="string">
            <text:p>The Neon Demon</text:p>
          </table:table-cell>
          <table:table-cell office:value-type="string">
            <text:p>1987-05-27</text:p>
          </table:table-cell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string">
            <text:p>nm051808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ristanna Loken</text:p>
          </table:table-cell>
          <table:table-cell office:value-type="string">
            <text:p>Terminator 3: Rise of the Machines</text:p>
          </table:table-cell>
          <table:table-cell office:value-type="string">
            <text:p>1979-10-08</text:p>
          </table:table-cell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string">
            <text:p>nm252579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l Powley</text:p>
          </table:table-cell>
          <table:table-cell office:value-type="string">
            <text:p>The Diary of a Teenage Girl</text:p>
          </table:table-cell>
          <table:table-cell office:value-type="string">
            <text:p>1992-03-07</text:p>
          </table:table-cell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string">
            <text:p>nm000437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Franka Potente</text:p>
          </table:table-cell>
          <table:table-cell office:value-type="string">
            <text:p>Lola rennt</text:p>
          </table:table-cell>
          <table:table-cell office:value-type="string">
            <text:p>1974-07-22</text:p>
          </table:table-cell>
        </table:table-row>
        <table:table-row table:style-name="ro1">
          <table:table-cell/>
          <table:table-cell office:value-type="float" office:value="602">
            <text:p>602</text:p>
          </table:table-cell>
          <table:table-cell office:value-type="string">
            <text:p>nm000049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ai Ling</text:p>
          </table:table-cell>
          <table:table-cell office:value-type="string">
            <text:p>Red Corner</text:p>
          </table:table-cell>
          <table:table-cell/>
        </table:table-row>
        <table:table-row table:style-name="ro1">
          <table:table-cell/>
          <table:table-cell office:value-type="float" office:value="603">
            <text:p>603</text:p>
          </table:table-cell>
          <table:table-cell office:value-type="string">
            <text:p>nm071414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lizabeth Reaser</text:p>
          </table:table-cell>
          <table:table-cell office:value-type="string">
            <text:p>Twilight</text:p>
          </table:table-cell>
          <table:table-cell office:value-type="string">
            <text:p>1975-07-02</text:p>
          </table:table-cell>
        </table:table-row>
        <table:table-row table:style-name="ro1">
          <table:table-cell/>
          <table:table-cell office:value-type="float" office:value="604">
            <text:p>604</text:p>
          </table:table-cell>
          <table:table-cell office:value-type="string">
            <text:p>nm195008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reta Gerwig</text:p>
          </table:table-cell>
          <table:table-cell office:value-type="string">
            <text:p>Barbie</text:p>
          </table:table-cell>
          <table:table-cell office:value-type="string">
            <text:p>1983-08-04</text:p>
          </table:table-cell>
        </table:table-row>
        <table:table-row table:style-name="ro1">
          <table:table-cell/>
          <table:table-cell office:value-type="float" office:value="605">
            <text:p>605</text:p>
          </table:table-cell>
          <table:table-cell office:value-type="string">
            <text:p>nm000160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anda Peet</text:p>
          </table:table-cell>
          <table:table-cell office:value-type="float" office:value="2012">
            <text:p>2012</text:p>
          </table:table-cell>
          <table:table-cell office:value-type="string">
            <text:p>1972-01-11</text:p>
          </table:table-cell>
        </table:table-row>
        <table:table-row table:style-name="ro1">
          <table:table-cell/>
          <table:table-cell office:value-type="float" office:value="606">
            <text:p>606</text:p>
          </table:table-cell>
          <table:table-cell office:value-type="string">
            <text:p>nm537714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wkwafina</text:p>
          </table:table-cell>
          <table:table-cell office:value-type="string">
            <text:p>Ocean's Eight</text:p>
          </table:table-cell>
          <table:table-cell office:value-type="string">
            <text:p>1988-06-02</text:p>
          </table:table-cell>
        </table:table-row>
        <table:table-row table:style-name="ro1">
          <table:table-cell/>
          <table:table-cell office:value-type="float" office:value="607">
            <text:p>607</text:p>
          </table:table-cell>
          <table:table-cell office:value-type="string">
            <text:p>nm050020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hyler Leigh</text:p>
          </table:table-cell>
          <table:table-cell office:value-type="string">
            <text:p>Not Another Teen Movie</text:p>
          </table:table-cell>
          <table:table-cell office:value-type="string">
            <text:p>1982-04-10</text:p>
          </table:table-cell>
        </table:table-row>
        <table:table-row table:style-name="ro1">
          <table:table-cell/>
          <table:table-cell office:value-type="float" office:value="608">
            <text:p>608</text:p>
          </table:table-cell>
          <table:table-cell office:value-type="string">
            <text:p>nm000063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ly Sheedy</text:p>
          </table:table-cell>
          <table:table-cell office:value-type="string">
            <text:p>WarGames</text:p>
          </table:table-cell>
          <table:table-cell office:value-type="string">
            <text:p>1962-06-13</text:p>
          </table:table-cell>
        </table:table-row>
        <table:table-row table:style-name="ro2">
          <table:table-cell/>
          <table:table-cell office:value-type="float" office:value="609">
            <text:p>609</text:p>
          </table:table-cell>
          <table:table-cell office:value-type="string">
            <text:p>nm000509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egina King</text:p>
          </table:table-cell>
          <table:table-cell office:value-type="string">
            <text:p>Ray</text:p>
          </table:table-cell>
          <table:table-cell office:value-type="string">
            <text:p>1971-01-15</text:p>
          </table:table-cell>
        </table:table-row>
        <table:table-row table:style-name="ro2">
          <table:table-cell/>
          <table:table-cell office:value-type="float" office:value="610">
            <text:p>610</text:p>
          </table:table-cell>
          <table:table-cell office:value-type="string">
            <text:p>nm760787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tefanie Martini</text:p>
          </table:table-cell>
          <table:table-cell office:value-type="string">
            <text:p>Prime Suspect 1973</text:p>
          </table:table-cell>
          <table:table-cell office:value-type="string">
            <text:p>1990-10-06</text:p>
          </table:table-cell>
        </table:table-row>
        <table:table-row table:style-name="ro2">
          <table:table-cell/>
          <table:table-cell office:value-type="float" office:value="611">
            <text:p>611</text:p>
          </table:table-cell>
          <table:table-cell office:value-type="string">
            <text:p>nm179097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ssica Williams</text:p>
          </table:table-cell>
          <table:table-cell office:value-type="string">
            <text:p>Shrinking</text:p>
          </table:table-cell>
          <table:table-cell office:value-type="string">
            <text:p>1989-07-31</text:p>
          </table:table-cell>
        </table:table-row>
        <table:table-row table:style-name="ro1">
          <table:table-cell/>
          <table:table-cell office:value-type="float" office:value="612">
            <text:p>612</text:p>
          </table:table-cell>
          <table:table-cell office:value-type="string">
            <text:p>nm116604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Ophelia Lovibond</text:p>
          </table:table-cell>
          <table:table-cell office:value-type="string">
            <text:p>Guardians of the Galaxy</text:p>
          </table:table-cell>
          <table:table-cell office:value-type="string">
            <text:p>1986-02-19</text:p>
          </table:table-cell>
        </table:table-row>
        <table:table-row table:style-name="ro2">
          <table:table-cell/>
          <table:table-cell office:value-type="float" office:value="613">
            <text:p>613</text:p>
          </table:table-cell>
          <table:table-cell office:value-type="string">
            <text:p>nm000161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lizabeth Perkins</text:p>
          </table:table-cell>
          <table:table-cell office:value-type="string">
            <text:p>Sharp Objects</text:p>
          </table:table-cell>
          <table:table-cell office:value-type="string">
            <text:p>1960-11-18</text:p>
          </table:table-cell>
        </table:table-row>
        <table:table-row table:style-name="ro1">
          <table:table-cell/>
          <table:table-cell office:value-type="float" office:value="614">
            <text:p>614</text:p>
          </table:table-cell>
          <table:table-cell office:value-type="string">
            <text:p>nm000557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Drea de Matteo</text:p>
          </table:table-cell>
          <table:table-cell office:value-type="string">
            <text:p>The Sopranos</text:p>
          </table:table-cell>
          <table:table-cell office:value-type="string">
            <text:p>1972-01-19</text:p>
          </table:table-cell>
        </table:table-row>
        <table:table-row table:style-name="ro2">
          <table:table-cell/>
          <table:table-cell office:value-type="float" office:value="615">
            <text:p>615</text:p>
          </table:table-cell>
          <table:table-cell office:value-type="string">
            <text:p>nm060786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ily Mortimer</text:p>
          </table:table-cell>
          <table:table-cell office:value-type="string">
            <text:p>Mary Poppins Returns</text:p>
          </table:table-cell>
          <table:table-cell office:value-type="string">
            <text:p>1971-10-06</text:p>
          </table:table-cell>
        </table:table-row>
        <table:table-row table:style-name="ro1">
          <table:table-cell/>
          <table:table-cell office:value-type="float" office:value="616">
            <text:p>616</text:p>
          </table:table-cell>
          <table:table-cell office:value-type="string">
            <text:p>nm188088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Olivia Thirlby</text:p>
          </table:table-cell>
          <table:table-cell office:value-type="string">
            <text:p>Juno</text:p>
          </table:table-cell>
          <table:table-cell office:value-type="string">
            <text:p>1986-10-06</text:p>
          </table:table-cell>
        </table:table-row>
        <table:table-row table:style-name="ro1">
          <table:table-cell/>
          <table:table-cell office:value-type="float" office:value="617">
            <text:p>617</text:p>
          </table:table-cell>
          <table:table-cell office:value-type="string">
            <text:p>nm000056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Gwyneth Paltrow</text:p>
          </table:table-cell>
          <table:table-cell office:value-type="string">
            <text:p>Shakespeare in Love</text:p>
          </table:table-cell>
          <table:table-cell office:value-type="string">
            <text:p>1972-09-27</text:p>
          </table:table-cell>
        </table:table-row>
        <table:table-row table:style-name="ro2">
          <table:table-cell/>
          <table:table-cell office:value-type="float" office:value="618">
            <text:p>618</text:p>
          </table:table-cell>
          <table:table-cell office:value-type="string">
            <text:p>nm400479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etitia Wright</text:p>
          </table:table-cell>
          <table:table-cell office:value-type="string">
            <text:p>Black Panther</text:p>
          </table:table-cell>
          <table:table-cell office:value-type="string">
            <text:p>1993-10-31</text:p>
          </table:table-cell>
        </table:table-row>
        <table:table-row table:style-name="ro1">
          <table:table-cell/>
          <table:table-cell office:value-type="float" office:value="619">
            <text:p>619</text:p>
          </table:table-cell>
          <table:table-cell office:value-type="string">
            <text:p>nm051422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Peyton List</text:p>
          </table:table-cell>
          <table:table-cell office:value-type="string">
            <text:p>The Tomorrow People</text:p>
          </table:table-cell>
          <table:table-cell office:value-type="string">
            <text:p>1986-08-08</text:p>
          </table:table-cell>
        </table:table-row>
        <table:table-row table:style-name="ro2">
          <table:table-cell/>
          <table:table-cell office:value-type="float" office:value="620">
            <text:p>620</text:p>
          </table:table-cell>
          <table:table-cell office:value-type="string">
            <text:p>nm000016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lizabeth Hurley</text:p>
          </table:table-cell>
          <table:table-cell office:value-type="string">
            <text:p>Austin Powers: International Man of Mystery</text:p>
          </table:table-cell>
          <table:table-cell office:value-type="string">
            <text:p>1965-06-10</text:p>
          </table:table-cell>
        </table:table-row>
        <table:table-row table:style-name="ro1">
          <table:table-cell/>
          <table:table-cell office:value-type="float" office:value="621">
            <text:p>621</text:p>
          </table:table-cell>
          <table:table-cell office:value-type="string">
            <text:p>nm033456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pencer Grammer</text:p>
          </table:table-cell>
          <table:table-cell office:value-type="string">
            <text:p>Rick and Morty</text:p>
          </table:table-cell>
          <table:table-cell/>
        </table:table-row>
        <table:table-row table:style-name="ro1">
          <table:table-cell/>
          <table:table-cell office:value-type="float" office:value="622">
            <text:p>622</text:p>
          </table:table-cell>
          <table:table-cell office:value-type="string">
            <text:p>nm181322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Gugu Mbatha-Raw</text:p>
          </table:table-cell>
          <table:table-cell office:value-type="string">
            <text:p>Belle</text:p>
          </table:table-cell>
          <table:table-cell office:value-type="string">
            <text:p>1983-04-21</text:p>
          </table:table-cell>
        </table:table-row>
        <table:table-row table:style-name="ro1">
          <table:table-cell/>
          <table:table-cell office:value-type="float" office:value="623">
            <text:p>623</text:p>
          </table:table-cell>
          <table:table-cell office:value-type="string">
            <text:p>nm021722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Grey Griffin</text:p>
          </table:table-cell>
          <table:table-cell office:value-type="string">
            <text:p>Batman: Arkham City</text:p>
          </table:table-cell>
          <table:table-cell office:value-type="string">
            <text:p>1973-08-24</text:p>
          </table:table-cell>
        </table:table-row>
        <table:table-row table:style-name="ro1">
          <table:table-cell/>
          <table:table-cell office:value-type="float" office:value="624">
            <text:p>624</text:p>
          </table:table-cell>
          <table:table-cell office:value-type="string">
            <text:p>nm110289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risten Schaal</text:p>
          </table:table-cell>
          <table:table-cell office:value-type="string">
            <text:p>Cloudy with a Chance of Meatballs 2</text:p>
          </table:table-cell>
          <table:table-cell office:value-type="string">
            <text:p>1978-01-24</text:p>
          </table:table-cell>
        </table:table-row>
        <table:table-row table:style-name="ro2">
          <table:table-cell/>
          <table:table-cell office:value-type="float" office:value="626">
            <text:p>626</text:p>
          </table:table-cell>
          <table:table-cell office:value-type="string">
            <text:p>nm000017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shley Judd</text:p>
          </table:table-cell>
          <table:table-cell office:value-type="string">
            <text:p>Double Jeopardy</text:p>
          </table:table-cell>
          <table:table-cell office:value-type="string">
            <text:p>1968-04-19</text:p>
          </table:table-cell>
        </table:table-row>
        <table:table-row table:style-name="ro1">
          <table:table-cell/>
          <table:table-cell office:value-type="float" office:value="627">
            <text:p>627</text:p>
          </table:table-cell>
          <table:table-cell office:value-type="string">
            <text:p>nm032948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Ginnifer Goodwin</text:p>
          </table:table-cell>
          <table:table-cell office:value-type="string">
            <text:p>Zootopia</text:p>
          </table:table-cell>
          <table:table-cell office:value-type="string">
            <text:p>1978-05-22</text:p>
          </table:table-cell>
        </table:table-row>
        <table:table-row table:style-name="ro1">
          <table:table-cell/>
          <table:table-cell office:value-type="float" office:value="628">
            <text:p>628</text:p>
          </table:table-cell>
          <table:table-cell office:value-type="string">
            <text:p>nm000991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my Acker</text:p>
          </table:table-cell>
          <table:table-cell office:value-type="string">
            <text:p>Angel</text:p>
          </table:table-cell>
          <table:table-cell office:value-type="string">
            <text:p>1976-12-05</text:p>
          </table:table-cell>
        </table:table-row>
        <table:table-row table:style-name="ro1">
          <table:table-cell/>
          <table:table-cell office:value-type="float" office:value="629">
            <text:p>629</text:p>
          </table:table-cell>
          <table:table-cell office:value-type="string">
            <text:p>nm217752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e Micucci</text:p>
          </table:table-cell>
          <table:table-cell office:value-type="string">
            <text:p>When in Rome</text:p>
          </table:table-cell>
          <table:table-cell office:value-type="string">
            <text:p>1980-03-31</text:p>
          </table:table-cell>
        </table:table-row>
        <table:table-row table:style-name="ro2">
          <table:table-cell/>
          <table:table-cell office:value-type="float" office:value="630">
            <text:p>630</text:p>
          </table:table-cell>
          <table:table-cell office:value-type="string">
            <text:p>nm231987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a Camp</text:p>
          </table:table-cell>
          <table:table-cell office:value-type="string">
            <text:p>Pitch Perfect</text:p>
          </table:table-cell>
          <table:table-cell office:value-type="string">
            <text:p>1982-09-27</text:p>
          </table:table-cell>
        </table:table-row>
        <table:table-row table:style-name="ro2">
          <table:table-cell/>
          <table:table-cell office:value-type="float" office:value="631">
            <text:p>631</text:p>
          </table:table-cell>
          <table:table-cell office:value-type="string">
            <text:p>nm166736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shley Benson</text:p>
          </table:table-cell>
          <table:table-cell office:value-type="string">
            <text:p>Spring Breakers</text:p>
          </table:table-cell>
          <table:table-cell office:value-type="string">
            <text:p>1989-12-18</text:p>
          </table:table-cell>
        </table:table-row>
        <table:table-row table:style-name="ro1">
          <table:table-cell/>
          <table:table-cell office:value-type="float" office:value="632">
            <text:p>632</text:p>
          </table:table-cell>
          <table:table-cell office:value-type="string">
            <text:p>nm012064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ra Buono</text:p>
          </table:table-cell>
          <table:table-cell office:value-type="string">
            <text:p>Stranger Things</text:p>
          </table:table-cell>
          <table:table-cell/>
        </table:table-row>
        <table:table-row table:style-name="ro1">
          <table:table-cell/>
          <table:table-cell office:value-type="float" office:value="633">
            <text:p>633</text:p>
          </table:table-cell>
          <table:table-cell office:value-type="string">
            <text:p>nm000498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yson Hannigan</text:p>
          </table:table-cell>
          <table:table-cell office:value-type="string">
            <text:p>Buffy the Vampire Slayer</text:p>
          </table:table-cell>
          <table:table-cell office:value-type="string">
            <text:p>1974-03-24</text:p>
          </table:table-cell>
        </table:table-row>
        <table:table-row table:style-name="ro1">
          <table:table-cell/>
          <table:table-cell office:value-type="float" office:value="634">
            <text:p>634</text:p>
          </table:table-cell>
          <table:table-cell office:value-type="string">
            <text:p>nm000093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Halle Berry</text:p>
          </table:table-cell>
          <table:table-cell office:value-type="string">
            <text:p>Catwoman</text:p>
          </table:table-cell>
          <table:table-cell office:value-type="string">
            <text:p>1966-08-14</text:p>
          </table:table-cell>
        </table:table-row>
        <table:table-row table:style-name="ro2">
          <table:table-cell/>
          <table:table-cell office:value-type="float" office:value="635">
            <text:p>635</text:p>
          </table:table-cell>
          <table:table-cell office:value-type="string">
            <text:p>nm000040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ridget Fonda</text:p>
          </table:table-cell>
          <table:table-cell office:value-type="string">
            <text:p>A Simple Plan</text:p>
          </table:table-cell>
          <table:table-cell office:value-type="string">
            <text:p>1964-01-27</text:p>
          </table:table-cell>
        </table:table-row>
        <table:table-row table:style-name="ro1">
          <table:table-cell/>
          <table:table-cell office:value-type="float" office:value="636">
            <text:p>636</text:p>
          </table:table-cell>
          <table:table-cell office:value-type="string">
            <text:p>nm000551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anna Ubach</text:p>
          </table:table-cell>
          <table:table-cell office:value-type="string">
            <text:p>Bombshell</text:p>
          </table:table-cell>
          <table:table-cell office:value-type="string">
            <text:p>1975-10-03</text:p>
          </table:table-cell>
        </table:table-row>
        <table:table-row table:style-name="ro2">
          <table:table-cell/>
          <table:table-cell office:value-type="float" office:value="637">
            <text:p>637</text:p>
          </table:table-cell>
          <table:table-cell office:value-type="string">
            <text:p>nm112857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ake Bell</text:p>
          </table:table-cell>
          <table:table-cell office:value-type="string">
            <text:p>In a World...</text:p>
          </table:table-cell>
          <table:table-cell office:value-type="string">
            <text:p>1979-03-24</text:p>
          </table:table-cell>
        </table:table-row>
        <table:table-row table:style-name="ro2">
          <table:table-cell/>
          <table:table-cell office:value-type="float" office:value="638">
            <text:p>638</text:p>
          </table:table-cell>
          <table:table-cell office:value-type="string">
            <text:p>nm362506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exis Knapp</text:p>
          </table:table-cell>
          <table:table-cell office:value-type="string">
            <text:p>Pitch Perfect</text:p>
          </table:table-cell>
          <table:table-cell office:value-type="string">
            <text:p>1989-07-31</text:p>
          </table:table-cell>
        </table:table-row>
        <table:table-row table:style-name="ro2">
          <table:table-cell/>
          <table:table-cell office:value-type="float" office:value="639">
            <text:p>639</text:p>
          </table:table-cell>
          <table:table-cell office:value-type="string">
            <text:p>nm445422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ilia Jones</text:p>
          </table:table-cell>
          <table:table-cell office:value-type="string">
            <text:p>CODA</text:p>
          </table:table-cell>
          <table:table-cell office:value-type="string">
            <text:p>2002-02-23</text:p>
          </table:table-cell>
        </table:table-row>
        <table:table-row table:style-name="ro1">
          <table:table-cell/>
          <table:table-cell office:value-type="float" office:value="640">
            <text:p>640</text:p>
          </table:table-cell>
          <table:table-cell office:value-type="string">
            <text:p>nm000053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Dina Meyer</text:p>
          </table:table-cell>
          <table:table-cell office:value-type="string">
            <text:p>Starship Troopers</text:p>
          </table:table-cell>
          <table:table-cell office:value-type="string">
            <text:p>1968-12-22</text:p>
          </table:table-cell>
        </table:table-row>
        <table:table-row table:style-name="ro1">
          <table:table-cell/>
          <table:table-cell office:value-type="float" office:value="641">
            <text:p>641</text:p>
          </table:table-cell>
          <table:table-cell office:value-type="string">
            <text:p>nm000015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Gina Gershon</text:p>
          </table:table-cell>
          <table:table-cell office:value-type="string">
            <text:p>Bound</text:p>
          </table:table-cell>
          <table:table-cell office:value-type="string">
            <text:p>1962-06-10</text:p>
          </table:table-cell>
        </table:table-row>
        <table:table-row table:style-name="ro1">
          <table:table-cell/>
          <table:table-cell office:value-type="float" office:value="642">
            <text:p>642</text:p>
          </table:table-cell>
          <table:table-cell office:value-type="string">
            <text:p>nm034815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a Gunn</text:p>
          </table:table-cell>
          <table:table-cell office:value-type="string">
            <text:p>Breaking Bad</text:p>
          </table:table-cell>
          <table:table-cell office:value-type="string">
            <text:p>1968-08-11</text:p>
          </table:table-cell>
        </table:table-row>
        <table:table-row table:style-name="ro1">
          <table:table-cell/>
          <table:table-cell office:value-type="float" office:value="643">
            <text:p>643</text:p>
          </table:table-cell>
          <table:table-cell office:value-type="string">
            <text:p>nm057195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e McKinnon</text:p>
          </table:table-cell>
          <table:table-cell office:value-type="string">
            <text:p>Ghostbusters</text:p>
          </table:table-cell>
          <table:table-cell office:value-type="string">
            <text:p>1984-01-06</text:p>
          </table:table-cell>
        </table:table-row>
        <table:table-row table:style-name="ro1">
          <table:table-cell/>
          <table:table-cell office:value-type="float" office:value="645">
            <text:p>645</text:p>
          </table:table-cell>
          <table:table-cell office:value-type="string">
            <text:p>nm000077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hristina Applegate</text:p>
          </table:table-cell>
          <table:table-cell office:value-type="string">
            <text:p>Don't Tell Mom the Babysitter's Dead</text:p>
          </table:table-cell>
          <table:table-cell office:value-type="string">
            <text:p>1971-11-25</text:p>
          </table:table-cell>
        </table:table-row>
        <table:table-row table:style-name="ro1">
          <table:table-cell/>
          <table:table-cell office:value-type="float" office:value="646">
            <text:p>646</text:p>
          </table:table-cell>
          <table:table-cell office:value-type="string">
            <text:p>nm057894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va Mendes</text:p>
          </table:table-cell>
          <table:table-cell office:value-type="string">
            <text:p>The Other Guys</text:p>
          </table:table-cell>
          <table:table-cell office:value-type="string">
            <text:p>1974-03-05</text:p>
          </table:table-cell>
        </table:table-row>
        <table:table-row table:style-name="ro1">
          <table:table-cell/>
          <table:table-cell office:value-type="float" office:value="647">
            <text:p>647</text:p>
          </table:table-cell>
          <table:table-cell office:value-type="string">
            <text:p>nm051782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indsay Lohan</text:p>
          </table:table-cell>
          <table:table-cell office:value-type="string">
            <text:p>Mean Girls</text:p>
          </table:table-cell>
          <table:table-cell office:value-type="string">
            <text:p>1986-07-02</text:p>
          </table:table-cell>
        </table:table-row>
        <table:table-row table:style-name="ro2">
          <table:table-cell/>
          <table:table-cell office:value-type="float" office:value="648">
            <text:p>648</text:p>
          </table:table-cell>
          <table:table-cell office:value-type="string">
            <text:p>nm000480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harisma Carpenter</text:p>
          </table:table-cell>
          <table:table-cell office:value-type="string">
            <text:p>Angel</text:p>
          </table:table-cell>
          <table:table-cell/>
        </table:table-row>
        <table:table-row table:style-name="ro2">
          <table:table-cell/>
          <table:table-cell office:value-type="float" office:value="649">
            <text:p>649</text:p>
          </table:table-cell>
          <table:table-cell office:value-type="string">
            <text:p>nm017688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.J. Cook</text:p>
          </table:table-cell>
          <table:table-cell office:value-type="string">
            <text:p>Criminal Minds</text:p>
          </table:table-cell>
          <table:table-cell office:value-type="string">
            <text:p>1978-07-22</text:p>
          </table:table-cell>
        </table:table-row>
        <table:table-row table:style-name="ro2">
          <table:table-cell/>
          <table:table-cell office:value-type="float" office:value="650">
            <text:p>650</text:p>
          </table:table-cell>
          <table:table-cell office:value-type="string">
            <text:p>nm364767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harlie Murphy</text:p>
          </table:table-cell>
          <table:table-cell office:value-type="string">
            <text:p>Obsession</text:p>
          </table:table-cell>
          <table:table-cell office:value-type="string">
            <text:p>1987-11-30</text:p>
          </table:table-cell>
        </table:table-row>
        <table:table-row table:style-name="ro1">
          <table:table-cell/>
          <table:table-cell office:value-type="float" office:value="651">
            <text:p>651</text:p>
          </table:table-cell>
          <table:table-cell office:value-type="string">
            <text:p>nm062860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Thandiwe Newton</text:p>
          </table:table-cell>
          <table:table-cell office:value-type="string">
            <text:p>Crash</text:p>
          </table:table-cell>
          <table:table-cell office:value-type="string">
            <text:p>1972-11-06</text:p>
          </table:table-cell>
        </table:table-row>
        <table:table-row table:style-name="ro1">
          <table:table-cell/>
          <table:table-cell office:value-type="float" office:value="652">
            <text:p>652</text:p>
          </table:table-cell>
          <table:table-cell office:value-type="string">
            <text:p>nm212966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ristin Milioti</text:p>
          </table:table-cell>
          <table:table-cell office:value-type="string">
            <text:p>The Wolf of Wall Street</text:p>
          </table:table-cell>
          <table:table-cell office:value-type="string">
            <text:p>1985-08-16</text:p>
          </table:table-cell>
        </table:table-row>
        <table:table-row table:style-name="ro1">
          <table:table-cell/>
          <table:table-cell office:value-type="float" office:value="653">
            <text:p>653</text:p>
          </table:table-cell>
          <table:table-cell office:value-type="string">
            <text:p>nm000016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e Heche</text:p>
          </table:table-cell>
          <table:table-cell office:value-type="string">
            <text:p>Six Days Seven Nights</text:p>
          </table:table-cell>
          <table:table-cell office:value-type="string">
            <text:p>1969-05-25</text:p>
          </table:table-cell>
        </table:table-row>
        <table:table-row table:style-name="ro2">
          <table:table-cell/>
          <table:table-cell office:value-type="float" office:value="654">
            <text:p>654</text:p>
          </table:table-cell>
          <table:table-cell office:value-type="string">
            <text:p>nm000128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Heather Graham</text:p>
          </table:table-cell>
          <table:table-cell office:value-type="string">
            <text:p>Austin Powers: The Spy Who Shagged Me</text:p>
          </table:table-cell>
          <table:table-cell office:value-type="string">
            <text:p>1970-01-29</text:p>
          </table:table-cell>
        </table:table-row>
        <table:table-row table:style-name="ro2">
          <table:table-cell/>
          <table:table-cell office:value-type="float" office:value="655">
            <text:p>655</text:p>
          </table:table-cell>
          <table:table-cell office:value-type="string">
            <text:p>nm062969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achel Nichols</text:p>
          </table:table-cell>
          <table:table-cell office:value-type="string">
            <text:p>G.I. Joe: The Rise of Cobra</text:p>
          </table:table-cell>
          <table:table-cell office:value-type="string">
            <text:p>1980-01-08</text:p>
          </table:table-cell>
        </table:table-row>
        <table:table-row table:style-name="ro1">
          <table:table-cell/>
          <table:table-cell office:value-type="float" office:value="656">
            <text:p>656</text:p>
          </table:table-cell>
          <table:table-cell office:value-type="string">
            <text:p>nm027270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odelle Ferland</text:p>
          </table:table-cell>
          <table:table-cell office:value-type="string">
            <text:p>Case 39</text:p>
          </table:table-cell>
          <table:table-cell office:value-type="string">
            <text:p>1994-10-09</text:p>
          </table:table-cell>
        </table:table-row>
        <table:table-row table:style-name="ro1">
          <table:table-cell/>
          <table:table-cell office:value-type="float" office:value="657">
            <text:p>657</text:p>
          </table:table-cell>
          <table:table-cell office:value-type="string">
            <text:p>nm113235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ummer Glau</text:p>
          </table:table-cell>
          <table:table-cell office:value-type="string">
            <text:p>Serenity</text:p>
          </table:table-cell>
          <table:table-cell office:value-type="string">
            <text:p>1981-07-24</text:p>
          </table:table-cell>
        </table:table-row>
        <table:table-row table:style-name="ro1">
          <table:table-cell/>
          <table:table-cell office:value-type="float" office:value="658">
            <text:p>658</text:p>
          </table:table-cell>
          <table:table-cell office:value-type="string">
            <text:p>nm000019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yssa Milano</text:p>
          </table:table-cell>
          <table:table-cell office:value-type="string">
            <text:p>Charmed</text:p>
          </table:table-cell>
          <table:table-cell office:value-type="string">
            <text:p>1972-12-19</text:p>
          </table:table-cell>
        </table:table-row>
        <table:table-row table:style-name="ro1">
          <table:table-cell/>
          <table:table-cell office:value-type="float" office:value="659">
            <text:p>659</text:p>
          </table:table-cell>
          <table:table-cell office:value-type="string">
            <text:p>nm065936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Hayden Panettiere</text:p>
          </table:table-cell>
          <table:table-cell office:value-type="string">
            <text:p>Heroes</text:p>
          </table:table-cell>
          <table:table-cell office:value-type="string">
            <text:p>1989-08-21</text:p>
          </table:table-cell>
        </table:table-row>
        <table:table-row table:style-name="ro2">
          <table:table-cell/>
          <table:table-cell office:value-type="float" office:value="660">
            <text:p>660</text:p>
          </table:table-cell>
          <table:table-cell office:value-type="string">
            <text:p>nm075240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my Ryan</text:p>
          </table:table-cell>
          <table:table-cell office:value-type="string">
            <text:p>Gone Baby Gone</text:p>
          </table:table-cell>
          <table:table-cell office:value-type="string">
            <text:p>1968-05-03</text:p>
          </table:table-cell>
        </table:table-row>
        <table:table-row table:style-name="ro2">
          <table:table-cell/>
          <table:table-cell office:value-type="float" office:value="662">
            <text:p>662</text:p>
          </table:table-cell>
          <table:table-cell office:value-type="string">
            <text:p>nm313888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ritt Lower</text:p>
          </table:table-cell>
          <table:table-cell office:value-type="string">
            <text:p>High Maintenance</text:p>
          </table:table-cell>
          <table:table-cell office:value-type="string">
            <text:p>1985-08-02</text:p>
          </table:table-cell>
        </table:table-row>
        <table:table-row table:style-name="ro2">
          <table:table-cell/>
          <table:table-cell office:value-type="float" office:value="663">
            <text:p>663</text:p>
          </table:table-cell>
          <table:table-cell office:value-type="string">
            <text:p>nm462473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irby</text:p>
          </table:table-cell>
          <table:table-cell office:value-type="string">
            <text:p>The Good Place</text:p>
          </table:table-cell>
          <table:table-cell/>
        </table:table-row>
        <table:table-row table:style-name="ro2">
          <table:table-cell/>
          <table:table-cell office:value-type="float" office:value="664">
            <text:p>664</text:p>
          </table:table-cell>
          <table:table-cell office:value-type="string">
            <text:p>nm070393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olly C. Quinn</text:p>
          </table:table-cell>
          <table:table-cell office:value-type="string">
            <text:p>Castle</text:p>
          </table:table-cell>
          <table:table-cell office:value-type="string">
            <text:p>1993-10-08</text:p>
          </table:table-cell>
        </table:table-row>
        <table:table-row table:style-name="ro2">
          <table:table-cell/>
          <table:table-cell office:value-type="float" office:value="665">
            <text:p>665</text:p>
          </table:table-cell>
          <table:table-cell office:value-type="string">
            <text:p>nm322056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lsie Fisher</text:p>
          </table:table-cell>
          <table:table-cell office:value-type="string">
            <text:p>Eighth Grade</text:p>
          </table:table-cell>
          <table:table-cell office:value-type="string">
            <text:p>2003-04-03</text:p>
          </table:table-cell>
        </table:table-row>
        <table:table-row table:style-name="ro1">
          <table:table-cell/>
          <table:table-cell office:value-type="float" office:value="666">
            <text:p>666</text:p>
          </table:table-cell>
          <table:table-cell office:value-type="string">
            <text:p>nm000047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a Kirshner</text:p>
          </table:table-cell>
          <table:table-cell office:value-type="string">
            <text:p>Not Another Teen Movie</text:p>
          </table:table-cell>
          <table:table-cell office:value-type="string">
            <text:p>1975-01-25</text:p>
          </table:table-cell>
        </table:table-row>
        <table:table-row table:style-name="ro1">
          <table:table-cell/>
          <table:table-cell office:value-type="float" office:value="667">
            <text:p>667</text:p>
          </table:table-cell>
          <table:table-cell office:value-type="string">
            <text:p>nm000133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herine Heigl</text:p>
          </table:table-cell>
          <table:table-cell office:value-type="string">
            <text:p>One for the Money</text:p>
          </table:table-cell>
          <table:table-cell office:value-type="string">
            <text:p>1978-11-24</text:p>
          </table:table-cell>
        </table:table-row>
        <table:table-row table:style-name="ro2">
          <table:table-cell/>
          <table:table-cell office:value-type="float" office:value="668">
            <text:p>668</text:p>
          </table:table-cell>
          <table:table-cell office:value-type="string">
            <text:p>nm000158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randa Otto</text:p>
          </table:table-cell>
          <table:table-cell office:value-type="string">
            <text:p>The Lord of the Rings: The Return of the King</text:p>
          </table:table-cell>
          <table:table-cell office:value-type="string">
            <text:p>1967-12-16</text:p>
          </table:table-cell>
        </table:table-row>
        <table:table-row table:style-name="ro2">
          <table:table-cell/>
          <table:table-cell office:value-type="float" office:value="669">
            <text:p>669</text:p>
          </table:table-cell>
          <table:table-cell office:value-type="string">
            <text:p>nm223086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shley Greene</text:p>
          </table:table-cell>
          <table:table-cell office:value-type="string">
            <text:p>Twilight</text:p>
          </table:table-cell>
          <table:table-cell office:value-type="string">
            <text:p>1987-02-21</text:p>
          </table:table-cell>
        </table:table-row>
        <table:table-row table:style-name="ro1">
          <table:table-cell/>
          <table:table-cell office:value-type="float" office:value="671">
            <text:p>671</text:p>
          </table:table-cell>
          <table:table-cell office:value-type="string">
            <text:p>nm000528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odi Lyn O'Keefe</text:p>
          </table:table-cell>
          <table:table-cell office:value-type="string">
            <text:p>She's All That</text:p>
          </table:table-cell>
          <table:table-cell office:value-type="string">
            <text:p>1978-10-10</text:p>
          </table:table-cell>
        </table:table-row>
        <table:table-row table:style-name="ro1">
          <table:table-cell/>
          <table:table-cell office:value-type="float" office:value="672">
            <text:p>672</text:p>
          </table:table-cell>
          <table:table-cell office:value-type="string">
            <text:p>nm000104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a Chlumsky</text:p>
          </table:table-cell>
          <table:table-cell office:value-type="string">
            <text:p>My Girl</text:p>
          </table:table-cell>
          <table:table-cell office:value-type="string">
            <text:p>1980-12-03</text:p>
          </table:table-cell>
        </table:table-row>
        <table:table-row table:style-name="ro1">
          <table:table-cell/>
          <table:table-cell office:value-type="float" office:value="673">
            <text:p>673</text:p>
          </table:table-cell>
          <table:table-cell office:value-type="string">
            <text:p>nm000141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therine Keener</text:p>
          </table:table-cell>
          <table:table-cell office:value-type="string">
            <text:p>Being John Malkovich</text:p>
          </table:table-cell>
          <table:table-cell office:value-type="string">
            <text:p>1959-03-26</text:p>
          </table:table-cell>
        </table:table-row>
        <table:table-row table:style-name="ro2">
          <table:table-cell/>
          <table:table-cell office:value-type="float" office:value="674">
            <text:p>674</text:p>
          </table:table-cell>
          <table:table-cell office:value-type="string">
            <text:p>nm012420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ophia Bush</text:p>
          </table:table-cell>
          <table:table-cell office:value-type="string">
            <text:p>John Tucker Must Die</text:p>
          </table:table-cell>
          <table:table-cell office:value-type="string">
            <text:p>1982-07-08</text:p>
          </table:table-cell>
        </table:table-row>
        <table:table-row table:style-name="ro1">
          <table:table-cell/>
          <table:table-cell office:value-type="float" office:value="675">
            <text:p>675</text:p>
          </table:table-cell>
          <table:table-cell office:value-type="string">
            <text:p>nm176304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pril Bowlby</text:p>
          </table:table-cell>
          <table:table-cell office:value-type="string">
            <text:p>The Slammin' Salmon</text:p>
          </table:table-cell>
          <table:table-cell office:value-type="string">
            <text:p>1980-07-30</text:p>
          </table:table-cell>
        </table:table-row>
        <table:table-row table:style-name="ro1">
          <table:table-cell/>
          <table:table-cell office:value-type="float" office:value="676">
            <text:p>676</text:p>
          </table:table-cell>
          <table:table-cell office:value-type="string">
            <text:p>nm000475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eslie Bibb</text:p>
          </table:table-cell>
          <table:table-cell office:value-type="string">
            <text:p>Iron Man</text:p>
          </table:table-cell>
          <table:table-cell office:value-type="string">
            <text:p>1973-11-17</text:p>
          </table:table-cell>
        </table:table-row>
        <table:table-row table:style-name="ro1">
          <table:table-cell/>
          <table:table-cell office:value-type="float" office:value="677">
            <text:p>677</text:p>
          </table:table-cell>
          <table:table-cell office:value-type="string">
            <text:p>nm301403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achel Brosnahan</text:p>
          </table:table-cell>
          <table:table-cell office:value-type="string">
            <text:p>House of Cards</text:p>
          </table:table-cell>
          <table:table-cell office:value-type="string">
            <text:p>1990-07-12</text:p>
          </table:table-cell>
        </table:table-row>
        <table:table-row table:style-name="ro2">
          <table:table-cell/>
          <table:table-cell office:value-type="float" office:value="678">
            <text:p>678</text:p>
          </table:table-cell>
          <table:table-cell office:value-type="string">
            <text:p>nm000033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achael Leigh Cook</text:p>
          </table:table-cell>
          <table:table-cell office:value-type="string">
            <text:p>She's All That</text:p>
          </table:table-cell>
          <table:table-cell office:value-type="string">
            <text:p>1979-10-04</text:p>
          </table:table-cell>
        </table:table-row>
        <table:table-row table:style-name="ro2">
          <table:table-cell/>
          <table:table-cell office:value-type="float" office:value="679">
            <text:p>679</text:p>
          </table:table-cell>
          <table:table-cell office:value-type="string">
            <text:p>nm000474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ulie Benz</text:p>
          </table:table-cell>
          <table:table-cell office:value-type="string">
            <text:p>Dexter</text:p>
          </table:table-cell>
          <table:table-cell office:value-type="string">
            <text:p>1972-05-01</text:p>
          </table:table-cell>
        </table:table-row>
        <table:table-row table:style-name="ro1">
          <table:table-cell/>
          <table:table-cell office:value-type="float" office:value="680">
            <text:p>680</text:p>
          </table:table-cell>
          <table:table-cell office:value-type="string">
            <text:p>nm283269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Deborah Ann Woll</text:p>
          </table:table-cell>
          <table:table-cell office:value-type="string">
            <text:p>True Blood</text:p>
          </table:table-cell>
          <table:table-cell office:value-type="string">
            <text:p>1985-02-07</text:p>
          </table:table-cell>
        </table:table-row>
        <table:table-row table:style-name="ro2">
          <table:table-cell/>
          <table:table-cell office:value-type="float" office:value="681">
            <text:p>681</text:p>
          </table:table-cell>
          <table:table-cell office:value-type="string">
            <text:p>nm000018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ifer Lopez</text:p>
          </table:table-cell>
          <table:table-cell office:value-type="string">
            <text:p>Hustlers</text:p>
          </table:table-cell>
          <table:table-cell office:value-type="string">
            <text:p>1969-07-24</text:p>
          </table:table-cell>
        </table:table-row>
        <table:table-row table:style-name="ro2">
          <table:table-cell/>
          <table:table-cell office:value-type="float" office:value="682">
            <text:p>682</text:p>
          </table:table-cell>
          <table:table-cell office:value-type="string">
            <text:p>nm000157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ette O'Toole</text:p>
          </table:table-cell>
          <table:table-cell office:value-type="string">
            <text:p>Superman III</text:p>
          </table:table-cell>
          <table:table-cell office:value-type="string">
            <text:p>1952-04-01</text:p>
          </table:table-cell>
        </table:table-row>
        <table:table-row table:style-name="ro1">
          <table:table-cell/>
          <table:table-cell office:value-type="float" office:value="683">
            <text:p>683</text:p>
          </table:table-cell>
          <table:table-cell office:value-type="string">
            <text:p>nm236581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etty Gilpin</text:p>
          </table:table-cell>
          <table:table-cell office:value-type="string">
            <text:p>The Hunt</text:p>
          </table:table-cell>
          <table:table-cell office:value-type="string">
            <text:p>1986-07-21</text:p>
          </table:table-cell>
        </table:table-row>
        <table:table-row table:style-name="ro2">
          <table:table-cell/>
          <table:table-cell office:value-type="float" office:value="684">
            <text:p>684</text:p>
          </table:table-cell>
          <table:table-cell office:value-type="string">
            <text:p>nm092616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ae Whitman</text:p>
          </table:table-cell>
          <table:table-cell office:value-type="string">
            <text:p>One Fine Day</text:p>
          </table:table-cell>
          <table:table-cell office:value-type="string">
            <text:p>1988-06-09</text:p>
          </table:table-cell>
        </table:table-row>
        <table:table-row table:style-name="ro1">
          <table:table-cell/>
          <table:table-cell office:value-type="float" office:value="685">
            <text:p>685</text:p>
          </table:table-cell>
          <table:table-cell office:value-type="string">
            <text:p>nm392028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Taissa Farmiga</text:p>
          </table:table-cell>
          <table:table-cell office:value-type="string">
            <text:p>The Final Girls</text:p>
          </table:table-cell>
          <table:table-cell office:value-type="string">
            <text:p>1994-08-17</text:p>
          </table:table-cell>
        </table:table-row>
        <table:table-row table:style-name="ro2">
          <table:table-cell/>
          <table:table-cell office:value-type="float" office:value="686">
            <text:p>686</text:p>
          </table:table-cell>
          <table:table-cell office:value-type="string">
            <text:p>nm256004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delaide Kane</text:p>
          </table:table-cell>
          <table:table-cell office:value-type="string">
            <text:p>The Purge</text:p>
          </table:table-cell>
          <table:table-cell office:value-type="string">
            <text:p>1990-08-09</text:p>
          </table:table-cell>
        </table:table-row>
        <table:table-row table:style-name="ro1">
          <table:table-cell/>
          <table:table-cell office:value-type="float" office:value="687">
            <text:p>687</text:p>
          </table:table-cell>
          <table:table-cell office:value-type="string">
            <text:p>nm084277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Tilda Swinton</text:p>
          </table:table-cell>
          <table:table-cell office:value-type="string">
            <text:p>We Need to Talk About Kevin</text:p>
          </table:table-cell>
          <table:table-cell office:value-type="string">
            <text:p>1960-11-05</text:p>
          </table:table-cell>
        </table:table-row>
        <table:table-row table:style-name="ro1">
          <table:table-cell/>
          <table:table-cell office:value-type="float" office:value="688">
            <text:p>688</text:p>
          </table:table-cell>
          <table:table-cell office:value-type="string">
            <text:p>nm000051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Virginia Madsen</text:p>
          </table:table-cell>
          <table:table-cell office:value-type="string">
            <text:p>Sideways</text:p>
          </table:table-cell>
          <table:table-cell office:value-type="string">
            <text:p>1961-09-11</text:p>
          </table:table-cell>
        </table:table-row>
        <table:table-row table:style-name="ro1">
          <table:table-cell/>
          <table:table-cell office:value-type="float" office:value="689">
            <text:p>689</text:p>
          </table:table-cell>
          <table:table-cell office:value-type="string">
            <text:p>nm000015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Teri Hatcher</text:p>
          </table:table-cell>
          <table:table-cell office:value-type="string">
            <text:p>Tomorrow Never Dies</text:p>
          </table:table-cell>
          <table:table-cell office:value-type="string">
            <text:p>1964-12-08</text:p>
          </table:table-cell>
        </table:table-row>
        <table:table-row table:style-name="ro2">
          <table:table-cell/>
          <table:table-cell office:value-type="float" office:value="690">
            <text:p>690</text:p>
          </table:table-cell>
          <table:table-cell office:value-type="string">
            <text:p>nm000061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Denise Richards</text:p>
          </table:table-cell>
          <table:table-cell office:value-type="string">
            <text:p>The World Is Not Enough</text:p>
          </table:table-cell>
          <table:table-cell office:value-type="string">
            <text:p>1971-02-17</text:p>
          </table:table-cell>
        </table:table-row>
        <table:table-row table:style-name="ro2">
          <table:table-cell/>
          <table:table-cell office:value-type="float" office:value="691">
            <text:p>691</text:p>
          </table:table-cell>
          <table:table-cell office:value-type="string">
            <text:p>nm000049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uliette Lewis</text:p>
          </table:table-cell>
          <table:table-cell office:value-type="string">
            <text:p>Natural Born Killers</text:p>
          </table:table-cell>
          <table:table-cell office:value-type="string">
            <text:p>1973-06-21</text:p>
          </table:table-cell>
        </table:table-row>
        <table:table-row table:style-name="ro2">
          <table:table-cell/>
          <table:table-cell office:value-type="float" office:value="692">
            <text:p>692</text:p>
          </table:table-cell>
          <table:table-cell office:value-type="string">
            <text:p>nm000014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odie Foster</text:p>
          </table:table-cell>
          <table:table-cell office:value-type="string">
            <text:p>The Silence of the Lambs</text:p>
          </table:table-cell>
          <table:table-cell office:value-type="string">
            <text:p>1962-11-19</text:p>
          </table:table-cell>
        </table:table-row>
        <table:table-row table:style-name="ro1">
          <table:table-cell/>
          <table:table-cell office:value-type="float" office:value="693">
            <text:p>693</text:p>
          </table:table-cell>
          <table:table-cell office:value-type="string">
            <text:p>nm095114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Odette Annable</text:p>
          </table:table-cell>
          <table:table-cell office:value-type="string">
            <text:p>Cloverfield</text:p>
          </table:table-cell>
          <table:table-cell office:value-type="string">
            <text:p>1985-05-10</text:p>
          </table:table-cell>
        </table:table-row>
        <table:table-row table:style-name="ro1">
          <table:table-cell/>
          <table:table-cell office:value-type="float" office:value="694">
            <text:p>694</text:p>
          </table:table-cell>
          <table:table-cell office:value-type="string">
            <text:p>nm146923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Olivia Colman</text:p>
          </table:table-cell>
          <table:table-cell office:value-type="string">
            <text:p>The Favourite</text:p>
          </table:table-cell>
          <table:table-cell office:value-type="string">
            <text:p>1974-01-30</text:p>
          </table:table-cell>
        </table:table-row>
        <table:table-row table:style-name="ro1">
          <table:table-cell/>
          <table:table-cell office:value-type="float" office:value="695">
            <text:p>695</text:p>
          </table:table-cell>
          <table:table-cell office:value-type="string">
            <text:p>nm131036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nka Kelly</text:p>
          </table:table-cell>
          <table:table-cell office:value-type="string">
            <text:p>The Roommate</text:p>
          </table:table-cell>
          <table:table-cell office:value-type="string">
            <text:p>1980-06-24</text:p>
          </table:table-cell>
        </table:table-row>
        <table:table-row table:style-name="ro1">
          <table:table-cell/>
          <table:table-cell office:value-type="float" office:value="696">
            <text:p>696</text:p>
          </table:table-cell>
          <table:table-cell office:value-type="string">
            <text:p>nm000065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eryl Streep</text:p>
          </table:table-cell>
          <table:table-cell office:value-type="string">
            <text:p>Out of Africa</text:p>
          </table:table-cell>
          <table:table-cell office:value-type="string">
            <text:p>1949-06-22</text:p>
          </table:table-cell>
        </table:table-row>
        <table:table-row table:style-name="ro1">
          <table:table-cell/>
          <table:table-cell office:value-type="float" office:value="697">
            <text:p>697</text:p>
          </table:table-cell>
          <table:table-cell office:value-type="string">
            <text:p>nm000482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manuelle Chriqui</text:p>
          </table:table-cell>
          <table:table-cell office:value-type="string">
            <text:p>Wrong Turn</text:p>
          </table:table-cell>
          <table:table-cell office:value-type="string">
            <text:p>1975-12-10</text:p>
          </table:table-cell>
        </table:table-row>
        <table:table-row table:style-name="ro1">
          <table:table-cell/>
          <table:table-cell office:value-type="float" office:value="698">
            <text:p>698</text:p>
          </table:table-cell>
          <table:table-cell office:value-type="string">
            <text:p>nm054044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a Malone</text:p>
          </table:table-cell>
          <table:table-cell office:value-type="string">
            <text:p>The Neon Demon</text:p>
          </table:table-cell>
          <table:table-cell office:value-type="string">
            <text:p>1984-11-21</text:p>
          </table:table-cell>
        </table:table-row>
        <table:table-row table:style-name="ro2">
          <table:table-cell/>
          <table:table-cell office:value-type="float" office:value="699">
            <text:p>699</text:p>
          </table:table-cell>
          <table:table-cell office:value-type="string">
            <text:p>nm165954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rey Mulligan</text:p>
          </table:table-cell>
          <table:table-cell office:value-type="string">
            <text:p>Never Let Me Go</text:p>
          </table:table-cell>
          <table:table-cell office:value-type="string">
            <text:p>1985-05-28</text:p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office:value-type="string">
            <text:p>nm027954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Isla Fisher</text:p>
          </table:table-cell>
          <table:table-cell office:value-type="string">
            <text:p>Wedding Crashers</text:p>
          </table:table-cell>
          <table:table-cell office:value-type="string">
            <text:p>1976-02-03</text:p>
          </table:table-cell>
        </table:table-row>
        <table:table-row table:style-name="ro1">
          <table:table-cell/>
          <table:table-cell office:value-type="float" office:value="701">
            <text:p>701</text:p>
          </table:table-cell>
          <table:table-cell office:value-type="string">
            <text:p>nm000023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Uma Thurman</text:p>
          </table:table-cell>
          <table:table-cell office:value-type="string">
            <text:p>Kill Bill: Vol. 1</text:p>
          </table:table-cell>
          <table:table-cell office:value-type="string">
            <text:p>1970-04-29</text:p>
          </table:table-cell>
        </table:table-row>
        <table:table-row table:style-name="ro1">
          <table:table-cell/>
          <table:table-cell office:value-type="float" office:value="702">
            <text:p>702</text:p>
          </table:table-cell>
          <table:table-cell office:value-type="string">
            <text:p>nm402307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osa Salazar</text:p>
          </table:table-cell>
          <table:table-cell office:value-type="string">
            <text:p>Alita: Battle Angel</text:p>
          </table:table-cell>
          <table:table-cell office:value-type="string">
            <text:p>1985-07-16</text:p>
          </table:table-cell>
        </table:table-row>
        <table:table-row table:style-name="ro2">
          <table:table-cell/>
          <table:table-cell office:value-type="float" office:value="703">
            <text:p>703</text:p>
          </table:table-cell>
          <table:table-cell office:value-type="string">
            <text:p>nm209042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onstance Wu</text:p>
          </table:table-cell>
          <table:table-cell office:value-type="string">
            <text:p>Crazy Rich Asians</text:p>
          </table:table-cell>
          <table:table-cell/>
        </table:table-row>
        <table:table-row table:style-name="ro2">
          <table:table-cell/>
          <table:table-cell office:value-type="float" office:value="704">
            <text:p>704</text:p>
          </table:table-cell>
          <table:table-cell office:value-type="string">
            <text:p>nm231310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ebel Wilson</text:p>
          </table:table-cell>
          <table:table-cell office:value-type="string">
            <text:p>Senior Year</text:p>
          </table:table-cell>
          <table:table-cell office:value-type="string">
            <text:p>1980-03-02</text:p>
          </table:table-cell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nm000017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lla Jovovich</text:p>
          </table:table-cell>
          <table:table-cell office:value-type="string">
            <text:p>Le cinquiÃ¨me Ã©lÃ©ment</text:p>
          </table:table-cell>
          <table:table-cell office:value-type="string">
            <text:p>1975-12-17</text:p>
          </table:table-cell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nm110257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lle Fanning</text:p>
          </table:table-cell>
          <table:table-cell office:value-type="string">
            <text:p>Super 8</text:p>
          </table:table-cell>
          <table:table-cell office:value-type="string">
            <text:p>1998-04-09</text:p>
          </table:table-cell>
        </table:table-row>
        <table:table-row table:style-name="ro2">
          <table:table-cell/>
          <table:table-cell office:value-type="float" office:value="708">
            <text:p>708</text:p>
          </table:table-cell>
          <table:table-cell office:value-type="string">
            <text:p>nm027897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a Fischer</text:p>
          </table:table-cell>
          <table:table-cell office:value-type="string">
            <text:p>The Office</text:p>
          </table:table-cell>
          <table:table-cell office:value-type="string">
            <text:p>1974-03-07</text:p>
          </table:table-cell>
        </table:table-row>
        <table:table-row table:style-name="ro1">
          <table:table-cell/>
          <table:table-cell office:value-type="float" office:value="709">
            <text:p>709</text:p>
          </table:table-cell>
          <table:table-cell office:value-type="string">
            <text:p>nm000529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arah Paulson</text:p>
          </table:table-cell>
          <table:table-cell office:value-type="string">
            <text:p>12 Years a Slave</text:p>
          </table:table-cell>
          <table:table-cell office:value-type="string">
            <text:p>1974-12-17</text:p>
          </table:table-cell>
        </table:table-row>
        <table:table-row table:style-name="ro2">
          <table:table-cell/>
          <table:table-cell office:value-type="float" office:value="710">
            <text:p>710</text:p>
          </table:table-cell>
          <table:table-cell office:value-type="string">
            <text:p>nm049234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rina Law</text:p>
          </table:table-cell>
          <table:table-cell office:value-type="string">
            <text:p>Arrow</text:p>
          </table:table-cell>
          <table:table-cell office:value-type="string">
            <text:p>1985-09-30</text:p>
          </table:table-cell>
        </table:table-row>
        <table:table-row table:style-name="ro1">
          <table:table-cell/>
          <table:table-cell office:value-type="float" office:value="712">
            <text:p>712</text:p>
          </table:table-cell>
          <table:table-cell office:value-type="string">
            <text:p>nm000032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acey Chabert</text:p>
          </table:table-cell>
          <table:table-cell office:value-type="string">
            <text:p>Mean Girls</text:p>
          </table:table-cell>
          <table:table-cell office:value-type="string">
            <text:p>1982-09-30</text:p>
          </table:table-cell>
        </table:table-row>
        <table:table-row table:style-name="ro1">
          <table:table-cell/>
          <table:table-cell office:value-type="float" office:value="713">
            <text:p>713</text:p>
          </table:table-cell>
          <table:table-cell office:value-type="string">
            <text:p>nm126998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rysten Ritter</text:p>
          </table:table-cell>
          <table:table-cell office:value-type="string">
            <text:p>Jessica Jones</text:p>
          </table:table-cell>
          <table:table-cell/>
        </table:table-row>
        <table:table-row table:style-name="ro1">
          <table:table-cell/>
          <table:table-cell office:value-type="float" office:value="714">
            <text:p>714</text:p>
          </table:table-cell>
          <table:table-cell office:value-type="string">
            <text:p>nm000254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ena Suvari</text:p>
          </table:table-cell>
          <table:table-cell office:value-type="string">
            <text:p>American Beauty</text:p>
          </table:table-cell>
          <table:table-cell office:value-type="string">
            <text:p>1979-02-13</text:p>
          </table:table-cell>
        </table:table-row>
        <table:table-row table:style-name="ro2">
          <table:table-cell/>
          <table:table-cell office:value-type="float" office:value="715">
            <text:p>715</text:p>
          </table:table-cell>
          <table:table-cell office:value-type="string">
            <text:p>nm020625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osario Dawson</text:p>
          </table:table-cell>
          <table:table-cell office:value-type="string">
            <text:p>Rent</text:p>
          </table:table-cell>
          <table:table-cell office:value-type="string">
            <text:p>1979-05-09</text:p>
          </table:table-cell>
        </table:table-row>
        <table:table-row table:style-name="ro1">
          <table:table-cell/>
          <table:table-cell office:value-type="float" office:value="716">
            <text:p>716</text:p>
          </table:table-cell>
          <table:table-cell office:value-type="string">
            <text:p>nm255203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elissa Benoist</text:p>
          </table:table-cell>
          <table:table-cell office:value-type="string">
            <text:p>Supergirl</text:p>
          </table:table-cell>
          <table:table-cell office:value-type="string">
            <text:p>1988-10-04</text:p>
          </table:table-cell>
        </table:table-row>
        <table:table-row table:style-name="ro2">
          <table:table-cell/>
          <table:table-cell office:value-type="float" office:value="717">
            <text:p>717</text:p>
          </table:table-cell>
          <table:table-cell office:value-type="string">
            <text:p>nm000539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eri Russell</text:p>
          </table:table-cell>
          <table:table-cell office:value-type="string">
            <text:p>Mission: Impossible III</text:p>
          </table:table-cell>
          <table:table-cell office:value-type="string">
            <text:p>1976-03-23</text:p>
          </table:table-cell>
        </table:table-row>
        <table:table-row table:style-name="ro1">
          <table:table-cell/>
          <table:table-cell office:value-type="float" office:value="718">
            <text:p>718</text:p>
          </table:table-cell>
          <table:table-cell office:value-type="string">
            <text:p>nm000020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Parker Posey</text:p>
          </table:table-cell>
          <table:table-cell office:value-type="string">
            <text:p>Scream 3</text:p>
          </table:table-cell>
          <table:table-cell office:value-type="string">
            <text:p>1968-11-08</text:p>
          </table:table-cell>
        </table:table-row>
        <table:table-row table:style-name="ro1">
          <table:table-cell/>
          <table:table-cell office:value-type="float" office:value="719">
            <text:p>719</text:p>
          </table:table-cell>
          <table:table-cell office:value-type="string">
            <text:p>nm024463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liza Dushku</text:p>
          </table:table-cell>
          <table:table-cell office:value-type="string">
            <text:p>Bring It On</text:p>
          </table:table-cell>
          <table:table-cell office:value-type="string">
            <text:p>1980-12-30</text:p>
          </table:table-cell>
        </table:table-row>
        <table:table-row table:style-name="ro2">
          <table:table-cell/>
          <table:table-cell office:value-type="float" office:value="720">
            <text:p>720</text:p>
          </table:table-cell>
          <table:table-cell office:value-type="string">
            <text:p>nm191373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ooney Mara</text:p>
          </table:table-cell>
          <table:table-cell office:value-type="string">
            <text:p>The Girl with the Dragon Tattoo</text:p>
          </table:table-cell>
          <table:table-cell office:value-type="string">
            <text:p>1985-04-17</text:p>
          </table:table-cell>
        </table:table-row>
        <table:table-row table:style-name="ro1">
          <table:table-cell/>
          <table:table-cell office:value-type="float" office:value="721">
            <text:p>721</text:p>
          </table:table-cell>
          <table:table-cell office:value-type="string">
            <text:p>nm539745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Daisy Ridley</text:p>
          </table:table-cell>
          <table:table-cell office:value-type="string">
            <text:p>Star Wars: Episode VII - The Force Awakens</text:p>
          </table:table-cell>
          <table:table-cell office:value-type="string">
            <text:p>1992-04-10</text:p>
          </table:table-cell>
        </table:table-row>
        <table:table-row table:style-name="ro1">
          <table:table-cell/>
          <table:table-cell office:value-type="float" office:value="722">
            <text:p>722</text:p>
          </table:table-cell>
          <table:table-cell office:value-type="string">
            <text:p>nm000550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chelle Trachtenberg</text:p>
          </table:table-cell>
          <table:table-cell office:value-type="string">
            <text:p>Buffy the Vampire Slayer</text:p>
          </table:table-cell>
          <table:table-cell office:value-type="string">
            <text:p>1985-10-11</text:p>
          </table:table-cell>
        </table:table-row>
        <table:table-row table:style-name="ro2">
          <table:table-cell/>
          <table:table-cell office:value-type="float" office:value="723">
            <text:p>723</text:p>
          </table:table-cell>
          <table:table-cell office:value-type="string">
            <text:p>nm314385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ophia Anne Caruso</text:p>
          </table:table-cell>
          <table:table-cell office:value-type="string">
            <text:p>The School for Good and Evil</text:p>
          </table:table-cell>
          <table:table-cell office:value-type="string">
            <text:p>2001-07-11</text:p>
          </table:table-cell>
        </table:table-row>
        <table:table-row table:style-name="ro1">
          <table:table-cell/>
          <table:table-cell office:value-type="float" office:value="724">
            <text:p>724</text:p>
          </table:table-cell>
          <table:table-cell office:value-type="string">
            <text:p>nm258460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ulianne Hough</text:p>
          </table:table-cell>
          <table:table-cell office:value-type="string">
            <text:p>Rock of Ages</text:p>
          </table:table-cell>
          <table:table-cell office:value-type="string">
            <text:p>1988-07-20</text:p>
          </table:table-cell>
        </table:table-row>
        <table:table-row table:style-name="ro1">
          <table:table-cell/>
          <table:table-cell office:value-type="float" office:value="725">
            <text:p>725</text:p>
          </table:table-cell>
          <table:table-cell office:value-type="string">
            <text:p>nm216892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lana Vayntrub</text:p>
          </table:table-cell>
          <table:table-cell office:value-type="string">
            <text:p>Werewolves Within</text:p>
          </table:table-cell>
          <table:table-cell office:value-type="string">
            <text:p>1987-03-08</text:p>
          </table:table-cell>
        </table:table-row>
        <table:table-row table:style-name="ro2">
          <table:table-cell/>
          <table:table-cell office:value-type="float" office:value="726">
            <text:p>726</text:p>
          </table:table-cell>
          <table:table-cell office:value-type="string">
            <text:p>nm109222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ienna Miller</text:p>
          </table:table-cell>
          <table:table-cell office:value-type="string">
            <text:p>G.I. Joe: The Rise of Cobra</text:p>
          </table:table-cell>
          <table:table-cell office:value-type="string">
            <text:p>1981-12-28</text:p>
          </table:table-cell>
        </table:table-row>
        <table:table-row table:style-name="ro1">
          <table:table-cell/>
          <table:table-cell office:value-type="float" office:value="727">
            <text:p>727</text:p>
          </table:table-cell>
          <table:table-cell office:value-type="string">
            <text:p>nm372505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ssica Henwick</text:p>
          </table:table-cell>
          <table:table-cell office:value-type="string">
            <text:p>The Royal Hotel</text:p>
          </table:table-cell>
          <table:table-cell/>
        </table:table-row>
        <table:table-row table:style-name="ro1">
          <table:table-cell/>
          <table:table-cell office:value-type="float" office:value="728">
            <text:p>728</text:p>
          </table:table-cell>
          <table:table-cell office:value-type="string">
            <text:p>nm323980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itlyn Dever</text:p>
          </table:table-cell>
          <table:table-cell office:value-type="string">
            <text:p>Booksmart</text:p>
          </table:table-cell>
          <table:table-cell office:value-type="string">
            <text:p>1996-12-21</text:p>
          </table:table-cell>
        </table:table-row>
        <table:table-row table:style-name="ro2">
          <table:table-cell/>
          <table:table-cell office:value-type="float" office:value="729">
            <text:p>729</text:p>
          </table:table-cell>
          <table:table-cell office:value-type="string">
            <text:p>nm093132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y Week with Marilyn</text:p>
          </table:table-cell>
          <table:table-cell office:value-type="string">
            <text:p>1980-09-09</text:p>
          </table:table-cell>
        </table:table-row>
        <table:table-row table:style-name="ro1">
          <table:table-cell/>
          <table:table-cell office:value-type="float" office:value="730">
            <text:p>730</text:p>
          </table:table-cell>
          <table:table-cell office:value-type="string">
            <text:p>nm205785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drea Riseborough</text:p>
          </table:table-cell>
          <table:table-cell office:value-type="string">
            <text:p>Birdman or (The Unexpected Virtue of Ignorance)</text:p>
          </table:table-cell>
          <table:table-cell office:value-type="string">
            <text:p>1981-11-20</text:p>
          </table:table-cell>
        </table:table-row>
        <table:table-row table:style-name="ro1">
          <table:table-cell/>
          <table:table-cell office:value-type="float" office:value="731">
            <text:p>731</text:p>
          </table:table-cell>
          <table:table-cell office:value-type="string">
            <text:p>nm160139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Olivia Munn</text:p>
          </table:table-cell>
          <table:table-cell office:value-type="string">
            <text:p>The Newsroom</text:p>
          </table:table-cell>
          <table:table-cell office:value-type="string">
            <text:p>1980-07-03</text:p>
          </table:table-cell>
        </table:table-row>
        <table:table-row table:style-name="ro1">
          <table:table-cell/>
          <table:table-cell office:value-type="float" office:value="732">
            <text:p>732</text:p>
          </table:table-cell>
          <table:table-cell office:value-type="string">
            <text:p>nm000538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ebecca Romijn</text:p>
          </table:table-cell>
          <table:table-cell office:value-type="string">
            <text:p>X-Men</text:p>
          </table:table-cell>
          <table:table-cell office:value-type="string">
            <text:p>1972-11-06</text:p>
          </table:table-cell>
        </table:table-row>
        <table:table-row table:style-name="ro1">
          <table:table-cell/>
          <table:table-cell office:value-type="float" office:value="733">
            <text:p>733</text:p>
          </table:table-cell>
          <table:table-cell office:value-type="string">
            <text:p>nm429601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Halston Sage</text:p>
          </table:table-cell>
          <table:table-cell office:value-type="string">
            <text:p>Paper Towns</text:p>
          </table:table-cell>
          <table:table-cell office:value-type="string">
            <text:p>1993-05-10</text:p>
          </table:table-cell>
        </table:table-row>
        <table:table-row table:style-name="ro1">
          <table:table-cell/>
          <table:table-cell office:value-type="float" office:value="734">
            <text:p>734</text:p>
          </table:table-cell>
          <table:table-cell office:value-type="string">
            <text:p>nm132541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risten Wiig</text:p>
          </table:table-cell>
          <table:table-cell office:value-type="string">
            <text:p>Bridesmaids</text:p>
          </table:table-cell>
          <table:table-cell office:value-type="string">
            <text:p>1973-08-22</text:p>
          </table:table-cell>
        </table:table-row>
        <table:table-row table:style-name="ro1">
          <table:table-cell/>
          <table:table-cell office:value-type="float" office:value="735">
            <text:p>735</text:p>
          </table:table-cell>
          <table:table-cell office:value-type="string">
            <text:p>nm024511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lea DuVall</text:p>
          </table:table-cell>
          <table:table-cell office:value-type="string">
            <text:p>The Faculty</text:p>
          </table:table-cell>
          <table:table-cell office:value-type="string">
            <text:p>1977-09-25</text:p>
          </table:table-cell>
        </table:table-row>
        <table:table-row table:style-name="ro2">
          <table:table-cell/>
          <table:table-cell office:value-type="float" office:value="737">
            <text:p>737</text:p>
          </table:table-cell>
          <table:table-cell office:value-type="string">
            <text:p>nm121148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ynn Collins</text:p>
          </table:table-cell>
          <table:table-cell office:value-type="string">
            <text:p>X-Men Origins: Wolverine</text:p>
          </table:table-cell>
          <table:table-cell office:value-type="string">
            <text:p>1977-05-16</text:p>
          </table:table-cell>
        </table:table-row>
        <table:table-row table:style-name="ro1">
          <table:table-cell/>
          <table:table-cell office:value-type="float" office:value="738">
            <text:p>738</text:p>
          </table:table-cell>
          <table:table-cell office:value-type="string">
            <text:p>nm158927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ily Ratajkowski</text:p>
          </table:table-cell>
          <table:table-cell office:value-type="string">
            <text:p>We Are Your Friends</text:p>
          </table:table-cell>
          <table:table-cell office:value-type="string">
            <text:p>1991-06-07</text:p>
          </table:table-cell>
        </table:table-row>
        <table:table-row table:style-name="ro1">
          <table:table-cell/>
          <table:table-cell office:value-type="float" office:value="739">
            <text:p>739</text:p>
          </table:table-cell>
          <table:table-cell office:value-type="string">
            <text:p>nm240004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Nina Dobrev</text:p>
          </table:table-cell>
          <table:table-cell office:value-type="string">
            <text:p>The Perks of Being a Wallflower</text:p>
          </table:table-cell>
          <table:table-cell office:value-type="string">
            <text:p>1989-01-09</text:p>
          </table:table-cell>
        </table:table-row>
        <table:table-row table:style-name="ro2">
          <table:table-cell/>
          <table:table-cell office:value-type="float" office:value="740">
            <text:p>740</text:p>
          </table:table-cell>
          <table:table-cell office:value-type="string">
            <text:p>nm000021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eg Ryan</text:p>
          </table:table-cell>
          <table:table-cell office:value-type="string">
            <text:p>When Harry Met Sally...</text:p>
          </table:table-cell>
          <table:table-cell office:value-type="string">
            <text:p>1961-11-19</text:p>
          </table:table-cell>
        </table:table-row>
        <table:table-row table:style-name="ro2">
          <table:table-cell/>
          <table:table-cell office:value-type="float" office:value="741">
            <text:p>741</text:p>
          </table:table-cell>
          <table:table-cell office:value-type="string">
            <text:p>nm359233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ilia Clarke</text:p>
          </table:table-cell>
          <table:table-cell office:value-type="string">
            <text:p>Game of Thrones</text:p>
          </table:table-cell>
          <table:table-cell office:value-type="string">
            <text:p>1986-10-23</text:p>
          </table:table-cell>
        </table:table-row>
        <table:table-row table:style-name="ro1">
          <table:table-cell/>
          <table:table-cell office:value-type="float" office:value="742">
            <text:p>742</text:p>
          </table:table-cell>
          <table:table-cell office:value-type="string">
            <text:p>nm190184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Dichen Lachman</text:p>
          </table:table-cell>
          <table:table-cell office:value-type="string">
            <text:p>Jurassic World Dominion</text:p>
          </table:table-cell>
          <table:table-cell office:value-type="string">
            <text:p>1982-02-22</text:p>
          </table:table-cell>
        </table:table-row>
        <table:table-row table:style-name="ro1">
          <table:table-cell/>
          <table:table-cell office:value-type="float" office:value="743">
            <text:p>743</text:p>
          </table:table-cell>
          <table:table-cell office:value-type="string">
            <text:p>nm000544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my Smart</text:p>
          </table:table-cell>
          <table:table-cell office:value-type="string">
            <text:p>Starship Troopers</text:p>
          </table:table-cell>
          <table:table-cell office:value-type="string">
            <text:p>1976-03-26</text:p>
          </table:table-cell>
        </table:table-row>
        <table:table-row table:style-name="ro1">
          <table:table-cell/>
          <table:table-cell office:value-type="float" office:value="744">
            <text:p>744</text:p>
          </table:table-cell>
          <table:table-cell office:value-type="string">
            <text:p>nm094036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hailene Woodley</text:p>
          </table:table-cell>
          <table:table-cell office:value-type="string">
            <text:p>Divergent</text:p>
          </table:table-cell>
          <table:table-cell office:value-type="string">
            <text:p>1991-11-15</text:p>
          </table:table-cell>
        </table:table-row>
        <table:table-row table:style-name="ro1">
          <table:table-cell/>
          <table:table-cell office:value-type="float" office:value="745">
            <text:p>745</text:p>
          </table:table-cell>
          <table:table-cell office:value-type="string">
            <text:p>nm000025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enÃ©e Zellweger</text:p>
          </table:table-cell>
          <table:table-cell office:value-type="string">
            <text:p>Chicago</text:p>
          </table:table-cell>
          <table:table-cell office:value-type="string">
            <text:p>1969-04-25</text:p>
          </table:table-cell>
        </table:table-row>
        <table:table-row table:style-name="ro1">
          <table:table-cell/>
          <table:table-cell office:value-type="float" office:value="746">
            <text:p>746</text:p>
          </table:table-cell>
          <table:table-cell office:value-type="string">
            <text:p>nm000123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laire Forlani</text:p>
          </table:table-cell>
          <table:table-cell office:value-type="string">
            <text:p>Meet Joe Black</text:p>
          </table:table-cell>
          <table:table-cell office:value-type="string">
            <text:p>1971-12-17</text:p>
          </table:table-cell>
        </table:table-row>
        <table:table-row table:style-name="ro2">
          <table:table-cell/>
          <table:table-cell office:value-type="float" office:value="747">
            <text:p>747</text:p>
          </table:table-cell>
          <table:table-cell office:value-type="string">
            <text:p>nm165934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auren Cohan</text:p>
          </table:table-cell>
          <table:table-cell office:value-type="string">
            <text:p>The Boy</text:p>
          </table:table-cell>
          <table:table-cell office:value-type="string">
            <text:p>1982-01-07</text:p>
          </table:table-cell>
        </table:table-row>
        <table:table-row table:style-name="ro1">
          <table:table-cell/>
          <table:table-cell office:value-type="float" office:value="748">
            <text:p>748</text:p>
          </table:table-cell>
          <table:table-cell office:value-type="string">
            <text:p>nm000037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irsten Dunst</text:p>
          </table:table-cell>
          <table:table-cell office:value-type="string">
            <text:p>Spider-Man</text:p>
          </table:table-cell>
          <table:table-cell office:value-type="string">
            <text:p>1982-04-30</text:p>
          </table:table-cell>
        </table:table-row>
        <table:table-row table:style-name="ro2">
          <table:table-cell/>
          <table:table-cell office:value-type="float" office:value="749">
            <text:p>749</text:p>
          </table:table-cell>
          <table:table-cell office:value-type="string">
            <text:p>nm044769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a Kendrick</text:p>
          </table:table-cell>
          <table:table-cell office:value-type="string">
            <text:p>Up in the Air</text:p>
          </table:table-cell>
          <table:table-cell office:value-type="string">
            <text:p>1985-08-09</text:p>
          </table:table-cell>
        </table:table-row>
        <table:table-row table:style-name="ro1">
          <table:table-cell/>
          <table:table-cell office:value-type="float" office:value="750">
            <text:p>750</text:p>
          </table:table-cell>
          <table:table-cell office:value-type="string">
            <text:p>nm530866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ouisa Harland</text:p>
          </table:table-cell>
          <table:table-cell office:value-type="string">
            <text:p>The Deceived</text:p>
          </table:table-cell>
          <table:table-cell office:value-type="string">
            <text:p>1993-01-31</text:p>
          </table:table-cell>
        </table:table-row>
        <table:table-row table:style-name="ro2">
          <table:table-cell/>
          <table:table-cell office:value-type="float" office:value="751">
            <text:p>751</text:p>
          </table:table-cell>
          <table:table-cell office:value-type="string">
            <text:p>nm000161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ori Petty</text:p>
          </table:table-cell>
          <table:table-cell office:value-type="string">
            <text:p>Tank Girl</text:p>
          </table:table-cell>
          <table:table-cell office:value-type="string">
            <text:p>1963-10-14</text:p>
          </table:table-cell>
        </table:table-row>
        <table:table-row table:style-name="ro1">
          <table:table-cell/>
          <table:table-cell office:value-type="float" office:value="752">
            <text:p>752</text:p>
          </table:table-cell>
          <table:table-cell office:value-type="string">
            <text:p>nm156408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a Dewan</text:p>
          </table:table-cell>
          <table:table-cell office:value-type="string">
            <text:p>Step Up</text:p>
          </table:table-cell>
          <table:table-cell office:value-type="string">
            <text:p>1980-12-03</text:p>
          </table:table-cell>
        </table:table-row>
        <table:table-row table:style-name="ro2">
          <table:table-cell/>
          <table:table-cell office:value-type="float" office:value="753">
            <text:p>753</text:p>
          </table:table-cell>
          <table:table-cell office:value-type="string">
            <text:p>nm140440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ice Eve</text:p>
          </table:table-cell>
          <table:table-cell office:value-type="string">
            <text:p>Before We Go</text:p>
          </table:table-cell>
          <table:table-cell office:value-type="string">
            <text:p>1982-02-06</text:p>
          </table:table-cell>
        </table:table-row>
        <table:table-row table:style-name="ro1">
          <table:table-cell/>
          <table:table-cell office:value-type="float" office:value="754">
            <text:p>754</text:p>
          </table:table-cell>
          <table:table-cell office:value-type="string">
            <text:p>nm000183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achel Weisz</text:p>
          </table:table-cell>
          <table:table-cell office:value-type="string">
            <text:p>The Constant Gardener</text:p>
          </table:table-cell>
          <table:table-cell office:value-type="string">
            <text:p>1970-03-07</text:p>
          </table:table-cell>
        </table:table-row>
        <table:table-row table:style-name="ro2">
          <table:table-cell/>
          <table:table-cell office:value-type="float" office:value="755">
            <text:p>755</text:p>
          </table:table-cell>
          <table:table-cell office:value-type="string">
            <text:p>nm340018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ulia Garner</text:p>
          </table:table-cell>
          <table:table-cell office:value-type="string">
            <text:p>Ozark</text:p>
          </table:table-cell>
          <table:table-cell office:value-type="string">
            <text:p>1994-02-01</text:p>
          </table:table-cell>
        </table:table-row>
        <table:table-row table:style-name="ro1">
          <table:table-cell/>
          <table:table-cell office:value-type="float" office:value="756">
            <text:p>756</text:p>
          </table:table-cell>
          <table:table-cell office:value-type="string">
            <text:p>nm254601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ya Scodelario</text:p>
          </table:table-cell>
          <table:table-cell office:value-type="string">
            <text:p>Pirates of the Caribbean: Dead Men Tell No Tales</text:p>
          </table:table-cell>
          <table:table-cell office:value-type="string">
            <text:p>1992-03-13</text:p>
          </table:table-cell>
        </table:table-row>
        <table:table-row table:style-name="ro1">
          <table:table-cell/>
          <table:table-cell office:value-type="float" office:value="757">
            <text:p>757</text:p>
          </table:table-cell>
          <table:table-cell office:value-type="string">
            <text:p>nm000253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my Rossum</text:p>
          </table:table-cell>
          <table:table-cell office:value-type="string">
            <text:p>The Phantom of the Opera</text:p>
          </table:table-cell>
          <table:table-cell office:value-type="string">
            <text:p>1986-09-12</text:p>
          </table:table-cell>
        </table:table-row>
        <table:table-row table:style-name="ro2">
          <table:table-cell/>
          <table:table-cell office:value-type="float" office:value="758">
            <text:p>758</text:p>
          </table:table-cell>
          <table:table-cell office:value-type="string">
            <text:p>nm000016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Helen Hunt</text:p>
          </table:table-cell>
          <table:table-cell office:value-type="string">
            <text:p>As Good as It Gets</text:p>
          </table:table-cell>
          <table:table-cell office:value-type="string">
            <text:p>1963-06-15</text:p>
          </table:table-cell>
        </table:table-row>
        <table:table-row table:style-name="ro1">
          <table:table-cell/>
          <table:table-cell office:value-type="float" office:value="759">
            <text:p>759</text:p>
          </table:table-cell>
          <table:table-cell office:value-type="string">
            <text:p>nm000067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arisa Tomei</text:p>
          </table:table-cell>
          <table:table-cell office:value-type="string">
            <text:p>My Cousin Vinny</text:p>
          </table:table-cell>
          <table:table-cell office:value-type="string">
            <text:p>1964-12-04</text:p>
          </table:table-cell>
        </table:table-row>
        <table:table-row table:style-name="ro1">
          <table:table-cell/>
          <table:table-cell office:value-type="float" office:value="760">
            <text:p>760</text:p>
          </table:table-cell>
          <table:table-cell office:value-type="string">
            <text:p>nm146620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itlin Stasey</text:p>
          </table:table-cell>
          <table:table-cell office:value-type="string">
            <text:p>Tomorrow, When the War Began</text:p>
          </table:table-cell>
          <table:table-cell office:value-type="string">
            <text:p>1990-05-01</text:p>
          </table:table-cell>
        </table:table-row>
        <table:table-row table:style-name="ro2">
          <table:table-cell/>
          <table:table-cell office:value-type="float" office:value="761">
            <text:p>761</text:p>
          </table:table-cell>
          <table:table-cell office:value-type="string">
            <text:p>nm060718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ifer Morrison</text:p>
          </table:table-cell>
          <table:table-cell office:value-type="string">
            <text:p>House M.D.</text:p>
          </table:table-cell>
          <table:table-cell office:value-type="string">
            <text:p>1979-04-12</text:p>
          </table:table-cell>
        </table:table-row>
        <table:table-row table:style-name="ro1">
          <table:table-cell/>
          <table:table-cell office:value-type="float" office:value="762">
            <text:p>762</text:p>
          </table:table-cell>
          <table:table-cell office:value-type="string">
            <text:p>nm000088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ifer Beals</text:p>
          </table:table-cell>
          <table:table-cell office:value-type="string">
            <text:p>Flashdance</text:p>
          </table:table-cell>
          <table:table-cell office:value-type="string">
            <text:p>1963-12-19</text:p>
          </table:table-cell>
        </table:table-row>
        <table:table-row table:style-name="ro1">
          <table:table-cell/>
          <table:table-cell office:value-type="float" office:value="763">
            <text:p>763</text:p>
          </table:table-cell>
          <table:table-cell office:value-type="string">
            <text:p>nm151968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aoirse Ronan</text:p>
          </table:table-cell>
          <table:table-cell office:value-type="string">
            <text:p>Hanna</text:p>
          </table:table-cell>
          <table:table-cell office:value-type="string">
            <text:p>1994-04-12</text:p>
          </table:table-cell>
        </table:table-row>
        <table:table-row table:style-name="ro2">
          <table:table-cell/>
          <table:table-cell office:value-type="float" office:value="764">
            <text:p>764</text:p>
          </table:table-cell>
          <table:table-cell office:value-type="string">
            <text:p>nm224724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Haley Bennett</text:p>
          </table:table-cell>
          <table:table-cell office:value-type="string">
            <text:p>Swallow</text:p>
          </table:table-cell>
          <table:table-cell office:value-type="string">
            <text:p>1988-01-07</text:p>
          </table:table-cell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string">
            <text:p>nm000046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Famke Janssen</text:p>
          </table:table-cell>
          <table:table-cell office:value-type="string">
            <text:p>X-Men: The Last Stand</text:p>
          </table:table-cell>
          <table:table-cell office:value-type="string">
            <text:p>1964-11-05</text:p>
          </table:table-cell>
        </table:table-row>
        <table:table-row table:style-name="ro1">
          <table:table-cell/>
          <table:table-cell office:value-type="float" office:value="766">
            <text:p>766</text:p>
          </table:table-cell>
          <table:table-cell office:value-type="string">
            <text:p>nm008522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laudia Black</text:p>
          </table:table-cell>
          <table:table-cell office:value-type="string">
            <text:p>Farscape: The Peacekeeper Wars</text:p>
          </table:table-cell>
          <table:table-cell office:value-type="string">
            <text:p>1972-10-11</text:p>
          </table:table-cell>
        </table:table-row>
        <table:table-row table:style-name="ro1">
          <table:table-cell/>
          <table:table-cell office:value-type="float" office:value="767">
            <text:p>767</text:p>
          </table:table-cell>
          <table:table-cell office:value-type="string">
            <text:p>nm001519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alin Akerman</text:p>
          </table:table-cell>
          <table:table-cell office:value-type="string">
            <text:p>Watchmen</text:p>
          </table:table-cell>
          <table:table-cell office:value-type="string">
            <text:p>1978-05-12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string">
            <text:p>nm000070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Kate Winslet</text:p>
          </table:table-cell>
          <table:table-cell office:value-type="string">
            <text:p>Titanic</text:p>
          </table:table-cell>
          <table:table-cell office:value-type="string">
            <text:p>1975-10-05</text:p>
          </table:table-cell>
        </table:table-row>
        <table:table-row table:style-name="ro2">
          <table:table-cell/>
          <table:table-cell office:value-type="float" office:value="769">
            <text:p>769</text:p>
          </table:table-cell>
          <table:table-cell office:value-type="string">
            <text:p>nm293431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ily Collins</text:p>
          </table:table-cell>
          <table:table-cell office:value-type="string">
            <text:p>The Mortal Instruments: City of Bones</text:p>
          </table:table-cell>
          <table:table-cell office:value-type="string">
            <text:p>1989-03-18</text:p>
          </table:table-cell>
        </table:table-row>
        <table:table-row table:style-name="ro1">
          <table:table-cell/>
          <table:table-cell office:value-type="float" office:value="770">
            <text:p>770</text:p>
          </table:table-cell>
          <table:table-cell office:value-type="string">
            <text:p>nm505716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Thomasin McKenzie</text:p>
          </table:table-cell>
          <table:table-cell office:value-type="string">
            <text:p>Leave No Trace</text:p>
          </table:table-cell>
          <table:table-cell office:value-type="string">
            <text:p>2000-07-26</text:p>
          </table:table-cell>
        </table:table-row>
        <table:table-row table:style-name="ro2">
          <table:table-cell/>
          <table:table-cell office:value-type="float" office:value="771">
            <text:p>771</text:p>
          </table:table-cell>
          <table:table-cell office:value-type="string">
            <text:p>nm297658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ssie Buckley</text:p>
          </table:table-cell>
          <table:table-cell office:value-type="string">
            <text:p>I'm Thinking of Ending Things</text:p>
          </table:table-cell>
          <table:table-cell office:value-type="string">
            <text:p>1989-12-28</text:p>
          </table:table-cell>
        </table:table-row>
        <table:table-row table:style-name="ro2">
          <table:table-cell/>
          <table:table-cell office:value-type="float" office:value="772">
            <text:p>772</text:p>
          </table:table-cell>
          <table:table-cell office:value-type="string">
            <text:p>nm449687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ackenzie Davis</text:p>
          </table:table-cell>
          <table:table-cell office:value-type="string">
            <text:p>Terminator: Dark Fate</text:p>
          </table:table-cell>
          <table:table-cell/>
        </table:table-row>
        <table:table-row table:style-name="ro1">
          <table:table-cell/>
          <table:table-cell office:value-type="float" office:value="773">
            <text:p>773</text:p>
          </table:table-cell>
          <table:table-cell office:value-type="string">
            <text:p>nm000070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Reese Witherspoon</text:p>
          </table:table-cell>
          <table:table-cell office:value-type="string">
            <text:p>Wild</text:p>
          </table:table-cell>
          <table:table-cell office:value-type="string">
            <text:p>1976-03-22</text:p>
          </table:table-cell>
        </table:table-row>
        <table:table-row table:style-name="ro1">
          <table:table-cell/>
          <table:table-cell office:value-type="float" office:value="774">
            <text:p>774</text:p>
          </table:table-cell>
          <table:table-cell office:value-type="string">
            <text:p>nm152635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aimie Alexander</text:p>
          </table:table-cell>
          <table:table-cell office:value-type="string">
            <text:p>Thor</text:p>
          </table:table-cell>
          <table:table-cell office:value-type="string">
            <text:p>1984-03-12</text:p>
          </table:table-cell>
        </table:table-row>
        <table:table-row table:style-name="ro2">
          <table:table-cell/>
          <table:table-cell office:value-type="float" office:value="775">
            <text:p>775</text:p>
          </table:table-cell>
          <table:table-cell office:value-type="string">
            <text:p>nm000066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mma Thompson</text:p>
          </table:table-cell>
          <table:table-cell office:value-type="string">
            <text:p>Sense and Sensibility</text:p>
          </table:table-cell>
          <table:table-cell office:value-type="string">
            <text:p>1959-04-15</text:p>
          </table:table-cell>
        </table:table-row>
        <table:table-row table:style-name="ro1">
          <table:table-cell/>
          <table:table-cell office:value-type="float" office:value="776">
            <text:p>776</text:p>
          </table:table-cell>
          <table:table-cell office:value-type="string">
            <text:p>nm000023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Liv Tyler</text:p>
          </table:table-cell>
          <table:table-cell office:value-type="string">
            <text:p>Armageddon</text:p>
          </table:table-cell>
          <table:table-cell office:value-type="string">
            <text:p>1977-07-01</text:p>
          </table:table-cell>
        </table:table-row>
        <table:table-row table:style-name="ro1">
          <table:table-cell/>
          <table:table-cell office:value-type="float" office:value="777">
            <text:p>777</text:p>
          </table:table-cell>
          <table:table-cell office:value-type="string">
            <text:p>nm043532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Bianca Kajlich</text:p>
          </table:table-cell>
          <table:table-cell office:value-type="string">
            <text:p>Halloween: Resurrection</text:p>
          </table:table-cell>
          <table:table-cell office:value-type="string">
            <text:p>1977-03-26</text:p>
          </table:table-cell>
        </table:table-row>
        <table:table-row table:style-name="ro1">
          <table:table-cell/>
          <table:table-cell office:value-type="float" office:value="778">
            <text:p>778</text:p>
          </table:table-cell>
          <table:table-cell office:value-type="string">
            <text:p>nm110083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ofia Vassilieva</text:p>
          </table:table-cell>
          <table:table-cell office:value-type="string">
            <text:p>The Little Things</text:p>
          </table:table-cell>
          <table:table-cell office:value-type="string">
            <text:p>1992-10-22</text:p>
          </table:table-cell>
        </table:table-row>
        <table:table-row table:style-name="ro1">
          <table:table-cell/>
          <table:table-cell office:value-type="float" office:value="779">
            <text:p>779</text:p>
          </table:table-cell>
          <table:table-cell office:value-type="string">
            <text:p>nm000022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lisabeth Shue</text:p>
          </table:table-cell>
          <table:table-cell office:value-type="string">
            <text:p>Leaving Las Vegas</text:p>
          </table:table-cell>
          <table:table-cell office:value-type="string">
            <text:p>1963-10-06</text:p>
          </table:table-cell>
        </table:table-row>
        <table:table-row table:style-name="ro1">
          <table:table-cell/>
          <table:table-cell office:value-type="float" office:value="780">
            <text:p>780</text:p>
          </table:table-cell>
          <table:table-cell office:value-type="string">
            <text:p>nm037660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hirley Henderson</text:p>
          </table:table-cell>
          <table:table-cell office:value-type="string">
            <text:p>Star Wars: Episode IX - The Rise of Skywalker</text:p>
          </table:table-cell>
          <table:table-cell office:value-type="string">
            <text:p>1965-11-24</text:p>
          </table:table-cell>
        </table:table-row>
        <table:table-row table:style-name="ro1">
          <table:table-cell/>
          <table:table-cell office:value-type="float" office:value="781">
            <text:p>781</text:p>
          </table:table-cell>
          <table:table-cell office:value-type="string">
            <text:p>nm557319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Parveen Kaur</text:p>
          </table:table-cell>
          <table:table-cell office:value-type="string">
            <text:p>Manifest</text:p>
          </table:table-cell>
          <table:table-cell office:value-type="string">
            <text:p>1988-10-19</text:p>
          </table:table-cell>
        </table:table-row>
        <table:table-row table:style-name="ro1">
          <table:table-cell/>
          <table:table-cell office:value-type="float" office:value="782">
            <text:p>782</text:p>
          </table:table-cell>
          <table:table-cell office:value-type="string">
            <text:p>nm163143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imee Teegarden</text:p>
          </table:table-cell>
          <table:table-cell office:value-type="string">
            <text:p>Friday Night Lights</text:p>
          </table:table-cell>
          <table:table-cell/>
        </table:table-row>
        <table:table-row table:style-name="ro2">
          <table:table-cell/>
          <table:table-cell office:value-type="float" office:value="783">
            <text:p>783</text:p>
          </table:table-cell>
          <table:table-cell office:value-type="string">
            <text:p>nm295176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Freida Pinto</text:p>
          </table:table-cell>
          <table:table-cell office:value-type="string">
            <text:p>Slumdog Millionaire</text:p>
          </table:table-cell>
          <table:table-cell office:value-type="string">
            <text:p>1984-10-18</text:p>
          </table:table-cell>
        </table:table-row>
        <table:table-row table:style-name="ro1">
          <table:table-cell/>
          <table:table-cell office:value-type="float" office:value="784">
            <text:p>784</text:p>
          </table:table-cell>
          <table:table-cell office:value-type="string">
            <text:p>nm301227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lexandra Essoe</text:p>
          </table:table-cell>
          <table:table-cell office:value-type="string">
            <text:p>The Pope's Exorcist</text:p>
          </table:table-cell>
          <table:table-cell office:value-type="string">
            <text:p>1992-03-09</text:p>
          </table:table-cell>
        </table:table-row>
        <table:table-row table:style-name="ro1">
          <table:table-cell/>
          <table:table-cell office:value-type="float" office:value="785">
            <text:p>785</text:p>
          </table:table-cell>
          <table:table-cell office:value-type="string">
            <text:p>nm535332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ra Delevingne</text:p>
          </table:table-cell>
          <table:table-cell office:value-type="string">
            <text:p>Suicide Squad</text:p>
          </table:table-cell>
          <table:table-cell office:value-type="string">
            <text:p>1992-08-12</text:p>
          </table:table-cell>
        </table:table-row>
        <table:table-row table:style-name="ro2">
          <table:table-cell/>
          <table:table-cell office:value-type="float" office:value="786">
            <text:p>786</text:p>
          </table:table-cell>
          <table:table-cell office:value-type="string">
            <text:p>nm045228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argot Kidder</text:p>
          </table:table-cell>
          <table:table-cell office:value-type="string">
            <text:p>Superman</text:p>
          </table:table-cell>
          <table:table-cell office:value-type="string">
            <text:p>1948-10-17</text:p>
          </table:table-cell>
        </table:table-row>
        <table:table-row table:style-name="ro1">
          <table:table-cell/>
          <table:table-cell office:value-type="float" office:value="787">
            <text:p>787</text:p>
          </table:table-cell>
          <table:table-cell office:value-type="string">
            <text:p>nm026750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a Faris</text:p>
          </table:table-cell>
          <table:table-cell office:value-type="string">
            <text:p>The House Bunny</text:p>
          </table:table-cell>
          <table:table-cell office:value-type="string">
            <text:p>1976-11-29</text:p>
          </table:table-cell>
        </table:table-row>
        <table:table-row table:style-name="ro2">
          <table:table-cell/>
          <table:table-cell office:value-type="float" office:value="788">
            <text:p>788</text:p>
          </table:table-cell>
          <table:table-cell office:value-type="string">
            <text:p>nm0920171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Dawn Wells</text:p>
          </table:table-cell>
          <table:table-cell office:value-type="string">
            <text:p>Gilligan's Island</text:p>
          </table:table-cell>
          <table:table-cell office:value-type="string">
            <text:p>1938-10-18</text:p>
          </table:table-cell>
        </table:table-row>
        <table:table-row table:style-name="ro1">
          <table:table-cell/>
          <table:table-cell office:value-type="float" office:value="789">
            <text:p>789</text:p>
          </table:table-cell>
          <table:table-cell office:value-type="string">
            <text:p>nm1156709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nnie Wersching</text:p>
          </table:table-cell>
          <table:table-cell office:value-type="string">
            <text:p>The Last of Us</text:p>
          </table:table-cell>
          <table:table-cell office:value-type="string">
            <text:p>1977-03-28</text:p>
          </table:table-cell>
        </table:table-row>
        <table:table-row table:style-name="ro1">
          <table:table-cell/>
          <table:table-cell office:value-type="float" office:value="790">
            <text:p>790</text:p>
          </table:table-cell>
          <table:table-cell office:value-type="string">
            <text:p>nm366821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Nargis Fakhri</text:p>
          </table:table-cell>
          <table:table-cell office:value-type="string">
            <text:p>Spy</text:p>
          </table:table-cell>
          <table:table-cell office:value-type="string">
            <text:p>1979-10-20</text:p>
          </table:table-cell>
        </table:table-row>
        <table:table-row table:style-name="ro1">
          <table:table-cell/>
          <table:table-cell office:value-type="float" office:value="791">
            <text:p>791</text:p>
          </table:table-cell>
          <table:table-cell office:value-type="string">
            <text:p>nm2896588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ara Tomko</text:p>
          </table:table-cell>
          <table:table-cell office:value-type="string">
            <text:p>Resident Alien</text:p>
          </table:table-cell>
          <table:table-cell/>
        </table:table-row>
        <table:table-row table:style-name="ro1">
          <table:table-cell/>
          <table:table-cell office:value-type="float" office:value="792">
            <text:p>792</text:p>
          </table:table-cell>
          <table:table-cell office:value-type="string">
            <text:p>nm5988570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hiara Aurelia</text:p>
          </table:table-cell>
          <table:table-cell office:value-type="string">
            <text:p>Cruel Summer</text:p>
          </table:table-cell>
          <table:table-cell office:value-type="string">
            <text:p>2002-09-13</text:p>
          </table:table-cell>
        </table:table-row>
        <table:table-row table:style-name="ro2">
          <table:table-cell/>
          <table:table-cell office:value-type="float" office:value="793">
            <text:p>793</text:p>
          </table:table-cell>
          <table:table-cell office:value-type="string">
            <text:p>nm193508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Tessa Thompson</text:p>
          </table:table-cell>
          <table:table-cell office:value-type="string">
            <text:p>Creed</text:p>
          </table:table-cell>
          <table:table-cell office:value-type="string">
            <text:p>1983-10-03</text:p>
          </table:table-cell>
        </table:table-row>
        <table:table-row table:style-name="ro2">
          <table:table-cell/>
          <table:table-cell office:value-type="float" office:value="794">
            <text:p>794</text:p>
          </table:table-cell>
          <table:table-cell office:value-type="string">
            <text:p>nm000040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Carrie Fisher</text:p>
          </table:table-cell>
          <table:table-cell office:value-type="string">
            <text:p>Star Wars</text:p>
          </table:table-cell>
          <table:table-cell office:value-type="string">
            <text:p>1956-10-21</text:p>
          </table:table-cell>
        </table:table-row>
        <table:table-row table:style-name="ro1">
          <table:table-cell/>
          <table:table-cell office:value-type="float" office:value="795">
            <text:p>795</text:p>
          </table:table-cell>
          <table:table-cell office:value-type="string">
            <text:p>nm300468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Galadriel Stineman</text:p>
          </table:table-cell>
          <table:table-cell office:value-type="string">
            <text:p>The Middle</text:p>
          </table:table-cell>
          <table:table-cell office:value-type="string">
            <text:p>1990-10-20</text:p>
          </table:table-cell>
        </table:table-row>
        <table:table-row table:style-name="ro2">
          <table:table-cell/>
          <table:table-cell office:value-type="float" office:value="796">
            <text:p>796</text:p>
          </table:table-cell>
          <table:table-cell office:value-type="string">
            <text:p>nm623113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amantha Robinson</text:p>
          </table:table-cell>
          <table:table-cell office:value-type="string">
            <text:p>The Love Witch</text:p>
          </table:table-cell>
          <table:table-cell office:value-type="string">
            <text:p>1991-10-19</text:p>
          </table:table-cell>
        </table:table-row>
        <table:table-row table:style-name="ro1">
          <table:table-cell/>
          <table:table-cell office:value-type="float" office:value="797">
            <text:p>797</text:p>
          </table:table-cell>
          <table:table-cell office:value-type="string">
            <text:p>nm117244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Erin Karpluk</text:p>
          </table:table-cell>
          <table:table-cell office:value-type="string">
            <text:p>Being Erica</text:p>
          </table:table-cell>
          <table:table-cell/>
        </table:table-row>
        <table:table-row table:style-name="ro1">
          <table:table-cell/>
          <table:table-cell office:value-type="float" office:value="798">
            <text:p>798</text:p>
          </table:table-cell>
          <table:table-cell office:value-type="string">
            <text:p>nm013759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linda Carlisle</text:p>
          </table:table-cell>
          <table:table-cell office:value-type="string">
            <text:p>Frequency</text:p>
          </table:table-cell>
          <table:table-cell office:value-type="string">
            <text:p>1958-08-17</text:p>
          </table:table-cell>
        </table:table-row>
        <table:table-row table:style-name="ro1">
          <table:table-cell/>
          <table:table-cell office:value-type="float" office:value="799">
            <text:p>799</text:p>
          </table:table-cell>
          <table:table-cell office:value-type="string">
            <text:p>nm168249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ia Sharapova</text:p>
          </table:table-cell>
          <table:table-cell office:value-type="string">
            <text:p>Ocean's Eight</text:p>
          </table:table-cell>
          <table:table-cell office:value-type="string">
            <text:p>1987-04-19</text:p>
          </table:table-cell>
        </table:table-row>
        <table:table-row table:style-name="ro1">
          <table:table-cell/>
          <table:table-cell office:value-type="float" office:value="800">
            <text:p>800</text:p>
          </table:table-cell>
          <table:table-cell office:value-type="string">
            <text:p>nm048089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h Lafleur</text:p>
          </table:table-cell>
          <table:table-cell office:value-type="string">
            <text:p>Lake Placid 2</text:p>
          </table:table-cell>
          <table:table-cell/>
        </table:table-row>
        <table:table-row table:style-name="ro1">
          <table:table-cell/>
          <table:table-cell office:value-type="float" office:value="801">
            <text:p>801</text:p>
          </table:table-cell>
          <table:table-cell office:value-type="string">
            <text:p>nm323910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Isabelle McNally</text:p>
          </table:table-cell>
          <table:table-cell office:value-type="string">
            <text:p>Frances Ha</text:p>
          </table:table-cell>
          <table:table-cell office:value-type="string">
            <text:p>1989-03-02</text:p>
          </table:table-cell>
        </table:table-row>
        <table:table-row table:style-name="ro1">
          <table:table-cell/>
          <table:table-cell office:value-type="float" office:value="802">
            <text:p>802</text:p>
          </table:table-cell>
          <table:table-cell office:value-type="string">
            <text:p>nm095471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acklyn Zeman</text:p>
          </table:table-cell>
          <table:table-cell office:value-type="string">
            <text:p>General Hospital</text:p>
          </table:table-cell>
          <table:table-cell office:value-type="string">
            <text:p>1953-03-06</text:p>
          </table:table-cell>
        </table:table-row>
        <table:table-row table:style-name="ro1">
          <table:table-cell/>
          <table:table-cell office:value-type="float" office:value="803">
            <text:p>803</text:p>
          </table:table-cell>
          <table:table-cell office:value-type="string">
            <text:p>nm490634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ina Agdal</text:p>
          </table:table-cell>
          <table:table-cell office:value-type="string">
            <text:p>Don Jon</text:p>
          </table:table-cell>
          <table:table-cell office:value-type="string">
            <text:p>1992-03-26</text:p>
          </table:table-cell>
        </table:table-row>
        <table:table-row table:style-name="ro1">
          <table:table-cell/>
          <table:table-cell office:value-type="float" office:value="804">
            <text:p>804</text:p>
          </table:table-cell>
          <table:table-cell office:value-type="string">
            <text:p>nm195341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ebeca Linares</text:p>
          </table:table-cell>
          <table:table-cell office:value-type="string">
            <text:p>Tori Black Is Pretty Filthy</text:p>
          </table:table-cell>
          <table:table-cell office:value-type="string">
            <text:p>1983-06-13</text:p>
          </table:table-cell>
        </table:table-row>
        <table:table-row table:style-name="ro2">
          <table:table-cell/>
          <table:table-cell office:value-type="float" office:value="805">
            <text:p>805</text:p>
          </table:table-cell>
          <table:table-cell office:value-type="string">
            <text:p>nm078686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tephanie Seymour</text:p>
          </table:table-cell>
          <table:table-cell office:value-type="string">
            <text:p>Pollock</text:p>
          </table:table-cell>
          <table:table-cell office:value-type="string">
            <text:p>1968-07-23</text:p>
          </table:table-cell>
        </table:table-row>
        <table:table-row table:style-name="ro2">
          <table:table-cell/>
          <table:table-cell office:value-type="float" office:value="806">
            <text:p>806</text:p>
          </table:table-cell>
          <table:table-cell office:value-type="string">
            <text:p>nm4911194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nna Ortega</text:p>
          </table:table-cell>
          <table:table-cell office:value-type="string">
            <text:p>Scream</text:p>
          </table:table-cell>
          <table:table-cell office:value-type="string">
            <text:p>2002-09-27</text:p>
          </table:table-cell>
        </table:table-row>
        <table:table-row table:style-name="ro2">
          <table:table-cell/>
          <table:table-cell office:value-type="float" office:value="807">
            <text:p>807</text:p>
          </table:table-cell>
          <table:table-cell office:value-type="string">
            <text:p>nm034126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ie Griffin</text:p>
          </table:table-cell>
          <table:table-cell office:value-type="string">
            <text:p>Sailor Moon</text:p>
          </table:table-cell>
          <table:table-cell office:value-type="string">
            <text:p>1973-01-14</text:p>
          </table:table-cell>
        </table:table-row>
        <table:table-row table:style-name="ro1">
          <table:table-cell/>
          <table:table-cell office:value-type="float" office:value="808">
            <text:p>808</text:p>
          </table:table-cell>
          <table:table-cell office:value-type="string">
            <text:p>nm111883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ina Lisandrello</text:p>
          </table:table-cell>
          <table:table-cell office:value-type="string">
            <text:p>Beauty and the Beast</text:p>
          </table:table-cell>
          <table:table-cell/>
        </table:table-row>
        <table:table-row table:style-name="ro1">
          <table:table-cell/>
          <table:table-cell office:value-type="float" office:value="809">
            <text:p>809</text:p>
          </table:table-cell>
          <table:table-cell office:value-type="string">
            <text:p>nm057473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hristine McVie</text:p>
          </table:table-cell>
          <table:table-cell office:value-type="string">
            <text:p>Guardians of the Galaxy Vol. 2</text:p>
          </table:table-cell>
          <table:table-cell office:value-type="string">
            <text:p>1943-07-12</text:p>
          </table:table-cell>
        </table:table-row>
        <table:table-row table:style-name="ro2">
          <table:table-cell/>
          <table:table-cell office:value-type="float" office:value="810">
            <text:p>810</text:p>
          </table:table-cell>
          <table:table-cell office:value-type="string">
            <text:p>nm4972453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Olivia Cooke</text:p>
          </table:table-cell>
          <table:table-cell office:value-type="string">
            <text:p>Ready Player One</text:p>
          </table:table-cell>
          <table:table-cell office:value-type="string">
            <text:p>1993-12-27</text:p>
          </table:table-cell>
        </table:table-row>
        <table:table-row table:style-name="ro1">
          <table:table-cell/>
          <table:table-cell office:value-type="float" office:value="811">
            <text:p>811</text:p>
          </table:table-cell>
          <table:table-cell office:value-type="string">
            <text:p>nm484538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iyah Royale</text:p>
          </table:table-cell>
          <table:table-cell office:value-type="string">
            <text:p>The Watchful Eye</text:p>
          </table:table-cell>
          <table:table-cell office:value-type="string">
            <text:p>2000-03-04</text:p>
          </table:table-cell>
        </table:table-row>
        <table:table-row table:style-name="ro1">
          <table:table-cell/>
          <table:table-cell office:value-type="float" office:value="812">
            <text:p>812</text:p>
          </table:table-cell>
          <table:table-cell office:value-type="string">
            <text:p>nm900770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tar Slade</text:p>
          </table:table-cell>
          <table:table-cell office:value-type="string">
            <text:p>Dream Scenario</text:p>
          </table:table-cell>
          <table:table-cell/>
        </table:table-row>
        <table:table-row table:style-name="ro1">
          <table:table-cell/>
          <table:table-cell office:value-type="float" office:value="813">
            <text:p>813</text:p>
          </table:table-cell>
          <table:table-cell office:value-type="string">
            <text:p>nm427163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Olivia Ryan Stern</text:p>
          </table:table-cell>
          <table:table-cell office:value-type="string">
            <text:p>Riverdale</text:p>
          </table:table-cell>
          <table:table-cell office:value-type="string">
            <text:p>1991-10-08</text:p>
          </table:table-cell>
        </table:table-row>
        <table:table-row table:style-name="ro2">
          <table:table-cell/>
          <table:table-cell office:value-type="float" office:value="814">
            <text:p>814</text:p>
          </table:table-cell>
          <table:table-cell office:value-type="string">
            <text:p>nm000520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imberly McCullough</text:p>
          </table:table-cell>
          <table:table-cell office:value-type="string">
            <text:p>High School Musical: The Musical - The Series</text:p>
          </table:table-cell>
          <table:table-cell office:value-type="string">
            <text:p>1978-03-05</text:p>
          </table:table-cell>
        </table:table-row>
        <table:table-row table:style-name="ro1">
          <table:table-cell/>
          <table:table-cell office:value-type="float" office:value="815">
            <text:p>815</text:p>
          </table:table-cell>
          <table:table-cell office:value-type="string">
            <text:p>nm023588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isen Richmond-Peck</text:p>
          </table:table-cell>
          <table:table-cell office:value-type="string">
            <text:p>The Day the Earth Stood Still</text:p>
          </table:table-cell>
          <table:table-cell office:value-type="string">
            <text:p>1976-01-03</text:p>
          </table:table-cell>
        </table:table-row>
        <table:table-row table:style-name="ro1">
          <table:table-cell/>
          <table:table-cell office:value-type="float" office:value="816">
            <text:p>816</text:p>
          </table:table-cell>
          <table:table-cell office:value-type="string">
            <text:p>nm000293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ristina Anapau</text:p>
          </table:table-cell>
          <table:table-cell office:value-type="string">
            <text:p>Black Swan</text:p>
          </table:table-cell>
          <table:table-cell office:value-type="string">
            <text:p>1979-10-30</text:p>
          </table:table-cell>
        </table:table-row>
        <table:table-row table:style-name="ro2">
          <table:table-cell/>
          <table:table-cell office:value-type="float" office:value="817">
            <text:p>817</text:p>
          </table:table-cell>
          <table:table-cell office:value-type="string">
            <text:p>nm086068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 Thompson</text:p>
          </table:table-cell>
          <table:table-cell office:value-type="string">
            <text:p>Night Hunter</text:p>
          </table:table-cell>
          <table:table-cell office:value-type="string">
            <text:p>1995-09-04</text:p>
          </table:table-cell>
        </table:table-row>
        <table:table-row table:style-name="ro1">
          <table:table-cell/>
          <table:table-cell office:value-type="float" office:value="818">
            <text:p>818</text:p>
          </table:table-cell>
          <table:table-cell office:value-type="string">
            <text:p>nm087725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hristy Turlington</text:p>
          </table:table-cell>
          <table:table-cell office:value-type="string">
            <text:p>No Woman, No Cry</text:p>
          </table:table-cell>
          <table:table-cell office:value-type="string">
            <text:p>1969-01-02</text:p>
          </table:table-cell>
        </table:table-row>
        <table:table-row table:style-name="ro1">
          <table:table-cell/>
          <table:table-cell office:value-type="float" office:value="819">
            <text:p>819</text:p>
          </table:table-cell>
          <table:table-cell office:value-type="string">
            <text:p>nm470898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helley Regner</text:p>
          </table:table-cell>
          <table:table-cell office:value-type="string">
            <text:p>Pitch Perfect 3</text:p>
          </table:table-cell>
          <table:table-cell office:value-type="string">
            <text:p>1988-12-21</text:p>
          </table:table-cell>
        </table:table-row>
        <table:table-row table:style-name="ro1">
          <table:table-cell/>
          <table:table-cell office:value-type="float" office:value="820">
            <text:p>820</text:p>
          </table:table-cell>
          <table:table-cell office:value-type="string">
            <text:p>nm000062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laudia Schiffer</text:p>
          </table:table-cell>
          <table:table-cell office:value-type="string">
            <text:p>Love Actually</text:p>
          </table:table-cell>
          <table:table-cell office:value-type="string">
            <text:p>1970-08-25</text:p>
          </table:table-cell>
        </table:table-row>
        <table:table-row table:style-name="ro2">
          <table:table-cell/>
          <table:table-cell office:value-type="float" office:value="821">
            <text:p>821</text:p>
          </table:table-cell>
          <table:table-cell office:value-type="string">
            <text:p>nm106501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eah Renee</text:p>
          </table:table-cell>
          <table:table-cell office:value-type="string">
            <text:p>Interstate 60: Episodes of the Road</text:p>
          </table:table-cell>
          <table:table-cell office:value-type="string">
            <text:p>1985-10-01</text:p>
          </table:table-cell>
        </table:table-row>
        <table:table-row table:style-name="ro1">
          <table:table-cell/>
          <table:table-cell office:value-type="float" office:value="822">
            <text:p>822</text:p>
          </table:table-cell>
          <table:table-cell office:value-type="string">
            <text:p>nm565208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ber Skye Noyes</text:p>
          </table:table-cell>
          <table:table-cell office:value-type="string">
            <text:p>Quantico</text:p>
          </table:table-cell>
          <table:table-cell office:value-type="string">
            <text:p>1988-02-17</text:p>
          </table:table-cell>
        </table:table-row>
        <table:table-row table:style-name="ro2">
          <table:table-cell/>
          <table:table-cell office:value-type="float" office:value="823">
            <text:p>823</text:p>
          </table:table-cell>
          <table:table-cell office:value-type="string">
            <text:p>nm132743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eorgina Leonidas</text:p>
          </table:table-cell>
          <table:table-cell office:value-type="string">
            <text:p>Harry Potter and the Half-Blood Prince</text:p>
          </table:table-cell>
          <table:table-cell office:value-type="string">
            <text:p>1990-02-28</text:p>
          </table:table-cell>
        </table:table-row>
        <table:table-row table:style-name="ro1">
          <table:table-cell/>
          <table:table-cell office:value-type="float" office:value="824">
            <text:p>824</text:p>
          </table:table-cell>
          <table:table-cell office:value-type="string">
            <text:p>nm524572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Adria Arjona</text:p>
          </table:table-cell>
          <table:table-cell office:value-type="string">
            <text:p>Father of the Bride</text:p>
          </table:table-cell>
          <table:table-cell office:value-type="string">
            <text:p>1992-04-25</text:p>
          </table:table-cell>
        </table:table-row>
        <table:table-row table:style-name="ro1">
          <table:table-cell/>
          <table:table-cell office:value-type="float" office:value="825">
            <text:p>825</text:p>
          </table:table-cell>
          <table:table-cell office:value-type="string">
            <text:p>nm000198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aomi Campbell</text:p>
          </table:table-cell>
          <table:table-cell office:value-type="string">
            <text:p>Zoolander 2</text:p>
          </table:table-cell>
          <table:table-cell office:value-type="string">
            <text:p>1970-05-22</text:p>
          </table:table-cell>
        </table:table-row>
        <table:table-row table:style-name="ro1">
          <table:table-cell/>
          <table:table-cell office:value-type="float" office:value="826">
            <text:p>826</text:p>
          </table:table-cell>
          <table:table-cell office:value-type="string">
            <text:p>nm304954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ura Brent</text:p>
          </table:table-cell>
          <table:table-cell office:value-type="string">
            <text:p>The Chronicles of Narnia: The Voyage of the Dawn Treader</text:p>
          </table:table-cell>
          <table:table-cell/>
        </table:table-row>
        <table:table-row table:style-name="ro1">
          <table:table-cell/>
          <table:table-cell office:value-type="float" office:value="827">
            <text:p>827</text:p>
          </table:table-cell>
          <table:table-cell office:value-type="string">
            <text:p>nm269552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onia Sotiropoulou</text:p>
          </table:table-cell>
          <table:table-cell office:value-type="string">
            <text:p>Skyfall</text:p>
          </table:table-cell>
          <table:table-cell office:value-type="string">
            <text:p>1987-04-28</text:p>
          </table:table-cell>
        </table:table-row>
        <table:table-row table:style-name="ro1">
          <table:table-cell/>
          <table:table-cell office:value-type="float" office:value="828">
            <text:p>828</text:p>
          </table:table-cell>
          <table:table-cell office:value-type="string">
            <text:p>nm306690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shel Prada</text:p>
          </table:table-cell>
          <table:table-cell office:value-type="string">
            <text:p>Vida</text:p>
          </table:table-cell>
          <table:table-cell office:value-type="string">
            <text:p>1989-12-23</text:p>
          </table:table-cell>
        </table:table-row>
        <table:table-row table:style-name="ro1">
          <table:table-cell/>
          <table:table-cell office:value-type="float" office:value="829">
            <text:p>829</text:p>
          </table:table-cell>
          <table:table-cell office:value-type="string">
            <text:p>nm092404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ulia Whelan</text:p>
          </table:table-cell>
          <table:table-cell office:value-type="string">
            <text:p>Once and Again</text:p>
          </table:table-cell>
          <table:table-cell office:value-type="string">
            <text:p>1984-05-08</text:p>
          </table:table-cell>
        </table:table-row>
        <table:table-row table:style-name="ro1">
          <table:table-cell/>
          <table:table-cell office:value-type="float" office:value="830">
            <text:p>830</text:p>
          </table:table-cell>
          <table:table-cell office:value-type="string">
            <text:p>nm236735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organ Turner</text:p>
          </table:table-cell>
          <table:table-cell office:value-type="string">
            <text:p>Jumanji: Welcome to the Jungle</text:p>
          </table:table-cell>
          <table:table-cell office:value-type="string">
            <text:p>1999-04-29</text:p>
          </table:table-cell>
        </table:table-row>
        <table:table-row table:style-name="ro2">
          <table:table-cell/>
          <table:table-cell office:value-type="float" office:value="831">
            <text:p>831</text:p>
          </table:table-cell>
          <table:table-cell office:value-type="string">
            <text:p>nm772816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ania Fox</text:p>
          </table:table-cell>
          <table:table-cell office:value-type="string">
            <text:p>It's Always Sunny in Philadelphia</text:p>
          </table:table-cell>
          <table:table-cell office:value-type="string">
            <text:p>1993-07-09</text:p>
          </table:table-cell>
        </table:table-row>
        <table:table-row table:style-name="ro2">
          <table:table-cell/>
          <table:table-cell office:value-type="float" office:value="832">
            <text:p>832</text:p>
          </table:table-cell>
          <table:table-cell office:value-type="string">
            <text:p>nm785729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alia Williamson</text:p>
          </table:table-cell>
          <table:table-cell office:value-type="string">
            <text:p>Northern Rescue</text:p>
          </table:table-cell>
          <table:table-cell/>
        </table:table-row>
        <table:table-row table:style-name="ro1">
          <table:table-cell/>
          <table:table-cell office:value-type="float" office:value="833">
            <text:p>833</text:p>
          </table:table-cell>
          <table:table-cell office:value-type="string">
            <text:p>nm015793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ori Tan Chinn</text:p>
          </table:table-cell>
          <table:table-cell office:value-type="string">
            <text:p>Awkwafina Is Nora from Queens</text:p>
          </table:table-cell>
          <table:table-cell/>
        </table:table-row>
        <table:table-row table:style-name="ro1">
          <table:table-cell/>
          <table:table-cell office:value-type="float" office:value="834">
            <text:p>834</text:p>
          </table:table-cell>
          <table:table-cell office:value-type="string">
            <text:p>nm797053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ota Eberhardt</text:p>
          </table:table-cell>
          <table:table-cell office:value-type="string">
            <text:p>Dark Phoenix</text:p>
          </table:table-cell>
          <table:table-cell/>
        </table:table-row>
        <table:table-row table:style-name="ro1">
          <table:table-cell/>
          <table:table-cell office:value-type="float" office:value="835">
            <text:p>835</text:p>
          </table:table-cell>
          <table:table-cell office:value-type="string">
            <text:p>nm370216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shleigh Murray</text:p>
          </table:table-cell>
          <table:table-cell office:value-type="string">
            <text:p>Riverdale</text:p>
          </table:table-cell>
          <table:table-cell office:value-type="string">
            <text:p>1988-01-18</text:p>
          </table:table-cell>
        </table:table-row>
        <table:table-row table:style-name="ro1">
          <table:table-cell/>
          <table:table-cell office:value-type="float" office:value="836">
            <text:p>836</text:p>
          </table:table-cell>
          <table:table-cell office:value-type="string">
            <text:p>nm985659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Victoria Ruesga</text:p>
          </table:table-cell>
          <table:table-cell office:value-type="string">
            <text:p>Booksmart</text:p>
          </table:table-cell>
          <table:table-cell/>
        </table:table-row>
        <table:table-row table:style-name="ro1">
          <table:table-cell/>
          <table:table-cell office:value-type="float" office:value="837">
            <text:p>837</text:p>
          </table:table-cell>
          <table:table-cell office:value-type="string">
            <text:p>nm064251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olores O'Riordan</text:p>
          </table:table-cell>
          <table:table-cell office:value-type="string">
            <text:p>Mission: Impossible</text:p>
          </table:table-cell>
          <table:table-cell office:value-type="string">
            <text:p>1971-09-06</text:p>
          </table:table-cell>
        </table:table-row>
        <table:table-row table:style-name="ro1">
          <table:table-cell/>
          <table:table-cell office:value-type="float" office:value="838">
            <text:p>838</text:p>
          </table:table-cell>
          <table:table-cell office:value-type="string">
            <text:p>nm732241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elsea Ballerini</text:p>
          </table:table-cell>
          <table:table-cell office:value-type="string">
            <text:p>Kelsea Ballerini: Dibs</text:p>
          </table:table-cell>
          <table:table-cell office:value-type="string">
            <text:p>1993-09-12</text:p>
          </table:table-cell>
        </table:table-row>
        <table:table-row table:style-name="ro1">
          <table:table-cell/>
          <table:table-cell office:value-type="float" office:value="839">
            <text:p>839</text:p>
          </table:table-cell>
          <table:table-cell office:value-type="string">
            <text:p>nm010856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die Brickell</text:p>
          </table:table-cell>
          <table:table-cell office:value-type="string">
            <text:p>The Way Way Back</text:p>
          </table:table-cell>
          <table:table-cell office:value-type="string">
            <text:p>1966-03-10</text:p>
          </table:table-cell>
        </table:table-row>
        <table:table-row table:style-name="ro2">
          <table:table-cell/>
          <table:table-cell office:value-type="float" office:value="840">
            <text:p>840</text:p>
          </table:table-cell>
          <table:table-cell office:value-type="string">
            <text:p>nm274509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Faye Reagan</text:p>
          </table:table-cell>
          <table:table-cell office:value-type="string">
            <text:p>Pin-Up Girls 5</text:p>
          </table:table-cell>
          <table:table-cell office:value-type="string">
            <text:p>1988-09-19</text:p>
          </table:table-cell>
        </table:table-row>
        <table:table-row table:style-name="ro1">
          <table:table-cell/>
          <table:table-cell office:value-type="float" office:value="841">
            <text:p>841</text:p>
          </table:table-cell>
          <table:table-cell office:value-type="string">
            <text:p>nm211871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ufrat</text:p>
          </table:table-cell>
          <table:table-cell office:value-type="string">
            <text:p>Russian Institute: Anal Lesson</text:p>
          </table:table-cell>
          <table:table-cell office:value-type="string">
            <text:p>1985-07-04</text:p>
          </table:table-cell>
        </table:table-row>
        <table:table-row table:style-name="ro1">
          <table:table-cell/>
          <table:table-cell office:value-type="float" office:value="842">
            <text:p>842</text:p>
          </table:table-cell>
          <table:table-cell office:value-type="string">
            <text:p>nm478866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lsa Hosk</text:p>
          </table:table-cell>
          <table:table-cell office:value-type="string">
            <text:p>China Blue</text:p>
          </table:table-cell>
          <table:table-cell office:value-type="string">
            <text:p>1988-11-07</text:p>
          </table:table-cell>
        </table:table-row>
        <table:table-row table:style-name="ro1">
          <table:table-cell/>
          <table:table-cell office:value-type="float" office:value="843">
            <text:p>843</text:p>
          </table:table-cell>
          <table:table-cell office:value-type="string">
            <text:p>nm403416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ilvie Deluxe</text:p>
          </table:table-cell>
          <table:table-cell office:value-type="string">
            <text:p>Inglorious Bitches</text:p>
          </table:table-cell>
          <table:table-cell office:value-type="string">
            <text:p>1988-12-17</text:p>
          </table:table-cell>
        </table:table-row>
        <table:table-row table:style-name="ro2">
          <table:table-cell/>
          <table:table-cell office:value-type="float" office:value="844">
            <text:p>844</text:p>
          </table:table-cell>
          <table:table-cell office:value-type="string">
            <text:p>nm017476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orinne Conley</text:p>
          </table:table-cell>
          <table:table-cell office:value-type="string">
            <text:p>Rudolph the Red-Nosed Reindeer</text:p>
          </table:table-cell>
          <table:table-cell office:value-type="string">
            <text:p>1929-05-23</text:p>
          </table:table-cell>
        </table:table-row>
        <table:table-row table:style-name="ro1">
          <table:table-cell/>
          <table:table-cell office:value-type="float" office:value="845">
            <text:p>845</text:p>
          </table:table-cell>
          <table:table-cell office:value-type="string">
            <text:p>nm924718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mia Finnerty</text:p>
          </table:table-cell>
          <table:table-cell office:value-type="string">
            <text:p>Gotham</text:p>
          </table:table-cell>
          <table:table-cell/>
        </table:table-row>
        <table:table-row table:style-name="ro1">
          <table:table-cell/>
          <table:table-cell office:value-type="float" office:value="846">
            <text:p>846</text:p>
          </table:table-cell>
          <table:table-cell office:value-type="string">
            <text:p>nm000216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Tori Amos</text:p>
          </table:table-cell>
          <table:table-cell office:value-type="string">
            <text:p>Twister</text:p>
          </table:table-cell>
          <table:table-cell office:value-type="string">
            <text:p>1963-08-22</text:p>
          </table:table-cell>
        </table:table-row>
        <table:table-row table:style-name="ro2">
          <table:table-cell/>
          <table:table-cell office:value-type="float" office:value="847">
            <text:p>847</text:p>
          </table:table-cell>
          <table:table-cell office:value-type="string">
            <text:p>nm607395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Florence Pugh</text:p>
          </table:table-cell>
          <table:table-cell office:value-type="string">
            <text:p>The Falling</text:p>
          </table:table-cell>
          <table:table-cell office:value-type="string">
            <text:p>1996-01-03</text:p>
          </table:table-cell>
        </table:table-row>
        <table:table-row table:style-name="ro1">
          <table:table-cell/>
          <table:table-cell office:value-type="float" office:value="848">
            <text:p>848</text:p>
          </table:table-cell>
          <table:table-cell office:value-type="string">
            <text:p>nm607705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Morfydd Clark</text:p>
          </table:table-cell>
          <table:table-cell office:value-type="string">
            <text:p>Saint Maud</text:p>
          </table:table-cell>
          <table:table-cell office:value-type="string">
            <text:p>1989-03-17</text:p>
          </table:table-cell>
        </table:table-row>
        <table:table-row table:style-name="ro2">
          <table:table-cell/>
          <table:table-cell office:value-type="float" office:value="849">
            <text:p>849</text:p>
          </table:table-cell>
          <table:table-cell office:value-type="string">
            <text:p>nm434926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ry Queen</text:p>
          </table:table-cell>
          <table:table-cell office:value-type="string">
            <text:p>Caprice Divas</text:p>
          </table:table-cell>
          <table:table-cell office:value-type="string">
            <text:p>1991-10-20</text:p>
          </table:table-cell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string">
            <text:p>nm408197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ayden Winters</text:p>
          </table:table-cell>
          <table:table-cell office:value-type="string">
            <text:p>The Flintstones: A XXX Parody</text:p>
          </table:table-cell>
          <table:table-cell office:value-type="string">
            <text:p>1991-02-17</text:p>
          </table:table-cell>
        </table:table-row>
        <table:table-row table:style-name="ro2">
          <table:table-cell/>
          <table:table-cell office:value-type="float" office:value="851">
            <text:p>851</text:p>
          </table:table-cell>
          <table:table-cell office:value-type="string">
            <text:p>nm341119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ido Angel</text:p>
          </table:table-cell>
          <table:table-cell office:value-type="string">
            <text:p>Wet &amp; Thirsty</text:p>
          </table:table-cell>
          <table:table-cell office:value-type="string">
            <text:p>1988-02-19</text:p>
          </table:table-cell>
        </table:table-row>
        <table:table-row table:style-name="ro2">
          <table:table-cell/>
          <table:table-cell office:value-type="float" office:value="852">
            <text:p>852</text:p>
          </table:table-cell>
          <table:table-cell office:value-type="string">
            <text:p>nm434953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ttle Caprice</text:p>
          </table:table-cell>
          <table:table-cell office:value-type="string">
            <text:p>Caprice Divas</text:p>
          </table:table-cell>
          <table:table-cell office:value-type="string">
            <text:p>1988-10-26</text:p>
          </table:table-cell>
        </table:table-row>
        <table:table-row table:style-name="ro1">
          <table:table-cell/>
          <table:table-cell office:value-type="float" office:value="853">
            <text:p>853</text:p>
          </table:table-cell>
          <table:table-cell office:value-type="string">
            <text:p>nm174844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Diana Gabaldon</text:p>
          </table:table-cell>
          <table:table-cell office:value-type="string">
            <text:p>Outlander</text:p>
          </table:table-cell>
          <table:table-cell office:value-type="string">
            <text:p>1952-01-11</text:p>
          </table:table-cell>
        </table:table-row>
        <table:table-row table:style-name="ro2">
          <table:table-cell/>
          <table:table-cell office:value-type="float" office:value="854">
            <text:p>854</text:p>
          </table:table-cell>
          <table:table-cell office:value-type="string">
            <text:p>nm524032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egan Salinas</text:p>
          </table:table-cell>
          <table:table-cell office:value-type="string">
            <text:p>I Know That Girl</text:p>
          </table:table-cell>
          <table:table-cell office:value-type="string">
            <text:p>1994-03-02</text:p>
          </table:table-cell>
        </table:table-row>
        <table:table-row table:style-name="ro1">
          <table:table-cell/>
          <table:table-cell office:value-type="float" office:value="855">
            <text:p>855</text:p>
          </table:table-cell>
          <table:table-cell office:value-type="string">
            <text:p>nm168485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njelica</text:p>
          </table:table-cell>
          <table:table-cell office:value-type="string">
            <text:p>Club Seventeen</text:p>
          </table:table-cell>
          <table:table-cell office:value-type="string">
            <text:p>1993-04-14</text:p>
          </table:table-cell>
        </table:table-row>
        <table:table-row table:style-name="ro2">
          <table:table-cell/>
          <table:table-cell office:value-type="float" office:value="856">
            <text:p>856</text:p>
          </table:table-cell>
          <table:table-cell office:value-type="string">
            <text:p>nm606476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aula Shy</text:p>
          </table:table-cell>
          <table:table-cell office:value-type="string">
            <text:p>They are watching</text:p>
          </table:table-cell>
          <table:table-cell office:value-type="string">
            <text:p>1993-11-13</text:p>
          </table:table-cell>
        </table:table-row>
        <table:table-row table:style-name="ro2">
          <table:table-cell/>
          <table:table-cell office:value-type="float" office:value="857">
            <text:p>857</text:p>
          </table:table-cell>
          <table:table-cell office:value-type="string">
            <text:p>nm1311775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Galen Hopper</text:p>
          </table:table-cell>
          <table:table-cell office:value-type="string">
            <text:p>The Bubble</text:p>
          </table:table-cell>
          <table:table-cell/>
        </table:table-row>
        <table:table-row table:style-name="ro2">
          <table:table-cell/>
          <table:table-cell office:value-type="float" office:value="858">
            <text:p>858</text:p>
          </table:table-cell>
          <table:table-cell office:value-type="string">
            <text:p>nm309429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utumn Shields</text:p>
          </table:table-cell>
          <table:table-cell office:value-type="string">
            <text:p>Inhale</text:p>
          </table:table-cell>
          <table:table-cell/>
        </table:table-row>
        <table:table-row table:style-name="ro1">
          <table:table-cell/>
          <table:table-cell office:value-type="float" office:value="859">
            <text:p>859</text:p>
          </table:table-cell>
          <table:table-cell office:value-type="string">
            <text:p>nm133032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ibylla Deen</text:p>
          </table:table-cell>
          <table:table-cell office:value-type="string">
            <text:p>Lies We Tell</text:p>
          </table:table-cell>
          <table:table-cell office:value-type="string">
            <text:p>1982-11-12</text:p>
          </table:table-cell>
        </table:table-row>
        <table:table-row table:style-name="ro2">
          <table:table-cell/>
          <table:table-cell office:value-type="float" office:value="860">
            <text:p>860</text:p>
          </table:table-cell>
          <table:table-cell office:value-type="string">
            <text:p>nm086068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arah Thompson</text:p>
          </table:table-cell>
          <table:table-cell office:value-type="string">
            <text:p>7th Heaven</text:p>
          </table:table-cell>
          <table:table-cell/>
        </table:table-row>
        <table:table-row table:style-name="ro1">
          <table:table-cell/>
          <table:table-cell office:value-type="float" office:value="861">
            <text:p>861</text:p>
          </table:table-cell>
          <table:table-cell office:value-type="string">
            <text:p>nm141007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athalie Boltt</text:p>
          </table:table-cell>
          <table:table-cell office:value-type="string">
            <text:p>Riverdale</text:p>
          </table:table-cell>
          <table:table-cell office:value-type="string">
            <text:p>1973-07-19</text:p>
          </table:table-cell>
        </table:table-row>
        <table:table-row table:style-name="ro2">
          <table:table-cell/>
          <table:table-cell office:value-type="float" office:value="862">
            <text:p>862</text:p>
          </table:table-cell>
          <table:table-cell office:value-type="string">
            <text:p>nm000518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imee Mann</text:p>
          </table:table-cell>
          <table:table-cell office:value-type="string">
            <text:p>Magnolia</text:p>
          </table:table-cell>
          <table:table-cell office:value-type="string">
            <text:p>1960-09-08</text:p>
          </table:table-cell>
        </table:table-row>
        <table:table-row table:style-name="ro1">
          <table:table-cell/>
          <table:table-cell office:value-type="float" office:value="863">
            <text:p>863</text:p>
          </table:table-cell>
          <table:table-cell office:value-type="string">
            <text:p>nm335243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a Serafino</text:p>
          </table:table-cell>
          <table:table-cell office:value-type="string">
            <text:p>Beef</text:p>
          </table:table-cell>
          <table:table-cell/>
        </table:table-row>
        <table:table-row table:style-name="ro2">
          <table:table-cell/>
          <table:table-cell office:value-type="float" office:value="864">
            <text:p>864</text:p>
          </table:table-cell>
          <table:table-cell office:value-type="string">
            <text:p>nm363763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ster Dean</text:p>
          </table:table-cell>
          <table:table-cell office:value-type="string">
            <text:p>Pitch Perfect</text:p>
          </table:table-cell>
          <table:table-cell office:value-type="string">
            <text:p>1982-04-15</text:p>
          </table:table-cell>
        </table:table-row>
        <table:table-row table:style-name="ro1">
          <table:table-cell/>
          <table:table-cell office:value-type="float" office:value="865">
            <text:p>865</text:p>
          </table:table-cell>
          <table:table-cell office:value-type="string">
            <text:p>nm701625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Jeanne Goursaud</text:p>
          </table:table-cell>
          <table:table-cell office:value-type="string">
            <text:p>Pax Massilia</text:p>
          </table:table-cell>
          <table:table-cell office:value-type="string">
            <text:p>1996-04-04</text:p>
          </table:table-cell>
        </table:table-row>
        <table:table-row table:style-name="ro1">
          <table:table-cell/>
          <table:table-cell office:value-type="float" office:value="866">
            <text:p>866</text:p>
          </table:table-cell>
          <table:table-cell office:value-type="string">
            <text:p>nm415472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elina Sinden</text:p>
          </table:table-cell>
          <table:table-cell office:value-type="string">
            <text:p>The Outpost</text:p>
          </table:table-cell>
          <table:table-cell office:value-type="string">
            <text:p>1987-07-31</text:p>
          </table:table-cell>
        </table:table-row>
        <table:table-row table:style-name="ro2">
          <table:table-cell/>
          <table:table-cell office:value-type="float" office:value="867">
            <text:p>867</text:p>
          </table:table-cell>
          <table:table-cell office:value-type="string">
            <text:p>nm2348808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icole Gale Anderson</text:p>
          </table:table-cell>
          <table:table-cell office:value-type="string">
            <text:p>Red Line</text:p>
          </table:table-cell>
          <table:table-cell office:value-type="string">
            <text:p>1990-08-29</text:p>
          </table:table-cell>
        </table:table-row>
        <table:table-row table:style-name="ro1">
          <table:table-cell/>
          <table:table-cell office:value-type="float" office:value="868">
            <text:p>868</text:p>
          </table:table-cell>
          <table:table-cell office:value-type="string">
            <text:p>nm083778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arbara Sukowa</text:p>
          </table:table-cell>
          <table:table-cell office:value-type="string">
            <text:p>Hannah Arendt</text:p>
          </table:table-cell>
          <table:table-cell office:value-type="string">
            <text:p>1950-02-02</text:p>
          </table:table-cell>
        </table:table-row>
        <table:table-row table:style-name="ro1">
          <table:table-cell/>
          <table:table-cell office:value-type="float" office:value="869">
            <text:p>869</text:p>
          </table:table-cell>
          <table:table-cell office:value-type="string">
            <text:p>nm800457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Hayley Law</text:p>
          </table:table-cell>
          <table:table-cell office:value-type="string">
            <text:p>Riverdale</text:p>
          </table:table-cell>
          <table:table-cell office:value-type="string">
            <text:p>1992-11-19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 office:value-type="string">
            <text:p>nm285099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manda Setton</text:p>
          </table:table-cell>
          <table:table-cell office:value-type="string">
            <text:p>Sex and the City</text:p>
          </table:table-cell>
          <table:table-cell office:value-type="string">
            <text:p>1985-12-16</text:p>
          </table:table-cell>
        </table:table-row>
        <table:table-row table:style-name="ro1">
          <table:table-cell/>
          <table:table-cell office:value-type="float" office:value="871">
            <text:p>871</text:p>
          </table:table-cell>
          <table:table-cell office:value-type="string">
            <text:p>nm108595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orelei Linklater</text:p>
          </table:table-cell>
          <table:table-cell office:value-type="string">
            <text:p>Bomb City</text:p>
          </table:table-cell>
          <table:table-cell office:value-type="string">
            <text:p>1994-05-29</text:p>
          </table:table-cell>
        </table:table-row>
        <table:table-row table:style-name="ro1">
          <table:table-cell/>
          <table:table-cell office:value-type="float" office:value="872">
            <text:p>872</text:p>
          </table:table-cell>
          <table:table-cell office:value-type="string">
            <text:p>nm868890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ya Clover</text:p>
          </table:table-cell>
          <table:table-cell office:value-type="string">
            <text:p>SexArt</text:p>
          </table:table-cell>
          <table:table-cell office:value-type="string">
            <text:p>1989-11-12</text:p>
          </table:table-cell>
        </table:table-row>
        <table:table-row table:style-name="ro2">
          <table:table-cell/>
          <table:table-cell office:value-type="float" office:value="873">
            <text:p>873</text:p>
          </table:table-cell>
          <table:table-cell office:value-type="string">
            <text:p>nm119032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atalie Merchant</text:p>
          </table:table-cell>
          <table:table-cell office:value-type="string">
            <text:p>One Fine Day</text:p>
          </table:table-cell>
          <table:table-cell office:value-type="string">
            <text:p>1963-10-26</text:p>
          </table:table-cell>
        </table:table-row>
        <table:table-row table:style-name="ro1">
          <table:table-cell/>
          <table:table-cell office:value-type="float" office:value="874">
            <text:p>874</text:p>
          </table:table-cell>
          <table:table-cell office:value-type="string">
            <text:p>nm800457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aitlin Mitchell-Markovitch</text:p>
          </table:table-cell>
          <table:table-cell office:value-type="string">
            <text:p>Riverdale</text:p>
          </table:table-cell>
          <table:table-cell office:value-type="string">
            <text:p>1995-10-20</text:p>
          </table:table-cell>
        </table:table-row>
        <table:table-row table:style-name="ro1">
          <table:table-cell/>
          <table:table-cell office:value-type="float" office:value="875">
            <text:p>875</text:p>
          </table:table-cell>
          <table:table-cell office:value-type="string">
            <text:p>nm862377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erena Wood</text:p>
          </table:table-cell>
          <table:table-cell office:value-type="string">
            <text:p>MetArt</text:p>
          </table:table-cell>
          <table:table-cell office:value-type="string">
            <text:p>1992-11-01</text:p>
          </table:table-cell>
        </table:table-row>
        <table:table-row table:style-name="ro1">
          <table:table-cell/>
          <table:table-cell office:value-type="float" office:value="876">
            <text:p>876</text:p>
          </table:table-cell>
          <table:table-cell office:value-type="string">
            <text:p>nm201039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argaux Chatelier</text:p>
          </table:table-cell>
          <table:table-cell office:value-type="string">
            <text:p>Belle et SÃ©bastien</text:p>
          </table:table-cell>
          <table:table-cell office:value-type="string">
            <text:p>1990-03-21</text:p>
          </table:table-cell>
        </table:table-row>
        <table:table-row table:style-name="ro1">
          <table:table-cell/>
          <table:table-cell office:value-type="float" office:value="877">
            <text:p>877</text:p>
          </table:table-cell>
          <table:table-cell office:value-type="string">
            <text:p>nm509259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ella Baby</text:p>
          </table:table-cell>
          <table:table-cell office:value-type="string">
            <text:p>Teenrs</text:p>
          </table:table-cell>
          <table:table-cell office:value-type="string">
            <text:p>1989-06-16</text:p>
          </table:table-cell>
        </table:table-row>
        <table:table-row table:style-name="ro1">
          <table:table-cell/>
          <table:table-cell office:value-type="float" office:value="878">
            <text:p>878</text:p>
          </table:table-cell>
          <table:table-cell office:value-type="string">
            <text:p>nm869720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a Sollis</text:p>
          </table:table-cell>
          <table:table-cell office:value-type="string">
            <text:p>Wow Girls</text:p>
          </table:table-cell>
          <table:table-cell/>
        </table:table-row>
        <table:table-row table:style-name="ro1">
          <table:table-cell/>
          <table:table-cell office:value-type="float" office:value="879">
            <text:p>879</text:p>
          </table:table-cell>
          <table:table-cell office:value-type="string">
            <text:p>nm758129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elena Maria</text:p>
          </table:table-cell>
          <table:table-cell office:value-type="string">
            <text:p>Hand Solo</text:p>
          </table:table-cell>
          <table:table-cell office:value-type="string">
            <text:p>1990-08-26</text:p>
          </table:table-cell>
        </table:table-row>
        <table:table-row table:style-name="ro1">
          <table:table-cell/>
          <table:table-cell office:value-type="float" office:value="880">
            <text:p>880</text:p>
          </table:table-cell>
          <table:table-cell office:value-type="string">
            <text:p>nm1119135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Veronika Kalandarishvili</text:p>
          </table:table-cell>
          <table:table-cell office:value-type="string">
            <text:p>Rocketry: The Nambi Effect</text:p>
          </table:table-cell>
          <table:table-cell/>
        </table:table-row>
        <table:table-row table:style-name="ro1">
          <table:table-cell/>
          <table:table-cell office:value-type="float" office:value="881">
            <text:p>881</text:p>
          </table:table-cell>
          <table:table-cell office:value-type="string">
            <text:p>nm524045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Whitney Westgate</text:p>
          </table:table-cell>
          <table:table-cell office:value-type="string">
            <text:p>Kissing Sis</text:p>
          </table:table-cell>
          <table:table-cell office:value-type="string">
            <text:p>1994-01-31</text:p>
          </table:table-cell>
        </table:table-row>
        <table:table-row table:style-name="ro1">
          <table:table-cell/>
          <table:table-cell office:value-type="float" office:value="882">
            <text:p>882</text:p>
          </table:table-cell>
          <table:table-cell office:value-type="string">
            <text:p>nm261458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exis Crystal</text:p>
          </table:table-cell>
          <table:table-cell office:value-type="string">
            <text:p>L'Initiation d'une Vierge</text:p>
          </table:table-cell>
          <table:table-cell office:value-type="string">
            <text:p>1993-01-01</text:p>
          </table:table-cell>
        </table:table-row>
        <table:table-row table:style-name="ro1">
          <table:table-cell/>
          <table:table-cell office:value-type="float" office:value="883">
            <text:p>883</text:p>
          </table:table-cell>
          <table:table-cell office:value-type="string">
            <text:p>nm047433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Nutsa Kukhianidze</text:p>
          </table:table-cell>
          <table:table-cell office:value-type="string">
            <text:p>The Good Thief</text:p>
          </table:table-cell>
          <table:table-cell office:value-type="string">
            <text:p>1983-08-08</text:p>
          </table:table-cell>
        </table:table-row>
        <table:table-row table:style-name="ro1">
          <table:table-cell/>
          <table:table-cell office:value-type="float" office:value="884">
            <text:p>884</text:p>
          </table:table-cell>
          <table:table-cell office:value-type="string">
            <text:p>nm566341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Pinky June</text:p>
          </table:table-cell>
          <table:table-cell office:value-type="string">
            <text:p>X-Art</text:p>
          </table:table-cell>
          <table:table-cell office:value-type="string">
            <text:p>1992-02-05</text:p>
          </table:table-cell>
        </table:table-row>
        <table:table-row table:style-name="ro1">
          <table:table-cell/>
          <table:table-cell office:value-type="float" office:value="885">
            <text:p>885</text:p>
          </table:table-cell>
          <table:table-cell office:value-type="string">
            <text:p>nm005523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Emilie-Claire Barlow</text:p>
          </table:table-cell>
          <table:table-cell office:value-type="string">
            <text:p>Total Drama Island</text:p>
          </table:table-cell>
          <table:table-cell office:value-type="string">
            <text:p>1976-06-06</text:p>
          </table:table-cell>
        </table:table-row>
        <table:table-row table:style-name="ro1">
          <table:table-cell/>
          <table:table-cell office:value-type="float" office:value="886">
            <text:p>886</text:p>
          </table:table-cell>
          <table:table-cell office:value-type="string">
            <text:p>nm865369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Bailey Rayne</text:p>
          </table:table-cell>
          <table:table-cell office:value-type="string">
            <text:p>The Kitten Klub</text:p>
          </table:table-cell>
          <table:table-cell office:value-type="string">
            <text:p>1992-10-30</text:p>
          </table:table-cell>
        </table:table-row>
        <table:table-row table:style-name="ro2">
          <table:table-cell/>
          <table:table-cell office:value-type="float" office:value="887">
            <text:p>887</text:p>
          </table:table-cell>
          <table:table-cell office:value-type="string">
            <text:p>nm521294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ed Fox</text:p>
          </table:table-cell>
          <table:table-cell office:value-type="string">
            <text:p>Juice Tasting</text:p>
          </table:table-cell>
          <table:table-cell office:value-type="string">
            <text:p>1992-09-05</text:p>
          </table:table-cell>
        </table:table-row>
        <table:table-row table:style-name="ro2">
          <table:table-cell/>
          <table:table-cell office:value-type="float" office:value="888">
            <text:p>888</text:p>
          </table:table-cell>
          <table:table-cell office:value-type="string">
            <text:p>nm8402202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ofia Wylie</text:p>
          </table:table-cell>
          <table:table-cell office:value-type="string">
            <text:p>High School Musical: The Musical - The Series</text:p>
          </table:table-cell>
          <table:table-cell office:value-type="string">
            <text:p>2004-01-07</text:p>
          </table:table-cell>
        </table:table-row>
        <table:table-row table:style-name="ro1">
          <table:table-cell/>
          <table:table-cell office:value-type="float" office:value="889">
            <text:p>889</text:p>
          </table:table-cell>
          <table:table-cell office:value-type="string">
            <text:p>nm116242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Michelle Gunn</text:p>
          </table:table-cell>
          <table:table-cell office:value-type="string">
            <text:p>Changeling</text:p>
          </table:table-cell>
          <table:table-cell office:value-type="string">
            <text:p>1975-03-11</text:p>
          </table:table-cell>
        </table:table-row>
        <table:table-row table:style-name="ro1">
          <table:table-cell/>
          <table:table-cell office:value-type="float" office:value="890">
            <text:p>890</text:p>
          </table:table-cell>
          <table:table-cell office:value-type="string">
            <text:p>nm167960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Jenna Bush Hager</text:p>
          </table:table-cell>
          <table:table-cell office:value-type="string">
            <text:p>Give</text:p>
          </table:table-cell>
          <table:table-cell office:value-type="string">
            <text:p>1981-11-25</text:p>
          </table:table-cell>
        </table:table-row>
        <table:table-row table:style-name="ro1">
          <table:table-cell/>
          <table:table-cell office:value-type="float" office:value="891">
            <text:p>891</text:p>
          </table:table-cell>
          <table:table-cell office:value-type="string">
            <text:p>nm1024669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Alexandra Templer</text:p>
          </table:table-cell>
          <table:table-cell office:value-type="string">
            <text:p>When They See Us</text:p>
          </table:table-cell>
          <table:table-cell/>
        </table:table-row>
        <table:table-row table:style-name="ro2">
          <table:table-cell/>
          <table:table-cell office:value-type="float" office:value="892">
            <text:p>892</text:p>
          </table:table-cell>
          <table:table-cell office:value-type="string">
            <text:p>nm4866954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rina White</text:p>
          </table:table-cell>
          <table:table-cell office:value-type="string">
            <text:p>Watch Over Me</text:p>
          </table:table-cell>
          <table:table-cell office:value-type="string">
            <text:p>1990-03-27</text:p>
          </table:table-cell>
        </table:table-row>
        <table:table-row table:style-name="ro1">
          <table:table-cell/>
          <table:table-cell office:value-type="float" office:value="893">
            <text:p>893</text:p>
          </table:table-cell>
          <table:table-cell office:value-type="string">
            <text:p>nm482755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Rilee Marks</text:p>
          </table:table-cell>
          <table:table-cell office:value-type="string">
            <text:p>SexArt</text:p>
          </table:table-cell>
          <table:table-cell office:value-type="string">
            <text:p>1991-12-03</text:p>
          </table:table-cell>
        </table:table-row>
        <table:table-row table:style-name="ro1">
          <table:table-cell/>
          <table:table-cell office:value-type="float" office:value="894">
            <text:p>894</text:p>
          </table:table-cell>
          <table:table-cell office:value-type="string">
            <text:p>nm2736280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olbie Caillat</text:p>
          </table:table-cell>
          <table:table-cell office:value-type="string">
            <text:p>Safe Haven</text:p>
          </table:table-cell>
          <table:table-cell office:value-type="string">
            <text:p>1985-05-28</text:p>
          </table:table-cell>
        </table:table-row>
        <table:table-row table:style-name="ro1">
          <table:table-cell/>
          <table:table-cell office:value-type="float" office:value="895">
            <text:p>895</text:p>
          </table:table-cell>
          <table:table-cell office:value-type="string">
            <text:p>nm0050563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inda Ballantyne</text:p>
          </table:table-cell>
          <table:table-cell office:value-type="string">
            <text:p>Sailor Moon</text:p>
          </table:table-cell>
          <table:table-cell office:value-type="string">
            <text:p>1964-10-24</text:p>
          </table:table-cell>
        </table:table-row>
        <table:table-row table:style-name="ro1">
          <table:table-cell/>
          <table:table-cell office:value-type="float" office:value="896">
            <text:p>896</text:p>
          </table:table-cell>
          <table:table-cell office:value-type="string">
            <text:p>nm6391796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Viola Bailey</text:p>
          </table:table-cell>
          <table:table-cell office:value-type="string">
            <text:p>Brazzers Exxtra</text:p>
          </table:table-cell>
          <table:table-cell office:value-type="string">
            <text:p>1993-03-03</text:p>
          </table:table-cell>
        </table:table-row>
        <table:table-row table:style-name="ro1">
          <table:table-cell/>
          <table:table-cell office:value-type="float" office:value="897">
            <text:p>897</text:p>
          </table:table-cell>
          <table:table-cell office:value-type="string">
            <text:p>nm0739479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Kate Stellar</text:p>
          </table:table-cell>
          <table:table-cell office:value-type="string">
            <text:p>Ariana Grande: Thank U, Next</text:p>
          </table:table-cell>
          <table:table-cell/>
        </table:table-row>
        <table:table-row table:style-name="ro2">
          <table:table-cell/>
          <table:table-cell office:value-type="float" office:value="898">
            <text:p>898</text:p>
          </table:table-cell>
          <table:table-cell office:value-type="string">
            <text:p>nm0738751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usan Roman</text:p>
          </table:table-cell>
          <table:table-cell office:value-type="string">
            <text:p>Heavy Metal</text:p>
          </table:table-cell>
          <table:table-cell office:value-type="string">
            <text:p>1957-04-17</text:p>
          </table:table-cell>
        </table:table-row>
        <table:table-row table:style-name="ro1">
          <table:table-cell/>
          <table:table-cell office:value-type="float" office:value="899">
            <text:p>899</text:p>
          </table:table-cell>
          <table:table-cell office:value-type="string">
            <text:p>nm0009675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Susan Aceron</text:p>
          </table:table-cell>
          <table:table-cell office:value-type="string">
            <text:p>The In-Laws</text:p>
          </table:table-cell>
          <table:table-cell office:value-type="string">
            <text:p>1972-07-06</text:p>
          </table:table-cell>
        </table:table-row>
        <table:table-row table:style-name="ro1">
          <table:table-cell/>
          <table:table-cell office:value-type="float" office:value="900">
            <text:p>900</text:p>
          </table:table-cell>
          <table:table-cell office:value-type="string">
            <text:p>nm049437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Ursula K. Le Guin</text:p>
          </table:table-cell>
          <table:table-cell office:value-type="string">
            <text:p>Gedo senki</text:p>
          </table:table-cell>
          <table:table-cell office:value-type="string">
            <text:p>1929-10-21</text:p>
          </table:table-cell>
        </table:table-row>
        <table:table-row table:style-name="ro1">
          <table:table-cell/>
          <table:table-cell office:value-type="float" office:value="901">
            <text:p>901</text:p>
          </table:table-cell>
          <table:table-cell office:value-type="string">
            <text:p>nm12203727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Laura Kariuki</text:p>
          </table:table-cell>
          <table:table-cell office:value-type="string">
            <text:p>Black Lightning</text:p>
          </table:table-cell>
          <table:table-cell office:value-type="string">
            <text:p>1998-06-21</text:p>
          </table:table-cell>
        </table:table-row>
        <table:table-row table:style-name="ro1">
          <table:table-cell/>
          <table:table-cell office:value-type="float" office:value="902">
            <text:p>902</text:p>
          </table:table-cell>
          <table:table-cell office:value-type="string">
            <text:p>nm0860892</text:p>
          </table:table-cell>
          <table:table-cell table:number-columns-repeated="2" office:value-type="string">
            <text:p>2022-10-30</text:p>
          </table:table-cell>
          <table:table-cell/>
          <table:table-cell office:value-type="string">
            <text:p>Cecilie Thomsen</text:p>
          </table:table-cell>
          <table:table-cell office:value-type="string">
            <text:p>Tomorrow Never Dies</text:p>
          </table:table-cell>
          <table:table-cell office:value-type="string">
            <text:p>1974-10-29</text:p>
          </table:table-cell>
        </table:table-row>
        <table:table-row table:style-name="ro2">
          <table:table-cell/>
          <table:table-cell office:value-type="float" office:value="903">
            <text:p>903</text:p>
          </table:table-cell>
          <table:table-cell office:value-type="string">
            <text:p>nm0004757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Selma Blair</text:p>
          </table:table-cell>
          <table:table-cell office:value-type="string">
            <text:p>Cruel Intentions</text:p>
          </table:table-cell>
          <table:table-cell office:value-type="string">
            <text:p>1972-06-23</text:p>
          </table:table-cell>
        </table:table-row>
        <table:table-row table:style-name="ro2">
          <table:table-cell/>
          <table:table-cell office:value-type="float" office:value="904">
            <text:p>904</text:p>
          </table:table-cell>
          <table:table-cell office:value-type="string">
            <text:p>nm042806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Felicity Jones</text:p>
          </table:table-cell>
          <table:table-cell office:value-type="string">
            <text:p>Rogue One</text:p>
          </table:table-cell>
          <table:table-cell office:value-type="string">
            <text:p>1983-10-17</text:p>
          </table:table-cell>
        </table:table-row>
        <table:table-row table:style-name="ro2">
          <table:table-cell/>
          <table:table-cell office:value-type="float" office:value="905">
            <text:p>905</text:p>
          </table:table-cell>
          <table:table-cell office:value-type="string">
            <text:p>nm1051295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Hunter King</text:p>
          </table:table-cell>
          <table:table-cell office:value-type="string">
            <text:p>Give Me Your Eyes</text:p>
          </table:table-cell>
          <table:table-cell/>
        </table:table-row>
        <table:table-row table:style-name="ro2">
          <table:table-cell/>
          <table:table-cell office:value-type="float" office:value="906">
            <text:p>906</text:p>
          </table:table-cell>
          <table:table-cell office:value-type="string">
            <text:p>nm1843026</text:p>
          </table:table-cell>
          <table:table-cell table:number-columns-repeated="2" office:value-type="string">
            <text:p>2022-10-31</text:p>
          </table:table-cell>
          <table:table-cell/>
          <table:table-cell office:value-type="string">
            <text:p>Gillian Jacobs</text:p>
          </table:table-cell>
          <table:table-cell office:value-type="string">
            <text:p>Community</text:p>
          </table:table-cell>
          <table:table-cell office:value-type="string">
            <text:p>1982-10-19</text:p>
          </table:table-cell>
        </table:table-row>
        <table:table-row table:style-name="ro1">
          <table:table-cell/>
          <table:table-cell office:value-type="float" office:value="907">
            <text:p>907</text:p>
          </table:table-cell>
          <table:table-cell office:value-type="string">
            <text:p>nm0634409</text:p>
          </table:table-cell>
          <table:table-cell table:number-columns-repeated="2" office:value-type="string">
            <text:p>2022-11-04</text:p>
          </table:table-cell>
          <table:table-cell/>
          <table:table-cell office:value-type="string">
            <text:p>Michelle Nolden</text:p>
          </table:table-cell>
          <table:table-cell office:value-type="string">
            <text:p>The Time Traveler's Wife</text:p>
          </table:table-cell>
          <table:table-cell/>
        </table:table-row>
        <table:table-row table:style-name="ro1">
          <table:table-cell/>
          <table:table-cell office:value-type="float" office:value="908">
            <text:p>908</text:p>
          </table:table-cell>
          <table:table-cell office:value-type="string">
            <text:p>nm1997152</text:p>
          </table:table-cell>
          <table:table-cell table:number-columns-repeated="2" office:value-type="string">
            <text:p>2022-11-04</text:p>
          </table:table-cell>
          <table:table-cell/>
          <table:table-cell office:value-type="string">
            <text:p>Nicola Correia-Damude</text:p>
          </table:table-cell>
          <table:table-cell office:value-type="string">
            <text:p>Shadowhunters: The Mortal Instruments</text:p>
          </table:table-cell>
          <table:table-cell office:value-type="string">
            <text:p>1981-06-21</text:p>
          </table:table-cell>
        </table:table-row>
        <table:table-row table:style-name="ro2">
          <table:table-cell/>
          <table:table-cell office:value-type="float" office:value="909">
            <text:p>909</text:p>
          </table:table-cell>
          <table:table-cell office:value-type="string">
            <text:p>nm2858875</text:p>
          </table:table-cell>
          <table:table-cell table:number-columns-repeated="2" office:value-type="string">
            <text:p>2022-11-06</text:p>
          </table:table-cell>
          <table:table-cell/>
          <table:table-cell office:value-type="string">
            <text:p>Sydney Sweeney</text:p>
          </table:table-cell>
          <table:table-cell office:value-type="string">
            <text:p>Euphoria</text:p>
          </table:table-cell>
          <table:table-cell office:value-type="string">
            <text:p>1997-09-12</text:p>
          </table:table-cell>
        </table:table-row>
        <table:table-row table:style-name="ro1">
          <table:table-cell/>
          <table:table-cell office:value-type="float" office:value="910">
            <text:p>910</text:p>
          </table:table-cell>
          <table:table-cell office:value-type="string">
            <text:p>nm6239256</text:p>
          </table:table-cell>
          <table:table-cell table:number-columns-repeated="2" office:value-type="string">
            <text:p>2022-11-06</text:p>
          </table:table-cell>
          <table:table-cell/>
          <table:table-cell office:value-type="string">
            <text:p>Brittany O'Grady</text:p>
          </table:table-cell>
          <table:table-cell office:value-type="string">
            <text:p>Star</text:p>
          </table:table-cell>
          <table:table-cell office:value-type="string">
            <text:p>1996-06-02</text:p>
          </table:table-cell>
        </table:table-row>
        <table:table-row table:style-name="ro2">
          <table:table-cell/>
          <table:table-cell office:value-type="float" office:value="911">
            <text:p>911</text:p>
          </table:table-cell>
          <table:table-cell office:value-type="string">
            <text:p>nm0005318</text:p>
          </table:table-cell>
          <table:table-cell table:number-columns-repeated="2" office:value-type="string">
            <text:p>2022-11-10</text:p>
          </table:table-cell>
          <table:table-cell/>
          <table:table-cell office:value-type="string">
            <text:p>Carly Pope</text:p>
          </table:table-cell>
          <table:table-cell office:value-type="string">
            <text:p>Elysium</text:p>
          </table:table-cell>
          <table:table-cell/>
        </table:table-row>
        <table:table-row table:style-name="ro2">
          <table:table-cell/>
          <table:table-cell office:value-type="float" office:value="912">
            <text:p>912</text:p>
          </table:table-cell>
          <table:table-cell office:value-type="string">
            <text:p>nm0397171</text:p>
          </table:table-cell>
          <table:table-cell table:number-columns-repeated="2" office:value-type="string">
            <text:p>2022-11-26</text:p>
          </table:table-cell>
          <table:table-cell/>
          <table:table-cell office:value-type="string">
            <text:p>Bryce Dallas Howard</text:p>
          </table:table-cell>
          <table:table-cell office:value-type="string">
            <text:p>Jurassic World Dominion</text:p>
          </table:table-cell>
          <table:table-cell office:value-type="string">
            <text:p>1981-03-02</text:p>
          </table:table-cell>
        </table:table-row>
        <table:table-row table:style-name="ro1">
          <table:table-cell/>
          <table:table-cell office:value-type="float" office:value="913">
            <text:p>913</text:p>
          </table:table-cell>
          <table:table-cell office:value-type="string">
            <text:p>nm3393732</text:p>
          </table:table-cell>
          <table:table-cell table:number-columns-repeated="2" office:value-type="string">
            <text:p>2022-11-26</text:p>
          </table:table-cell>
          <table:table-cell/>
          <table:table-cell office:value-type="string">
            <text:p>Annet Mahendru</text:p>
          </table:table-cell>
          <table:table-cell office:value-type="string">
            <text:p>The Americans</text:p>
          </table:table-cell>
          <table:table-cell/>
        </table:table-row>
        <table:table-row table:style-name="ro1">
          <table:table-cell/>
          <table:table-cell office:value-type="float" office:value="914">
            <text:p>914</text:p>
          </table:table-cell>
          <table:table-cell office:value-type="string">
            <text:p>nm2179180</text:p>
          </table:table-cell>
          <table:table-cell table:number-columns-repeated="2" office:value-type="string">
            <text:p>2022-11-26</text:p>
          </table:table-cell>
          <table:table-cell/>
          <table:table-cell office:value-type="string">
            <text:p>Rutina Wesley</text:p>
          </table:table-cell>
          <table:table-cell office:value-type="string">
            <text:p>True Blood</text:p>
          </table:table-cell>
          <table:table-cell office:value-type="string">
            <text:p>1978-12-21</text:p>
          </table:table-cell>
        </table:table-row>
        <table:table-row table:style-name="ro1">
          <table:table-cell/>
          <table:table-cell office:value-type="float" office:value="915">
            <text:p>915</text:p>
          </table:table-cell>
          <table:table-cell office:value-type="string">
            <text:p>nm0153184</text:p>
          </table:table-cell>
          <table:table-cell table:number-columns-repeated="2" office:value-type="string">
            <text:p>2022-11-27</text:p>
          </table:table-cell>
          <table:table-cell/>
          <table:table-cell office:value-type="string">
            <text:p>Leslie Charleson</text:p>
          </table:table-cell>
          <table:table-cell office:value-type="string">
            <text:p>General Hospital</text:p>
          </table:table-cell>
          <table:table-cell office:value-type="string">
            <text:p>1945-02-22</text:p>
          </table:table-cell>
        </table:table-row>
        <table:table-row table:style-name="ro2">
          <table:table-cell/>
          <table:table-cell office:value-type="float" office:value="916">
            <text:p>916</text:p>
          </table:table-cell>
          <table:table-cell office:value-type="string">
            <text:p>nm0380665</text:p>
          </table:table-cell>
          <table:table-cell table:number-columns-repeated="2" office:value-type="string">
            <text:p>2022-11-27</text:p>
          </table:table-cell>
          <table:table-cell/>
          <table:table-cell office:value-type="string">
            <text:p>Lynn Herring</text:p>
          </table:table-cell>
          <table:table-cell office:value-type="string">
            <text:p>General Hospital</text:p>
          </table:table-cell>
          <table:table-cell office:value-type="string">
            <text:p>1958-09-22</text:p>
          </table:table-cell>
        </table:table-row>
        <table:table-row table:style-name="ro1">
          <table:table-cell/>
          <table:table-cell office:value-type="float" office:value="917">
            <text:p>917</text:p>
          </table:table-cell>
          <table:table-cell office:value-type="string">
            <text:p>nm0005311</text:p>
          </table:table-cell>
          <table:table-cell table:number-columns-repeated="2" office:value-type="string">
            <text:p>2022-11-27</text:p>
          </table:table-cell>
          <table:table-cell/>
          <table:table-cell office:value-type="string">
            <text:p>Busy Philipps</text:p>
          </table:table-cell>
          <table:table-cell office:value-type="string">
            <text:p>He's Just Not That Into You</text:p>
          </table:table-cell>
          <table:table-cell office:value-type="string">
            <text:p>1979-06-25</text:p>
          </table:table-cell>
        </table:table-row>
        <table:table-row table:style-name="ro1">
          <table:table-cell/>
          <table:table-cell office:value-type="float" office:value="918">
            <text:p>918</text:p>
          </table:table-cell>
          <table:table-cell office:value-type="string">
            <text:p>nm1944279</text:p>
          </table:table-cell>
          <table:table-cell table:number-columns-repeated="2" office:value-type="string">
            <text:p>2022-11-27</text:p>
          </table:table-cell>
          <table:table-cell/>
          <table:table-cell office:value-type="string">
            <text:p>Kerry Knuppe</text:p>
          </table:table-cell>
          <table:table-cell office:value-type="string">
            <text:p>R.I.P.D. 2: Rise of the Damned</text:p>
          </table:table-cell>
          <table:table-cell/>
        </table:table-row>
        <table:table-row table:style-name="ro2">
          <table:table-cell/>
          <table:table-cell office:value-type="float" office:value="919">
            <text:p>919</text:p>
          </table:table-cell>
          <table:table-cell office:value-type="string">
            <text:p>nm2796394</text:p>
          </table:table-cell>
          <table:table-cell table:number-columns-repeated="2" office:value-type="string">
            <text:p>2022-11-27</text:p>
          </table:table-cell>
          <table:table-cell/>
          <table:table-cell office:value-type="string">
            <text:p>Molly Burnett</text:p>
          </table:table-cell>
          <table:table-cell office:value-type="string">
            <text:p>Queen of the South</text:p>
          </table:table-cell>
          <table:table-cell/>
        </table:table-row>
        <table:table-row table:style-name="ro1">
          <table:table-cell/>
          <table:table-cell office:value-type="float" office:value="920">
            <text:p>920</text:p>
          </table:table-cell>
          <table:table-cell office:value-type="string">
            <text:p>nm0812133</text:p>
          </table:table-cell>
          <table:table-cell table:number-columns-repeated="2" office:value-type="string">
            <text:p>2022-11-27</text:p>
          </table:table-cell>
          <table:table-cell/>
          <table:table-cell office:value-type="string">
            <text:p>Rena Sofer</text:p>
          </table:table-cell>
          <table:table-cell office:value-type="string">
            <text:p>Keeping the Faith</text:p>
          </table:table-cell>
          <table:table-cell office:value-type="string">
            <text:p>1968-12-02</text:p>
          </table:table-cell>
        </table:table-row>
        <table:table-row table:style-name="ro1">
          <table:table-cell/>
          <table:table-cell office:value-type="float" office:value="921">
            <text:p>921</text:p>
          </table:table-cell>
          <table:table-cell office:value-type="string">
            <text:p>nm0128657</text:p>
          </table:table-cell>
          <table:table-cell table:number-columns-repeated="2" office:value-type="string">
            <text:p>2022-11-27</text:p>
          </table:table-cell>
          <table:table-cell/>
          <table:table-cell office:value-type="string">
            <text:p>Erin Cahill</text:p>
          </table:table-cell>
          <table:table-cell office:value-type="string">
            <text:p>Cut to the Chase</text:p>
          </table:table-cell>
          <table:table-cell/>
        </table:table-row>
        <table:table-row table:style-name="ro1">
          <table:table-cell/>
          <table:table-cell office:value-type="float" office:value="922">
            <text:p>922</text:p>
          </table:table-cell>
          <table:table-cell office:value-type="string">
            <text:p>nm0005009</text:p>
          </table:table-cell>
          <table:table-cell table:number-columns-repeated="2" office:value-type="string">
            <text:p>2022-11-27</text:p>
          </table:table-cell>
          <table:table-cell/>
          <table:table-cell office:value-type="string">
            <text:p>Laura Harring</text:p>
          </table:table-cell>
          <table:table-cell office:value-type="string">
            <text:p>Mulholland Dr.</text:p>
          </table:table-cell>
          <table:table-cell office:value-type="string">
            <text:p>1964-03-03</text:p>
          </table:table-cell>
        </table:table-row>
        <table:table-row table:style-name="ro1">
          <table:table-cell/>
          <table:table-cell office:value-type="float" office:value="923">
            <text:p>923</text:p>
          </table:table-cell>
          <table:table-cell office:value-type="string">
            <text:p>nm0993507</text:p>
          </table:table-cell>
          <table:table-cell table:number-columns-repeated="2" office:value-type="string">
            <text:p>2022-11-30</text:p>
          </table:table-cell>
          <table:table-cell/>
          <table:table-cell office:value-type="string">
            <text:p>Kat Dennings</text:p>
          </table:table-cell>
          <table:table-cell office:value-type="string">
            <text:p>Nick and Norah's Infinite Playlist</text:p>
          </table:table-cell>
          <table:table-cell office:value-type="string">
            <text:p>1986-06-13</text:p>
          </table:table-cell>
        </table:table-row>
        <table:table-row table:style-name="ro2">
          <table:table-cell/>
          <table:table-cell office:value-type="float" office:value="924">
            <text:p>924</text:p>
          </table:table-cell>
          <table:table-cell office:value-type="string">
            <text:p>nm0001876</text:p>
          </table:table-cell>
          <table:table-cell table:number-columns-repeated="2" office:value-type="string">
            <text:p>2022-11-30</text:p>
          </table:table-cell>
          <table:table-cell/>
          <table:table-cell office:value-type="string">
            <text:p>Catherine Zeta-Jones</text:p>
          </table:table-cell>
          <table:table-cell office:value-type="string">
            <text:p>Chicago</text:p>
          </table:table-cell>
          <table:table-cell office:value-type="string">
            <text:p>1969-09-25</text:p>
          </table:table-cell>
        </table:table-row>
        <table:table-row table:style-name="ro1">
          <table:table-cell/>
          <table:table-cell office:value-type="float" office:value="925">
            <text:p>925</text:p>
          </table:table-cell>
          <table:table-cell office:value-type="string">
            <text:p>nm0221043</text:p>
          </table:table-cell>
          <table:table-cell table:number-columns-repeated="2" office:value-type="string">
            <text:p>2022-11-30</text:p>
          </table:table-cell>
          <table:table-cell/>
          <table:table-cell office:value-type="string">
            <text:p>Emily Deschanel</text:p>
          </table:table-cell>
          <table:table-cell office:value-type="string">
            <text:p>Bones</text:p>
          </table:table-cell>
          <table:table-cell office:value-type="string">
            <text:p>1976-10-11</text:p>
          </table:table-cell>
        </table:table-row>
        <table:table-row table:style-name="ro1">
          <table:table-cell/>
          <table:table-cell office:value-type="float" office:value="926">
            <text:p>926</text:p>
          </table:table-cell>
          <table:table-cell office:value-type="string">
            <text:p>nm0728936</text:p>
          </table:table-cell>
          <table:table-cell table:number-columns-repeated="2" office:value-type="string">
            <text:p>2022-12-01</text:p>
          </table:table-cell>
          <table:table-cell/>
          <table:table-cell office:value-type="string">
            <text:p>Diana Maria Riva</text:p>
          </table:table-cell>
          <table:table-cell office:value-type="string">
            <text:p>Dead to Me</text:p>
          </table:table-cell>
          <table:table-cell/>
        </table:table-row>
        <table:table-row table:style-name="ro1">
          <table:table-cell/>
          <table:table-cell office:value-type="float" office:value="927">
            <text:p>927</text:p>
          </table:table-cell>
          <table:table-cell office:value-type="string">
            <text:p>nm0486277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.J. Langer</text:p>
          </table:table-cell>
          <table:table-cell office:value-type="string">
            <text:p>My So-Called Life</text:p>
          </table:table-cell>
          <table:table-cell office:value-type="string">
            <text:p>1974-05-22</text:p>
          </table:table-cell>
        </table:table-row>
        <table:table-row table:style-name="ro2">
          <table:table-cell/>
          <table:table-cell office:value-type="float" office:value="928">
            <text:p>928</text:p>
          </table:table-cell>
          <table:table-cell office:value-type="string">
            <text:p>nm0817844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bigail Spencer</text:p>
          </table:table-cell>
          <table:table-cell office:value-type="string">
            <text:p>Mad Men</text:p>
          </table:table-cell>
          <table:table-cell office:value-type="string">
            <text:p>1981-08-04</text:p>
          </table:table-cell>
        </table:table-row>
        <table:table-row table:style-name="ro1">
          <table:table-cell/>
          <table:table-cell office:value-type="float" office:value="929">
            <text:p>929</text:p>
          </table:table-cell>
          <table:table-cell office:value-type="string">
            <text:p>nm4182855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fton Williamson</text:p>
          </table:table-cell>
          <table:table-cell office:value-type="string">
            <text:p>Man on a Ledge</text:p>
          </table:table-cell>
          <table:table-cell office:value-type="string">
            <text:p>1984-09-07</text:p>
          </table:table-cell>
        </table:table-row>
        <table:table-row table:style-name="ro2">
          <table:table-cell/>
          <table:table-cell office:value-type="float" office:value="930">
            <text:p>930</text:p>
          </table:table-cell>
          <table:table-cell office:value-type="string">
            <text:p>nm1020036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lexandra Breckenridge</text:p>
          </table:table-cell>
          <table:table-cell office:value-type="string">
            <text:p>Virgin River</text:p>
          </table:table-cell>
          <table:table-cell office:value-type="string">
            <text:p>1982-05-15</text:p>
          </table:table-cell>
        </table:table-row>
        <table:table-row table:style-name="ro1">
          <table:table-cell/>
          <table:table-cell office:value-type="float" office:value="931">
            <text:p>931</text:p>
          </table:table-cell>
          <table:table-cell office:value-type="string">
            <text:p>nm1445490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lice Greczyn</text:p>
          </table:table-cell>
          <table:table-cell office:value-type="string">
            <text:p>The Lying Game</text:p>
          </table:table-cell>
          <table:table-cell office:value-type="string">
            <text:p>1986-02-06</text:p>
          </table:table-cell>
        </table:table-row>
        <table:table-row table:style-name="ro2">
          <table:table-cell/>
          <table:table-cell office:value-type="float" office:value="932">
            <text:p>932</text:p>
          </table:table-cell>
          <table:table-cell office:value-type="string">
            <text:p>nm0178870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licia Coppola</text:p>
          </table:table-cell>
          <table:table-cell office:value-type="string">
            <text:p>National Treasure: Book of Secrets</text:p>
          </table:table-cell>
          <table:table-cell office:value-type="string">
            <text:p>1968-04-12</text:p>
          </table:table-cell>
        </table:table-row>
        <table:table-row table:style-name="ro1">
          <table:table-cell/>
          <table:table-cell office:value-type="float" office:value="933">
            <text:p>933</text:p>
          </table:table-cell>
          <table:table-cell office:value-type="string">
            <text:p>nm2160156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lix Elizabeth Gitter</text:p>
          </table:table-cell>
          <table:table-cell office:value-type="string">
            <text:p>God Incorporated</text:p>
          </table:table-cell>
          <table:table-cell/>
        </table:table-row>
        <table:table-row table:style-name="ro2">
          <table:table-cell/>
          <table:table-cell office:value-type="float" office:value="934">
            <text:p>934</text:p>
          </table:table-cell>
          <table:table-cell office:value-type="string">
            <text:p>nm4129745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llison Williams</text:p>
          </table:table-cell>
          <table:table-cell office:value-type="string">
            <text:p>Girls</text:p>
          </table:table-cell>
          <table:table-cell office:value-type="string">
            <text:p>1988-04-13</text:p>
          </table:table-cell>
        </table:table-row>
        <table:table-row table:style-name="ro1">
          <table:table-cell/>
          <table:table-cell office:value-type="float" office:value="935">
            <text:p>935</text:p>
          </table:table-cell>
          <table:table-cell office:value-type="string">
            <text:p>nm1775214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lona Tal</text:p>
          </table:table-cell>
          <table:table-cell office:value-type="string">
            <text:p>Broken City</text:p>
          </table:table-cell>
          <table:table-cell office:value-type="string">
            <text:p>1983-10-20</text:p>
          </table:table-cell>
        </table:table-row>
        <table:table-row table:style-name="ro1">
          <table:table-cell/>
          <table:table-cell office:value-type="float" office:value="936">
            <text:p>936</text:p>
          </table:table-cell>
          <table:table-cell office:value-type="string">
            <text:p>nm5925224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mira El Sayed</text:p>
          </table:table-cell>
          <table:table-cell office:value-type="string">
            <text:p>A Hologram for the King</text:p>
          </table:table-cell>
          <table:table-cell office:value-type="string">
            <text:p>1991-06-03</text:p>
          </table:table-cell>
        </table:table-row>
        <table:table-row table:style-name="ro1">
          <table:table-cell/>
          <table:table-cell office:value-type="float" office:value="937">
            <text:p>937</text:p>
          </table:table-cell>
          <table:table-cell office:value-type="string">
            <text:p>nm0000214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Mia Sara</text:p>
          </table:table-cell>
          <table:table-cell office:value-type="string">
            <text:p>Timecop</text:p>
          </table:table-cell>
          <table:table-cell office:value-type="string">
            <text:p>1967-06-19</text:p>
          </table:table-cell>
        </table:table-row>
        <table:table-row table:style-name="ro1">
          <table:table-cell/>
          <table:table-cell office:value-type="float" office:value="938">
            <text:p>938</text:p>
          </table:table-cell>
          <table:table-cell office:value-type="string">
            <text:p>nm0000218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Kristin Scott Thomas</text:p>
          </table:table-cell>
          <table:table-cell office:value-type="string">
            <text:p>Gosford Park</text:p>
          </table:table-cell>
          <table:table-cell office:value-type="string">
            <text:p>1960-05-24</text:p>
          </table:table-cell>
        </table:table-row>
        <table:table-row table:style-name="ro1">
          <table:table-cell/>
          <table:table-cell office:value-type="float" office:value="939">
            <text:p>939</text:p>
          </table:table-cell>
          <table:table-cell office:value-type="string">
            <text:p>nm0000326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Kim Cattrall</text:p>
          </table:table-cell>
          <table:table-cell office:value-type="string">
            <text:p>Star Trek VI: The Undiscovered Country</text:p>
          </table:table-cell>
          <table:table-cell office:value-type="string">
            <text:p>1956-08-21</text:p>
          </table:table-cell>
        </table:table-row>
        <table:table-row table:style-name="ro1">
          <table:table-cell/>
          <table:table-cell office:value-type="float" office:value="940">
            <text:p>940</text:p>
          </table:table-cell>
          <table:table-cell office:value-type="string">
            <text:p>nm0000405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Michelle Forbes</text:p>
          </table:table-cell>
          <table:table-cell office:value-type="string">
            <text:p>Kalifornia</text:p>
          </table:table-cell>
          <table:table-cell office:value-type="string">
            <text:p>1965-01-08</text:p>
          </table:table-cell>
        </table:table-row>
        <table:table-row table:style-name="ro2">
          <table:table-cell/>
          <table:table-cell office:value-type="float" office:value="941">
            <text:p>941</text:p>
          </table:table-cell>
          <table:table-cell office:value-type="string">
            <text:p>nm0000452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Lauren Holly</text:p>
          </table:table-cell>
          <table:table-cell office:value-type="string">
            <text:p>Dumb and Dumber</text:p>
          </table:table-cell>
          <table:table-cell office:value-type="string">
            <text:p>1963-10-28</text:p>
          </table:table-cell>
        </table:table-row>
        <table:table-row table:style-name="ro1">
          <table:table-cell/>
          <table:table-cell office:value-type="float" office:value="942">
            <text:p>942</text:p>
          </table:table-cell>
          <table:table-cell office:value-type="string">
            <text:p>nm0000523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Julianna Margulies</text:p>
          </table:table-cell>
          <table:table-cell office:value-type="string">
            <text:p>ER</text:p>
          </table:table-cell>
          <table:table-cell office:value-type="string">
            <text:p>1966-06-08</text:p>
          </table:table-cell>
        </table:table-row>
        <table:table-row table:style-name="ro1">
          <table:table-cell/>
          <table:table-cell office:value-type="float" office:value="943">
            <text:p>943</text:p>
          </table:table-cell>
          <table:table-cell office:value-type="string">
            <text:p>nm0000550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Kate Mulgrew</text:p>
          </table:table-cell>
          <table:table-cell office:value-type="string">
            <text:p>Star Trek: Voyager</text:p>
          </table:table-cell>
          <table:table-cell office:value-type="string">
            <text:p>1955-04-29</text:p>
          </table:table-cell>
        </table:table-row>
        <table:table-row table:style-name="ro2">
          <table:table-cell/>
          <table:table-cell office:value-type="float" office:value="944">
            <text:p>944</text:p>
          </table:table-cell>
          <table:table-cell office:value-type="string">
            <text:p>nm0000565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Lena Olin</text:p>
          </table:table-cell>
          <table:table-cell office:value-type="string">
            <text:p>The Unbearable Lightness of Being</text:p>
          </table:table-cell>
          <table:table-cell office:value-type="string">
            <text:p>1955-03-22</text:p>
          </table:table-cell>
        </table:table-row>
        <table:table-row table:style-name="ro2">
          <table:table-cell/>
          <table:table-cell office:value-type="float" office:value="945">
            <text:p>945</text:p>
          </table:table-cell>
          <table:table-cell office:value-type="string">
            <text:p>nm0000670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Lea Thompson</text:p>
          </table:table-cell>
          <table:table-cell office:value-type="string">
            <text:p>Back to the Future</text:p>
          </table:table-cell>
          <table:table-cell office:value-type="string">
            <text:p>1961-05-31</text:p>
          </table:table-cell>
        </table:table-row>
        <table:table-row table:style-name="ro2">
          <table:table-cell/>
          <table:table-cell office:value-type="float" office:value="946">
            <text:p>946</text:p>
          </table:table-cell>
          <table:table-cell office:value-type="string">
            <text:p>nm0000787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Bess Armstrong</text:p>
          </table:table-cell>
          <table:table-cell office:value-type="string">
            <text:p>Jaws 3-D</text:p>
          </table:table-cell>
          <table:table-cell office:value-type="string">
            <text:p>1953-12-11</text:p>
          </table:table-cell>
        </table:table-row>
        <table:table-row table:style-name="ro2">
          <table:table-cell/>
          <table:table-cell office:value-type="float" office:value="947">
            <text:p>947</text:p>
          </table:table-cell>
          <table:table-cell office:value-type="string">
            <text:p>nm0001126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Kim Delaney</text:p>
          </table:table-cell>
          <table:table-cell office:value-type="string">
            <text:p>NYPD Blue</text:p>
          </table:table-cell>
          <table:table-cell office:value-type="string">
            <text:p>1958-11-29</text:p>
          </table:table-cell>
        </table:table-row>
        <table:table-row table:style-name="ro1">
          <table:table-cell/>
          <table:table-cell office:value-type="float" office:value="948">
            <text:p>948</text:p>
          </table:table-cell>
          <table:table-cell office:value-type="string">
            <text:p>nm0001132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Judi Dench</text:p>
          </table:table-cell>
          <table:table-cell office:value-type="string">
            <text:p>Skyfall</text:p>
          </table:table-cell>
          <table:table-cell office:value-type="string">
            <text:p>1934-12-09</text:p>
          </table:table-cell>
        </table:table-row>
        <table:table-row table:style-name="ro1">
          <table:table-cell/>
          <table:table-cell office:value-type="float" office:value="949">
            <text:p>949</text:p>
          </table:table-cell>
          <table:table-cell office:value-type="string">
            <text:p>nm0001217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Fionnula Flanagan</text:p>
          </table:table-cell>
          <table:table-cell office:value-type="string">
            <text:p>The Others</text:p>
          </table:table-cell>
          <table:table-cell office:value-type="string">
            <text:p>1941-12-10</text:p>
          </table:table-cell>
        </table:table-row>
        <table:table-row table:style-name="ro1">
          <table:table-cell/>
          <table:table-cell office:value-type="float" office:value="950">
            <text:p>950</text:p>
          </table:table-cell>
          <table:table-cell office:value-type="string">
            <text:p>nm0001464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Kay Lenz</text:p>
          </table:table-cell>
          <table:table-cell office:value-type="string">
            <text:p>House</text:p>
          </table:table-cell>
          <table:table-cell office:value-type="string">
            <text:p>1953-03-04</text:p>
          </table:table-cell>
        </table:table-row>
        <table:table-row table:style-name="ro1">
          <table:table-cell/>
          <table:table-cell office:value-type="float" office:value="951">
            <text:p>951</text:p>
          </table:table-cell>
          <table:table-cell office:value-type="string">
            <text:p>nm0001604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Nia Peeples</text:p>
          </table:table-cell>
          <table:table-cell office:value-type="string">
            <text:p>Fame</text:p>
          </table:table-cell>
          <table:table-cell office:value-type="string">
            <text:p>1961-12-10</text:p>
          </table:table-cell>
        </table:table-row>
        <table:table-row table:style-name="ro1">
          <table:table-cell/>
          <table:table-cell office:value-type="float" office:value="952">
            <text:p>952</text:p>
          </table:table-cell>
          <table:table-cell office:value-type="string">
            <text:p>nm0001713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Izabella Scorupco</text:p>
          </table:table-cell>
          <table:table-cell office:value-type="string">
            <text:p>GoldenEye</text:p>
          </table:table-cell>
          <table:table-cell office:value-type="string">
            <text:p>1970-06-04</text:p>
          </table:table-cell>
        </table:table-row>
        <table:table-row table:style-name="ro1">
          <table:table-cell/>
          <table:table-cell office:value-type="float" office:value="953">
            <text:p>953</text:p>
          </table:table-cell>
          <table:table-cell office:value-type="string">
            <text:p>nm0001802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Nancy Travis</text:p>
          </table:table-cell>
          <table:table-cell office:value-type="string">
            <text:p>So I Married an Axe Murderer</text:p>
          </table:table-cell>
          <table:table-cell office:value-type="string">
            <text:p>1961-09-21</text:p>
          </table:table-cell>
        </table:table-row>
        <table:table-row table:style-name="ro1">
          <table:table-cell/>
          <table:table-cell office:value-type="float" office:value="954">
            <text:p>954</text:p>
          </table:table-cell>
          <table:table-cell office:value-type="string">
            <text:p>nm0004284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Cristine Rose</text:p>
          </table:table-cell>
          <table:table-cell office:value-type="string">
            <text:p>What Women Want</text:p>
          </table:table-cell>
          <table:table-cell office:value-type="string">
            <text:p>1951-01-31</text:p>
          </table:table-cell>
        </table:table-row>
        <table:table-row table:style-name="ro2">
          <table:table-cell/>
          <table:table-cell office:value-type="float" office:value="955">
            <text:p>955</text:p>
          </table:table-cell>
          <table:table-cell office:value-type="string">
            <text:p>nm0004812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Lynda Carter</text:p>
          </table:table-cell>
          <table:table-cell office:value-type="string">
            <text:p>Wonder Woman</text:p>
          </table:table-cell>
          <table:table-cell office:value-type="string">
            <text:p>1951-07-24</text:p>
          </table:table-cell>
        </table:table-row>
        <table:table-row table:style-name="ro1">
          <table:table-cell/>
          <table:table-cell office:value-type="float" office:value="956">
            <text:p>956</text:p>
          </table:table-cell>
          <table:table-cell office:value-type="string">
            <text:p>nm0005169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Natasha Lyonne</text:p>
          </table:table-cell>
          <table:table-cell office:value-type="string">
            <text:p>Orange Is the New Black</text:p>
          </table:table-cell>
          <table:table-cell office:value-type="string">
            <text:p>1979-04-04</text:p>
          </table:table-cell>
        </table:table-row>
        <table:table-row table:style-name="ro1">
          <table:table-cell/>
          <table:table-cell office:value-type="float" office:value="957">
            <text:p>957</text:p>
          </table:table-cell>
          <table:table-cell office:value-type="string">
            <text:p>nm0005179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Camryn Manheim</text:p>
          </table:table-cell>
          <table:table-cell office:value-type="string">
            <text:p>The Practice</text:p>
          </table:table-cell>
          <table:table-cell office:value-type="string">
            <text:p>1961-03-08</text:p>
          </table:table-cell>
        </table:table-row>
        <table:table-row table:style-name="ro1">
          <table:table-cell/>
          <table:table-cell office:value-type="float" office:value="958">
            <text:p>958</text:p>
          </table:table-cell>
          <table:table-cell office:value-type="string">
            <text:p>nm0005408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Katey Sagal</text:p>
          </table:table-cell>
          <table:table-cell office:value-type="string">
            <text:p>Futurama</text:p>
          </table:table-cell>
          <table:table-cell office:value-type="string">
            <text:p>1954-01-19</text:p>
          </table:table-cell>
        </table:table-row>
        <table:table-row table:style-name="ro1">
          <table:table-cell/>
          <table:table-cell office:value-type="float" office:value="959">
            <text:p>959</text:p>
          </table:table-cell>
          <table:table-cell office:value-type="string">
            <text:p>nm0005433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Jessica Simpson</text:p>
          </table:table-cell>
          <table:table-cell office:value-type="string">
            <text:p>The Dukes of Hazzard</text:p>
          </table:table-cell>
          <table:table-cell office:value-type="string">
            <text:p>1980-07-10</text:p>
          </table:table-cell>
        </table:table-row>
        <table:table-row table:style-name="ro2">
          <table:table-cell/>
          <table:table-cell office:value-type="float" office:value="960">
            <text:p>960</text:p>
          </table:table-cell>
          <table:table-cell office:value-type="string">
            <text:p>nm0005559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Kelli Williams</text:p>
          </table:table-cell>
          <table:table-cell office:value-type="string">
            <text:p>Lie to Me</text:p>
          </table:table-cell>
          <table:table-cell office:value-type="string">
            <text:p>1970-06-08</text:p>
          </table:table-cell>
        </table:table-row>
        <table:table-row table:style-name="ro2">
          <table:table-cell/>
          <table:table-cell office:value-type="float" office:value="961">
            <text:p>961</text:p>
          </table:table-cell>
          <table:table-cell office:value-type="string">
            <text:p>nm0011038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Jane Adams</text:p>
          </table:table-cell>
          <table:table-cell office:value-type="string">
            <text:p>Happiness</text:p>
          </table:table-cell>
          <table:table-cell office:value-type="string">
            <text:p>1965-04-01</text:p>
          </table:table-cell>
        </table:table-row>
        <table:table-row table:style-name="ro2">
          <table:table-cell/>
          <table:table-cell office:value-type="float" office:value="962">
            <text:p>962</text:p>
          </table:table-cell>
          <table:table-cell office:value-type="string">
            <text:p>nm0020329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Brittany Allen</text:p>
          </table:table-cell>
          <table:table-cell office:value-type="string">
            <text:p>What Keeps You Alive</text:p>
          </table:table-cell>
          <table:table-cell office:value-type="string">
            <text:p>1986-02-05</text:p>
          </table:table-cell>
        </table:table-row>
        <table:table-row table:style-name="ro1">
          <table:table-cell/>
          <table:table-cell office:value-type="float" office:value="963">
            <text:p>963</text:p>
          </table:table-cell>
          <table:table-cell office:value-type="string">
            <text:p>nm0022161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Daniella Alonso</text:p>
          </table:table-cell>
          <table:table-cell office:value-type="string">
            <text:p>Paul Blart: Mall Cop 2</text:p>
          </table:table-cell>
          <table:table-cell/>
        </table:table-row>
        <table:table-row table:style-name="ro1">
          <table:table-cell/>
          <table:table-cell office:value-type="float" office:value="964">
            <text:p>964</text:p>
          </table:table-cell>
          <table:table-cell office:value-type="string">
            <text:p>nm0058814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Erinn Bartlett</text:p>
          </table:table-cell>
          <table:table-cell office:value-type="string">
            <text:p>The Benchwarmers</text:p>
          </table:table-cell>
          <table:table-cell office:value-type="string">
            <text:p>1973-02-26</text:p>
          </table:table-cell>
        </table:table-row>
        <table:table-row table:style-name="ro2">
          <table:table-cell/>
          <table:table-cell office:value-type="float" office:value="965">
            <text:p>965</text:p>
          </table:table-cell>
          <table:table-cell office:value-type="string">
            <text:p>nm0091553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Andrea Bogart</text:p>
          </table:table-cell>
          <table:table-cell office:value-type="string">
            <text:p>Side Effects</text:p>
          </table:table-cell>
          <table:table-cell office:value-type="string">
            <text:p>1977-06-01</text:p>
          </table:table-cell>
        </table:table-row>
        <table:table-row table:style-name="ro1">
          <table:table-cell/>
          <table:table-cell office:value-type="float" office:value="966">
            <text:p>966</text:p>
          </table:table-cell>
          <table:table-cell office:value-type="string">
            <text:p>nm0108287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Jordana Brewster</text:p>
          </table:table-cell>
          <table:table-cell office:value-type="string">
            <text:p>Fast &amp; Furious 7</text:p>
          </table:table-cell>
          <table:table-cell office:value-type="string">
            <text:p>1980-04-26</text:p>
          </table:table-cell>
        </table:table-row>
        <table:table-row table:style-name="ro2">
          <table:table-cell/>
          <table:table-cell office:value-type="float" office:value="967">
            <text:p>967</text:p>
          </table:table-cell>
          <table:table-cell office:value-type="string">
            <text:p>nm0110115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Morgan Brittany</text:p>
          </table:table-cell>
          <table:table-cell office:value-type="string">
            <text:p>Gypsy</text:p>
          </table:table-cell>
          <table:table-cell office:value-type="string">
            <text:p>1951-12-05</text:p>
          </table:table-cell>
        </table:table-row>
        <table:table-row table:style-name="ro2">
          <table:table-cell/>
          <table:table-cell office:value-type="float" office:value="968">
            <text:p>968</text:p>
          </table:table-cell>
          <table:table-cell office:value-type="string">
            <text:p>nm0124094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Barbara Bush</text:p>
          </table:table-cell>
          <table:table-cell office:value-type="string">
            <text:p>Flies on Cupid</text:p>
          </table:table-cell>
          <table:table-cell office:value-type="string">
            <text:p>1981-11-25</text:p>
          </table:table-cell>
        </table:table-row>
        <table:table-row table:style-name="ro1">
          <table:table-cell/>
          <table:table-cell office:value-type="float" office:value="969">
            <text:p>969</text:p>
          </table:table-cell>
          <table:table-cell office:value-type="string">
            <text:p>nm0149950</text:p>
          </table:table-cell>
          <table:table-cell table:number-columns-repeated="2" office:value-type="string">
            <text:p>2023-06-16</text:p>
          </table:table-cell>
          <table:table-cell/>
          <table:table-cell office:value-type="string">
            <text:p>Sarah Chalke</text:p>
          </table:table-cell>
          <table:table-cell office:value-type="string">
            <text:p>Scrubs</text:p>
          </table:table-cell>
          <table:table-cell office:value-type="string">
            <text:p>1976-08-27</text:p>
          </table:table-cell>
        </table:table-row>
        <table:table-row table:style-name="ro1">
          <table:table-cell/>
          <table:table-cell office:value-type="float" office:value="970">
            <text:p>970</text:p>
          </table:table-cell>
          <table:table-cell office:value-type="string">
            <text:p>nm017481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ichaela Conlin</text:p>
          </table:table-cell>
          <table:table-cell office:value-type="string">
            <text:p>Bad Trip</text:p>
          </table:table-cell>
          <table:table-cell office:value-type="string">
            <text:p>1978-06-09</text:p>
          </table:table-cell>
        </table:table-row>
        <table:table-row table:style-name="ro1">
          <table:table-cell/>
          <table:table-cell office:value-type="float" office:value="971">
            <text:p>971</text:p>
          </table:table-cell>
          <table:table-cell office:value-type="string">
            <text:p>nm017581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Frances Conroy</text:p>
          </table:table-cell>
          <table:table-cell office:value-type="string">
            <text:p>Six Feet Under</text:p>
          </table:table-cell>
          <table:table-cell office:value-type="string">
            <text:p>1953-03-15</text:p>
          </table:table-cell>
        </table:table-row>
        <table:table-row table:style-name="ro1">
          <table:table-cell/>
          <table:table-cell office:value-type="float" office:value="972">
            <text:p>972</text:p>
          </table:table-cell>
          <table:table-cell office:value-type="string">
            <text:p>nm019424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Tawny Cypress</text:p>
          </table:table-cell>
          <table:table-cell office:value-type="string">
            <text:p>Inez &amp; Doug &amp; Kira</text:p>
          </table:table-cell>
          <table:table-cell office:value-type="string">
            <text:p>1976-08-08</text:p>
          </table:table-cell>
        </table:table-row>
        <table:table-row table:style-name="ro2">
          <table:table-cell/>
          <table:table-cell office:value-type="float" office:value="973">
            <text:p>973</text:p>
          </table:table-cell>
          <table:table-cell office:value-type="string">
            <text:p>nm020322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my Davidson</text:p>
          </table:table-cell>
          <table:table-cell office:value-type="string">
            <text:p>Killing It</text:p>
          </table:table-cell>
          <table:table-cell office:value-type="string">
            <text:p>1979-09-15</text:p>
          </table:table-cell>
        </table:table-row>
        <table:table-row table:style-name="ro2">
          <table:table-cell/>
          <table:table-cell office:value-type="float" office:value="974">
            <text:p>974</text:p>
          </table:table-cell>
          <table:table-cell office:value-type="string">
            <text:p>nm020562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Viola Davis</text:p>
          </table:table-cell>
          <table:table-cell office:value-type="string">
            <text:p>Fences</text:p>
          </table:table-cell>
          <table:table-cell office:value-type="string">
            <text:p>1965-08-11</text:p>
          </table:table-cell>
        </table:table-row>
        <table:table-row table:style-name="ro1">
          <table:table-cell/>
          <table:table-cell office:value-type="float" office:value="975">
            <text:p>975</text:p>
          </table:table-cell>
          <table:table-cell office:value-type="string">
            <text:p>nm020565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Wendy Davis</text:p>
          </table:table-cell>
          <table:table-cell office:value-type="string">
            <text:p>Bel-Air</text:p>
          </table:table-cell>
          <table:table-cell/>
        </table:table-row>
        <table:table-row table:style-name="ro2">
          <table:table-cell/>
          <table:table-cell office:value-type="float" office:value="976">
            <text:p>976</text:p>
          </table:table-cell>
          <table:table-cell office:value-type="string">
            <text:p>nm030301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arla Gallo</text:p>
          </table:table-cell>
          <table:table-cell office:value-type="string">
            <text:p>Neighbors</text:p>
          </table:table-cell>
          <table:table-cell office:value-type="string">
            <text:p>1975-06-24</text:p>
          </table:table-cell>
        </table:table-row>
        <table:table-row table:style-name="ro1">
          <table:table-cell/>
          <table:table-cell office:value-type="float" office:value="977">
            <text:p>977</text:p>
          </table:table-cell>
          <table:table-cell office:value-type="string">
            <text:p>nm031096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ri Graynor</text:p>
          </table:table-cell>
          <table:table-cell office:value-type="string">
            <text:p>Nick and Norah's Infinite Playlist</text:p>
          </table:table-cell>
          <table:table-cell office:value-type="string">
            <text:p>1983-04-27</text:p>
          </table:table-cell>
        </table:table-row>
        <table:table-row table:style-name="ro1">
          <table:table-cell/>
          <table:table-cell office:value-type="float" office:value="978">
            <text:p>978</text:p>
          </table:table-cell>
          <table:table-cell office:value-type="string">
            <text:p>nm032555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Heather Goldenhersh</text:p>
          </table:table-cell>
          <table:table-cell office:value-type="string">
            <text:p>The Merchant of Venice</text:p>
          </table:table-cell>
          <table:table-cell office:value-type="string">
            <text:p>1973-03-26</text:p>
          </table:table-cell>
        </table:table-row>
        <table:table-row table:style-name="ro1">
          <table:table-cell/>
          <table:table-cell office:value-type="float" office:value="979">
            <text:p>979</text:p>
          </table:table-cell>
          <table:table-cell office:value-type="string">
            <text:p>nm032598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enÃ©e Elise Goldsberry</text:p>
          </table:table-cell>
          <table:table-cell office:value-type="string">
            <text:p>Hamilton</text:p>
          </table:table-cell>
          <table:table-cell office:value-type="string">
            <text:p>1971-01-02</text:p>
          </table:table-cell>
        </table:table-row>
        <table:table-row table:style-name="ro2">
          <table:table-cell/>
          <table:table-cell office:value-type="float" office:value="980">
            <text:p>980</text:p>
          </table:table-cell>
          <table:table-cell office:value-type="string">
            <text:p>nm032870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eagan Good</text:p>
          </table:table-cell>
          <table:table-cell office:value-type="string">
            <text:p>Think Like a Man</text:p>
          </table:table-cell>
          <table:table-cell office:value-type="string">
            <text:p>1981-08-08</text:p>
          </table:table-cell>
        </table:table-row>
        <table:table-row table:style-name="ro1">
          <table:table-cell/>
          <table:table-cell office:value-type="float" office:value="981">
            <text:p>981</text:p>
          </table:table-cell>
          <table:table-cell office:value-type="string">
            <text:p>nm034966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Kristen Gutoskie</text:p>
          </table:table-cell>
          <table:table-cell office:value-type="string">
            <text:p>The Dust Storm</text:p>
          </table:table-cell>
          <table:table-cell office:value-type="string">
            <text:p>1988-06-06</text:p>
          </table:table-cell>
        </table:table-row>
        <table:table-row table:style-name="ro1">
          <table:table-cell/>
          <table:table-cell office:value-type="float" office:value="982">
            <text:p>982</text:p>
          </table:table-cell>
          <table:table-cell office:value-type="string">
            <text:p>nm044382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taci Keanan</text:p>
          </table:table-cell>
          <table:table-cell office:value-type="string">
            <text:p>Step by Step</text:p>
          </table:table-cell>
          <table:table-cell office:value-type="string">
            <text:p>1975-06-06</text:p>
          </table:table-cell>
        </table:table-row>
        <table:table-row table:style-name="ro1">
          <table:table-cell/>
          <table:table-cell office:value-type="float" office:value="983">
            <text:p>983</text:p>
          </table:table-cell>
          <table:table-cell office:value-type="string">
            <text:p>nm044429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sher Keddie</text:p>
          </table:table-cell>
          <table:table-cell office:value-type="string">
            <text:p>X-Men Origins: Wolverine</text:p>
          </table:table-cell>
          <table:table-cell office:value-type="string">
            <text:p>1974-07-31</text:p>
          </table:table-cell>
        </table:table-row>
        <table:table-row table:style-name="ro1">
          <table:table-cell/>
          <table:table-cell office:value-type="float" office:value="984">
            <text:p>984</text:p>
          </table:table-cell>
          <table:table-cell office:value-type="string">
            <text:p>nm045374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Yunjin Kim</text:p>
          </table:table-cell>
          <table:table-cell office:value-type="string">
            <text:p>Lost</text:p>
          </table:table-cell>
          <table:table-cell office:value-type="string">
            <text:p>1973-11-07</text:p>
          </table:table-cell>
        </table:table-row>
        <table:table-row table:style-name="ro2">
          <table:table-cell/>
          <table:table-cell office:value-type="float" office:value="985">
            <text:p>985</text:p>
          </table:table-cell>
          <table:table-cell office:value-type="string">
            <text:p>nm052846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usan Lynch</text:p>
          </table:table-cell>
          <table:table-cell office:value-type="string">
            <text:p>Waking Ned</text:p>
          </table:table-cell>
          <table:table-cell office:value-type="string">
            <text:p>1971-06-05</text:p>
          </table:table-cell>
        </table:table-row>
        <table:table-row table:style-name="ro1">
          <table:table-cell/>
          <table:table-cell office:value-type="float" office:value="986">
            <text:p>986</text:p>
          </table:table-cell>
          <table:table-cell office:value-type="string">
            <text:p>nm055326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argo Martindale</text:p>
          </table:table-cell>
          <table:table-cell office:value-type="string">
            <text:p>August: Osage County</text:p>
          </table:table-cell>
          <table:table-cell office:value-type="string">
            <text:p>1951-07-18</text:p>
          </table:table-cell>
        </table:table-row>
        <table:table-row table:style-name="ro1">
          <table:table-cell/>
          <table:table-cell office:value-type="float" office:value="987">
            <text:p>987</text:p>
          </table:table-cell>
          <table:table-cell office:value-type="string">
            <text:p>nm062178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Niecy Nash</text:p>
          </table:table-cell>
          <table:table-cell office:value-type="string">
            <text:p>Reno 911!</text:p>
          </table:table-cell>
          <table:table-cell office:value-type="string">
            <text:p>1970-02-23</text:p>
          </table:table-cell>
        </table:table-row>
        <table:table-row table:style-name="ro1">
          <table:table-cell/>
          <table:table-cell office:value-type="float" office:value="988">
            <text:p>988</text:p>
          </table:table-cell>
          <table:table-cell office:value-type="string">
            <text:p>nm062706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amie Neumann</text:p>
          </table:table-cell>
          <table:table-cell office:value-type="string">
            <text:p>The Deuce</text:p>
          </table:table-cell>
          <table:table-cell office:value-type="string">
            <text:p>1981-10-02</text:p>
          </table:table-cell>
        </table:table-row>
        <table:table-row table:style-name="ro2">
          <table:table-cell/>
          <table:table-cell office:value-type="float" office:value="989">
            <text:p>989</text:p>
          </table:table-cell>
          <table:table-cell office:value-type="string">
            <text:p>nm063322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ynthia Nixon</text:p>
          </table:table-cell>
          <table:table-cell office:value-type="string">
            <text:p>Sex and the City 2</text:p>
          </table:table-cell>
          <table:table-cell office:value-type="string">
            <text:p>1966-04-09</text:p>
          </table:table-cell>
        </table:table-row>
        <table:table-row table:style-name="ro2">
          <table:table-cell/>
          <table:table-cell office:value-type="float" office:value="990">
            <text:p>990</text:p>
          </table:table-cell>
          <table:table-cell office:value-type="string">
            <text:p>nm064404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Devon Odessa</text:p>
          </table:table-cell>
          <table:table-cell office:value-type="string">
            <text:p>My So-Called Life</text:p>
          </table:table-cell>
          <table:table-cell office:value-type="string">
            <text:p>1974-01-18</text:p>
          </table:table-cell>
        </table:table-row>
        <table:table-row table:style-name="ro1">
          <table:table-cell/>
          <table:table-cell office:value-type="float" office:value="991">
            <text:p>991</text:p>
          </table:table-cell>
          <table:table-cell office:value-type="string">
            <text:p>nm064568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ophie Okonedo</text:p>
          </table:table-cell>
          <table:table-cell office:value-type="string">
            <text:p>Hotel Rwanda</text:p>
          </table:table-cell>
          <table:table-cell office:value-type="string">
            <text:p>1968-08-11</text:p>
          </table:table-cell>
        </table:table-row>
        <table:table-row table:style-name="ro1">
          <table:table-cell/>
          <table:table-cell office:value-type="float" office:value="992">
            <text:p>992</text:p>
          </table:table-cell>
          <table:table-cell office:value-type="string">
            <text:p>nm066182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Grace Park</text:p>
          </table:table-cell>
          <table:table-cell office:value-type="string">
            <text:p>Battlestar Galactica</text:p>
          </table:table-cell>
          <table:table-cell office:value-type="string">
            <text:p>1974-03-14</text:p>
          </table:table-cell>
        </table:table-row>
        <table:table-row table:style-name="ro1">
          <table:table-cell/>
          <table:table-cell office:value-type="float" office:value="993">
            <text:p>993</text:p>
          </table:table-cell>
          <table:table-cell office:value-type="string">
            <text:p>nm068644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uzie Plakson</text:p>
          </table:table-cell>
          <table:table-cell office:value-type="string">
            <text:p>Disclosure</text:p>
          </table:table-cell>
          <table:table-cell office:value-type="string">
            <text:p>1958-06-03</text:p>
          </table:table-cell>
        </table:table-row>
        <table:table-row table:style-name="ro1">
          <table:table-cell/>
          <table:table-cell office:value-type="float" office:value="994">
            <text:p>994</text:p>
          </table:table-cell>
          <table:table-cell office:value-type="string">
            <text:p>nm069018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Ellen Pompeo</text:p>
          </table:table-cell>
          <table:table-cell office:value-type="string">
            <text:p>Grey's Anatomy</text:p>
          </table:table-cell>
          <table:table-cell office:value-type="string">
            <text:p>1969-11-10</text:p>
          </table:table-cell>
        </table:table-row>
        <table:table-row table:style-name="ro2">
          <table:table-cell/>
          <table:table-cell office:value-type="float" office:value="995">
            <text:p>995</text:p>
          </table:table-cell>
          <table:table-cell office:value-type="string">
            <text:p>nm070057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ucy Punch</text:p>
          </table:table-cell>
          <table:table-cell office:value-type="string">
            <text:p>Into the Woods</text:p>
          </table:table-cell>
          <table:table-cell office:value-type="string">
            <text:p>1977-12-30</text:p>
          </table:table-cell>
        </table:table-row>
        <table:table-row table:style-name="ro2">
          <table:table-cell/>
          <table:table-cell office:value-type="float" office:value="996">
            <text:p>996</text:p>
          </table:table-cell>
          <table:table-cell office:value-type="string">
            <text:p>nm072133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udy Reyes</text:p>
          </table:table-cell>
          <table:table-cell office:value-type="string">
            <text:p>Scrubs</text:p>
          </table:table-cell>
          <table:table-cell office:value-type="string">
            <text:p>1967-11-05</text:p>
          </table:table-cell>
        </table:table-row>
        <table:table-row table:style-name="ro1">
          <table:table-cell/>
          <table:table-cell office:value-type="float" office:value="997">
            <text:p>997</text:p>
          </table:table-cell>
          <table:table-cell office:value-type="string">
            <text:p>nm079897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arah Silverman</text:p>
          </table:table-cell>
          <table:table-cell office:value-type="string">
            <text:p>Wreck-It Ralph</text:p>
          </table:table-cell>
          <table:table-cell office:value-type="string">
            <text:p>1970-12-01</text:p>
          </table:table-cell>
        </table:table-row>
        <table:table-row table:style-name="ro1">
          <table:table-cell/>
          <table:table-cell office:value-type="float" office:value="998">
            <text:p>998</text:p>
          </table:table-cell>
          <table:table-cell office:value-type="string">
            <text:p>nm080287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etta</text:p>
          </table:table-cell>
          <table:table-cell office:value-type="string">
            <text:p>Parks and Recreation</text:p>
          </table:table-cell>
          <table:table-cell/>
        </table:table-row>
        <table:table-row table:style-name="ro1">
          <table:table-cell/>
          <table:table-cell office:value-type="float" office:value="999">
            <text:p>999</text:p>
          </table:table-cell>
          <table:table-cell office:value-type="string">
            <text:p>nm080669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arah Smart</text:p>
          </table:table-cell>
          <table:table-cell office:value-type="string">
            <text:p>Wallander</text:p>
          </table:table-cell>
          <table:table-cell office:value-type="string">
            <text:p>1977-03-03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string">
            <text:p>nm082161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ewel Staite</text:p>
          </table:table-cell>
          <table:table-cell office:value-type="string">
            <text:p>Firefly</text:p>
          </table:table-cell>
          <table:table-cell office:value-type="string">
            <text:p>1982-06-02</text:p>
          </table:table-cell>
        </table:table-row>
        <table:table-row table:style-name="ro1">
          <table:table-cell/>
          <table:table-cell office:value-type="float" office:value="1001">
            <text:p>1001</text:p>
          </table:table-cell>
          <table:table-cell office:value-type="string">
            <text:p>nm083460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herry Stringfield</text:p>
          </table:table-cell>
          <table:table-cell office:value-type="string">
            <text:p>ER</text:p>
          </table:table-cell>
          <table:table-cell office:value-type="string">
            <text:p>1967-06-24</text:p>
          </table:table-cell>
        </table:table-row>
        <table:table-row table:style-name="ro1">
          <table:table-cell/>
          <table:table-cell office:value-type="float" office:value="1002">
            <text:p>1002</text:p>
          </table:table-cell>
          <table:table-cell office:value-type="string">
            <text:p>nm084918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ina Tander</text:p>
          </table:table-cell>
          <table:table-cell office:value-type="string">
            <text:p>Du hast es versprochen</text:p>
          </table:table-cell>
          <table:table-cell office:value-type="string">
            <text:p>1979-12-04</text:p>
          </table:table-cell>
        </table:table-row>
        <table:table-row table:style-name="ro1">
          <table:table-cell/>
          <table:table-cell office:value-type="float" office:value="1003">
            <text:p>1003</text:p>
          </table:table-cell>
          <table:table-cell office:value-type="string">
            <text:p>nm090742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onya Walger</text:p>
          </table:table-cell>
          <table:table-cell office:value-type="string">
            <text:p>The Librarian: Quest for the Spear</text:p>
          </table:table-cell>
          <table:table-cell office:value-type="string">
            <text:p>1974-06-06</text:p>
          </table:table-cell>
        </table:table-row>
        <table:table-row table:style-name="ro1">
          <table:table-cell/>
          <table:table-cell office:value-type="float" office:value="1004">
            <text:p>1004</text:p>
          </table:table-cell>
          <table:table-cell office:value-type="string">
            <text:p>nm090957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Brigid Brannagh</text:p>
          </table:table-cell>
          <table:table-cell office:value-type="string">
            <text:p>Army Wives</text:p>
          </table:table-cell>
          <table:table-cell office:value-type="string">
            <text:p>1972-08-03</text:p>
          </table:table-cell>
        </table:table-row>
        <table:table-row table:style-name="ro1">
          <table:table-cell/>
          <table:table-cell office:value-type="float" office:value="1005">
            <text:p>1005</text:p>
          </table:table-cell>
          <table:table-cell office:value-type="string">
            <text:p>nm091784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obin Weigert</text:p>
          </table:table-cell>
          <table:table-cell office:value-type="string">
            <text:p>Deadwood</text:p>
          </table:table-cell>
          <table:table-cell office:value-type="string">
            <text:p>1969-07-07</text:p>
          </table:table-cell>
        </table:table-row>
        <table:table-row table:style-name="ro1">
          <table:table-cell/>
          <table:table-cell office:value-type="float" office:value="1006">
            <text:p>1006</text:p>
          </table:table-cell>
          <table:table-cell office:value-type="string">
            <text:p>nm091796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iza Weil</text:p>
          </table:table-cell>
          <table:table-cell office:value-type="string">
            <text:p>Gilmore Girls</text:p>
          </table:table-cell>
          <table:table-cell office:value-type="string">
            <text:p>1977-06-05</text:p>
          </table:table-cell>
        </table:table-row>
        <table:table-row table:style-name="ro1">
          <table:table-cell/>
          <table:table-cell office:value-type="float" office:value="1007">
            <text:p>1007</text:p>
          </table:table-cell>
          <table:table-cell office:value-type="string">
            <text:p>nm099324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lÃ©mence PoÃ©sy</text:p>
          </table:table-cell>
          <table:table-cell office:value-type="string">
            <text:p>In Bruges</text:p>
          </table:table-cell>
          <table:table-cell office:value-type="string">
            <text:p>1982-10-30</text:p>
          </table:table-cell>
        </table:table-row>
        <table:table-row table:style-name="ro1">
          <table:table-cell/>
          <table:table-cell office:value-type="float" office:value="1008">
            <text:p>1008</text:p>
          </table:table-cell>
          <table:table-cell office:value-type="string">
            <text:p>nm099613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Paula Pell</text:p>
          </table:table-cell>
          <table:table-cell office:value-type="string">
            <text:p>Saturday Night Live</text:p>
          </table:table-cell>
          <table:table-cell office:value-type="string">
            <text:p>1963-04-15</text:p>
          </table:table-cell>
        </table:table-row>
        <table:table-row table:style-name="ro1">
          <table:table-cell/>
          <table:table-cell office:value-type="float" office:value="1009">
            <text:p>1009</text:p>
          </table:table-cell>
          <table:table-cell office:value-type="string">
            <text:p>nm101308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uranne Jones</text:p>
          </table:table-cell>
          <table:table-cell office:value-type="string">
            <text:p>Doctor Foster</text:p>
          </table:table-cell>
          <table:table-cell office:value-type="string">
            <text:p>1978-08-27</text:p>
          </table:table-cell>
        </table:table-row>
        <table:table-row table:style-name="ro1">
          <table:table-cell/>
          <table:table-cell office:value-type="float" office:value="1010">
            <text:p>1010</text:p>
          </table:table-cell>
          <table:table-cell office:value-type="string">
            <text:p>nm101526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eighton Meester</text:p>
          </table:table-cell>
          <table:table-cell office:value-type="string">
            <text:p>The Roommate</text:p>
          </table:table-cell>
          <table:table-cell office:value-type="string">
            <text:p>1986-04-09</text:p>
          </table:table-cell>
        </table:table-row>
        <table:table-row table:style-name="ro2">
          <table:table-cell/>
          <table:table-cell office:value-type="float" office:value="1011">
            <text:p>1011</text:p>
          </table:table-cell>
          <table:table-cell office:value-type="string">
            <text:p>nm101733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uno Temple</text:p>
          </table:table-cell>
          <table:table-cell office:value-type="string">
            <text:p>Atonement</text:p>
          </table:table-cell>
          <table:table-cell office:value-type="string">
            <text:p>1989-07-21</text:p>
          </table:table-cell>
        </table:table-row>
        <table:table-row table:style-name="ro1">
          <table:table-cell/>
          <table:table-cell office:value-type="float" office:value="1012">
            <text:p>1012</text:p>
          </table:table-cell>
          <table:table-cell office:value-type="string">
            <text:p>nm1044472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Naomi J. Ogawa</text:p>
          </table:table-cell>
          <table:table-cell office:value-type="string">
            <text:p>Wednesday</text:p>
          </table:table-cell>
          <table:table-cell/>
        </table:table-row>
        <table:table-row table:style-name="ro2">
          <table:table-cell/>
          <table:table-cell office:value-type="float" office:value="1013">
            <text:p>1013</text:p>
          </table:table-cell>
          <table:table-cell office:value-type="string">
            <text:p>nm106351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Kathryn Hahn</text:p>
          </table:table-cell>
          <table:table-cell office:value-type="string">
            <text:p>Afternoon Delight</text:p>
          </table:table-cell>
          <table:table-cell office:value-type="string">
            <text:p>1973-07-23</text:p>
          </table:table-cell>
        </table:table-row>
        <table:table-row table:style-name="ro1">
          <table:table-cell/>
          <table:table-cell office:value-type="float" office:value="1014">
            <text:p>1014</text:p>
          </table:table-cell>
          <table:table-cell office:value-type="string">
            <text:p>nm106566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tana Katic</text:p>
          </table:table-cell>
          <table:table-cell office:value-type="string">
            <text:p>Castle</text:p>
          </table:table-cell>
          <table:table-cell office:value-type="string">
            <text:p>1978-04-26</text:p>
          </table:table-cell>
        </table:table-row>
        <table:table-row table:style-name="ro1">
          <table:table-cell/>
          <table:table-cell office:value-type="float" office:value="1015">
            <text:p>1015</text:p>
          </table:table-cell>
          <table:table-cell office:value-type="string">
            <text:p>nm1082655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aitreyi Ramakrishnan</text:p>
          </table:table-cell>
          <table:table-cell office:value-type="string">
            <text:p>Turning Red</text:p>
          </table:table-cell>
          <table:table-cell office:value-type="string">
            <text:p>2001-12-29</text:p>
          </table:table-cell>
        </table:table-row>
        <table:table-row table:style-name="ro2">
          <table:table-cell/>
          <table:table-cell office:value-type="float" office:value="1016">
            <text:p>1016</text:p>
          </table:table-cell>
          <table:table-cell office:value-type="string">
            <text:p>nm1086151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ouisa Jacobson</text:p>
          </table:table-cell>
          <table:table-cell office:value-type="string">
            <text:p>The Gilded Age</text:p>
          </table:table-cell>
          <table:table-cell office:value-type="string">
            <text:p>1991-06-12</text:p>
          </table:table-cell>
        </table:table-row>
        <table:table-row table:style-name="ro1">
          <table:table-cell/>
          <table:table-cell office:value-type="float" office:value="1017">
            <text:p>1017</text:p>
          </table:table-cell>
          <table:table-cell office:value-type="string">
            <text:p>nm108933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tephany Jacobsen</text:p>
          </table:table-cell>
          <table:table-cell office:value-type="string">
            <text:p>Alex Cross</text:p>
          </table:table-cell>
          <table:table-cell/>
        </table:table-row>
        <table:table-row table:style-name="ro1">
          <table:table-cell/>
          <table:table-cell office:value-type="float" office:value="1018">
            <text:p>1018</text:p>
          </table:table-cell>
          <table:table-cell office:value-type="string">
            <text:p>nm109854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acqui Maxwell</text:p>
          </table:table-cell>
          <table:table-cell office:value-type="string">
            <text:p>The Dukes of Hazzard</text:p>
          </table:table-cell>
          <table:table-cell/>
        </table:table-row>
        <table:table-row table:style-name="ro1">
          <table:table-cell/>
          <table:table-cell office:value-type="float" office:value="1019">
            <text:p>1019</text:p>
          </table:table-cell>
          <table:table-cell office:value-type="string">
            <text:p>nm114227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my Nuttall</text:p>
          </table:table-cell>
          <table:table-cell office:value-type="string">
            <text:p>Downton Abbey</text:p>
          </table:table-cell>
          <table:table-cell office:value-type="string">
            <text:p>1982-06-07</text:p>
          </table:table-cell>
        </table:table-row>
        <table:table-row table:style-name="ro2">
          <table:table-cell/>
          <table:table-cell office:value-type="float" office:value="1020">
            <text:p>1020</text:p>
          </table:table-cell>
          <table:table-cell office:value-type="string">
            <text:p>nm117791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egan Park</text:p>
          </table:table-cell>
          <table:table-cell office:value-type="string">
            <text:p>The F Word</text:p>
          </table:table-cell>
          <table:table-cell office:value-type="string">
            <text:p>1986-07-24</text:p>
          </table:table-cell>
        </table:table-row>
        <table:table-row table:style-name="ro2">
          <table:table-cell/>
          <table:table-cell office:value-type="float" office:value="1021">
            <text:p>1021</text:p>
          </table:table-cell>
          <table:table-cell office:value-type="string">
            <text:p>nm119225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aggie Grace</text:p>
          </table:table-cell>
          <table:table-cell office:value-type="string">
            <text:p>Taken</text:p>
          </table:table-cell>
          <table:table-cell office:value-type="string">
            <text:p>1983-09-21</text:p>
          </table:table-cell>
        </table:table-row>
        <table:table-row table:style-name="ro1">
          <table:table-cell/>
          <table:table-cell office:value-type="float" office:value="1022">
            <text:p>1022</text:p>
          </table:table-cell>
          <table:table-cell office:value-type="string">
            <text:p>nm123247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anina Gavankar</text:p>
          </table:table-cell>
          <table:table-cell office:value-type="string">
            <text:p>Borderlands</text:p>
          </table:table-cell>
          <table:table-cell/>
        </table:table-row>
        <table:table-row table:style-name="ro1">
          <table:table-cell/>
          <table:table-cell office:value-type="float" office:value="1023">
            <text:p>1023</text:p>
          </table:table-cell>
          <table:table-cell office:value-type="string">
            <text:p>nm124785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arrie Brownstein</text:p>
          </table:table-cell>
          <table:table-cell office:value-type="string">
            <text:p>Portlandia</text:p>
          </table:table-cell>
          <table:table-cell office:value-type="string">
            <text:p>1974-09-27</text:p>
          </table:table-cell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string">
            <text:p>nm124988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shlee Simpson</text:p>
          </table:table-cell>
          <table:table-cell office:value-type="string">
            <text:p>The Hot Chick</text:p>
          </table:table-cell>
          <table:table-cell office:value-type="string">
            <text:p>1984-10-03</text:p>
          </table:table-cell>
        </table:table-row>
        <table:table-row table:style-name="ro1">
          <table:table-cell/>
          <table:table-cell office:value-type="float" office:value="1025">
            <text:p>1025</text:p>
          </table:table-cell>
          <table:table-cell office:value-type="string">
            <text:p>nm126393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Danielle Panabaker</text:p>
          </table:table-cell>
          <table:table-cell office:value-type="string">
            <text:p>The Flash</text:p>
          </table:table-cell>
          <table:table-cell office:value-type="string">
            <text:p>1987-09-19</text:p>
          </table:table-cell>
        </table:table-row>
        <table:table-row table:style-name="ro2">
          <table:table-cell/>
          <table:table-cell office:value-type="float" office:value="1026">
            <text:p>1026</text:p>
          </table:table-cell>
          <table:table-cell office:value-type="string">
            <text:p>nm133051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Nikki Griffin</text:p>
          </table:table-cell>
          <table:table-cell office:value-type="string">
            <text:p>The Fast and the Furious: Tokyo Drift</text:p>
          </table:table-cell>
          <table:table-cell/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string">
            <text:p>nm133529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issy Peregrym</text:p>
          </table:table-cell>
          <table:table-cell office:value-type="string">
            <text:p>Stick It</text:p>
          </table:table-cell>
          <table:table-cell office:value-type="string">
            <text:p>1982-06-16</text:p>
          </table:table-cell>
        </table:table-row>
        <table:table-row table:style-name="ro1">
          <table:table-cell/>
          <table:table-cell office:value-type="float" office:value="1028">
            <text:p>1028</text:p>
          </table:table-cell>
          <table:table-cell office:value-type="string">
            <text:p>nm137098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Pascale Hutton</text:p>
          </table:table-cell>
          <table:table-cell office:value-type="string">
            <text:p>Sanctuary</text:p>
          </table:table-cell>
          <table:table-cell office:value-type="string">
            <text:p>1979-06-14</text:p>
          </table:table-cell>
        </table:table-row>
        <table:table-row table:style-name="ro1">
          <table:table-cell/>
          <table:table-cell office:value-type="float" office:value="1029">
            <text:p>1029</text:p>
          </table:table-cell>
          <table:table-cell office:value-type="string">
            <text:p>nm139602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nna Torv</text:p>
          </table:table-cell>
          <table:table-cell office:value-type="string">
            <text:p>Fringe</text:p>
          </table:table-cell>
          <table:table-cell office:value-type="string">
            <text:p>1979-06-07</text:p>
          </table:table-cell>
        </table:table-row>
        <table:table-row table:style-name="ro1">
          <table:table-cell/>
          <table:table-cell office:value-type="float" office:value="1030">
            <text:p>1030</text:p>
          </table:table-cell>
          <table:table-cell office:value-type="string">
            <text:p>nm141690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hantel VanSanten</text:p>
          </table:table-cell>
          <table:table-cell office:value-type="string">
            <text:p>The Final Destination</text:p>
          </table:table-cell>
          <table:table-cell office:value-type="string">
            <text:p>1985-07-25</text:p>
          </table:table-cell>
        </table:table-row>
        <table:table-row table:style-name="ro2">
          <table:table-cell/>
          <table:table-cell office:value-type="float" office:value="1031">
            <text:p>1031</text:p>
          </table:table-cell>
          <table:table-cell office:value-type="string">
            <text:p>nm144364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ally Pressman</text:p>
          </table:table-cell>
          <table:table-cell office:value-type="string">
            <text:p>My Best Friend's Girl</text:p>
          </table:table-cell>
          <table:table-cell office:value-type="string">
            <text:p>1981-08-01</text:p>
          </table:table-cell>
        </table:table-row>
        <table:table-row table:style-name="ro2">
          <table:table-cell/>
          <table:table-cell office:value-type="float" office:value="1032">
            <text:p>1032</text:p>
          </table:table-cell>
          <table:table-cell office:value-type="string">
            <text:p>nm145437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olly Ephraim</text:p>
          </table:table-cell>
          <table:table-cell office:value-type="string">
            <text:p>The Front Runner</text:p>
          </table:table-cell>
          <table:table-cell office:value-type="string">
            <text:p>1986-05-22</text:p>
          </table:table-cell>
        </table:table-row>
        <table:table-row table:style-name="ro1">
          <table:table-cell/>
          <table:table-cell office:value-type="float" office:value="1033">
            <text:p>1033</text:p>
          </table:table-cell>
          <table:table-cell office:value-type="string">
            <text:p>nm146867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ochelle Aytes</text:p>
          </table:table-cell>
          <table:table-cell office:value-type="string">
            <text:p>Trick 'r Treat</text:p>
          </table:table-cell>
          <table:table-cell/>
        </table:table-row>
        <table:table-row table:style-name="ro1">
          <table:table-cell/>
          <table:table-cell office:value-type="float" office:value="1034">
            <text:p>1034</text:p>
          </table:table-cell>
          <table:table-cell office:value-type="string">
            <text:p>nm145686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essica Betts</text:p>
          </table:table-cell>
          <table:table-cell office:value-type="string">
            <text:p>Big Momma's House</text:p>
          </table:table-cell>
          <table:table-cell/>
        </table:table-row>
        <table:table-row table:style-name="ro1">
          <table:table-cell/>
          <table:table-cell office:value-type="float" office:value="1035">
            <text:p>1035</text:p>
          </table:table-cell>
          <table:table-cell office:value-type="string">
            <text:p>nm149416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ngela Sarafyan</text:p>
          </table:table-cell>
          <table:table-cell office:value-type="string">
            <text:p>The Immigrant</text:p>
          </table:table-cell>
          <table:table-cell office:value-type="string">
            <text:p>1983-06-30</text:p>
          </table:table-cell>
        </table:table-row>
        <table:table-row table:style-name="ro1">
          <table:table-cell/>
          <table:table-cell office:value-type="float" office:value="1036">
            <text:p>1036</text:p>
          </table:table-cell>
          <table:table-cell office:value-type="string">
            <text:p>nm150247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pril Scott</text:p>
          </table:table-cell>
          <table:table-cell office:value-type="string">
            <text:p>The Dukes of Hazzard: The Beginning</text:p>
          </table:table-cell>
          <table:table-cell office:value-type="string">
            <text:p>1979-01-29</text:p>
          </table:table-cell>
        </table:table-row>
        <table:table-row table:style-name="ro1">
          <table:table-cell/>
          <table:table-cell office:value-type="float" office:value="1037">
            <text:p>1037</text:p>
          </table:table-cell>
          <table:table-cell office:value-type="string">
            <text:p>nm150343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atalina Sandino Moreno</text:p>
          </table:table-cell>
          <table:table-cell office:value-type="string">
            <text:p>Maria Full of Grace</text:p>
          </table:table-cell>
          <table:table-cell office:value-type="string">
            <text:p>1981-04-19</text:p>
          </table:table-cell>
        </table:table-row>
        <table:table-row table:style-name="ro1">
          <table:table-cell/>
          <table:table-cell office:value-type="float" office:value="1038">
            <text:p>1038</text:p>
          </table:table-cell>
          <table:table-cell office:value-type="string">
            <text:p>nm154906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Bingbing Fan</text:p>
          </table:table-cell>
          <table:table-cell office:value-type="string">
            <text:p>X-Men: Days of Future Past</text:p>
          </table:table-cell>
          <table:table-cell office:value-type="string">
            <text:p>1981-09-16</text:p>
          </table:table-cell>
        </table:table-row>
        <table:table-row table:style-name="ro1">
          <table:table-cell/>
          <table:table-cell office:value-type="float" office:value="1040">
            <text:p>1040</text:p>
          </table:table-cell>
          <table:table-cell office:value-type="string">
            <text:p>nm156647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ulianna Guill</text:p>
          </table:table-cell>
          <table:table-cell office:value-type="string">
            <text:p>The Resident</text:p>
          </table:table-cell>
          <table:table-cell office:value-type="string">
            <text:p>1987-07-07</text:p>
          </table:table-cell>
        </table:table-row>
        <table:table-row table:style-name="ro1">
          <table:table-cell/>
          <table:table-cell office:value-type="float" office:value="1041">
            <text:p>1041</text:p>
          </table:table-cell>
          <table:table-cell office:value-type="string">
            <text:p>nm156719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Poorna Jagannathan</text:p>
          </table:table-cell>
          <table:table-cell office:value-type="string">
            <text:p>The Night Of</text:p>
          </table:table-cell>
          <table:table-cell office:value-type="string">
            <text:p>1972-12-22</text:p>
          </table:table-cell>
        </table:table-row>
        <table:table-row table:style-name="ro2">
          <table:table-cell/>
          <table:table-cell office:value-type="float" office:value="1042">
            <text:p>1042</text:p>
          </table:table-cell>
          <table:table-cell office:value-type="string">
            <text:p>nm159222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achael Taylor</text:p>
          </table:table-cell>
          <table:table-cell office:value-type="string">
            <text:p>Transformers</text:p>
          </table:table-cell>
          <table:table-cell office:value-type="string">
            <text:p>1984-07-11</text:p>
          </table:table-cell>
        </table:table-row>
        <table:table-row table:style-name="ro1">
          <table:table-cell/>
          <table:table-cell office:value-type="float" office:value="1043">
            <text:p>1043</text:p>
          </table:table-cell>
          <table:table-cell office:value-type="string">
            <text:p>nm162796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ndrea Anders</text:p>
          </table:table-cell>
          <table:table-cell office:value-type="string">
            <text:p>Spirited</text:p>
          </table:table-cell>
          <table:table-cell office:value-type="string">
            <text:p>1975-05-10</text:p>
          </table:table-cell>
        </table:table-row>
        <table:table-row table:style-name="ro1">
          <table:table-cell/>
          <table:table-cell office:value-type="float" office:value="1044">
            <text:p>1044</text:p>
          </table:table-cell>
          <table:table-cell office:value-type="string">
            <text:p>nm164125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iki Lindhome</text:p>
          </table:table-cell>
          <table:table-cell office:value-type="string">
            <text:p>The Last House on the Left</text:p>
          </table:table-cell>
          <table:table-cell office:value-type="string">
            <text:p>1979-03-05</text:p>
          </table:table-cell>
        </table:table-row>
        <table:table-row table:style-name="ro2">
          <table:table-cell/>
          <table:table-cell office:value-type="float" office:value="1045">
            <text:p>1045</text:p>
          </table:table-cell>
          <table:table-cell office:value-type="string">
            <text:p>nm167747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arin Ireland</text:p>
          </table:table-cell>
          <table:table-cell office:value-type="string">
            <text:p>Hell or High Water</text:p>
          </table:table-cell>
          <table:table-cell/>
        </table:table-row>
        <table:table-row table:style-name="ro2">
          <table:table-cell/>
          <table:table-cell office:value-type="float" office:value="1046">
            <text:p>1046</text:p>
          </table:table-cell>
          <table:table-cell office:value-type="string">
            <text:p>nm172474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Daisy Head</text:p>
          </table:table-cell>
          <table:table-cell office:value-type="string">
            <text:p>Dungeons &amp; Dragons: Honor Among Thieves</text:p>
          </table:table-cell>
          <table:table-cell office:value-type="string">
            <text:p>1991-03-07</text:p>
          </table:table-cell>
        </table:table-row>
        <table:table-row table:style-name="ro2">
          <table:table-cell/>
          <table:table-cell office:value-type="float" office:value="1047">
            <text:p>1047</text:p>
          </table:table-cell>
          <table:table-cell office:value-type="string">
            <text:p>nm183666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ordan Danger</text:p>
          </table:table-cell>
          <table:table-cell office:value-type="string">
            <text:p>Eureka</text:p>
          </table:table-cell>
          <table:table-cell office:value-type="string">
            <text:p>1991-06-04</text:p>
          </table:table-cell>
        </table:table-row>
        <table:table-row table:style-name="ro1">
          <table:table-cell/>
          <table:table-cell office:value-type="float" office:value="1048">
            <text:p>1048</text:p>
          </table:table-cell>
          <table:table-cell office:value-type="string">
            <text:p>nm186964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Kristina Pesic</text:p>
          </table:table-cell>
          <table:table-cell office:value-type="string">
            <text:p>Defiance</text:p>
          </table:table-cell>
          <table:table-cell/>
        </table:table-row>
        <table:table-row table:style-name="ro1">
          <table:table-cell/>
          <table:table-cell office:value-type="float" office:value="1049">
            <text:p>1049</text:p>
          </table:table-cell>
          <table:table-cell office:value-type="string">
            <text:p>nm187043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Eleanor Tomlinson</text:p>
          </table:table-cell>
          <table:table-cell office:value-type="string">
            <text:p>Jack the Giant Slayer</text:p>
          </table:table-cell>
          <table:table-cell office:value-type="string">
            <text:p>1992-05-19</text:p>
          </table:table-cell>
        </table:table-row>
        <table:table-row table:style-name="ro1">
          <table:table-cell/>
          <table:table-cell office:value-type="float" office:value="1050">
            <text:p>1050</text:p>
          </table:table-cell>
          <table:table-cell office:value-type="string">
            <text:p>nm187269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Dianna Agron</text:p>
          </table:table-cell>
          <table:table-cell office:value-type="string">
            <text:p>The Family</text:p>
          </table:table-cell>
          <table:table-cell office:value-type="string">
            <text:p>1986-04-30</text:p>
          </table:table-cell>
        </table:table-row>
        <table:table-row table:style-name="ro1">
          <table:table-cell/>
          <table:table-cell office:value-type="float" office:value="1051">
            <text:p>1051</text:p>
          </table:table-cell>
          <table:table-cell office:value-type="string">
            <text:p>nm188652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tella Maeve</text:p>
          </table:table-cell>
          <table:table-cell office:value-type="string">
            <text:p>Starlet</text:p>
          </table:table-cell>
          <table:table-cell office:value-type="string">
            <text:p>1989-11-14</text:p>
          </table:table-cell>
        </table:table-row>
        <table:table-row table:style-name="ro2">
          <table:table-cell/>
          <table:table-cell office:value-type="float" office:value="1052">
            <text:p>1052</text:p>
          </table:table-cell>
          <table:table-cell office:value-type="string">
            <text:p>nm190122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arah Burns</text:p>
          </table:table-cell>
          <table:table-cell office:value-type="string">
            <text:p>Barry</text:p>
          </table:table-cell>
          <table:table-cell/>
        </table:table-row>
        <table:table-row table:style-name="ro2">
          <table:table-cell/>
          <table:table-cell office:value-type="float" office:value="1053">
            <text:p>1053</text:p>
          </table:table-cell>
          <table:table-cell office:value-type="string">
            <text:p>nm192065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hristina Moses</text:p>
          </table:table-cell>
          <table:table-cell office:value-type="string">
            <text:p>Condor</text:p>
          </table:table-cell>
          <table:table-cell office:value-type="string">
            <text:p>1978-01-24</text:p>
          </table:table-cell>
        </table:table-row>
        <table:table-row table:style-name="ro1">
          <table:table-cell/>
          <table:table-cell office:value-type="float" office:value="1054">
            <text:p>1054</text:p>
          </table:table-cell>
          <table:table-cell office:value-type="string">
            <text:p>nm192070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thena Karkanis</text:p>
          </table:table-cell>
          <table:table-cell office:value-type="string">
            <text:p>Saw IV</text:p>
          </table:table-cell>
          <table:table-cell office:value-type="string">
            <text:p>1981-09-07</text:p>
          </table:table-cell>
        </table:table-row>
        <table:table-row table:style-name="ro1">
          <table:table-cell/>
          <table:table-cell office:value-type="float" office:value="1055">
            <text:p>1055</text:p>
          </table:table-cell>
          <table:table-cell office:value-type="string">
            <text:p>nm197439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ummer Bishil</text:p>
          </table:table-cell>
          <table:table-cell office:value-type="string">
            <text:p>Nothing Is Private</text:p>
          </table:table-cell>
          <table:table-cell office:value-type="string">
            <text:p>1988-07-17</text:p>
          </table:table-cell>
        </table:table-row>
        <table:table-row table:style-name="ro2">
          <table:table-cell/>
          <table:table-cell office:value-type="float" office:value="1056">
            <text:p>1056</text:p>
          </table:table-cell>
          <table:table-cell office:value-type="string">
            <text:p>nm200703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Emily Meade</text:p>
          </table:table-cell>
          <table:table-cell office:value-type="string">
            <text:p>The Deuce</text:p>
          </table:table-cell>
          <table:table-cell office:value-type="string">
            <text:p>1989-01-10</text:p>
          </table:table-cell>
        </table:table-row>
        <table:table-row table:style-name="ro1">
          <table:table-cell/>
          <table:table-cell office:value-type="float" office:value="1057">
            <text:p>1057</text:p>
          </table:table-cell>
          <table:table-cell office:value-type="string">
            <text:p>nm204991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ZoÃ« Robins</text:p>
          </table:table-cell>
          <table:table-cell office:value-type="string">
            <text:p>The Wheel of Time</text:p>
          </table:table-cell>
          <table:table-cell office:value-type="string">
            <text:p>1993-02-19</text:p>
          </table:table-cell>
        </table:table-row>
        <table:table-row table:style-name="ro1">
          <table:table-cell/>
          <table:table-cell office:value-type="float" office:value="1058">
            <text:p>1058</text:p>
          </table:table-cell>
          <table:table-cell office:value-type="string">
            <text:p>nm205365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achel Shenton</text:p>
          </table:table-cell>
          <table:table-cell office:value-type="string">
            <text:p>All Creatures Great &amp; Small</text:p>
          </table:table-cell>
          <table:table-cell/>
        </table:table-row>
        <table:table-row table:style-name="ro1">
          <table:table-cell/>
          <table:table-cell office:value-type="float" office:value="1059">
            <text:p>1059</text:p>
          </table:table-cell>
          <table:table-cell office:value-type="string">
            <text:p>nm211600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Francia Raisa</text:p>
          </table:table-cell>
          <table:table-cell office:value-type="string">
            <text:p>How I Met Your Father</text:p>
          </table:table-cell>
          <table:table-cell office:value-type="string">
            <text:p>1988-07-26</text:p>
          </table:table-cell>
        </table:table-row>
        <table:table-row table:style-name="ro1">
          <table:table-cell/>
          <table:table-cell office:value-type="float" office:value="1060">
            <text:p>1060</text:p>
          </table:table-cell>
          <table:table-cell office:value-type="string">
            <text:p>nm214328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upita Nyong'o</text:p>
          </table:table-cell>
          <table:table-cell office:value-type="string">
            <text:p>12 Years a Slave</text:p>
          </table:table-cell>
          <table:table-cell office:value-type="string">
            <text:p>1983-03-01</text:p>
          </table:table-cell>
        </table:table-row>
        <table:table-row table:style-name="ro2">
          <table:table-cell/>
          <table:table-cell office:value-type="float" office:value="1061">
            <text:p>1061</text:p>
          </table:table-cell>
          <table:table-cell office:value-type="string">
            <text:p>nm227470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Tiffany Boone</text:p>
          </table:table-cell>
          <table:table-cell office:value-type="string">
            <text:p>Hunters</text:p>
          </table:table-cell>
          <table:table-cell office:value-type="string">
            <text:p>1987-08-27</text:p>
          </table:table-cell>
        </table:table-row>
        <table:table-row table:style-name="ro1">
          <table:table-cell/>
          <table:table-cell office:value-type="float" office:value="1062">
            <text:p>1062</text:p>
          </table:table-cell>
          <table:table-cell office:value-type="string">
            <text:p>nm233100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adhika Apte</text:p>
          </table:table-cell>
          <table:table-cell office:value-type="string">
            <text:p>Andhadhun</text:p>
          </table:table-cell>
          <table:table-cell office:value-type="string">
            <text:p>1985-09-07</text:p>
          </table:table-cell>
        </table:table-row>
        <table:table-row table:style-name="ro2">
          <table:table-cell/>
          <table:table-cell office:value-type="float" office:value="1063">
            <text:p>1063</text:p>
          </table:table-cell>
          <table:table-cell office:value-type="string">
            <text:p>nm235333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arah Megan Thomas</text:p>
          </table:table-cell>
          <table:table-cell office:value-type="string">
            <text:p>Equity</text:p>
          </table:table-cell>
          <table:table-cell/>
        </table:table-row>
        <table:table-row table:style-name="ro1">
          <table:table-cell/>
          <table:table-cell office:value-type="float" office:value="1064">
            <text:p>1064</text:p>
          </table:table-cell>
          <table:table-cell office:value-type="string">
            <text:p>nm237457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Dani Thorne</text:p>
          </table:table-cell>
          <table:table-cell office:value-type="string">
            <text:p>Hannah Montana</text:p>
          </table:table-cell>
          <table:table-cell office:value-type="string">
            <text:p>1993-01-19</text:p>
          </table:table-cell>
        </table:table-row>
        <table:table-row table:style-name="ro1">
          <table:table-cell/>
          <table:table-cell office:value-type="float" office:value="1065">
            <text:p>1065</text:p>
          </table:table-cell>
          <table:table-cell office:value-type="string">
            <text:p>nm237761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Kaili Thorne</text:p>
          </table:table-cell>
          <table:table-cell office:value-type="string">
            <text:p>Crank</text:p>
          </table:table-cell>
          <table:table-cell office:value-type="string">
            <text:p>1992-02-19</text:p>
          </table:table-cell>
        </table:table-row>
        <table:table-row table:style-name="ro1">
          <table:table-cell/>
          <table:table-cell office:value-type="float" office:value="1066">
            <text:p>1066</text:p>
          </table:table-cell>
          <table:table-cell office:value-type="string">
            <text:p>nm239904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una Blaise</text:p>
          </table:table-cell>
          <table:table-cell office:value-type="string">
            <text:p>Manifest</text:p>
          </table:table-cell>
          <table:table-cell office:value-type="string">
            <text:p>2001-10-01</text:p>
          </table:table-cell>
        </table:table-row>
        <table:table-row table:style-name="ro2">
          <table:table-cell/>
          <table:table-cell office:value-type="float" office:value="1067">
            <text:p>1067</text:p>
          </table:table-cell>
          <table:table-cell office:value-type="string">
            <text:p>nm240651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ochelle Neil</text:p>
          </table:table-cell>
          <table:table-cell office:value-type="string">
            <text:p>Three Little Birds</text:p>
          </table:table-cell>
          <table:table-cell/>
        </table:table-row>
        <table:table-row table:style-name="ro1">
          <table:table-cell/>
          <table:table-cell office:value-type="float" office:value="1068">
            <text:p>1068</text:p>
          </table:table-cell>
          <table:table-cell office:value-type="string">
            <text:p>nm248063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Natalie Alyn Lind</text:p>
          </table:table-cell>
          <table:table-cell office:value-type="string">
            <text:p>Big Sky</text:p>
          </table:table-cell>
          <table:table-cell/>
        </table:table-row>
        <table:table-row table:style-name="ro1">
          <table:table-cell/>
          <table:table-cell office:value-type="float" office:value="1069">
            <text:p>1069</text:p>
          </table:table-cell>
          <table:table-cell office:value-type="string">
            <text:p>nm249906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Uzo Aduba</text:p>
          </table:table-cell>
          <table:table-cell office:value-type="string">
            <text:p>Orange Is the New Black</text:p>
          </table:table-cell>
          <table:table-cell office:value-type="string">
            <text:p>1981-02-10</text:p>
          </table:table-cell>
        </table:table-row>
        <table:table-row table:style-name="ro1">
          <table:table-cell/>
          <table:table-cell office:value-type="float" office:value="1070">
            <text:p>1070</text:p>
          </table:table-cell>
          <table:table-cell office:value-type="string">
            <text:p>nm250163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ena Dunham</text:p>
          </table:table-cell>
          <table:table-cell office:value-type="string">
            <text:p>Tiny Furniture</text:p>
          </table:table-cell>
          <table:table-cell office:value-type="string">
            <text:p>1986-05-13</text:p>
          </table:table-cell>
        </table:table-row>
        <table:table-row table:style-name="ro1">
          <table:table-cell/>
          <table:table-cell office:value-type="float" office:value="1071">
            <text:p>1071</text:p>
          </table:table-cell>
          <table:table-cell office:value-type="string">
            <text:p>nm256228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ahira Kakkar</text:p>
          </table:table-cell>
          <table:table-cell office:value-type="string">
            <text:p>Hank and Asha</text:p>
          </table:table-cell>
          <table:table-cell/>
        </table:table-row>
        <table:table-row table:style-name="ro1">
          <table:table-cell/>
          <table:table-cell office:value-type="float" office:value="1072">
            <text:p>1072</text:p>
          </table:table-cell>
          <table:table-cell office:value-type="string">
            <text:p>nm268584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hloÃ© Jouannet</text:p>
          </table:table-cell>
          <table:table-cell office:value-type="string">
            <text:p>Avis de mistral</text:p>
          </table:table-cell>
          <table:table-cell office:value-type="string">
            <text:p>1997-10-17</text:p>
          </table:table-cell>
        </table:table-row>
        <table:table-row table:style-name="ro1">
          <table:table-cell/>
          <table:table-cell office:value-type="float" office:value="1073">
            <text:p>1073</text:p>
          </table:table-cell>
          <table:table-cell office:value-type="string">
            <text:p>nm269214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Katie McGrath</text:p>
          </table:table-cell>
          <table:table-cell office:value-type="string">
            <text:p>Jurassic World</text:p>
          </table:table-cell>
          <table:table-cell/>
        </table:table-row>
        <table:table-row table:style-name="ro2">
          <table:table-cell/>
          <table:table-cell office:value-type="float" office:value="1074">
            <text:p>1074</text:p>
          </table:table-cell>
          <table:table-cell office:value-type="string">
            <text:p>nm277258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Olivia Taylor Dudley</text:p>
          </table:table-cell>
          <table:table-cell office:value-type="string">
            <text:p>The Magicians</text:p>
          </table:table-cell>
          <table:table-cell office:value-type="string">
            <text:p>1985-11-04</text:p>
          </table:table-cell>
        </table:table-row>
        <table:table-row table:style-name="ro1">
          <table:table-cell/>
          <table:table-cell office:value-type="float" office:value="1075">
            <text:p>1075</text:p>
          </table:table-cell>
          <table:table-cell office:value-type="string">
            <text:p>nm288202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ichelle Keegan</text:p>
          </table:table-cell>
          <table:table-cell office:value-type="string">
            <text:p>Coronation Street</text:p>
          </table:table-cell>
          <table:table-cell office:value-type="string">
            <text:p>1987-06-03</text:p>
          </table:table-cell>
        </table:table-row>
        <table:table-row table:style-name="ro1">
          <table:table-cell/>
          <table:table-cell office:value-type="float" office:value="1076">
            <text:p>1076</text:p>
          </table:table-cell>
          <table:table-cell office:value-type="string">
            <text:p>nm290134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tefania LaVie Owen</text:p>
          </table:table-cell>
          <table:table-cell office:value-type="string">
            <text:p>Krampus</text:p>
          </table:table-cell>
          <table:table-cell office:value-type="string">
            <text:p>1997-12-15</text:p>
          </table:table-cell>
        </table:table-row>
        <table:table-row table:style-name="ro1">
          <table:table-cell/>
          <table:table-cell office:value-type="float" office:value="1077">
            <text:p>1077</text:p>
          </table:table-cell>
          <table:table-cell office:value-type="string">
            <text:p>nm291328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shleigh Cummings</text:p>
          </table:table-cell>
          <table:table-cell office:value-type="string">
            <text:p>The Goldfinch</text:p>
          </table:table-cell>
          <table:table-cell office:value-type="string">
            <text:p>1992-11-11</text:p>
          </table:table-cell>
        </table:table-row>
        <table:table-row table:style-name="ro1">
          <table:table-cell/>
          <table:table-cell office:value-type="float" office:value="1078">
            <text:p>1078</text:p>
          </table:table-cell>
          <table:table-cell office:value-type="string">
            <text:p>nm292530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hristina Chong</text:p>
          </table:table-cell>
          <table:table-cell office:value-type="string">
            <text:p>Johnny English Reborn</text:p>
          </table:table-cell>
          <table:table-cell/>
        </table:table-row>
        <table:table-row table:style-name="ro2">
          <table:table-cell/>
          <table:table-cell office:value-type="float" office:value="1079">
            <text:p>1079</text:p>
          </table:table-cell>
          <table:table-cell office:value-type="string">
            <text:p>nm301879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elina Jade</text:p>
          </table:table-cell>
          <table:table-cell office:value-type="string">
            <text:p>The Man with the Iron Fists</text:p>
          </table:table-cell>
          <table:table-cell office:value-type="string">
            <text:p>1985-06-10</text:p>
          </table:table-cell>
        </table:table-row>
        <table:table-row table:style-name="ro2">
          <table:table-cell/>
          <table:table-cell office:value-type="float" office:value="1080">
            <text:p>1080</text:p>
          </table:table-cell>
          <table:table-cell office:value-type="string">
            <text:p>nm305702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arah Goldberg</text:p>
          </table:table-cell>
          <table:table-cell office:value-type="string">
            <text:p>The Dark Knight Rises</text:p>
          </table:table-cell>
          <table:table-cell office:value-type="string">
            <text:p>1985-05-31</text:p>
          </table:table-cell>
        </table:table-row>
        <table:table-row table:style-name="ro1">
          <table:table-cell/>
          <table:table-cell office:value-type="float" office:value="1081">
            <text:p>1081</text:p>
          </table:table-cell>
          <table:table-cell office:value-type="string">
            <text:p>nm308628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Natalia Cordova-Buckley</text:p>
          </table:table-cell>
          <table:table-cell office:value-type="string">
            <text:p>The Mosquito Coast</text:p>
          </table:table-cell>
          <table:table-cell office:value-type="string">
            <text:p>1982-11-25</text:p>
          </table:table-cell>
        </table:table-row>
        <table:table-row table:style-name="ro2">
          <table:table-cell/>
          <table:table-cell office:value-type="float" office:value="1082">
            <text:p>1082</text:p>
          </table:table-cell>
          <table:table-cell office:value-type="string">
            <text:p>nm312705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Olivia Holt</text:p>
          </table:table-cell>
          <table:table-cell office:value-type="string">
            <text:p>Cloak &amp; Dagger</text:p>
          </table:table-cell>
          <table:table-cell office:value-type="string">
            <text:p>1997-08-05</text:p>
          </table:table-cell>
        </table:table-row>
        <table:table-row table:style-name="ro1">
          <table:table-cell/>
          <table:table-cell office:value-type="float" office:value="1083">
            <text:p>1083</text:p>
          </table:table-cell>
          <table:table-cell office:value-type="string">
            <text:p>nm314075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Priyanka Bose</text:p>
          </table:table-cell>
          <table:table-cell office:value-type="string">
            <text:p>Lion</text:p>
          </table:table-cell>
          <table:table-cell/>
        </table:table-row>
        <table:table-row table:style-name="ro1">
          <table:table-cell/>
          <table:table-cell office:value-type="float" office:value="1084">
            <text:p>1084</text:p>
          </table:table-cell>
          <table:table-cell office:value-type="string">
            <text:p>nm316746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ade Pettyjohn</text:p>
          </table:table-cell>
          <table:table-cell office:value-type="string">
            <text:p>Destroyer</text:p>
          </table:table-cell>
          <table:table-cell office:value-type="string">
            <text:p>2000-11-08</text:p>
          </table:table-cell>
        </table:table-row>
        <table:table-row table:style-name="ro2">
          <table:table-cell/>
          <table:table-cell office:value-type="float" office:value="1085">
            <text:p>1085</text:p>
          </table:table-cell>
          <table:table-cell office:value-type="string">
            <text:p>nm321186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Katherine Cunningham</text:p>
          </table:table-cell>
          <table:table-cell office:value-type="string">
            <text:p>Yellowstone</text:p>
          </table:table-cell>
          <table:table-cell/>
        </table:table-row>
        <table:table-row table:style-name="ro1">
          <table:table-cell/>
          <table:table-cell office:value-type="float" office:value="1086">
            <text:p>1086</text:p>
          </table:table-cell>
          <table:table-cell office:value-type="string">
            <text:p>nm330030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onor Leslie</text:p>
          </table:table-cell>
          <table:table-cell office:value-type="string">
            <text:p>The Man in the High Castle</text:p>
          </table:table-cell>
          <table:table-cell/>
        </table:table-row>
        <table:table-row table:style-name="ro2">
          <table:table-cell/>
          <table:table-cell office:value-type="float" office:value="1087">
            <text:p>1087</text:p>
          </table:table-cell>
          <table:table-cell office:value-type="string">
            <text:p>nm335378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Katie Douglas</text:p>
          </table:table-cell>
          <table:table-cell office:value-type="string">
            <text:p>Ginny &amp; Georgia</text:p>
          </table:table-cell>
          <table:table-cell office:value-type="string">
            <text:p>1998-10-19</text:p>
          </table:table-cell>
        </table:table-row>
        <table:table-row table:style-name="ro1">
          <table:table-cell/>
          <table:table-cell office:value-type="float" office:value="1088">
            <text:p>1088</text:p>
          </table:table-cell>
          <table:table-cell office:value-type="string">
            <text:p>nm351353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tephanie Hsu</text:p>
          </table:table-cell>
          <table:table-cell office:value-type="string">
            <text:p>The Marvelous Mrs. Maisel</text:p>
          </table:table-cell>
          <table:table-cell office:value-type="string">
            <text:p>1990-11-25</text:p>
          </table:table-cell>
        </table:table-row>
        <table:table-row table:style-name="ro1">
          <table:table-cell/>
          <table:table-cell office:value-type="float" office:value="1089">
            <text:p>1089</text:p>
          </table:table-cell>
          <table:table-cell office:value-type="string">
            <text:p>nm351867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Poppy Delevingne</text:p>
          </table:table-cell>
          <table:table-cell office:value-type="string">
            <text:p>Kingsman: The Golden Circle</text:p>
          </table:table-cell>
          <table:table-cell office:value-type="string">
            <text:p>1986-05-03</text:p>
          </table:table-cell>
        </table:table-row>
        <table:table-row table:style-name="ro2">
          <table:table-cell/>
          <table:table-cell office:value-type="float" office:value="1090">
            <text:p>1090</text:p>
          </table:table-cell>
          <table:table-cell office:value-type="string">
            <text:p>nm352882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Emma Myers</text:p>
          </table:table-cell>
          <table:table-cell office:value-type="string">
            <text:p>Wednesday</text:p>
          </table:table-cell>
          <table:table-cell office:value-type="string">
            <text:p>2002-04-02</text:p>
          </table:table-cell>
        </table:table-row>
        <table:table-row table:style-name="ro1">
          <table:table-cell/>
          <table:table-cell office:value-type="float" office:value="1091">
            <text:p>1091</text:p>
          </table:table-cell>
          <table:table-cell office:value-type="string">
            <text:p>nm353873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ackinlee Waddell</text:p>
          </table:table-cell>
          <table:table-cell office:value-type="string">
            <text:p>GCB</text:p>
          </table:table-cell>
          <table:table-cell/>
        </table:table-row>
        <table:table-row table:style-name="ro1">
          <table:table-cell/>
          <table:table-cell office:value-type="float" office:value="1092">
            <text:p>1092</text:p>
          </table:table-cell>
          <table:table-cell office:value-type="string">
            <text:p>nm355088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asheer Zamata</text:p>
          </table:table-cell>
          <table:table-cell office:value-type="string">
            <text:p>Michelle Obama's Breaking Point</text:p>
          </table:table-cell>
          <table:table-cell office:value-type="string">
            <text:p>1986-05-06</text:p>
          </table:table-cell>
        </table:table-row>
        <table:table-row table:style-name="ro2">
          <table:table-cell/>
          <table:table-cell office:value-type="float" office:value="1093">
            <text:p>1093</text:p>
          </table:table-cell>
          <table:table-cell office:value-type="string">
            <text:p>nm358603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aisie Williams</text:p>
          </table:table-cell>
          <table:table-cell office:value-type="string">
            <text:p>The New Mutants</text:p>
          </table:table-cell>
          <table:table-cell office:value-type="string">
            <text:p>1997-04-15</text:p>
          </table:table-cell>
        </table:table-row>
        <table:table-row table:style-name="ro2">
          <table:table-cell/>
          <table:table-cell office:value-type="float" office:value="1094">
            <text:p>1094</text:p>
          </table:table-cell>
          <table:table-cell office:value-type="string">
            <text:p>nm359494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shley Park</text:p>
          </table:table-cell>
          <table:table-cell office:value-type="string">
            <text:p>Joy Ride</text:p>
          </table:table-cell>
          <table:table-cell office:value-type="string">
            <text:p>1991-06-06</text:p>
          </table:table-cell>
        </table:table-row>
        <table:table-row table:style-name="ro1">
          <table:table-cell/>
          <table:table-cell office:value-type="float" office:value="1095">
            <text:p>1095</text:p>
          </table:table-cell>
          <table:table-cell office:value-type="string">
            <text:p>nm360176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hraddha Kapoor</text:p>
          </table:table-cell>
          <table:table-cell office:value-type="string">
            <text:p>Aashiqui 2</text:p>
          </table:table-cell>
          <table:table-cell office:value-type="string">
            <text:p>1987-03-03</text:p>
          </table:table-cell>
        </table:table-row>
        <table:table-row table:style-name="ro2">
          <table:table-cell/>
          <table:table-cell office:value-type="float" office:value="1096">
            <text:p>1096</text:p>
          </table:table-cell>
          <table:table-cell office:value-type="string">
            <text:p>nm361825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aitlin McGee</text:p>
          </table:table-cell>
          <table:table-cell office:value-type="string">
            <text:p>Bluff City Law</text:p>
          </table:table-cell>
          <table:table-cell office:value-type="string">
            <text:p>1988-01-09</text:p>
          </table:table-cell>
        </table:table-row>
        <table:table-row table:style-name="ro1">
          <table:table-cell/>
          <table:table-cell office:value-type="float" office:value="1097">
            <text:p>1097</text:p>
          </table:table-cell>
          <table:table-cell office:value-type="string">
            <text:p>nm364692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oxane Duran</text:p>
          </table:table-cell>
          <table:table-cell office:value-type="string">
            <text:p>Marie Antoinette</text:p>
          </table:table-cell>
          <table:table-cell office:value-type="string">
            <text:p>1993-01-27</text:p>
          </table:table-cell>
        </table:table-row>
        <table:table-row table:style-name="ro1">
          <table:table-cell/>
          <table:table-cell office:value-type="float" office:value="1098">
            <text:p>1098</text:p>
          </table:table-cell>
          <table:table-cell office:value-type="string">
            <text:p>nm373343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emima Kirke</text:p>
          </table:table-cell>
          <table:table-cell office:value-type="string">
            <text:p>Tiny Furniture</text:p>
          </table:table-cell>
          <table:table-cell office:value-type="string">
            <text:p>1985-04-26</text:p>
          </table:table-cell>
        </table:table-row>
        <table:table-row table:style-name="ro1">
          <table:table-cell/>
          <table:table-cell office:value-type="float" office:value="1099">
            <text:p>1099</text:p>
          </table:table-cell>
          <table:table-cell office:value-type="string">
            <text:p>nm382178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Kacey Rohl</text:p>
          </table:table-cell>
          <table:table-cell office:value-type="string">
            <text:p>White Lie</text:p>
          </table:table-cell>
          <table:table-cell office:value-type="string">
            <text:p>1991-08-06</text:p>
          </table:table-cell>
        </table:table-row>
        <table:table-row table:style-name="ro2">
          <table:table-cell/>
          <table:table-cell office:value-type="float" office:value="1100">
            <text:p>1100</text:p>
          </table:table-cell>
          <table:table-cell office:value-type="string">
            <text:p>nm384984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ophie Turner</text:p>
          </table:table-cell>
          <table:table-cell office:value-type="string">
            <text:p>Game of Thrones</text:p>
          </table:table-cell>
          <table:table-cell office:value-type="string">
            <text:p>1996-02-21</text:p>
          </table:table-cell>
        </table:table-row>
        <table:table-row table:style-name="ro1">
          <table:table-cell/>
          <table:table-cell office:value-type="float" office:value="1101">
            <text:p>1101</text:p>
          </table:table-cell>
          <table:table-cell office:value-type="string">
            <text:p>nm385631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ZoÃ« Chao</text:p>
          </table:table-cell>
          <table:table-cell office:value-type="string">
            <text:p>Love Life</text:p>
          </table:table-cell>
          <table:table-cell/>
        </table:table-row>
        <table:table-row table:style-name="ro1">
          <table:table-cell/>
          <table:table-cell office:value-type="float" office:value="1102">
            <text:p>1102</text:p>
          </table:table-cell>
          <table:table-cell office:value-type="string">
            <text:p>nm388602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ngourie Rice</text:p>
          </table:table-cell>
          <table:table-cell office:value-type="string">
            <text:p>The Nice Guys</text:p>
          </table:table-cell>
          <table:table-cell office:value-type="string">
            <text:p>2001-01-01</text:p>
          </table:table-cell>
        </table:table-row>
        <table:table-row table:style-name="ro1">
          <table:table-cell/>
          <table:table-cell office:value-type="float" office:value="1103">
            <text:p>1103</text:p>
          </table:table-cell>
          <table:table-cell office:value-type="string">
            <text:p>nm391803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Zendaya</text:p>
          </table:table-cell>
          <table:table-cell office:value-type="string">
            <text:p>Spider-Man: Homecoming</text:p>
          </table:table-cell>
          <table:table-cell office:value-type="string">
            <text:p>1996-09-01</text:p>
          </table:table-cell>
        </table:table-row>
        <table:table-row table:style-name="ro1">
          <table:table-cell/>
          <table:table-cell office:value-type="float" office:value="1104">
            <text:p>1104</text:p>
          </table:table-cell>
          <table:table-cell office:value-type="string">
            <text:p>nm397018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adie Calvano</text:p>
          </table:table-cell>
          <table:table-cell office:value-type="string">
            <text:p>Mom</text:p>
          </table:table-cell>
          <table:table-cell office:value-type="string">
            <text:p>1997-04-08</text:p>
          </table:table-cell>
        </table:table-row>
        <table:table-row table:style-name="ro1">
          <table:table-cell/>
          <table:table-cell office:value-type="float" office:value="1105">
            <text:p>1105</text:p>
          </table:table-cell>
          <table:table-cell office:value-type="string">
            <text:p>nm410624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auran Irion</text:p>
          </table:table-cell>
          <table:table-cell office:value-type="string">
            <text:p>Zoe Gone</text:p>
          </table:table-cell>
          <table:table-cell office:value-type="string">
            <text:p>1994-10-25</text:p>
          </table:table-cell>
        </table:table-row>
        <table:table-row table:style-name="ro1">
          <table:table-cell/>
          <table:table-cell office:value-type="float" office:value="1106">
            <text:p>1106</text:p>
          </table:table-cell>
          <table:table-cell office:value-type="string">
            <text:p>nm416286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Britne Oldford</text:p>
          </table:table-cell>
          <table:table-cell office:value-type="string">
            <text:p>Dead Ringers</text:p>
          </table:table-cell>
          <table:table-cell/>
        </table:table-row>
        <table:table-row table:style-name="ro1">
          <table:table-cell/>
          <table:table-cell office:value-type="float" office:value="1107">
            <text:p>1107</text:p>
          </table:table-cell>
          <table:table-cell office:value-type="string">
            <text:p>nm436718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parna Brielle</text:p>
          </table:table-cell>
          <table:table-cell office:value-type="string">
            <text:p>FUBAR</text:p>
          </table:table-cell>
          <table:table-cell office:value-type="string">
            <text:p>1994-02-05</text:p>
          </table:table-cell>
        </table:table-row>
        <table:table-row table:style-name="ro1">
          <table:table-cell/>
          <table:table-cell office:value-type="float" office:value="1108">
            <text:p>1108</text:p>
          </table:table-cell>
          <table:table-cell office:value-type="string">
            <text:p>nm456386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ophie NÃ©lisse</text:p>
          </table:table-cell>
          <table:table-cell office:value-type="string">
            <text:p>The Book Thief</text:p>
          </table:table-cell>
          <table:table-cell office:value-type="string">
            <text:p>2000-03-27</text:p>
          </table:table-cell>
        </table:table-row>
        <table:table-row table:style-name="ro1">
          <table:table-cell/>
          <table:table-cell office:value-type="float" office:value="1109">
            <text:p>1109</text:p>
          </table:table-cell>
          <table:table-cell office:value-type="string">
            <text:p>nm458605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icha Moorjani</text:p>
          </table:table-cell>
          <table:table-cell office:value-type="string">
            <text:p>Never Have I Ever</text:p>
          </table:table-cell>
          <table:table-cell office:value-type="string">
            <text:p>1989-05-26</text:p>
          </table:table-cell>
        </table:table-row>
        <table:table-row table:style-name="ro1">
          <table:table-cell/>
          <table:table-cell office:value-type="float" office:value="1110">
            <text:p>1110</text:p>
          </table:table-cell>
          <table:table-cell office:value-type="string">
            <text:p>nm461269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elissa Roxburgh</text:p>
          </table:table-cell>
          <table:table-cell office:value-type="string">
            <text:p>Star Trek Beyond</text:p>
          </table:table-cell>
          <table:table-cell office:value-type="string">
            <text:p>1992-12-10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  <table:table-cell office:value-type="string">
            <text:p>nm474560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Dascha Polanco</text:p>
          </table:table-cell>
          <table:table-cell office:value-type="string">
            <text:p>Orange Is the New Black</text:p>
          </table:table-cell>
          <table:table-cell office:value-type="string">
            <text:p>1982-12-03</text:p>
          </table:table-cell>
        </table:table-row>
        <table:table-row table:style-name="ro1">
          <table:table-cell/>
          <table:table-cell office:value-type="float" office:value="1112">
            <text:p>1112</text:p>
          </table:table-cell>
          <table:table-cell office:value-type="string">
            <text:p>nm476546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arianly Tejada</text:p>
          </table:table-cell>
          <table:table-cell office:value-type="string">
            <text:p>One of Us Is Lying</text:p>
          </table:table-cell>
          <table:table-cell/>
        </table:table-row>
        <table:table-row table:style-name="ro1">
          <table:table-cell/>
          <table:table-cell office:value-type="float" office:value="1113">
            <text:p>1113</text:p>
          </table:table-cell>
          <table:table-cell office:value-type="string">
            <text:p>nm496027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argaret Qualley</text:p>
          </table:table-cell>
          <table:table-cell office:value-type="string">
            <text:p>Once Upon a Time in... Hollywood</text:p>
          </table:table-cell>
          <table:table-cell office:value-type="string">
            <text:p>1994-10-23</text:p>
          </table:table-cell>
        </table:table-row>
        <table:table-row table:style-name="ro1">
          <table:table-cell/>
          <table:table-cell office:value-type="float" office:value="1114">
            <text:p>1114</text:p>
          </table:table-cell>
          <table:table-cell office:value-type="string">
            <text:p>nm497863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ade Xu</text:p>
          </table:table-cell>
          <table:table-cell office:value-type="string">
            <text:p>Shang-Chi and the Legend of the Ten Rings</text:p>
          </table:table-cell>
          <table:table-cell/>
        </table:table-row>
        <table:table-row table:style-name="ro1">
          <table:table-cell/>
          <table:table-cell office:value-type="float" office:value="1115">
            <text:p>1115</text:p>
          </table:table-cell>
          <table:table-cell office:value-type="string">
            <text:p>nm5014360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Poppy Drayton</text:p>
          </table:table-cell>
          <table:table-cell office:value-type="string">
            <text:p>The Shannara Chronicles</text:p>
          </table:table-cell>
          <table:table-cell office:value-type="string">
            <text:p>1991-06-07</text:p>
          </table:table-cell>
        </table:table-row>
        <table:table-row table:style-name="ro1">
          <table:table-cell/>
          <table:table-cell office:value-type="float" office:value="1116">
            <text:p>1116</text:p>
          </table:table-cell>
          <table:table-cell office:value-type="string">
            <text:p>nm509105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Hani Avital</text:p>
          </table:table-cell>
          <table:table-cell office:value-type="string">
            <text:p>Demolition</text:p>
          </table:table-cell>
          <table:table-cell/>
        </table:table-row>
        <table:table-row table:style-name="ro2">
          <table:table-cell/>
          <table:table-cell office:value-type="float" office:value="1117">
            <text:p>1117</text:p>
          </table:table-cell>
          <table:table-cell office:value-type="string">
            <text:p>nm515258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arah Jeffery</text:p>
          </table:table-cell>
          <table:table-cell office:value-type="string">
            <text:p>Across the Line</text:p>
          </table:table-cell>
          <table:table-cell/>
        </table:table-row>
        <table:table-row table:style-name="ro1">
          <table:table-cell/>
          <table:table-cell office:value-type="float" office:value="1118">
            <text:p>1118</text:p>
          </table:table-cell>
          <table:table-cell office:value-type="string">
            <text:p>nm521851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anine Brito</text:p>
          </table:table-cell>
          <table:table-cell office:value-type="string">
            <text:p>One Day at a Time</text:p>
          </table:table-cell>
          <table:table-cell/>
        </table:table-row>
        <table:table-row table:style-name="ro1">
          <table:table-cell/>
          <table:table-cell office:value-type="float" office:value="1119">
            <text:p>1119</text:p>
          </table:table-cell>
          <table:table-cell office:value-type="string">
            <text:p>nm539602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ordan Loughran</text:p>
          </table:table-cell>
          <table:table-cell office:value-type="string">
            <text:p>The Infiltrator</text:p>
          </table:table-cell>
          <table:table-cell/>
        </table:table-row>
        <table:table-row table:style-name="ro1">
          <table:table-cell/>
          <table:table-cell office:value-type="float" office:value="1120">
            <text:p>1120</text:p>
          </table:table-cell>
          <table:table-cell office:value-type="string">
            <text:p>nm573295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Eleanor Worthington-Cox</text:p>
          </table:table-cell>
          <table:table-cell office:value-type="string">
            <text:p>Maleficent</text:p>
          </table:table-cell>
          <table:table-cell office:value-type="string">
            <text:p>2001-06-21</text:p>
          </table:table-cell>
        </table:table-row>
        <table:table-row table:style-name="ro1">
          <table:table-cell/>
          <table:table-cell office:value-type="float" office:value="1121">
            <text:p>1121</text:p>
          </table:table-cell>
          <table:table-cell office:value-type="string">
            <text:p>nm578446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Ioanna Gika</text:p>
          </table:table-cell>
          <table:table-cell office:value-type="string">
            <text:p>Snow White and the Huntsman</text:p>
          </table:table-cell>
          <table:table-cell/>
        </table:table-row>
        <table:table-row table:style-name="ro1">
          <table:table-cell/>
          <table:table-cell office:value-type="float" office:value="1122">
            <text:p>1122</text:p>
          </table:table-cell>
          <table:table-cell office:value-type="string">
            <text:p>nm604098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onam Bajwa</text:p>
          </table:table-cell>
          <table:table-cell office:value-type="string">
            <text:p>Ardab Mutiyaran</text:p>
          </table:table-cell>
          <table:table-cell office:value-type="string">
            <text:p>1989-08-16</text:p>
          </table:table-cell>
        </table:table-row>
        <table:table-row table:style-name="ro1">
          <table:table-cell/>
          <table:table-cell office:value-type="float" office:value="1123">
            <text:p>1123</text:p>
          </table:table-cell>
          <table:table-cell office:value-type="string">
            <text:p>nm605848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allie Haverda</text:p>
          </table:table-cell>
          <table:table-cell office:value-type="string">
            <text:p>That '90s Show</text:p>
          </table:table-cell>
          <table:table-cell/>
        </table:table-row>
        <table:table-row table:style-name="ro1">
          <table:table-cell/>
          <table:table-cell office:value-type="float" office:value="1124">
            <text:p>1124</text:p>
          </table:table-cell>
          <table:table-cell office:value-type="string">
            <text:p>nm613631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evy Tran</text:p>
          </table:table-cell>
          <table:table-cell office:value-type="string">
            <text:p>MacGyver</text:p>
          </table:table-cell>
          <table:table-cell office:value-type="string">
            <text:p>1983-04-08</text:p>
          </table:table-cell>
        </table:table-row>
        <table:table-row table:style-name="ro1">
          <table:table-cell/>
          <table:table-cell office:value-type="float" office:value="1125">
            <text:p>1125</text:p>
          </table:table-cell>
          <table:table-cell office:value-type="string">
            <text:p>nm619577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Dominique Fishback</text:p>
          </table:table-cell>
          <table:table-cell office:value-type="string">
            <text:p>Judas and the Black Messiah</text:p>
          </table:table-cell>
          <table:table-cell office:value-type="string">
            <text:p>1991-03-22</text:p>
          </table:table-cell>
        </table:table-row>
        <table:table-row table:style-name="ro2">
          <table:table-cell/>
          <table:table-cell office:value-type="float" office:value="1126">
            <text:p>1126</text:p>
          </table:table-cell>
          <table:table-cell office:value-type="string">
            <text:p>nm622096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ofia Barclay</text:p>
          </table:table-cell>
          <table:table-cell office:value-type="string">
            <text:p>Spider-Man: Across the Spider-Verse</text:p>
          </table:table-cell>
          <table:table-cell office:value-type="string">
            <text:p>1998-08-31</text:p>
          </table:table-cell>
        </table:table-row>
        <table:table-row table:style-name="ro1">
          <table:table-cell/>
          <table:table-cell office:value-type="float" office:value="1127">
            <text:p>1127</text:p>
          </table:table-cell>
          <table:table-cell office:value-type="string">
            <text:p>nm634655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Annalisa Cochrane</text:p>
          </table:table-cell>
          <table:table-cell office:value-type="string">
            <text:p>Cobra Kai</text:p>
          </table:table-cell>
          <table:table-cell office:value-type="string">
            <text:p>1996-06-21</text:p>
          </table:table-cell>
        </table:table-row>
        <table:table-row table:style-name="ro1">
          <table:table-cell/>
          <table:table-cell office:value-type="float" office:value="1128">
            <text:p>1128</text:p>
          </table:table-cell>
          <table:table-cell office:value-type="string">
            <text:p>nm638440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ary Wiseman</text:p>
          </table:table-cell>
          <table:table-cell office:value-type="string">
            <text:p>Star Trek: Discovery</text:p>
          </table:table-cell>
          <table:table-cell office:value-type="string">
            <text:p>1985-07-30</text:p>
          </table:table-cell>
        </table:table-row>
        <table:table-row table:style-name="ro1">
          <table:table-cell/>
          <table:table-cell office:value-type="float" office:value="1129">
            <text:p>1129</text:p>
          </table:table-cell>
          <table:table-cell office:value-type="string">
            <text:p>nm640301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Daniela Melchior</text:p>
          </table:table-cell>
          <table:table-cell office:value-type="string">
            <text:p>The Suicide Squad</text:p>
          </table:table-cell>
          <table:table-cell office:value-type="string">
            <text:p>1996-11-01</text:p>
          </table:table-cell>
        </table:table-row>
        <table:table-row table:style-name="ro1">
          <table:table-cell/>
          <table:table-cell office:value-type="float" office:value="1130">
            <text:p>1130</text:p>
          </table:table-cell>
          <table:table-cell office:value-type="string">
            <text:p>nm659822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Nora Fatehi</text:p>
          </table:table-cell>
          <table:table-cell office:value-type="string">
            <text:p>BÃ£hubali: The Beginning</text:p>
          </table:table-cell>
          <table:table-cell office:value-type="string">
            <text:p>1992-02-06</text:p>
          </table:table-cell>
        </table:table-row>
        <table:table-row table:style-name="ro1">
          <table:table-cell/>
          <table:table-cell office:value-type="float" office:value="1131">
            <text:p>1131</text:p>
          </table:table-cell>
          <table:table-cell office:value-type="string">
            <text:p>nm6854116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Milly Alcock</text:p>
          </table:table-cell>
          <table:table-cell office:value-type="string">
            <text:p>Upright</text:p>
          </table:table-cell>
          <table:table-cell office:value-type="string">
            <text:p>2000-04-11</text:p>
          </table:table-cell>
        </table:table-row>
        <table:table-row table:style-name="ro1">
          <table:table-cell/>
          <table:table-cell office:value-type="float" office:value="1132">
            <text:p>1132</text:p>
          </table:table-cell>
          <table:table-cell office:value-type="string">
            <text:p>nm689200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auren Lyle</text:p>
          </table:table-cell>
          <table:table-cell office:value-type="string">
            <text:p>Karen Pirie</text:p>
          </table:table-cell>
          <table:table-cell office:value-type="string">
            <text:p>1993-07-12</text:p>
          </table:table-cell>
        </table:table-row>
        <table:table-row table:style-name="ro2">
          <table:table-cell/>
          <table:table-cell office:value-type="float" office:value="1133">
            <text:p>1133</text:p>
          </table:table-cell>
          <table:table-cell office:value-type="string">
            <text:p>nm7424185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Rosalind Eleazar</text:p>
          </table:table-cell>
          <table:table-cell office:value-type="string">
            <text:p>Slow Horses</text:p>
          </table:table-cell>
          <table:table-cell office:value-type="string">
            <text:p>1982-02-04</text:p>
          </table:table-cell>
        </table:table-row>
        <table:table-row table:style-name="ro1">
          <table:table-cell/>
          <table:table-cell office:value-type="float" office:value="1134">
            <text:p>1134</text:p>
          </table:table-cell>
          <table:table-cell office:value-type="string">
            <text:p>nm750927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Teagan Croft</text:p>
          </table:table-cell>
          <table:table-cell office:value-type="string">
            <text:p>Titans</text:p>
          </table:table-cell>
          <table:table-cell office:value-type="string">
            <text:p>2004-04-23</text:p>
          </table:table-cell>
        </table:table-row>
        <table:table-row table:style-name="ro1">
          <table:table-cell/>
          <table:table-cell office:value-type="float" office:value="1135">
            <text:p>1135</text:p>
          </table:table-cell>
          <table:table-cell office:value-type="string">
            <text:p>nm8003262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Dipika Kunwar</text:p>
          </table:table-cell>
          <table:table-cell office:value-type="string">
            <text:p>Black Narcissus</text:p>
          </table:table-cell>
          <table:table-cell/>
        </table:table-row>
        <table:table-row table:style-name="ro1">
          <table:table-cell/>
          <table:table-cell office:value-type="float" office:value="1136">
            <text:p>1136</text:p>
          </table:table-cell>
          <table:table-cell office:value-type="string">
            <text:p>nm803780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Pragathi Guruprasad</text:p>
          </table:table-cell>
          <table:table-cell office:value-type="string">
            <text:p>Never Have I Ever</text:p>
          </table:table-cell>
          <table:table-cell/>
        </table:table-row>
        <table:table-row table:style-name="ro1">
          <table:table-cell/>
          <table:table-cell office:value-type="float" office:value="1137">
            <text:p>1137</text:p>
          </table:table-cell>
          <table:table-cell office:value-type="string">
            <text:p>nm8076281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Emma Mackey</text:p>
          </table:table-cell>
          <table:table-cell office:value-type="string">
            <text:p>Barbie</text:p>
          </table:table-cell>
          <table:table-cell office:value-type="string">
            <text:p>1996-01-04</text:p>
          </table:table-cell>
        </table:table-row>
        <table:table-row table:style-name="ro2">
          <table:table-cell/>
          <table:table-cell office:value-type="float" office:value="1138">
            <text:p>1138</text:p>
          </table:table-cell>
          <table:table-cell office:value-type="string">
            <text:p>nm8137263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oy Sunday</text:p>
          </table:table-cell>
          <table:table-cell office:value-type="string">
            <text:p>Wednesday</text:p>
          </table:table-cell>
          <table:table-cell/>
        </table:table-row>
        <table:table-row table:style-name="ro1">
          <table:table-cell/>
          <table:table-cell office:value-type="float" office:value="1139">
            <text:p>1139</text:p>
          </table:table-cell>
          <table:table-cell office:value-type="string">
            <text:p>nm880867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Taylor Thorne</text:p>
          </table:table-cell>
          <table:table-cell office:value-type="string">
            <text:p>Project Ithaca</text:p>
          </table:table-cell>
          <table:table-cell/>
        </table:table-row>
        <table:table-row table:style-name="ro1">
          <table:table-cell/>
          <table:table-cell office:value-type="float" office:value="1140">
            <text:p>1140</text:p>
          </table:table-cell>
          <table:table-cell office:value-type="string">
            <text:p>nm909684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Thuso Mbedu</text:p>
          </table:table-cell>
          <table:table-cell office:value-type="string">
            <text:p>The Woman King</text:p>
          </table:table-cell>
          <table:table-cell office:value-type="string">
            <text:p>1991-07-08</text:p>
          </table:table-cell>
        </table:table-row>
        <table:table-row table:style-name="ro1">
          <table:table-cell/>
          <table:table-cell office:value-type="float" office:value="1141">
            <text:p>1141</text:p>
          </table:table-cell>
          <table:table-cell office:value-type="string">
            <text:p>nm9311474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Jeon Jong-seo</text:p>
          </table:table-cell>
          <table:table-cell office:value-type="string">
            <text:p>Beoning</text:p>
          </table:table-cell>
          <table:table-cell office:value-type="string">
            <text:p>1994-07-05</text:p>
          </table:table-cell>
        </table:table-row>
        <table:table-row table:style-name="ro2">
          <table:table-cell/>
          <table:table-cell office:value-type="float" office:value="1142">
            <text:p>1142</text:p>
          </table:table-cell>
          <table:table-cell office:value-type="string">
            <text:p>nm9611337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Caroline Wilde</text:p>
          </table:table-cell>
          <table:table-cell office:value-type="string">
            <text:p>Street Dancer 3D</text:p>
          </table:table-cell>
          <table:table-cell/>
        </table:table-row>
        <table:table-row table:style-name="ro1">
          <table:table-cell/>
          <table:table-cell office:value-type="float" office:value="1143">
            <text:p>1143</text:p>
          </table:table-cell>
          <table:table-cell office:value-type="string">
            <text:p>nm1882929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Liana Liberato</text:p>
          </table:table-cell>
          <table:table-cell office:value-type="string">
            <text:p>If I Stay</text:p>
          </table:table-cell>
          <table:table-cell office:value-type="string">
            <text:p>1995-08-20</text:p>
          </table:table-cell>
        </table:table-row>
        <table:table-row table:style-name="ro1">
          <table:table-cell/>
          <table:table-cell office:value-type="float" office:value="1144">
            <text:p>1144</text:p>
          </table:table-cell>
          <table:table-cell office:value-type="string">
            <text:p>nm4480988</text:p>
          </table:table-cell>
          <table:table-cell table:number-columns-repeated="2" office:value-type="string">
            <text:p>2023-06-17</text:p>
          </table:table-cell>
          <table:table-cell/>
          <table:table-cell office:value-type="string">
            <text:p>Sarah Desjardins</text:p>
          </table:table-cell>
          <table:table-cell office:value-type="string">
            <text:p>Yellowjackets</text:p>
          </table:table-cell>
          <table:table-cell/>
        </table:table-row>
        <table:table-row table:style-name="ro1">
          <table:table-cell/>
          <table:table-cell office:value-type="float" office:value="1145">
            <text:p>1145</text:p>
          </table:table-cell>
          <table:table-cell office:value-type="string">
            <text:p>nm0001848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Dianne Wiest</text:p>
          </table:table-cell>
          <table:table-cell office:value-type="string">
            <text:p>The Birdcage</text:p>
          </table:table-cell>
          <table:table-cell office:value-type="string">
            <text:p>1946-03-28</text:p>
          </table:table-cell>
        </table:table-row>
        <table:table-row table:style-name="ro2">
          <table:table-cell/>
          <table:table-cell office:value-type="float" office:value="1146">
            <text:p>1146</text:p>
          </table:table-cell>
          <table:table-cell office:value-type="string">
            <text:p>nm0005191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Paula Marshall</text:p>
          </table:table-cell>
          <table:table-cell office:value-type="string">
            <text:p>Gary Unmarried</text:p>
          </table:table-cell>
          <table:table-cell office:value-type="string">
            <text:p>1964-06-12</text:p>
          </table:table-cell>
        </table:table-row>
        <table:table-row table:style-name="ro1">
          <table:table-cell/>
          <table:table-cell office:value-type="float" office:value="1147">
            <text:p>1147</text:p>
          </table:table-cell>
          <table:table-cell office:value-type="string">
            <text:p>nm0024404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Lauren Ambrose</text:p>
          </table:table-cell>
          <table:table-cell office:value-type="string">
            <text:p>Six Feet Under</text:p>
          </table:table-cell>
          <table:table-cell office:value-type="string">
            <text:p>1978-02-20</text:p>
          </table:table-cell>
        </table:table-row>
        <table:table-row table:style-name="ro1">
          <table:table-cell/>
          <table:table-cell office:value-type="float" office:value="1148">
            <text:p>1148</text:p>
          </table:table-cell>
          <table:table-cell office:value-type="string">
            <text:p>nm0263881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Kayla Ewell</text:p>
          </table:table-cell>
          <table:table-cell office:value-type="string">
            <text:p>Freaks and Geeks</text:p>
          </table:table-cell>
          <table:table-cell office:value-type="string">
            <text:p>1985-08-27</text:p>
          </table:table-cell>
        </table:table-row>
        <table:table-row table:style-name="ro1">
          <table:table-cell/>
          <table:table-cell office:value-type="float" office:value="1149">
            <text:p>1149</text:p>
          </table:table-cell>
          <table:table-cell office:value-type="string">
            <text:p>nm0461746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Sidse Babett Knudsen</text:p>
          </table:table-cell>
          <table:table-cell office:value-type="string">
            <text:p>Borgen</text:p>
          </table:table-cell>
          <table:table-cell/>
        </table:table-row>
        <table:table-row table:style-name="ro2">
          <table:table-cell/>
          <table:table-cell office:value-type="float" office:value="1150">
            <text:p>1150</text:p>
          </table:table-cell>
          <table:table-cell office:value-type="string">
            <text:p>nm0593310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Elizabeth Mitchell</text:p>
          </table:table-cell>
          <table:table-cell office:value-type="string">
            <text:p>Running Scared</text:p>
          </table:table-cell>
          <table:table-cell office:value-type="string">
            <text:p>1970-03-27</text:p>
          </table:table-cell>
        </table:table-row>
        <table:table-row table:style-name="ro1">
          <table:table-cell/>
          <table:table-cell office:value-type="float" office:value="1151">
            <text:p>1151</text:p>
          </table:table-cell>
          <table:table-cell office:value-type="string">
            <text:p>nm0731927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Kimmy Robertson</text:p>
          </table:table-cell>
          <table:table-cell office:value-type="string">
            <text:p>Beauty and the Beast</text:p>
          </table:table-cell>
          <table:table-cell office:value-type="string">
            <text:p>1954-11-27</text:p>
          </table:table-cell>
        </table:table-row>
        <table:table-row table:style-name="ro1">
          <table:table-cell/>
          <table:table-cell office:value-type="float" office:value="1152">
            <text:p>1152</text:p>
          </table:table-cell>
          <table:table-cell office:value-type="string">
            <text:p>nm1001615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Mary Oyaya</text:p>
          </table:table-cell>
          <table:table-cell office:value-type="string">
            <text:p>The Janitors Closet</text:p>
          </table:table-cell>
          <table:table-cell/>
        </table:table-row>
        <table:table-row table:style-name="ro1">
          <table:table-cell/>
          <table:table-cell office:value-type="float" office:value="1153">
            <text:p>1153</text:p>
          </table:table-cell>
          <table:table-cell office:value-type="string">
            <text:p>nm1310861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Mary Nighy</text:p>
          </table:table-cell>
          <table:table-cell office:value-type="string">
            <text:p>Marie Antoinette</text:p>
          </table:table-cell>
          <table:table-cell office:value-type="string">
            <text:p>1984-07-17</text:p>
          </table:table-cell>
        </table:table-row>
        <table:table-row table:style-name="ro2">
          <table:table-cell/>
          <table:table-cell office:value-type="float" office:value="1154">
            <text:p>1154</text:p>
          </table:table-cell>
          <table:table-cell office:value-type="string">
            <text:p>nm1343638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Eliza Taylor</text:p>
          </table:table-cell>
          <table:table-cell office:value-type="string">
            <text:p>The 100</text:p>
          </table:table-cell>
          <table:table-cell office:value-type="string">
            <text:p>1989-10-24</text:p>
          </table:table-cell>
        </table:table-row>
        <table:table-row table:style-name="ro1">
          <table:table-cell/>
          <table:table-cell office:value-type="float" office:value="1155">
            <text:p>1155</text:p>
          </table:table-cell>
          <table:table-cell office:value-type="string">
            <text:p>nm1401531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Diora Baird</text:p>
          </table:table-cell>
          <table:table-cell office:value-type="string">
            <text:p>Wedding Crashers</text:p>
          </table:table-cell>
          <table:table-cell office:value-type="string">
            <text:p>1983-04-06</text:p>
          </table:table-cell>
        </table:table-row>
        <table:table-row table:style-name="ro1">
          <table:table-cell/>
          <table:table-cell office:value-type="float" office:value="1156">
            <text:p>1156</text:p>
          </table:table-cell>
          <table:table-cell office:value-type="string">
            <text:p>nm1486317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Alycia Debnam-Carey</text:p>
          </table:table-cell>
          <table:table-cell office:value-type="string">
            <text:p>Into the Storm</text:p>
          </table:table-cell>
          <table:table-cell office:value-type="string">
            <text:p>1993-07-20</text:p>
          </table:table-cell>
        </table:table-row>
        <table:table-row table:style-name="ro1">
          <table:table-cell/>
          <table:table-cell office:value-type="float" office:value="1157">
            <text:p>1157</text:p>
          </table:table-cell>
          <table:table-cell office:value-type="string">
            <text:p>nm1503416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Kaniehtiio Horn</text:p>
          </table:table-cell>
          <table:table-cell office:value-type="string">
            <text:p>Journey to the Center of the Earth</text:p>
          </table:table-cell>
          <table:table-cell office:value-type="string">
            <text:p>1986-11-08</text:p>
          </table:table-cell>
        </table:table-row>
        <table:table-row table:style-name="ro1">
          <table:table-cell/>
          <table:table-cell office:value-type="float" office:value="1158">
            <text:p>1158</text:p>
          </table:table-cell>
          <table:table-cell office:value-type="string">
            <text:p>nm1595086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Katie McGuinness</text:p>
          </table:table-cell>
          <table:table-cell office:value-type="string">
            <text:p>Roots</text:p>
          </table:table-cell>
          <table:table-cell/>
        </table:table-row>
        <table:table-row table:style-name="ro1">
          <table:table-cell/>
          <table:table-cell office:value-type="float" office:value="1159">
            <text:p>1159</text:p>
          </table:table-cell>
          <table:table-cell office:value-type="string">
            <text:p>nm1601354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Genevieve Gaunt</text:p>
          </table:table-cell>
          <table:table-cell office:value-type="string">
            <text:p>Knightfall</text:p>
          </table:table-cell>
          <table:table-cell office:value-type="string">
            <text:p>1991-01-13</text:p>
          </table:table-cell>
        </table:table-row>
        <table:table-row table:style-name="ro1">
          <table:table-cell/>
          <table:table-cell office:value-type="float" office:value="1160">
            <text:p>1160</text:p>
          </table:table-cell>
          <table:table-cell office:value-type="string">
            <text:p>nm1628115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Juliet Rylance</text:p>
          </table:table-cell>
          <table:table-cell office:value-type="string">
            <text:p>Sinister</text:p>
          </table:table-cell>
          <table:table-cell office:value-type="string">
            <text:p>1979-07-26</text:p>
          </table:table-cell>
        </table:table-row>
        <table:table-row table:style-name="ro1">
          <table:table-cell/>
          <table:table-cell office:value-type="float" office:value="1161">
            <text:p>1161</text:p>
          </table:table-cell>
          <table:table-cell office:value-type="string">
            <text:p>nm1965552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Nicola Coughlan</text:p>
          </table:table-cell>
          <table:table-cell office:value-type="string">
            <text:p>Derry Girls</text:p>
          </table:table-cell>
          <table:table-cell office:value-type="string">
            <text:p>1987-01-09</text:p>
          </table:table-cell>
        </table:table-row>
        <table:table-row table:style-name="ro2">
          <table:table-cell/>
          <table:table-cell office:value-type="float" office:value="1162">
            <text:p>1162</text:p>
          </table:table-cell>
          <table:table-cell office:value-type="string">
            <text:p>nm2127038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Candice King</text:p>
          </table:table-cell>
          <table:table-cell office:value-type="string">
            <text:p>Juno</text:p>
          </table:table-cell>
          <table:table-cell office:value-type="string">
            <text:p>1987-05-13</text:p>
          </table:table-cell>
        </table:table-row>
        <table:table-row table:style-name="ro1">
          <table:table-cell/>
          <table:table-cell office:value-type="float" office:value="1163">
            <text:p>1163</text:p>
          </table:table-cell>
          <table:table-cell office:value-type="string">
            <text:p>nm2148911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Wunmi Mosaku</text:p>
          </table:table-cell>
          <table:table-cell office:value-type="string">
            <text:p>His House</text:p>
          </table:table-cell>
          <table:table-cell office:value-type="string">
            <text:p>1986-07-31</text:p>
          </table:table-cell>
        </table:table-row>
        <table:table-row table:style-name="ro1">
          <table:table-cell/>
          <table:table-cell office:value-type="float" office:value="1164">
            <text:p>1164</text:p>
          </table:table-cell>
          <table:table-cell office:value-type="string">
            <text:p>nm2171898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Birgitte Hjort SÃ¸rensen</text:p>
          </table:table-cell>
          <table:table-cell office:value-type="string">
            <text:p>Kraftidioten</text:p>
          </table:table-cell>
          <table:table-cell office:value-type="string">
            <text:p>1982-01-16</text:p>
          </table:table-cell>
        </table:table-row>
        <table:table-row table:style-name="ro1">
          <table:table-cell/>
          <table:table-cell office:value-type="float" office:value="1165">
            <text:p>1165</text:p>
          </table:table-cell>
          <table:table-cell office:value-type="string">
            <text:p>nm2362068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Caity Lotz</text:p>
          </table:table-cell>
          <table:table-cell office:value-type="string">
            <text:p>The Machine</text:p>
          </table:table-cell>
          <table:table-cell office:value-type="string">
            <text:p>1986-12-30</text:p>
          </table:table-cell>
        </table:table-row>
        <table:table-row table:style-name="ro1">
          <table:table-cell/>
          <table:table-cell office:value-type="float" office:value="1166">
            <text:p>1166</text:p>
          </table:table-cell>
          <table:table-cell office:value-type="string">
            <text:p>nm2436687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Allie Gonino</text:p>
          </table:table-cell>
          <table:table-cell office:value-type="string">
            <text:p>The Lying Game</text:p>
          </table:table-cell>
          <table:table-cell office:value-type="string">
            <text:p>1990-03-30</text:p>
          </table:table-cell>
        </table:table-row>
        <table:table-row table:style-name="ro1">
          <table:table-cell/>
          <table:table-cell office:value-type="float" office:value="1167">
            <text:p>1167</text:p>
          </table:table-cell>
          <table:table-cell office:value-type="string">
            <text:p>nm2610425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Chrissie Fit</text:p>
          </table:table-cell>
          <table:table-cell office:value-type="string">
            <text:p>Pitch Perfect 2</text:p>
          </table:table-cell>
          <table:table-cell/>
        </table:table-row>
        <table:table-row table:style-name="ro1">
          <table:table-cell/>
          <table:table-cell office:value-type="float" office:value="1168">
            <text:p>1168</text:p>
          </table:table-cell>
          <table:table-cell office:value-type="string">
            <text:p>nm2679753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Annie Ilonzeh</text:p>
          </table:table-cell>
          <table:table-cell office:value-type="string">
            <text:p>Peppermint</text:p>
          </table:table-cell>
          <table:table-cell office:value-type="string">
            <text:p>1983-08-23</text:p>
          </table:table-cell>
        </table:table-row>
        <table:table-row table:style-name="ro1">
          <table:table-cell/>
          <table:table-cell office:value-type="float" office:value="1169">
            <text:p>1169</text:p>
          </table:table-cell>
          <table:table-cell office:value-type="string">
            <text:p>nm2955595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Marie Avgeropoulos</text:p>
          </table:table-cell>
          <table:table-cell office:value-type="string">
            <text:p>Tracers</text:p>
          </table:table-cell>
          <table:table-cell office:value-type="string">
            <text:p>1986-06-17</text:p>
          </table:table-cell>
        </table:table-row>
        <table:table-row table:style-name="ro2">
          <table:table-cell/>
          <table:table-cell office:value-type="float" office:value="1170">
            <text:p>1170</text:p>
          </table:table-cell>
          <table:table-cell office:value-type="string">
            <text:p>nm3430569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Megan Ketch</text:p>
          </table:table-cell>
          <table:table-cell office:value-type="string">
            <text:p>The Big Wedding</text:p>
          </table:table-cell>
          <table:table-cell office:value-type="string">
            <text:p>1982-07-26</text:p>
          </table:table-cell>
        </table:table-row>
        <table:table-row table:style-name="ro1">
          <table:table-cell/>
          <table:table-cell office:value-type="float" office:value="1171">
            <text:p>1171</text:p>
          </table:table-cell>
          <table:table-cell office:value-type="string">
            <text:p>nm4209180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Sepideh Moafi</text:p>
          </table:table-cell>
          <table:table-cell office:value-type="string">
            <text:p>Black Bird</text:p>
          </table:table-cell>
          <table:table-cell/>
        </table:table-row>
        <table:table-row table:style-name="ro1">
          <table:table-cell/>
          <table:table-cell office:value-type="float" office:value="1172">
            <text:p>1172</text:p>
          </table:table-cell>
          <table:table-cell office:value-type="string">
            <text:p>nm4248765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Lauren Ridloff</text:p>
          </table:table-cell>
          <table:table-cell office:value-type="string">
            <text:p>Eternals</text:p>
          </table:table-cell>
          <table:table-cell office:value-type="string">
            <text:p>1978-04-06</text:p>
          </table:table-cell>
        </table:table-row>
        <table:table-row table:style-name="ro1">
          <table:table-cell/>
          <table:table-cell office:value-type="float" office:value="1173">
            <text:p>1173</text:p>
          </table:table-cell>
          <table:table-cell office:value-type="string">
            <text:p>nm4868281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Sai Bennett</text:p>
          </table:table-cell>
          <table:table-cell office:value-type="string">
            <text:p>Mr Selfridge</text:p>
          </table:table-cell>
          <table:table-cell office:value-type="string">
            <text:p>1990-05-30</text:p>
          </table:table-cell>
        </table:table-row>
        <table:table-row table:style-name="ro1">
          <table:table-cell/>
          <table:table-cell office:value-type="float" office:value="1174">
            <text:p>1174</text:p>
          </table:table-cell>
          <table:table-cell office:value-type="string">
            <text:p>nm5065913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Grace Dove</text:p>
          </table:table-cell>
          <table:table-cell office:value-type="string">
            <text:p>The Revenant</text:p>
          </table:table-cell>
          <table:table-cell office:value-type="string">
            <text:p>1991-07-25</text:p>
          </table:table-cell>
        </table:table-row>
        <table:table-row table:style-name="ro1">
          <table:table-cell/>
          <table:table-cell office:value-type="float" office:value="1175">
            <text:p>1175</text:p>
          </table:table-cell>
          <table:table-cell office:value-type="string">
            <text:p>nm5488579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Mimi Keene</text:p>
          </table:table-cell>
          <table:table-cell office:value-type="string">
            <text:p>Close</text:p>
          </table:table-cell>
          <table:table-cell office:value-type="string">
            <text:p>1998-08-05</text:p>
          </table:table-cell>
        </table:table-row>
        <table:table-row table:style-name="ro1">
          <table:table-cell/>
          <table:table-cell office:value-type="float" office:value="1176">
            <text:p>1176</text:p>
          </table:table-cell>
          <table:table-cell office:value-type="string">
            <text:p>nm5682314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Anjelika Washington</text:p>
          </table:table-cell>
          <table:table-cell office:value-type="string">
            <text:p>Tall Girl</text:p>
          </table:table-cell>
          <table:table-cell office:value-type="string">
            <text:p>1998-05-15</text:p>
          </table:table-cell>
        </table:table-row>
        <table:table-row table:style-name="ro1">
          <table:table-cell/>
          <table:table-cell office:value-type="float" office:value="1177">
            <text:p>1177</text:p>
          </table:table-cell>
          <table:table-cell office:value-type="string">
            <text:p>nm5715289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DenÃ©e Benton</text:p>
          </table:table-cell>
          <table:table-cell office:value-type="string">
            <text:p>Our Friend</text:p>
          </table:table-cell>
          <table:table-cell office:value-type="string">
            <text:p>1991-12-31</text:p>
          </table:table-cell>
        </table:table-row>
        <table:table-row table:style-name="ro2">
          <table:table-cell/>
          <table:table-cell office:value-type="float" office:value="1178">
            <text:p>1178</text:p>
          </table:table-cell>
          <table:table-cell office:value-type="string">
            <text:p>nm6301068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Sabrina Bartlett</text:p>
          </table:table-cell>
          <table:table-cell office:value-type="string">
            <text:p>Game of Thrones</text:p>
          </table:table-cell>
          <table:table-cell office:value-type="string">
            <text:p>1991-09-12</text:p>
          </table:table-cell>
        </table:table-row>
        <table:table-row table:style-name="ro1">
          <table:table-cell/>
          <table:table-cell office:value-type="float" office:value="1179">
            <text:p>1179</text:p>
          </table:table-cell>
          <table:table-cell office:value-type="string">
            <text:p>nm7186321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Lia McHugh</text:p>
          </table:table-cell>
          <table:table-cell office:value-type="string">
            <text:p>Eternals</text:p>
          </table:table-cell>
          <table:table-cell office:value-type="string">
            <text:p>2005-11-18</text:p>
          </table:table-cell>
        </table:table-row>
        <table:table-row table:style-name="ro2">
          <table:table-cell/>
          <table:table-cell office:value-type="float" office:value="1180">
            <text:p>1180</text:p>
          </table:table-cell>
          <table:table-cell office:value-type="string">
            <text:p>nm7737332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Tanya Reynolds</text:p>
          </table:table-cell>
          <table:table-cell office:value-type="string">
            <text:p>Sex Education</text:p>
          </table:table-cell>
          <table:table-cell office:value-type="string">
            <text:p>1991-11-04</text:p>
          </table:table-cell>
        </table:table-row>
        <table:table-row table:style-name="ro1">
          <table:table-cell/>
          <table:table-cell office:value-type="float" office:value="1181">
            <text:p>1181</text:p>
          </table:table-cell>
          <table:table-cell office:value-type="string">
            <text:p>nm8633113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Ami Park</text:p>
          </table:table-cell>
          <table:table-cell office:value-type="string">
            <text:p>Alaska Daily</text:p>
          </table:table-cell>
          <table:table-cell/>
        </table:table-row>
        <table:table-row table:style-name="ro2">
          <table:table-cell/>
          <table:table-cell office:value-type="float" office:value="1182">
            <text:p>1182</text:p>
          </table:table-cell>
          <table:table-cell office:value-type="string">
            <text:p>nm8659047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Ruby Barker</text:p>
          </table:table-cell>
          <table:table-cell office:value-type="string">
            <text:p>How to Stop a Recurring Dream</text:p>
          </table:table-cell>
          <table:table-cell office:value-type="string">
            <text:p>1996-12-23</text:p>
          </table:table-cell>
        </table:table-row>
        <table:table-row table:style-name="ro2">
          <table:table-cell/>
          <table:table-cell office:value-type="float" office:value="1183">
            <text:p>1183</text:p>
          </table:table-cell>
          <table:table-cell office:value-type="string">
            <text:p>nm10228854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Aimee Lou Wood</text:p>
          </table:table-cell>
          <table:table-cell office:value-type="string">
            <text:p>Living</text:p>
          </table:table-cell>
          <table:table-cell office:value-type="string">
            <text:p>1995-02-03</text:p>
          </table:table-cell>
        </table:table-row>
        <table:table-row table:style-name="ro1">
          <table:table-cell/>
          <table:table-cell office:value-type="float" office:value="1184">
            <text:p>1184</text:p>
          </table:table-cell>
          <table:table-cell office:value-type="string">
            <text:p>nm10591353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Jahkara Smith</text:p>
          </table:table-cell>
          <table:table-cell office:value-type="string">
            <text:p>NOS4A2</text:p>
          </table:table-cell>
          <table:table-cell/>
        </table:table-row>
        <table:table-row table:style-name="ro2">
          <table:table-cell/>
          <table:table-cell office:value-type="float" office:value="1185">
            <text:p>1185</text:p>
          </table:table-cell>
          <table:table-cell office:value-type="string">
            <text:p>nm2984397</text:p>
          </table:table-cell>
          <table:table-cell table:number-columns-repeated="2" office:value-type="string">
            <text:p>2023-09-20</text:p>
          </table:table-cell>
          <table:table-cell/>
          <table:table-cell office:value-type="string">
            <text:p>Georgia Flood</text:p>
          </table:table-cell>
          <table:table-cell office:value-type="string">
            <text:p>Anzac Girls</text:p>
          </table:table-cell>
          <table:table-cell/>
        </table:table-row>
        <table:table-row table:style-name="ro2">
          <table:table-cell/>
          <table:table-cell office:value-type="float" office:value="1186">
            <text:p>1186</text:p>
          </table:table-cell>
          <table:table-cell office:value-type="string">
            <text:p>nm1490300</text:p>
          </table:table-cell>
          <table:table-cell table:number-columns-repeated="2" office:value-type="string">
            <text:p>2023-11-03</text:p>
          </table:table-cell>
          <table:table-cell/>
          <table:table-cell office:value-type="string">
            <text:p>Aisha Hinds</text:p>
          </table:table-cell>
          <table:table-cell office:value-type="string">
            <text:p>The Next Three Days</text:p>
          </table:table-cell>
          <table:table-cell office:value-type="string">
            <text:p>1975-11-13</text:p>
          </table:table-cell>
        </table:table-row>
        <table:table-row table:style-name="ro1">
          <table:table-cell/>
          <table:table-cell office:value-type="float" office:value="1187">
            <text:p>1187</text:p>
          </table:table-cell>
          <table:table-cell office:value-type="string">
            <text:p>nm0000291</text:p>
          </table:table-cell>
          <table:table-cell table:number-columns-repeated="2" office:value-type="string">
            <text:p>2023-11-03</text:p>
          </table:table-cell>
          <table:table-cell/>
          <table:table-cell office:value-type="string">
            <text:p>Angela Bassett</text:p>
          </table:table-cell>
          <table:table-cell office:value-type="string">
            <text:p>Strange Days</text:p>
          </table:table-cell>
          <table:table-cell office:value-type="string">
            <text:p>1958-08-16</text:p>
          </table:table-cell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string">
            <text:p>nm0000541</text:p>
          </table:table-cell>
          <table:table-cell table:number-columns-repeated="2" office:value-type="string">
            <text:p>2023-11-03</text:p>
          </table:table-cell>
          <table:table-cell/>
          <table:table-cell office:value-type="string">
            <text:p>Bette Midler</text:p>
          </table:table-cell>
          <table:table-cell office:value-type="string">
            <text:p>Beaches</text:p>
          </table:table-cell>
          <table:table-cell office:value-type="string">
            <text:p>1945-12-01</text:p>
          </table:table-cell>
        </table:table-row>
        <table:table-row table:style-name="ro1">
          <table:table-cell/>
          <table:table-cell office:value-type="float" office:value="1189">
            <text:p>1189</text:p>
          </table:table-cell>
          <table:table-cell office:value-type="string">
            <text:p>nm0714426</text:p>
          </table:table-cell>
          <table:table-cell table:number-columns-repeated="2" office:value-type="string">
            <text:p>2023-11-03</text:p>
          </table:table-cell>
          <table:table-cell/>
          <table:table-cell office:value-type="string">
            <text:p>DonnaMarie Recco</text:p>
          </table:table-cell>
          <table:table-cell office:value-type="string">
            <text:p>Public Morals</text:p>
          </table:table-cell>
          <table:table-cell office:value-type="string">
            <text:p>1970-05-20</text:p>
          </table:table-cell>
        </table:table-row>
        <table:table-row table:style-name="ro2">
          <table:table-cell/>
          <table:table-cell office:value-type="float" office:value="1190">
            <text:p>1190</text:p>
          </table:table-cell>
          <table:table-cell office:value-type="string">
            <text:p>nm0005060</text:p>
          </table:table-cell>
          <table:table-cell table:number-columns-repeated="2" office:value-type="string">
            <text:p>2023-11-03</text:p>
          </table:table-cell>
          <table:table-cell/>
          <table:table-cell office:value-type="string">
            <text:p>Kristen Johnston</text:p>
          </table:table-cell>
          <table:table-cell office:value-type="string">
            <text:p>Austin Powers: The Spy Who Shagged Me</text:p>
          </table:table-cell>
          <table:table-cell office:value-type="string">
            <text:p>1967-09-20</text:p>
          </table:table-cell>
        </table:table-row>
        <table:table-row table:style-name="ro1">
          <table:table-cell/>
          <table:table-cell office:value-type="float" office:value="1191">
            <text:p>1191</text:p>
          </table:table-cell>
          <table:table-cell office:value-type="string">
            <text:p>nm2780578</text:p>
          </table:table-cell>
          <table:table-cell table:number-columns-repeated="2" office:value-type="string">
            <text:p>2023-11-03</text:p>
          </table:table-cell>
          <table:table-cell/>
          <table:table-cell office:value-type="string">
            <text:p>Yara Shahidi</text:p>
          </table:table-cell>
          <table:table-cell office:value-type="string">
            <text:p>Salt</text:p>
          </table:table-cell>
          <table:table-cell office:value-type="string">
            <text:p>2000-02-10</text:p>
          </table:table-cell>
        </table:table-row>
      </table:table>
      <table:database-ranges>
        <table:database-range table:target-range-address="Sheet1.A2:Sheet1.I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6">01/26/2024</text:date>, <text:time>11:1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4-01-26T11:14:54.62</dc:date>
    <meta:editing-duration>PT53M21S</meta:editing-duration>
    <meta:editing-cycles>6</meta:editing-cycles>
    <meta:document-statistic meta:table-count="1" meta:cell-count="8234" meta:object-count="0"/>
  </office:meta>
</office:document-meta>
</file>